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BC000002BC971402CF.png" manifest:media-type="image/png"/>
  <manifest:file-entry manifest:full-path="Pictures/10000001000002BC000002BC5F36488B.png" manifest:media-type="image/png"/>
  <manifest:file-entry manifest:full-path="Pictures/10000001000002BC000002BC54A8E298.png" manifest:media-type="image/png"/>
  <manifest:file-entry manifest:full-path="Pictures/10000001000002BC000002BCBFBF61E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wiss"/>
    <style:font-face style:name="Calibri" svg:font-family="Calibri, 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67ac68" draw:opacity="35%" draw:textarea-horizontal-align="justify" draw:textarea-vertical-align="middle" draw:auto-grow-height="false" fo:min-height="6cm" fo:min-width="6.25cm" loext:decorative="false"/>
    </style:style>
    <style:style style:name="gr2" style:family="graphic" style:parent-style-name="standard">
      <style:graphic-properties draw:stroke="none" draw:fill-color="#504f91" draw:opacity="40%" draw:textarea-horizontal-align="justify" draw:textarea-vertical-align="middle" draw:auto-grow-height="false" fo:min-height="5.25cm" fo:min-width="6cm" loext:decorative="false"/>
    </style:style>
    <style:style style:name="gr3" style:family="graphic" style:parent-style-name="standard">
      <style:graphic-properties draw:stroke="solid" svg:stroke-width="0.053cm" svg:stroke-color="#504f91" draw:marker-start-width="0.224cm" draw:marker-end-width="0.224cm" draw:stroke-linejoin="round" svg:stroke-linecap="butt" draw:fill="none" fo:padding-top="0.026cm" fo:padding-bottom="0.026cm" fo:padding-left="0.026cm" fo:padding-right="0.026cm" loext:decorative="false"/>
    </style:style>
    <style:style style:name="gr4" style:family="graphic" style:parent-style-name="standard">
      <style:graphic-properties draw:stroke="none" draw:fill-color="#f69320" draw:opacity="50%" draw:textarea-horizontal-align="justify" draw:textarea-vertical-align="middle" draw:auto-grow-height="false" fo:min-height="6.5cm" fo:min-width="7cm" loext:decorative="false"/>
    </style:style>
    <style:style style:name="gr5" style:family="graphic" style:parent-style-name="standard">
      <style:graphic-properties draw:stroke="solid" svg:stroke-width="0.053cm" svg:stroke-color="#67ac68" draw:marker-start-width="0.225cm" draw:marker-end-width="0.225cm" draw:stroke-linejoin="round" svg:stroke-linecap="butt" draw:fill="none" fo:padding-top="0.027cm" fo:padding-bottom="0.027cm" fo:padding-left="0.027cm" fo:padding-right="0.027cm" loext:decorative="false"/>
    </style:style>
    <style:style style:name="gr6" style:family="graphic" style:parent-style-name="standard">
      <style:graphic-properties draw:stroke="solid" svg:stroke-width="0.053cm" svg:stroke-color="#f69320" draw:marker-start-width="0.224cm" draw:marker-end-width="0.224cm" draw:stroke-linejoin="round" svg:stroke-linecap="butt" draw:fill="none" fo:padding-top="0.026cm" fo:padding-bottom="0.026cm" fo:padding-left="0.026cm" fo:padding-right="0.026cm" loext:decorative="false"/>
    </style:style>
    <style:style style:name="gr7" style:family="graphic" style:parent-style-name="objectwithoutfill">
      <style:graphic-properties svg:stroke-width="0.035cm" svg:stroke-color="#000000" draw:marker-start-width="0.252cm" draw:marker-end="Extrémités_20_de_20_flèche_20_6" draw:marker-end-width="0.21cm" svg:stroke-linecap="butt" draw:fill="none" draw:textarea-horizontal-align="center" draw:textarea-vertical-align="middle" fo:padding-top="0.017cm" fo:padding-bottom="0.017cm" fo:padding-left="0.017cm" fo:padding-right="0.017cm" loext:decorative="false"/>
    </style:style>
    <style:style style:name="gr8" style:family="graphic" style:parent-style-name="standard">
      <style:graphic-properties draw:stroke="none" draw:fill="solid" draw:fill-color="#504f91" draw:opacity="90%" loext:decorative="false"/>
    </style:style>
    <style:style style:name="gr9" style:family="graphic" style:parent-style-name="standard">
      <style:graphic-properties draw:stroke="none" draw:fill="solid" draw:fill-color="#67ac68" draw:opacity="90%" loext:decorative="false"/>
    </style:style>
    <style:style style:name="gr10" style:family="graphic" style:parent-style-name="standard">
      <style:graphic-properties draw:stroke="none" draw:fill="solid" draw:fill-color="#f69320" draw:opacity="90%" loext:decorative="false"/>
    </style:style>
    <style:style style:name="gr11" style:family="graphic" style:parent-style-name="objectwithoutfill">
      <style:graphic-properties svg:stroke-width="0.035cm" svg:stroke-color="#666666" draw:marker-start-width="0.252cm" draw:marker-end="Extrémités_20_de_20_flèche_20_2" draw:marker-end-width="0.15cm" draw:fill="none" draw:textarea-horizontal-align="center" draw:textarea-vertical-align="middle" fo:padding-top="0.017cm" fo:padding-bottom="0.017cm" fo:padding-left="0.017cm" fo:padding-right="0.017cm" loext:decorative="false"/>
    </style:style>
    <style:style style:name="gr12" style:family="graphic" style:parent-style-name="standard">
      <style:graphic-properties svg:stroke-width="0.035cm" svg:stroke-color="#f69320" draw:marker-start-width="0.252cm" draw:marker-end-width="0.252cm" draw:fill="none" loext:fill-use-slide-background="false" draw:textarea-horizontal-align="justify" draw:textarea-vertical-align="middle" draw:auto-grow-height="false" fo:min-height="0.482cm" fo:min-width="0.482cm" fo:padding-top="0.017cm" fo:padding-bottom="0.017cm" fo:padding-left="0.017cm" fo:padding-right="0.017cm" loext:decorative="false"/>
    </style:style>
    <style:style style:name="gr13" style:family="graphic" style:parent-style-name="standard">
      <style:graphic-properties svg:stroke-width="0.035cm" svg:stroke-color="#67ac68" draw:marker-start-width="0.252cm" draw:marker-end-width="0.252cm" draw:fill-color="#67ac68" draw:opacity="35%" draw:textarea-horizontal-align="justify" draw:textarea-vertical-align="middle" draw:auto-grow-height="false" fo:min-height="0.482cm" fo:min-width="0.5cm" fo:padding-top="0.017cm" fo:padding-bottom="0.017cm" fo:padding-left="0.017cm" fo:padding-right="0.017cm" loext:decorative="false"/>
    </style:style>
    <style:style style:name="gr14" style:family="graphic" style:parent-style-name="objectwithoutfill">
      <style:graphic-properties svg:stroke-width="0.028cm" svg:stroke-color="#000000" draw:marker-start-width="0.242cm" draw:marker-end="Extrémités_20_de_20_flèche_20_6" draw:marker-end-width="0.2cm" draw:fill="none" draw:textarea-horizontal-align="center" draw:textarea-vertical-align="middle" fo:padding-top="0.014cm" fo:padding-bottom="0.014cm" fo:padding-left="0.014cm" fo:padding-right="0.014cm" loext:decorative="false"/>
    </style:style>
    <style:style style:name="gr15" style:family="graphic" style:parent-style-name="standard">
      <style:graphic-properties draw:stroke="none" svg:stroke-color="#000000" draw:fill="none" draw:fill-color="#ffffff" draw:textarea-vertical-align="middle" draw:auto-grow-height="true" draw:auto-grow-width="false" fo:min-height="0.955cm" loext:decorative="false"/>
      <style:paragraph-properties style:writing-mode="lr-tb"/>
    </style:style>
    <style:style style:name="gr16" style:family="graphic" style:parent-style-name="standard">
      <style:graphic-properties draw:stroke="none" draw:fill-color="#504f91" draw:opacity="50%" draw:textarea-horizontal-align="justify" draw:textarea-vertical-align="middle" draw:auto-grow-height="false" fo:min-height="6.5cm" fo:min-width="7cm" loext:decorative="false"/>
    </style:style>
    <style:style style:name="gr17" style:family="graphic" style:parent-style-name="standard">
      <style:graphic-properties svg:stroke-width="0.035cm" svg:stroke-color="#504f91" draw:marker-start-width="0.252cm" draw:marker-end-width="0.252cm" draw:fill="none" loext:fill-use-slide-background="false" draw:textarea-horizontal-align="justify" draw:textarea-vertical-align="middle" draw:auto-grow-height="false" fo:min-height="0.482cm" fo:min-width="0.482cm" fo:padding-top="0.017cm" fo:padding-bottom="0.017cm" fo:padding-left="0.017cm" fo:padding-right="0.017cm" loext:decorative="false"/>
    </style:style>
    <style:style style:name="gr18" style:family="graphic" style:parent-style-name="standard">
      <style:graphic-properties draw:stroke="none" svg:stroke-color="#000000" draw:fill="none" draw:fill-color="#ffffff" draw:textarea-vertical-align="middle" draw:auto-grow-height="true" draw:auto-grow-width="false" fo:min-height="0.455cm" loext:decorative="false"/>
      <style:paragraph-properties style:writing-mode="lr-tb"/>
    </style:style>
    <style:style style:name="gr19" style:family="graphic" style:parent-style-name="standard">
      <style:graphic-properties draw:stroke="dash" draw:stroke-dash="Long_20_Dash" svg:stroke-width="0.028cm" svg:stroke-color="#504f91" draw:marker-start-width="0.187cm" draw:marker-end-width="0.187cm" svg:stroke-opacity="70%" draw:stroke-linejoin="round" svg:stroke-linecap="butt" draw:fill="none" draw:opacity="100%" fo:padding-top="0.014cm" fo:padding-bottom="0.014cm" fo:padding-left="0.014cm" fo:padding-right="0.014cm" loext:decorative="false"/>
    </style:style>
    <style:style style:name="gr20" style:family="graphic" style:parent-style-name="standard">
      <style:graphic-properties draw:stroke="dash" draw:stroke-dash="Long_20_Dash" svg:stroke-width="0.028cm" svg:stroke-color="#f69320" draw:marker-start-width="0.187cm" draw:marker-end-width="0.187cm" draw:stroke-linejoin="round" svg:stroke-linecap="butt" draw:fill="none" fo:padding-top="0.014cm" fo:padding-bottom="0.014cm" fo:padding-left="0.014cm" fo:padding-right="0.014cm" loext:decorative="false"/>
    </style:style>
    <style:style style:name="gr21" style:family="graphic" style:parent-style-name="standard">
      <style:graphic-properties draw:stroke="none" draw:fill-color="#67ac68" draw:opacity="30%" draw:textarea-horizontal-align="justify" draw:textarea-vertical-align="middle" draw:auto-grow-height="false" fo:min-height="6cm" fo:min-width="6.25cm" loext:decorative="false"/>
    </style:style>
    <style:style style:name="gr22" style:family="graphic" style:parent-style-name="standard">
      <style:graphic-properties draw:stroke="dash" draw:stroke-dash="Long_20_Dash" svg:stroke-width="0.028cm" svg:stroke-color="#67ac68" draw:marker-start-width="0.188cm" draw:marker-end-width="0.188cm" draw:stroke-linejoin="round" svg:stroke-linecap="butt" draw:fill="none" fo:padding-top="0.015cm" fo:padding-bottom="0.015cm" fo:padding-left="0.015cm" fo:padding-right="0.015cm" loext:decorative="false"/>
    </style:style>
    <style:style style:name="gr23" style:family="graphic" style:parent-style-name="standard">
      <style:graphic-properties draw:stroke="solid" draw:stroke-dash="Long_20_Dot" svg:stroke-width="0.035cm" svg:stroke-color="#000000" draw:marker-start-width="0.198cm" draw:marker-end-width="0.198cm" draw:stroke-linejoin="round" svg:stroke-linecap="butt" draw:fill="none" fo:padding-top="0.018cm" fo:padding-bottom="0.018cm" fo:padding-left="0.018cm" fo:padding-right="0.018cm" loext:decorative="false"/>
    </style:style>
    <style:style style:name="gr24" style:family="graphic" style:parent-style-name="standard">
      <style:graphic-properties draw:stroke="dash" draw:stroke-dash="Long_20_Dash_20__28_Rounded_29_" svg:stroke-width="0.028cm" svg:stroke-color="#504f91" draw:marker-start-width="0.187cm" draw:marker-end-width="0.187cm" svg:stroke-opacity="20%" draw:stroke-linejoin="round" svg:stroke-linecap="round" draw:fill="none" draw:opacity="80%" fo:padding-top="0.014cm" fo:padding-bottom="0.014cm" fo:padding-left="0.014cm" fo:padding-right="0.014cm" loext:decorative="false"/>
    </style:style>
    <style:style style:name="gr25" style:family="graphic" style:parent-style-name="standard">
      <style:graphic-properties draw:stroke="dash" draw:stroke-dash="Long_20_Dash_20__28_Rounded_29_" svg:stroke-width="0.028cm" svg:stroke-color="#f69320" draw:marker-start-width="0.187cm" draw:marker-end-width="0.187cm" svg:stroke-opacity="20%" draw:stroke-linejoin="round" svg:stroke-linecap="round" draw:fill="none" fo:padding-top="0.014cm" fo:padding-bottom="0.014cm" fo:padding-left="0.014cm" fo:padding-right="0.014cm" loext:decorative="false"/>
    </style:style>
    <style:style style:name="gr26" style:family="graphic" style:parent-style-name="standard">
      <style:graphic-properties draw:stroke="none" draw:fill-color="#67ac68" draw:opacity="50%" draw:textarea-horizontal-align="justify" draw:textarea-vertical-align="middle" draw:auto-grow-height="false" fo:min-height="6cm" fo:min-width="6.25cm" loext:decorative="false"/>
    </style:style>
    <style:style style:name="gr27" style:family="graphic" style:parent-style-name="standard">
      <style:graphic-properties draw:stroke="dash" draw:stroke-dash="Long_20_Dash_20__28_Rounded_29_" svg:stroke-width="0.028cm" svg:stroke-color="#67ac68" draw:marker-start-width="0.188cm" draw:marker-end-width="0.188cm" draw:stroke-linejoin="round" svg:stroke-linecap="round" draw:fill="none" fo:padding-top="0.015cm" fo:padding-bottom="0.015cm" fo:padding-left="0.015cm" fo:padding-right="0.015cm" loext:decorative="false"/>
    </style:style>
    <style:style style:name="gr28" style:family="graphic" style:parent-style-name="standard">
      <style:graphic-properties draw:stroke="solid" draw:stroke-dash="Long_20_Dot" svg:stroke-width="0.018cm" svg:stroke-color="#000000" draw:marker-start-width="0.225cm" draw:marker-end-width="0.225cm" draw:stroke-linejoin="round" svg:stroke-linecap="butt" draw:fill="none" draw:fill-color="#000000" loext:fill-use-slide-background="false" draw:opacity="100%" draw:textarea-horizontal-align="center" draw:textarea-vertical-align="middle" fo:padding-top="0.027cm" fo:padding-bottom="0.027cm" fo:padding-left="0.027cm" fo:padding-right="0.027cm" loext:decorative="false"/>
    </style:style>
    <style:style style:name="gr29" style:family="graphic" style:parent-style-name="standard">
      <style:graphic-properties draw:stroke="dash" draw:stroke-dash="Dot_20__28_Rounded_29_" svg:stroke-width="0.028cm" svg:stroke-color="#3465a4" draw:marker-start-width="0.24cm" draw:marker-end-width="0.24cm" draw:stroke-linejoin="round" svg:stroke-linecap="round" draw:fill="none" draw:fill-color="#3465a4" loext:fill-use-slide-background="false" draw:opacity="100%" draw:textarea-horizontal-align="center" draw:textarea-vertical-align="middle" fo:padding-top="0.032cm" fo:padding-bottom="0.032cm" fo:padding-left="0.032cm" fo:padding-right="0.032cm" loext:decorative="false"/>
    </style:style>
    <style:style style:name="gr30" style:family="graphic" style:parent-style-name="standard">
      <style:graphic-properties draw:stroke="dash" draw:stroke-dash="Dot_20__28_Rounded_29_" svg:stroke-width="0.028cm" svg:stroke-color="#be480a" draw:marker-start-width="0.24cm" draw:marker-end-width="0.24cm" draw:stroke-linejoin="round" svg:stroke-linecap="round" draw:fill="none" draw:fill-color="#be480a" loext:fill-use-slide-background="false" draw:opacity="100%" draw:textarea-horizontal-align="center" draw:textarea-vertical-align="middle" fo:padding-top="0.035cm" fo:padding-bottom="0.035cm" fo:padding-left="0.035cm" fo:padding-right="0.035cm" loext:decorative="false"/>
    </style:style>
    <style:style style:name="gr31" style:family="graphic" style:parent-style-name="standard">
      <style:graphic-properties draw:stroke="none" draw:fill-color="#67ac68" draw:opacity="15%" draw:textarea-horizontal-align="justify" draw:textarea-vertical-align="middle" draw:auto-grow-height="false" fo:min-height="6cm" fo:min-width="6.25cm" loext:decorative="fals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086cm, 7.203cm, 12.344cm, 7.153cm)" draw:image-opacity="100%" style:mirror="none" loext:decorative="fals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36cm, 4.664cm, 6.75cm, 5.622cm)" draw:image-opacity="100%" style:mirror="none" loext:decorative="false"/>
    </style:style>
    <style:style style:name="gr34" style:family="graphic" style:parent-style-name="Object_20_with_20_no_20_fill_20_and_20_no_20_line">
      <style:graphic-properties draw:stroke="none" draw:fill="none" draw:textarea-horizontal-align="center" draw:textarea-vertical-align="middle" draw:color-mode="standard" draw:luminance="30%" draw:contrast="0%" draw:gamma="100%" draw:red="5%" draw:green="0%" draw:blue="50%" fo:clip="rect(3.536cm, 4.664cm, 6.75cm, 5.622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30%" draw:contrast="0%" draw:gamma="100%" draw:red="5%" draw:green="0%" draw:blue="50%" fo:clip="rect(7.713cm, 9.773cm, 11.317cm, 9.772cm)" draw:image-opacity="100%" style:mirror="none" loext:decorative="false"/>
    </style:style>
    <style:style style:name="gr36"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042cm" fo:min-width="0.382cm" fo:padding-top="0.009cm" fo:padding-bottom="0.009cm" fo:padding-left="0.009cm" fo:padding-right="0.009cm" style:writing-mode="lr-tb" loext:decorative="false"/>
      <style:paragraph-properties style:writing-mode="lr-tb"/>
    </style:style>
    <style:style style:name="gr37"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38" style:family="graphic" style:parent-style-name="standard">
      <style:graphic-properties draw:stroke="dash" draw:stroke-dash="Dot_20__28_Rounded_29_" svg:stroke-width="0.028cm" svg:stroke-color="#3465a4" draw:marker-start-width="0.242cm" draw:marker-end-width="0.242cm" svg:stroke-linecap="round" draw:fill-color="#ffffff" draw:textarea-horizontal-align="justify" draw:textarea-vertical-align="middle" draw:auto-grow-height="false" fo:min-height="0.042cm" fo:min-width="0.382cm" fo:padding-top="0.014cm" fo:padding-bottom="0.014cm" fo:padding-left="0.014cm" fo:padding-right="0.014cm" style:writing-mode="lr-tb" loext:decorative="false"/>
      <style:paragraph-properties style:writing-mode="lr-tb"/>
    </style:style>
    <style:style style:name="gr39" style:family="graphic" style:parent-style-name="standard">
      <style:graphic-properties draw:stroke="dash" draw:stroke-dash="Dot_20__28_Rounded_29_" svg:stroke-width="0.028cm" svg:stroke-color="#be480a" draw:marker-start-width="0.242cm" draw:marker-end-width="0.242cm" svg:stroke-linecap="round" draw:fill-color="#ffffff" draw:textarea-horizontal-align="justify" draw:textarea-vertical-align="middle" draw:auto-grow-height="false" fo:min-height="0.042cm" fo:min-width="0.382cm" fo:padding-top="0.014cm" fo:padding-bottom="0.014cm" fo:padding-left="0.014cm" fo:padding-right="0.014cm" style:writing-mode="lr-tb"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in-height="0.387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0.637cm" loext:decorative="false"/>
      <style:paragraph-properties style:writing-mode="lr-tb"/>
    </style:style>
    <style:style style:name="gr42" style:family="graphic">
      <style:graphic-properties loext:decorative="false"/>
    </style:style>
    <style:style style:name="gr43" style:family="graphic" style:parent-style-name="standard">
      <style:graphic-properties draw:stroke="none" svg:stroke-color="#000000" draw:fill="none" draw:fill-color="#ffffff" draw:textarea-vertical-align="middle" draw:auto-grow-height="true" draw:auto-grow-width="false" fo:min-height="1.273cm" loext:decorative="false"/>
      <style:paragraph-properties style:writing-mode="lr-tb"/>
    </style:style>
    <style:style style:name="gr44" style:family="graphic" style:parent-style-name="standard">
      <style:graphic-properties svg:stroke-width="0.018cm" svg:stroke-color="#000000" draw:marker-start-width="0.227cm" draw:marker-end-width="0.227cm" draw:fill="none" loext:fill-use-slide-background="false" draw:textarea-horizontal-align="justify" draw:textarea-vertical-align="middle" draw:auto-grow-height="false" fo:min-height="0.466cm" fo:min-width="0.466cm" fo:padding-top="0.009cm" fo:padding-bottom="0.009cm" fo:padding-left="0.009cm" fo:padding-right="0.009cm" loext:decorative="false"/>
    </style:style>
    <style:style style:name="gr45" style:family="graphic" style:parent-style-name="standard">
      <style:graphic-properties svg:stroke-width="0.018cm" svg:stroke-color="#000000" draw:marker-start-width="0.227cm" draw:marker-end-width="0.227cm" draw:fill="none" loext:fill-use-slide-background="false" draw:textarea-horizontal-align="justify" draw:textarea-vertical-align="middle" draw:auto-grow-height="false" fo:min-height="0.482cm" fo:min-width="0.482cm" fo:padding-top="0.009cm" fo:padding-bottom="0.009cm" fo:padding-left="0.009cm" fo:padding-right="0.009cm" loext:decorative="false"/>
    </style:style>
    <style:style style:name="gr46" style:family="graphic" style:parent-style-name="standard">
      <style:graphic-properties draw:stroke="dash" draw:stroke-dash="Long_20_Dash_20__28_Rounded_29_" svg:stroke-width="0.028cm" svg:stroke-color="#67ac68" draw:marker-start-width="0.188cm" draw:marker-end-width="0.188cm" svg:stroke-opacity="20%" draw:stroke-linejoin="round" svg:stroke-linecap="round" draw:fill="none" fo:padding-top="0.015cm" fo:padding-bottom="0.015cm" fo:padding-left="0.015cm" fo:padding-right="0.015cm" loext:decorative="false"/>
    </style:style>
    <style:style style:name="gr47" style:family="graphic" style:parent-style-name="standard">
      <style:graphic-properties draw:stroke="none" draw:stroke-dash="Long_20_Dash_20__28_Rounded_29_" svg:stroke-width="0.028cm" svg:stroke-color="#f69320" draw:marker-start-width="0.187cm" draw:marker-end-width="0.187cm" svg:stroke-opacity="20%" draw:stroke-linejoin="round" svg:stroke-linecap="round" draw:fill="solid" draw:fill-color="#f69320" draw:opacity="15%" draw:textarea-horizontal-align="center" draw:textarea-vertical-align="middle" fo:padding-top="0.014cm" fo:padding-bottom="0.014cm" fo:padding-left="0.014cm" fo:padding-right="0.014cm" loext:decorative="false"/>
    </style:style>
    <style:style style:name="gr48" style:family="graphic" style:parent-style-name="standard">
      <style:graphic-properties draw:stroke="none" draw:fill-color="#ff6d6d" draw:opacity="50%" draw:textarea-horizontal-align="justify" draw:textarea-vertical-align="middle" draw:auto-grow-height="false" fo:min-height="6cm" fo:min-width="6.25cm" loext:decorative="false"/>
    </style:style>
    <style:style style:name="gr49" style:family="graphic" style:parent-style-name="standard">
      <style:graphic-properties draw:stroke="none" draw:fill="solid" draw:fill-color="#67ac68" draw:opacity="50%" draw:textarea-horizontal-align="justify" draw:textarea-vertical-align="middle" draw:auto-grow-height="false" fo:min-height="6cm" fo:min-width="6.25cm" loext:decorative="false"/>
    </style:style>
    <style:style style:name="gr50" style:family="graphic" style:parent-style-name="standard">
      <style:graphic-properties draw:stroke="dash" draw:stroke-dash="Long_20_Dash_20__28_Rounded_29_" svg:stroke-width="0.028cm" svg:stroke-color="#f69320" draw:marker-start-width="0.187cm" draw:marker-end-width="0.187cm" svg:stroke-opacity="100%" draw:stroke-linejoin="round" svg:stroke-linecap="round" draw:fill="none" fo:padding-top="0.014cm" fo:padding-bottom="0.014cm" fo:padding-left="0.014cm" fo:padding-right="0.014cm" loext:decorative="false"/>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50%" draw:green="0%" draw:blue="50%" fo:clip="rect(3.086cm, 7.203cm, 12.344cm, 7.153cm)" draw:image-opacity="100%" style:mirror="none" loext:decorative="false"/>
    </style:style>
    <style:style style:name="gr52" style:family="graphic" style:parent-style-name="standard">
      <style:graphic-properties draw:stroke="none" draw:stroke-dash="Long_20_Dash_20__28_Rounded_29_" svg:stroke-width="0.028cm" svg:stroke-color="#f69320" draw:marker-start-width="0.187cm" draw:marker-end-width="0.187cm" svg:stroke-opacity="20%" draw:stroke-linejoin="round" svg:stroke-linecap="round" draw:fill="solid" draw:fill-color="#729fcf" draw:opacity="50%" draw:textarea-horizontal-align="center" draw:textarea-vertical-align="middle" fo:padding-top="0.014cm" fo:padding-bottom="0.014cm" fo:padding-left="0.014cm" fo:padding-right="0.014cm" loext:decorative="false"/>
    </style:style>
    <style:style style:name="gr53" style:family="graphic" style:parent-style-name="objectwithoutfill">
      <style:graphic-properties svg:stroke-width="0.018cm" svg:stroke-color="#780373" draw:marker-start-width="0.227cm" draw:marker-end="Extrémités_20_de_20_flèche_20_6" draw:marker-end-width="0.135cm" svg:stroke-linecap="butt" draw:fill="none" draw:textarea-horizontal-align="center" draw:textarea-vertical-align="middle" fo:padding-top="0.009cm" fo:padding-bottom="0.009cm" fo:padding-left="0.009cm" fo:padding-right="0.009cm" loext:decorative="false"/>
    </style:style>
    <style:style style:name="gr54" style:family="graphic" style:parent-style-name="objectwithoutfill">
      <style:graphic-properties draw:stroke-dash="Long_20_Dash_20__28_Rounded_29_" svg:stroke-width="0.018cm" svg:stroke-color="#780373" draw:marker-start-width="0.227cm" draw:marker-end="Extrémités_20_de_20_flèche_20_6" draw:marker-end-width="0.135cm" svg:stroke-linecap="round" draw:fill="none" draw:textarea-horizontal-align="center" draw:textarea-vertical-align="middle" fo:padding-top="0.009cm" fo:padding-bottom="0.009cm" fo:padding-left="0.009cm" fo:padding-right="0.009cm" loext:decorative="false"/>
    </style:style>
    <style:style style:name="gr55" style:family="graphic" style:parent-style-name="Object_20_with_20_no_20_fill_20_and_20_no_20_line">
      <style:graphic-properties draw:stroke="none" svg:stroke-color="#780373" draw:fill="none" draw:textarea-horizontal-align="center" draw:textarea-vertical-align="middle" draw:color-mode="standard" draw:luminance="0%" draw:contrast="0%" draw:gamma="100%" draw:red="50%" draw:green="0%" draw:blue="50%" fo:clip="rect(4.208cm, 7.13cm, 6.594cm, 5.216cm)" draw:image-opacity="100%" style:mirror="none" loext:decorative="false"/>
    </style:style>
    <style:style style:name="gr56" style:family="graphic" style:parent-style-name="objectwithoutfill">
      <style:graphic-properties svg:stroke-width="0.028cm" svg:stroke-color="#c9211e" draw:marker-start-width="0.242cm" draw:marker-end="Extrémités_20_de_20_flèche_20_6" draw:marker-end-width="0.15cm" svg:stroke-linecap="butt" draw:fill="none" draw:textarea-horizontal-align="center" draw:textarea-vertical-align="middle" fo:padding-top="0.014cm" fo:padding-bottom="0.014cm" fo:padding-left="0.014cm" fo:padding-right="0.014cm" loext:decorative="false"/>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80%" draw:green="0%" draw:blue="0%" fo:clip="rect(3.086cm, 7.203cm, 12.344cm, 7.153cm)" draw:image-opacity="100%" style:mirror="none" loext:decorative="false"/>
    </style:style>
    <style:style style:name="gr58" style:family="graphic" style:parent-style-name="standard">
      <style:graphic-properties svg:stroke-width="0.028cm" svg:stroke-color="#780373" draw:marker-start-width="0.242cm" draw:marker-end-width="0.242cm" draw:fill-color="#ffffff" draw:textarea-horizontal-align="justify" draw:textarea-vertical-align="middle" draw:auto-grow-height="false" fo:min-height="0.284cm" fo:min-width="0.284cm" fo:padding-top="0.014cm" fo:padding-bottom="0.014cm" fo:padding-left="0.014cm" fo:padding-right="0.014cm" style:writing-mode="lr-tb" loext:decorative="false"/>
      <style:paragraph-properties style:writing-mode="lr-tb"/>
    </style:style>
    <style:style style:name="gr59" style:family="graphic" style:parent-style-name="standard">
      <style:graphic-properties svg:stroke-width="0.028cm" svg:stroke-color="#780373" draw:marker-start-width="0.242cm" draw:marker-end-width="0.242cm" draw:fill-color="#ffffff" draw:textarea-horizontal-align="justify" draw:textarea-vertical-align="middle" draw:auto-grow-height="false" fo:min-height="0.256cm" fo:min-width="0.256cm" fo:padding-top="0.014cm" fo:padding-bottom="0.014cm" fo:padding-left="0.014cm" fo:padding-right="0.014cm" style:writing-mode="lr-tb" loext:decorative="false"/>
      <style:paragraph-properties style:writing-mode="lr-tb"/>
    </style:style>
    <style:style style:name="gr60" style:family="graphic" style:parent-style-name="objectwithoutfill">
      <style:graphic-properties svg:stroke-width="0.028cm" svg:stroke-color="#780373" draw:marker-start-width="0.242cm" draw:marker-end="Extrémités_20_de_20_flèche_20_6" draw:marker-end-width="0.2cm" draw:fill="none" draw:textarea-horizontal-align="center" draw:textarea-vertical-align="middle" fo:padding-top="0.014cm" fo:padding-bottom="0.014cm" fo:padding-left="0.014cm" fo:padding-right="0.014cm" loext:decorative="false"/>
    </style:style>
    <style:style style:name="gr61" style:family="graphic" style:parent-style-name="standard">
      <style:graphic-properties draw:stroke="none" svg:stroke-color="#000000" draw:fill="none" draw:fill-color="#ffffff" draw:auto-grow-height="true" draw:auto-grow-width="false" fo:min-height="0.669cm" loext:decorative="false"/>
      <style:paragraph-properties style:writing-mode="lr-tb"/>
    </style:style>
    <style:style style:name="gr62" style:family="graphic" style:parent-style-name="objectwithoutfill">
      <style:graphic-properties svg:stroke-width="0.028cm" svg:stroke-color="#c9211e" draw:marker-start-width="0.242cm" draw:marker-end="Extrémités_20_de_20_flèche_20_6" draw:marker-end-width="0.2cm" draw:fill="none" draw:textarea-horizontal-align="center" draw:textarea-vertical-align="middle" fo:padding-top="0.014cm" fo:padding-bottom="0.014cm" fo:padding-left="0.014cm" fo:padding-right="0.014cm" loext:decorative="false"/>
    </style:style>
    <style:style style:name="gr63" style:family="graphic" style:parent-style-name="standard">
      <style:graphic-properties svg:stroke-width="0.028cm" svg:stroke-color="#c9211e" draw:marker-start-width="0.242cm" draw:marker-end-width="0.242cm" draw:fill-color="#ffffff" draw:textarea-horizontal-align="justify" draw:textarea-vertical-align="middle" draw:auto-grow-height="false" fo:min-height="0.256cm" fo:min-width="0.256cm" fo:padding-top="0.014cm" fo:padding-bottom="0.014cm" fo:padding-left="0.014cm" fo:padding-right="0.014cm" style:writing-mode="lr-tb" loext:decorative="false"/>
      <style:paragraph-properties style:writing-mode="lr-tb"/>
    </style:style>
    <style:style style:name="gr64" style:family="graphic" style:parent-style-name="standard">
      <style:graphic-properties svg:stroke-width="0.018cm" svg:stroke-color="#000000" draw:marker-start-width="0.227cm" draw:marker-end-width="0.227cm" draw:fill-color="#729fcf" draw:opacity="35%" draw:textarea-horizontal-align="justify" draw:textarea-vertical-align="middle" draw:auto-grow-height="false" fo:min-height="0.482cm" fo:min-width="0.482cm" fo:padding-top="0.009cm" fo:padding-bottom="0.009cm" fo:padding-left="0.009cm" fo:padding-right="0.009cm" loext:decorative="false"/>
    </style:style>
    <style:style style:name="gr65" style:family="graphic" style:parent-style-name="standard">
      <style:graphic-properties svg:stroke-width="0.018cm" svg:stroke-color="#000000" draw:marker-start-width="0.227cm" draw:marker-end-width="0.227cm" draw:fill-color="#ff6d6d" draw:opacity="35%" draw:textarea-horizontal-align="justify" draw:textarea-vertical-align="middle" draw:auto-grow-height="false" fo:min-height="0.482cm" fo:min-width="0.482cm" fo:padding-top="0.009cm" fo:padding-bottom="0.009cm" fo:padding-left="0.009cm" fo:padding-right="0.009cm" loext:decorative="false"/>
    </style:style>
    <style:style style:name="gr66" style:family="graphic" style:parent-style-name="standard">
      <style:graphic-properties draw:stroke="none" svg:stroke-color="#000000" draw:fill="none" draw:fill-color="#ffffff" draw:auto-grow-height="true" draw:auto-grow-width="false" fo:min-height="0.419cm" loext:decorative="false"/>
      <style:paragraph-properties style:writing-mode="lr-tb"/>
    </style:style>
    <style:style style:name="gr67" style:family="graphic" style:parent-style-name="standard">
      <style:graphic-properties draw:stroke="none" draw:stroke-dash="Long_20_Dot" svg:stroke-width="0cm" svg:stroke-color="#000000" draw:marker-start-width="0.198cm" draw:marker-end-width="0.198cm" draw:stroke-linejoin="round" svg:stroke-linecap="butt" draw:fill="solid" draw:fill-color="#ffbf00" draw:opacity="50%" draw:textarea-horizontal-align="center" draw:textarea-vertical-align="middle" fo:padding-top="0.018cm" fo:padding-bottom="0.018cm" fo:padding-left="0.018cm" fo:padding-right="0.018cm" loext:decorative="false"/>
    </style:style>
    <style:style style:name="gr68" style:family="graphic" style:parent-style-name="standard">
      <style:graphic-properties draw:stroke="none" draw:stroke-dash="Long_20_Dot" svg:stroke-width="0cm" svg:stroke-color="#000000" draw:marker-start-width="0.198cm" draw:marker-end-width="0.198cm" draw:stroke-linejoin="round" svg:stroke-linecap="butt" draw:fill="solid" draw:fill-color="#729fcf" draw:textarea-horizontal-align="center" draw:textarea-vertical-align="middle" fo:padding-top="0.018cm" fo:padding-bottom="0.018cm" fo:padding-left="0.018cm" fo:padding-right="0.018cm" loext:decorative="false"/>
    </style:style>
    <style:style style:name="gr69" style:family="graphic" style:parent-style-name="standard">
      <style:graphic-properties draw:stroke="none" draw:stroke-dash="Long_20_Dot" svg:stroke-width="0cm" svg:stroke-color="#000000" draw:marker-start-width="0.198cm" draw:marker-end-width="0.198cm" draw:stroke-linejoin="round" svg:stroke-linecap="butt" draw:fill="solid" draw:fill-color="#158466" draw:opacity="50%" draw:textarea-horizontal-align="center" draw:textarea-vertical-align="middle" fo:padding-top="0.018cm" fo:padding-bottom="0.018cm" fo:padding-left="0.018cm" fo:padding-right="0.018cm" loext:decorative="false"/>
    </style:style>
    <style:style style:name="gr70" style:family="graphic" style:parent-style-name="standard">
      <style:graphic-properties draw:stroke="none" draw:stroke-dash="Long_20_Dot" svg:stroke-width="0cm" svg:stroke-color="#000000" draw:marker-start-width="0.198cm" draw:marker-end-width="0.198cm" draw:stroke-linejoin="round" svg:stroke-linecap="butt" draw:fill="solid" draw:fill-color="#8d1d75" draw:opacity="50%" draw:textarea-horizontal-align="center" draw:textarea-vertical-align="middle" fo:padding-top="0.018cm" fo:padding-bottom="0.018cm" fo:padding-left="0.018cm" fo:padding-right="0.018cm" loext:decorative="false"/>
    </style:style>
    <style:style style:name="gr71" style:family="graphic" style:parent-style-name="standard">
      <style:graphic-properties draw:stroke="none" draw:stroke-dash="Long_20_Dot" svg:stroke-width="0cm" svg:stroke-color="#000000" draw:marker-start-width="0.198cm" draw:marker-end-width="0.198cm" draw:stroke-linejoin="round" svg:stroke-linecap="butt" draw:fill="solid" draw:fill-color="#729fcf" draw:opacity="70%" draw:textarea-horizontal-align="center" draw:textarea-vertical-align="middle" fo:padding-top="0.018cm" fo:padding-bottom="0.018cm" fo:padding-left="0.018cm" fo:padding-right="0.018cm" loext:decorative="false"/>
    </style:style>
    <style:style style:name="gr72" style:family="graphic" style:parent-style-name="standard">
      <style:graphic-properties draw:stroke="solid" svg:stroke-width="0.037cm" svg:stroke-color="#ffb66c" draw:stroke-linejoin="round" svg:stroke-linecap="butt" draw:fill="none" fo:padding-top="0.018cm" fo:padding-bottom="0.018cm" fo:padding-left="0.018cm" fo:padding-right="0.018cm" loext:decorative="false"/>
    </style:style>
    <style:style style:name="gr73" style:family="graphic" style:parent-style-name="standard">
      <style:graphic-properties draw:stroke="solid" draw:stroke-dash="Dash_20__28_Rounded_29_" svg:stroke-width="0.028cm" svg:stroke-color="#ffb66c" draw:marker-start-width="0.187cm" draw:marker-end-width="0.187cm" draw:stroke-linejoin="round" svg:stroke-linecap="round" draw:fill="none" fo:padding-top="0.014cm" fo:padding-bottom="0.014cm" fo:padding-left="0.014cm" fo:padding-right="0.014cm" loext:decorative="false"/>
    </style:style>
    <style:style style:name="gr74" style:family="graphic">
      <style:graphic-properties style:writing-mode="lr-tb" loext:decorative="false"/>
    </style:style>
    <style:style style:name="gr75" style:family="graphic" style:parent-style-name="standard">
      <style:graphic-properties draw:stroke="dash" draw:stroke-dash="Dash_20__28_Rounded_29_" svg:stroke-width="0.028cm" svg:stroke-color="#8d1d75" draw:marker-start-width="0.187cm" draw:marker-end-width="0.187cm" draw:stroke-linejoin="round" svg:stroke-linecap="round" draw:fill="none" fo:padding-top="0.014cm" fo:padding-bottom="0.014cm" fo:padding-left="0.014cm" fo:padding-right="0.014cm" loext:decorative="false"/>
    </style:style>
    <style:style style:name="gr76" style:family="graphic" style:parent-style-name="standard">
      <style:graphic-properties draw:stroke="none" draw:fill="solid" draw:fill-color="#ffffff" loext:fill-use-slide-background="false" draw:textarea-horizontal-align="justify" draw:textarea-vertical-align="middle" draw:auto-grow-height="false" fo:min-height="4.5cm" fo:min-width="1.25cm" loext:decorative="false"/>
    </style:style>
    <style:style style:name="gr77" style:family="graphic" style:parent-style-name="standard">
      <style:graphic-properties draw:stroke="dash" draw:stroke-dash="Dash_20__28_Rounded_29_" svg:stroke-width="0.028cm" svg:stroke-color="#158466" draw:marker-start-width="0.187cm" draw:marker-end-width="0.187cm" draw:stroke-linejoin="round" svg:stroke-linecap="round" draw:fill="none" fo:padding-top="0.014cm" fo:padding-bottom="0.014cm" fo:padding-left="0.014cm" fo:padding-right="0.014cm" loext:decorative="false"/>
    </style:style>
    <style:style style:name="gr78" style:family="graphic" style:parent-style-name="standard">
      <style:graphic-properties draw:stroke="none" draw:fill="solid" draw:fill-color="#ffffff" loext:fill-use-slide-background="false" draw:textarea-horizontal-align="justify" draw:textarea-vertical-align="middle" draw:auto-grow-height="false" fo:min-height="2.5cm" fo:min-width="5cm" loext:decorative="false"/>
    </style:style>
    <style:style style:name="gr79" style:family="graphic" style:parent-style-name="standard">
      <style:graphic-properties draw:stroke="none" draw:fill-color="#ffbf00" draw:opacity="50%" draw:textarea-horizontal-align="justify" draw:textarea-vertical-align="middle" draw:auto-grow-height="false" fo:min-height="6.5cm" fo:min-width="7cm" loext:decorative="false"/>
    </style:style>
    <style:style style:name="gr80" style:family="graphic" style:parent-style-name="standard">
      <style:graphic-properties svg:stroke-width="0.028cm" svg:stroke-color="#ffb66c" draw:marker-start-width="0.242cm" draw:marker-end-width="0.242cm" draw:fill="none" loext:fill-use-slide-background="false" draw:textarea-horizontal-align="justify" draw:textarea-vertical-align="middle" draw:auto-grow-height="false" fo:min-height="0.482cm" fo:min-width="0.482cm" fo:padding-top="0.014cm" fo:padding-bottom="0.014cm" fo:padding-left="0.014cm" fo:padding-right="0.014cm" loext:decorative="false"/>
    </style:style>
    <style:style style:name="gr81" style:family="graphic" style:parent-style-name="standard">
      <style:graphic-properties draw:stroke="none" draw:fill-color="#8d1d75" draw:opacity="50%" draw:textarea-horizontal-align="justify" draw:textarea-vertical-align="middle" draw:auto-grow-height="false" fo:min-height="6.5cm" fo:min-width="7cm" loext:decorative="false"/>
    </style:style>
    <style:style style:name="gr82" style:family="graphic" style:parent-style-name="standard">
      <style:graphic-properties svg:stroke-width="0.028cm" svg:stroke-color="#8d1d75" draw:marker-start-width="0.242cm" draw:marker-end-width="0.242cm" draw:fill="none" loext:fill-use-slide-background="false" draw:textarea-horizontal-align="justify" draw:textarea-vertical-align="middle" draw:auto-grow-height="false" fo:min-height="0.482cm" fo:min-width="0.482cm" fo:padding-top="0.014cm" fo:padding-bottom="0.014cm" fo:padding-left="0.014cm" fo:padding-right="0.014cm" loext:decorative="false"/>
    </style:style>
    <style:style style:name="gr83" style:family="graphic" style:parent-style-name="standard">
      <style:graphic-properties draw:stroke="none" draw:fill-color="#158466" draw:opacity="50%" draw:textarea-horizontal-align="justify" draw:textarea-vertical-align="middle" draw:auto-grow-height="false" fo:min-height="6.5cm" fo:min-width="7cm" loext:decorative="false"/>
    </style:style>
    <style:style style:name="gr84" style:family="graphic" style:parent-style-name="standard">
      <style:graphic-properties svg:stroke-width="0.028cm" svg:stroke-color="#158466" draw:marker-start-width="0.242cm" draw:marker-end-width="0.242cm" draw:fill="none" loext:fill-use-slide-background="false" draw:textarea-horizontal-align="justify" draw:textarea-vertical-align="middle" draw:auto-grow-height="false" fo:min-height="0.482cm" fo:min-width="0.482cm" fo:padding-top="0.014cm" fo:padding-bottom="0.014cm" fo:padding-left="0.014cm" fo:padding-right="0.014cm" loext:decorative="false"/>
    </style:style>
    <style:style style:name="gr85" style:family="graphic" style:parent-style-name="standard">
      <style:graphic-properties draw:stroke="none" svg:stroke-color="#000000" draw:fill="none" draw:fill-color="#ffffff" draw:textarea-vertical-align="middle" draw:auto-grow-height="true" draw:auto-grow-width="false" fo:min-height="0.469cm" loext:decorative="false"/>
      <style:paragraph-properties style:writing-mode="lr-tb"/>
    </style:style>
    <style:style style:name="gr86" style:family="graphic" style:parent-style-name="standard">
      <style:graphic-properties svg:stroke-width="0.035cm" svg:stroke-color="#000000" draw:marker-start-width="0.252cm" draw:marker-end-width="0.252cm" draw:fill="none" draw:fill-color="#dddddd" loext:fill-use-slide-background="false" draw:opacity="50%" draw:textarea-horizontal-align="justify" draw:textarea-vertical-align="middle" draw:auto-grow-height="false" fo:min-height="0.482cm" fo:min-width="0.482cm" fo:padding-top="0.017cm" fo:padding-bottom="0.017cm" fo:padding-left="0.017cm" fo:padding-right="0.017cm" loext:decorative="false"/>
    </style:style>
    <style:style style:name="gr87" style:family="graphic" style:parent-style-name="standard">
      <style:graphic-properties svg:stroke-width="0.018cm" svg:stroke-color="#000000" draw:marker-start-width="0.227cm" draw:marker-end-width="0.227cm" draw:fill="solid" draw:fill-color="#729fcf" loext:fill-use-slide-background="false" draw:opacity="70%" draw:textarea-horizontal-align="justify" draw:textarea-vertical-align="middle" draw:auto-grow-height="false" fo:min-height="0.472cm" fo:min-width="0.472cm" fo:padding-top="0.009cm" fo:padding-bottom="0.009cm" fo:padding-left="0.009cm" fo:padding-right="0.009cm" loext:decorative="false"/>
    </style:style>
    <style:style style:name="gr88" style:family="graphic" style:parent-style-name="standard">
      <style:graphic-properties draw:stroke="none" draw:fill="none" draw:fill-color="#ffffff" fo:min-height="0.818cm" loext:decorative="false"/>
      <style:paragraph-properties style:writing-mode="lr-tb"/>
    </style:style>
    <style:style style:name="gr89" style:family="graphic" style:parent-style-name="standard">
      <style:graphic-properties svg:stroke-width="0.028cm" svg:stroke-color="#000000" draw:marker-start-width="0.242cm" draw:marker-end-width="0.242cm" draw:fill="none" draw:fill-color="#dddddd"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90" style:family="graphic" style:parent-style-name="standard">
      <style:graphic-properties draw:stroke="solid" draw:stroke-dash="Long_20_Dash_20__28_Rounded_29_" svg:stroke-width="0.035cm" svg:stroke-color="#67ac68" draw:marker-start-width="0.252cm" draw:marker-end-width="0.252cm" svg:stroke-linecap="round" draw:fill="none" draw:fill-color="#67ac68" loext:fill-use-slide-background="false" draw:opacity="35%" draw:textarea-horizontal-align="justify" draw:textarea-vertical-align="middle" draw:auto-grow-height="false" fo:min-height="0.466cm" fo:min-width="0.466cm" fo:padding-top="0.017cm" fo:padding-bottom="0.017cm" fo:padding-left="0.017cm" fo:padding-right="0.017cm" loext:decorative="false"/>
    </style:style>
    <style:style style:name="gr91" style:family="graphic" style:parent-style-name="standard">
      <style:graphic-properties svg:stroke-width="0.028cm" svg:stroke-color="#000000" draw:marker-start-width="0.242cm" draw:marker-end-width="0.242cm" draw:fill="solid" draw:fill-color="#729fcf" loext:fill-use-slide-background="false" draw:opacity="70%" draw:textarea-horizontal-align="justify" draw:textarea-vertical-align="middle" draw:auto-grow-height="false" fo:min-height="0.472cm" fo:min-width="0.472cm" fo:padding-top="0.014cm" fo:padding-bottom="0.014cm" fo:padding-left="0.014cm" fo:padding-right="0.014cm" loext:decorative="false"/>
    </style:style>
    <style:style style:name="gr92" style:family="graphic" style:parent-style-name="standard">
      <style:graphic-properties draw:stroke="none" draw:stroke-dash="Long_20_Dot" svg:stroke-width="0cm" svg:stroke-color="#000000" draw:marker-start-width="0.198cm" draw:marker-end-width="0.198cm" draw:stroke-linejoin="round" svg:stroke-linecap="butt" draw:fill="solid" draw:fill-color="#729fcf" draw:opacity="50%" draw:textarea-horizontal-align="center" draw:textarea-vertical-align="middle" fo:padding-top="0.018cm" fo:padding-bottom="0.018cm" fo:padding-left="0.018cm" fo:padding-right="0.018cm" loext:decorative="false"/>
    </style:style>
    <style:style style:name="gr93" style:family="graphic" style:parent-style-name="standard">
      <style:graphic-properties draw:stroke="solid" draw:stroke-dash="Long_20_Dash_20__28_Rounded_29_" svg:stroke-width="0.035cm" svg:stroke-color="#67ac68" draw:marker-start-width="0.198cm" draw:marker-end-width="0.198cm" draw:stroke-linejoin="round" svg:stroke-linecap="round" draw:fill="none" fo:padding-top="0.018cm" fo:padding-bottom="0.018cm" fo:padding-left="0.018cm" fo:padding-right="0.018cm" loext:decorative="false"/>
    </style:style>
    <style:style style:name="gr94" style:family="graphic" style:parent-style-name="standard">
      <style:graphic-properties draw:stroke="none" draw:fill-color="#729fcf" draw:opacity="70%" draw:textarea-horizontal-align="justify" draw:textarea-vertical-align="middle" draw:auto-grow-height="false" fo:min-height="6.5cm" fo:min-width="7cm" loext:decorative="false"/>
    </style:style>
    <style:style style:name="gr95" style:family="graphic" style:parent-style-name="standard">
      <style:graphic-properties svg:stroke-width="0.028cm" svg:stroke-color="#000000" draw:marker-start-width="0.242cm" draw:marker-end-width="0.242cm" draw:fill="none" loext:fill-use-slide-background="false" draw:textarea-horizontal-align="justify" draw:textarea-vertical-align="middle" draw:auto-grow-height="false" fo:min-height="0.472cm" fo:min-width="0.472cm" fo:padding-top="0.014cm" fo:padding-bottom="0.014cm" fo:padding-left="0.014cm" fo:padding-right="0.014cm" loext:decorative="false"/>
    </style:style>
    <style:style style:name="gr96" style:family="graphic" style:parent-style-name="standard">
      <style:graphic-properties draw:stroke="none" draw:stroke-dash="Long_20_Dot" svg:stroke-width="0.035cm" svg:stroke-color="#000000" draw:marker-start-width="0.25cm" draw:marker-end-width="0.25cm" draw:stroke-linejoin="round" svg:stroke-linecap="butt" draw:fill="solid" draw:fill-color="#729fcf" draw:opacity="70%" draw:textarea-horizontal-align="center" draw:textarea-vertical-align="middle" fo:padding-top="0.018cm" fo:padding-bottom="0.018cm" fo:padding-left="0.018cm" fo:padding-right="0.018cm" loext:decorative="false"/>
    </style:style>
    <style:style style:name="gr97" style:family="graphic" style:parent-style-name="standard">
      <style:graphic-properties draw:stroke="dash" draw:stroke-dash="Long_20_Dash_20__28_Rounded_29_" svg:stroke-width="0.035cm" svg:stroke-color="#67ac68" draw:marker-start-width="0.252cm" draw:marker-end-width="0.252cm" svg:stroke-linecap="round" draw:fill="none" draw:fill-color="#67ac68" loext:fill-use-slide-background="false" draw:opacity="35%" draw:textarea-horizontal-align="justify" draw:textarea-vertical-align="middle" draw:auto-grow-height="false" fo:min-height="0.466cm" fo:min-width="0.466cm" fo:padding-top="0.017cm" fo:padding-bottom="0.017cm" fo:padding-left="0.017cm" fo:padding-right="0.017cm" loext:decorative="false"/>
    </style:style>
    <style:style style:name="gr98" style:family="graphic" style:parent-style-name="standard">
      <style:graphic-properties draw:stroke="none" draw:stroke-dash="Long_20_Dot" svg:stroke-width="0cm" svg:stroke-color="#000000" draw:marker-start-width="0.198cm" draw:marker-end-width="0.198cm" draw:stroke-linejoin="round" svg:stroke-linecap="butt" draw:fill="solid" draw:fill-color="#729fcf" draw:opacity="20%" draw:textarea-horizontal-align="center" draw:textarea-vertical-align="middle" fo:padding-top="0.018cm" fo:padding-bottom="0.018cm" fo:padding-left="0.018cm" fo:padding-right="0.018cm" loext:decorative="false"/>
    </style:style>
    <style:style style:name="gr99" style:family="graphic" style:parent-style-name="standard">
      <style:graphic-properties draw:stroke="none" draw:fill-color="#800080" draw:opacity="50%" draw:textarea-horizontal-align="justify" draw:textarea-vertical-align="middle" draw:auto-grow-height="false" fo:min-height="6.5cm" fo:min-width="7cm" loext:decorative="false"/>
    </style:style>
    <style:style style:name="gr100" style:family="graphic" style:parent-style-name="standard">
      <style:graphic-properties draw:stroke="none" draw:stroke-dash="Long_20_Dot" svg:stroke-width="0.035cm" svg:stroke-color="#000000" draw:marker-start-width="0.25cm" draw:marker-end-width="0.25cm" draw:stroke-linejoin="round" svg:stroke-linecap="butt" draw:fill="solid" draw:fill-color="#800080" draw:opacity="50%" draw:textarea-horizontal-align="center" draw:textarea-vertical-align="middle" fo:padding-top="0.018cm" fo:padding-bottom="0.018cm" fo:padding-left="0.018cm" fo:padding-right="0.018cm" loext:decorative="false"/>
    </style:style>
    <style:style style:name="gr101" style:family="graphic" style:parent-style-name="standard">
      <style:graphic-properties draw:stroke="dash" draw:stroke-dash="Long_20_Dash_20__28_Rounded_29_" svg:stroke-width="0.028cm" svg:stroke-color="#504f91" draw:marker-start-width="0.187cm" draw:marker-end-width="0.187cm" svg:stroke-opacity="100%" draw:stroke-linejoin="round" svg:stroke-linecap="round" draw:fill="none" draw:opacity="100%" fo:padding-top="0.014cm" fo:padding-bottom="0.014cm" fo:padding-left="0.014cm" fo:padding-right="0.014cm" loext:decorative="false"/>
    </style:style>
    <style:style style:name="gr102" style:family="graphic" style:parent-style-name="standard">
      <style:graphic-properties draw:stroke="dash" draw:stroke-dash="Long_20_Dash_20__28_Rounded_29_" svg:stroke-width="0.035cm" svg:stroke-color="#67ac68" draw:marker-start-width="0.198cm" draw:marker-end-width="0.198cm" draw:stroke-linejoin="round" svg:stroke-linecap="round" draw:fill="none" fo:padding-top="0.018cm" fo:padding-bottom="0.018cm" fo:padding-left="0.018cm" fo:padding-right="0.018cm" loext:decorative="false"/>
    </style:style>
    <style:style style:name="gr103" style:family="graphic" style:parent-style-name="objectwithoutfill">
      <style:graphic-properties svg:stroke-width="0.053cm" svg:stroke-color="#bf0041" draw:marker-start-width="0.279cm" draw:marker-end-width="0.279cm" draw:fill="none" draw:textarea-horizontal-align="center" draw:textarea-vertical-align="middle" fo:padding-top="0.026cm" fo:padding-bottom="0.026cm" fo:padding-left="0.026cm" fo:padding-right="0.026cm" loext:decorative="false"/>
    </style:style>
    <style:style style:name="gr104" style:family="graphic" style:parent-style-name="objectwithoutfill">
      <style:graphic-properties draw:stroke="dash" draw:stroke-dash="Dash_20__28_Rounded_29_" svg:stroke-width="0.035cm" svg:stroke-color="#bf0041" draw:marker-start-width="0.252cm" draw:marker-end-width="0.252cm" svg:stroke-linecap="round" draw:fill="none" draw:textarea-horizontal-align="center" draw:textarea-vertical-align="middle" fo:padding-top="0.017cm" fo:padding-bottom="0.017cm" fo:padding-left="0.017cm" fo:padding-right="0.017cm" loext:decorative="false"/>
    </style:style>
    <style:style style:name="gr105" style:family="graphic" style:parent-style-name="standard">
      <style:graphic-properties draw:stroke="none" draw:fill-color="#bf0041" draw:textarea-horizontal-align="justify" draw:textarea-vertical-align="middle" draw:auto-grow-height="false" fo:min-height="0.072cm" fo:min-width="0.072cm" loext:decorative="false"/>
    </style:style>
    <style:style style:name="gr106" style:family="graphic" style:parent-style-name="standard">
      <style:graphic-properties draw:stroke="none" svg:stroke-color="#000000" draw:fill="none" draw:fill-color="#ffffff" draw:textarea-vertical-align="middle" draw:auto-grow-height="true" draw:auto-grow-width="false" fo:min-height="0.319cm" loext:decorative="false"/>
      <style:paragraph-properties style:writing-mode="lr-tb"/>
    </style:style>
    <style:style style:name="gr107" style:family="graphic" style:parent-style-name="standard">
      <style:graphic-properties draw:stroke="dash" draw:stroke-dash="Long_20_Dash_20__28_Rounded_29_" svg:stroke-width="0.028cm" svg:stroke-color="#504f91" draw:marker-start-width="0.242cm" draw:marker-end-width="0.242cm" svg:stroke-linecap="round" draw:fill="none" draw:fill-color="#67ac68" loext:fill-use-slide-background="false" draw:opacity="35%" draw:textarea-horizontal-align="justify" draw:textarea-vertical-align="middle" draw:auto-grow-height="false" fo:min-height="0.466cm" fo:min-width="0.466cm" fo:padding-top="0.014cm" fo:padding-bottom="0.014cm" fo:padding-left="0.014cm" fo:padding-right="0.014cm" loext:decorative="false"/>
    </style:style>
    <style:style style:name="gr108" style:family="graphic" style:parent-style-name="standard">
      <style:graphic-properties svg:stroke-width="0.028cm" svg:stroke-color="#000000" draw:marker-start-width="0.242cm" draw:marker-end-width="0.242cm" draw:fill="solid" draw:fill-color="#729fcf" loext:fill-use-slide-background="false" draw:opacity="80%" draw:textarea-horizontal-align="justify" draw:textarea-vertical-align="middle" draw:auto-grow-height="false" fo:min-height="0.472cm" fo:min-width="0.472cm" fo:padding-top="0.014cm" fo:padding-bottom="0.014cm" fo:padding-left="0.014cm" fo:padding-right="0.014cm" loext:decorative="false"/>
    </style:style>
    <style:style style:name="gr109" style:family="graphic" style:parent-style-name="standard">
      <style:graphic-properties draw:stroke="dash" draw:stroke-dash="Long_20_Dash_20__28_Rounded_29_" svg:stroke-width="0.028cm" svg:stroke-color="#504f91" draw:marker-start-width="0.242cm" draw:marker-end-width="0.242cm" svg:stroke-linecap="round" draw:fill="none" draw:fill-color="#67ac68" loext:fill-use-slide-background="false" draw:opacity="35%" draw:textarea-horizontal-align="justify" draw:textarea-vertical-align="middle" draw:auto-grow-height="false" fo:min-height="0.472cm" fo:min-width="0.472cm" fo:padding-top="0.014cm" fo:padding-bottom="0.014cm" fo:padding-left="0.014cm" fo:padding-right="0.014cm" loext:decorative="false"/>
    </style:style>
    <style:style style:name="gr110" style:family="graphic" style:parent-style-name="standard">
      <style:graphic-properties draw:stroke="solid" draw:stroke-dash="Long_20_Dot" svg:stroke-width="0.028cm" svg:stroke-color="#000000" draw:marker-start-width="0.188cm" draw:marker-end-width="0.188cm" svg:stroke-opacity="50%" draw:stroke-linejoin="round" svg:stroke-linecap="butt" draw:fill="solid" draw:fill-color="#b4c7dc" draw:opacity="50%" fo:padding-top="0.015cm" fo:padding-bottom="0.015cm" fo:padding-left="0.015cm" fo:padding-right="0.015cm" loext:decorative="false"/>
    </style:style>
    <style:style style:name="gr111" style:family="graphic" style:parent-style-name="standard">
      <style:graphic-properties draw:stroke="solid" draw:stroke-dash="Long_20_Dot" svg:stroke-width="0.035cm" svg:stroke-color="#000000" draw:marker-start-width="0.198cm" draw:marker-end-width="0.198cm" draw:stroke-linejoin="round" svg:stroke-linecap="butt" draw:fill="solid" draw:fill-color="#729fcf" draw:opacity="80%" fo:padding-top="0.018cm" fo:padding-bottom="0.018cm" fo:padding-left="0.018cm" fo:padding-right="0.018cm" loext:decorative="false"/>
    </style:style>
    <style:style style:name="gr112" style:family="graphic" style:parent-style-name="objectwithoutfill">
      <style:graphic-properties svg:stroke-width="0.053cm" svg:stroke-color="#3465a4" draw:marker-start-width="0.279cm" draw:marker-end="Extrémités_20_de_20_flèche_20_6" draw:marker-end-width="0.187cm" svg:stroke-linecap="butt" draw:fill="none" draw:textarea-horizontal-align="center" draw:textarea-vertical-align="middle" fo:padding-top="0.026cm" fo:padding-bottom="0.026cm" fo:padding-left="0.026cm" fo:padding-right="0.026cm" loext:decorative="false"/>
    </style:style>
    <style:style style:name="gr113" style:family="graphic" style:parent-style-name="standard">
      <style:graphic-properties svg:stroke-width="0.028cm" svg:stroke-color="#000000" draw:marker-start-width="0.242cm" draw:marker-end-width="0.242cm" svg:stroke-opacity="50%" draw:fill="solid" draw:fill-color="#b4c7dc"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114" style:family="graphic" style:parent-style-name="objectwithoutfill">
      <style:graphic-properties svg:stroke-width="0.028cm" svg:stroke-color="#3465a4" draw:marker-start-width="0.242cm" draw:marker-end="Extrémités_20_de_20_flèche_20_6" draw:marker-end-width="0.2cm" draw:fill="none" draw:textarea-horizontal-align="center" draw:textarea-vertical-align="middle" fo:padding-top="0.014cm" fo:padding-bottom="0.014cm" fo:padding-left="0.014cm" fo:padding-right="0.014cm" loext:decorative="false"/>
    </style:style>
    <style:style style:name="gr115" style:family="graphic" style:parent-style-name="objectwithoutfill">
      <style:graphic-properties draw:stroke="dash" draw:stroke-dash="Dash_20__28_Rounded_29_" svg:stroke-width="0.035cm" svg:stroke-color="#666666" draw:marker-start-width="0.252cm" draw:marker-end="Extrémités_20_de_20_flèche_20_2" draw:marker-end-width="0.15cm" svg:stroke-linecap="round" draw:fill="none" draw:textarea-horizontal-align="center" draw:textarea-vertical-align="middle" fo:padding-top="0.017cm" fo:padding-bottom="0.017cm" fo:padding-left="0.017cm" fo:padding-right="0.017cm" loext:decorative="false"/>
    </style:style>
    <style:style style:name="gr116" style:family="graphic" style:parent-style-name="standard">
      <style:graphic-properties svg:stroke-width="0.028cm" svg:stroke-color="#000000" draw:marker-start-width="0.242cm" draw:marker-end-width="0.242cm" draw:fill="none" draw:fill-color="#729fcf"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117" style:family="graphic" style:parent-style-name="standard">
      <style:graphic-properties draw:stroke="none" svg:stroke-color="#000000" draw:fill="none" draw:fill-color="#ffffff" draw:textarea-vertical-align="middle" draw:auto-grow-height="true" draw:auto-grow-width="false" fo:min-height="0.637cm" loext:decorative="false"/>
      <style:paragraph-properties style:writing-mode="lr-tb"/>
    </style:style>
    <style:style style:name="gr118" style:family="graphic" style:parent-style-name="standard">
      <style:graphic-properties draw:stroke="solid" draw:stroke-dash="Long_20_Dot" svg:stroke-width="0.035cm" svg:stroke-color="#000000" draw:marker-start-width="0.198cm" draw:marker-end-width="0.198cm" draw:stroke-linejoin="round" svg:stroke-linecap="butt" draw:fill="none" draw:fill-color="#729fcf" loext:fill-use-slide-background="false" draw:opacity="50%" fo:padding-top="0.018cm" fo:padding-bottom="0.018cm" fo:padding-left="0.018cm" fo:padding-right="0.018cm" loext:decorative="false"/>
    </style:style>
    <style:style style:name="gr119" style:family="graphic" style:parent-style-name="objectwithoutfill">
      <style:graphic-properties draw:stroke="dash" draw:stroke-dash="Long_20_Dash_20__28_Rounded_29_" svg:stroke-width="0.053cm" svg:stroke-color="#a1467e" draw:marker-start-width="0.279cm" draw:marker-end-width="0.279cm" svg:stroke-linecap="round" draw:fill="none" draw:textarea-horizontal-align="center" draw:textarea-vertical-align="middle" fo:padding-top="0.026cm" fo:padding-bottom="0.026cm" fo:padding-left="0.026cm" fo:padding-right="0.026cm" loext:decorative="false"/>
    </style:style>
    <style:style style:name="gr120" style:family="graphic" style:parent-style-name="objectwithoutfill">
      <style:graphic-properties svg:stroke-width="0.035cm" svg:stroke-color="#a1467e" draw:marker-start-width="0.252cm" draw:marker-end-width="0.252cm" draw:fill="none" draw:textarea-horizontal-align="center" draw:textarea-vertical-align="middle" fo:padding-top="0.017cm" fo:padding-bottom="0.017cm" fo:padding-left="0.017cm" fo:padding-right="0.017cm" loext:decorative="false"/>
    </style:style>
    <style:style style:name="gr121" style:family="graphic" style:parent-style-name="standard">
      <style:graphic-properties draw:stroke="dash" draw:stroke-dash="Long_20_Dash_20__28_Rounded_29_" svg:stroke-width="0.037cm" svg:stroke-color="#000000" svg:stroke-opacity="50%" draw:stroke-linejoin="round" svg:stroke-linecap="round" draw:fill="none" fo:padding-top="0.018cm" fo:padding-bottom="0.018cm" fo:padding-left="0.018cm" fo:padding-right="0.018cm" loext:decorative="false"/>
    </style:style>
    <style:style style:name="gr122" style:family="graphic" style:parent-style-name="standard">
      <style:graphic-properties draw:stroke="none" draw:fill="none" draw:fill-color="#ffffff" fo:min-height="1.997cm" loext:decorative="false"/>
      <style:paragraph-properties style:writing-mode="lr-tb"/>
    </style:style>
    <style:style style:name="gr123" style:family="graphic" style:parent-style-name="standard">
      <style:graphic-properties draw:stroke="solid" draw:stroke-dash="Long_20_Dash_20__28_Rounded_29_" svg:stroke-width="0.028cm" svg:stroke-color="#000000" draw:marker-start-width="0.187cm" draw:marker-end-width="0.187cm" svg:stroke-opacity="100%" draw:stroke-linejoin="round" svg:stroke-linecap="round" draw:fill="none" draw:opacity="100%" fo:padding-top="0.014cm" fo:padding-bottom="0.014cm" fo:padding-left="0.014cm" fo:padding-right="0.014cm" loext:decorative="false"/>
    </style:style>
    <style:style style:name="gr124" style:family="graphic" style:parent-style-name="standard">
      <style:graphic-properties draw:stroke="solid" svg:stroke-width="0.037cm" svg:stroke-color="#168253" draw:stroke-linejoin="round" svg:stroke-linecap="butt" draw:fill="solid" draw:fill-color="#168253" draw:opacity="20%" fo:padding-top="0.018cm" fo:padding-bottom="0.018cm" fo:padding-left="0.018cm" fo:padding-right="0.018cm" loext:decorative="false"/>
    </style:style>
    <style:style style:name="gr125" style:family="graphic" style:parent-style-name="standard">
      <style:graphic-properties draw:stroke="solid" svg:stroke-width="0.037cm" svg:stroke-color="#f69320" draw:stroke-linejoin="round" svg:stroke-linecap="butt" draw:fill="solid" draw:fill-color="#f69320" loext:fill-use-slide-background="false" draw:opacity="40%" fo:padding-top="0.018cm" fo:padding-bottom="0.018cm" fo:padding-left="0.018cm" fo:padding-right="0.018cm" loext:decorative="false"/>
    </style:style>
    <style:style style:name="gr126" style:family="graphic" style:parent-style-name="objectwithoutfill">
      <style:graphic-properties svg:stroke-width="0.053cm" svg:stroke-color="#3465a4" draw:marker-start-width="0.279cm" draw:marker-end="Extrémités_20_de_20_flèche_20_6" draw:marker-end-width="0.24cm" svg:stroke-linecap="butt" draw:fill="none" draw:textarea-horizontal-align="center" draw:textarea-vertical-align="middle" fo:padding-top="0.026cm" fo:padding-bottom="0.026cm" fo:padding-left="0.026cm" fo:padding-right="0.026cm" loext:decorative="false"/>
    </style:style>
    <style:style style:name="gr127" style:family="graphic" style:parent-style-name="objectwithoutfill">
      <style:graphic-properties draw:stroke="dash" draw:stroke-dash="Dash_20__28_Rounded_29_" svg:stroke-width="0.028cm" svg:stroke-color="#8d1d75" draw:marker-start="Extrémités_20_de_20_flèche_20_6" draw:marker-start-width="0.15cm" draw:marker-end="Extrémités_20_de_20_flèche_20_6" draw:marker-end-width="0.15cm" svg:stroke-linecap="round" draw:fill="none" draw:textarea-horizontal-align="center" draw:textarea-vertical-align="middle" fo:padding-top="0.014cm" fo:padding-bottom="0.014cm" fo:padding-left="0.014cm" fo:padding-right="0.014cm" loext:decorative="false"/>
    </style:style>
    <style:style style:name="gr128" style:family="graphic" style:parent-style-name="standard">
      <style:graphic-properties draw:stroke="dash" draw:stroke-dash="Long_20_Dash_20__28_Rounded_29_" svg:stroke-width="0.028cm" svg:stroke-color="#000000" draw:marker-start-width="0.242cm" draw:marker-end-width="0.242cm" svg:stroke-opacity="50%" svg:stroke-linecap="round" draw:fill="none" draw:fill-color="#729fcf"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129" style:family="graphic" style:parent-style-name="standard">
      <style:graphic-properties draw:stroke="none" svg:stroke-width="0.028cm" svg:stroke-color="#000000" draw:marker-start-width="0.242cm" draw:marker-end-width="0.242cm" draw:fill="solid" draw:fill-color="#168253" loext:fill-use-slide-background="false" draw:opacity="70%" draw:textarea-horizontal-align="justify" draw:textarea-vertical-align="middle" draw:auto-grow-height="false" fo:min-height="0.472cm" fo:min-width="0.222cm" fo:padding-top="0.014cm" fo:padding-bottom="0.014cm" fo:padding-left="0.014cm" fo:padding-right="0.014cm" loext:decorative="false"/>
    </style:style>
    <style:style style:name="gr130" style:family="graphic" style:parent-style-name="standard">
      <style:graphic-properties draw:stroke="none" svg:stroke-width="0.028cm" svg:stroke-color="#000000" draw:marker-start-width="0.242cm" draw:marker-end-width="0.242cm" draw:fill="solid" draw:fill-color="#f69320" loext:fill-use-slide-background="false" draw:opacity="70%" draw:textarea-horizontal-align="justify" draw:textarea-vertical-align="middle" draw:auto-grow-height="false" fo:min-height="0.472cm" fo:min-width="0.222cm" fo:padding-top="0.014cm" fo:padding-bottom="0.014cm" fo:padding-left="0.014cm" fo:padding-right="0.014cm" loext:decorative="false"/>
    </style:style>
    <style:style style:name="gr131" style:family="graphic" style:parent-style-name="standard">
      <style:graphic-properties svg:stroke-width="0.028cm" svg:stroke-color="#000000" draw:marker-start-width="0.242cm" draw:marker-end-width="0.242cm" draw:fill="none" draw:fill-color="#729fcf" loext:fill-use-slide-background="false" draw:opacity="70%" draw:textarea-horizontal-align="justify" draw:textarea-vertical-align="middle" draw:auto-grow-height="false" fo:min-height="0.472cm" fo:min-width="0.472cm" fo:padding-top="0.014cm" fo:padding-bottom="0.014cm" fo:padding-left="0.014cm" fo:padding-right="0.014cm" loext:decorative="false"/>
    </style:style>
    <style:style style:name="gr132" style:family="graphic" style:parent-style-name="objectwithoutfill">
      <style:graphic-properties draw:stroke="dash" draw:stroke-dash="Dash_20__28_Rounded_29_" svg:stroke-width="0.035cm" svg:stroke-color="#8d1d75" draw:marker-start="Extrémités_20_de_20_flèche_20_6" draw:marker-start-width="0.21cm" draw:marker-end="Extrémités_20_de_20_flèche_20_6" draw:marker-end-width="0.21cm" svg:stroke-linecap="round" draw:fill="none" draw:textarea-horizontal-align="center" draw:textarea-vertical-align="middle" fo:padding-top="0.017cm" fo:padding-bottom="0.017cm" fo:padding-left="0.017cm" fo:padding-right="0.017cm" loext:decorative="false"/>
    </style:style>
    <style:style style:name="gr133" style:family="graphic" style:parent-style-name="standard">
      <style:graphic-properties svg:stroke-width="0.028cm" svg:stroke-color="#780373" draw:marker-start-width="0.242cm" draw:marker-end-width="0.242cm" draw:fill-color="#ffffff" draw:opacity="80%" draw:textarea-horizontal-align="justify" draw:textarea-vertical-align="middle" draw:auto-grow-height="false" fo:min-height="0.256cm" fo:min-width="0.256cm" fo:padding-top="0.014cm" fo:padding-bottom="0.014cm" fo:padding-left="0.014cm" fo:padding-right="0.014cm" style:writing-mode="lr-tb" loext:decorative="false"/>
      <style:paragraph-properties style:writing-mode="lr-tb"/>
    </style:style>
    <style:style style:name="gr134" style:family="graphic" style:parent-style-name="standard">
      <style:graphic-properties draw:stroke="none" draw:fill="solid" draw:fill-color="#729fcf" loext:fill-use-slide-background="false" draw:opacity="50%" draw:textarea-horizontal-align="justify" draw:textarea-vertical-align="middle" draw:auto-grow-height="false" fo:min-height="3.5cm" fo:min-width="4cm" loext:decorative="false"/>
    </style:style>
    <style:style style:name="gr135" style:family="graphic" style:parent-style-name="objectwithoutfill">
      <style:graphic-properties svg:stroke-width="0.053cm" draw:marker-start-width="0.279cm" draw:marker-end-width="0.279cm" draw:fill="none" draw:textarea-horizontal-align="center" draw:textarea-vertical-align="middle" fo:padding-top="0.026cm" fo:padding-bottom="0.026cm" fo:padding-left="0.026cm" fo:padding-right="0.026cm" loext:decorative="false"/>
    </style:style>
    <style:style style:name="gr136" style:family="graphic" style:parent-style-name="objectwithoutfill">
      <style:graphic-properties draw:stroke="dash" draw:stroke-dash="Long_20_Dash_20__28_Rounded_29_" svg:stroke-width="0.018cm" draw:marker-start-width="0.227cm" draw:marker-end-width="0.227cm" svg:stroke-linecap="round" draw:fill="none" draw:textarea-horizontal-align="center" draw:textarea-vertical-align="middle" fo:padding-top="0.009cm" fo:padding-bottom="0.009cm" fo:padding-left="0.009cm" fo:padding-right="0.009cm" loext:decorative="false"/>
    </style:style>
    <style:style style:name="gr137" style:family="graphic" style:parent-style-name="standard">
      <style:graphic-properties draw:stroke="none" draw:fill="solid" draw:fill-color="#ffffff" loext:fill-use-slide-background="false" draw:textarea-horizontal-align="justify" draw:textarea-vertical-align="middle" draw:auto-grow-height="false" fo:min-height="3cm" fo:min-width="1.5cm" loext:decorative="false"/>
    </style:style>
    <style:style style:name="gr138" style:family="graphic" style:parent-style-name="standard">
      <style:graphic-properties draw:stroke="none" draw:fill="none" draw:fill-color="#ffffff" fo:min-height="0.968cm" loext:decorative="false"/>
      <style:paragraph-properties style:writing-mode="lr-tb"/>
    </style:style>
    <style:style style:name="gr139" style:family="graphic" style:parent-style-name="standard">
      <style:graphic-properties draw:stroke="dash" draw:stroke-dash="Long_20_Dash_20__28_Rounded_29_" svg:stroke-width="0.028cm" svg:stroke-color="#069a2e" draw:marker-start-width="0.242cm" draw:marker-end-width="0.242cm" svg:stroke-linecap="round" draw:fill="none" draw:fill-color="#729fcf"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140" style:family="graphic" style:parent-style-name="standard">
      <style:graphic-properties draw:stroke="solid" draw:stroke-dash="Long_20_Dash_20__28_Rounded_29_" svg:stroke-width="0.028cm" svg:stroke-color="#6b5e9b" draw:marker-start-width="0.242cm" draw:marker-end-width="0.242cm" svg:stroke-opacity="100%" svg:stroke-linecap="round" draw:fill="none" draw:fill-color="#729fcf"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141" style:family="graphic" style:parent-style-name="standard">
      <style:graphic-properties draw:stroke="dash" draw:stroke-dash="Long_20_Dash_20__28_Rounded_29_" svg:stroke-width="0.037cm" svg:stroke-color="#069a2e" draw:stroke-linejoin="round" svg:stroke-linecap="round" draw:fill="none" draw:fill-color="#f69320" loext:fill-use-slide-background="false" draw:opacity="40%" fo:padding-top="0.018cm" fo:padding-bottom="0.018cm" fo:padding-left="0.018cm" fo:padding-right="0.018cm" loext:decorative="false"/>
    </style:style>
    <style:style style:name="gr142" style:family="graphic" style:parent-style-name="standard">
      <style:graphic-properties draw:stroke="solid" svg:stroke-width="0.037cm" svg:stroke-color="#6b5e9b" draw:stroke-linejoin="round" svg:stroke-linecap="butt" draw:fill="none" draw:fill-color="#f69320" loext:fill-use-slide-background="false" draw:opacity="40%" fo:padding-top="0.018cm" fo:padding-bottom="0.018cm" fo:padding-left="0.018cm" fo:padding-right="0.018cm" loext:decorative="false"/>
    </style:style>
    <style:style style:name="gr143" style:family="graphic" style:parent-style-name="objectwithoutfill">
      <style:graphic-properties draw:stroke="dash" draw:stroke-dash="Dash_20__28_Rounded_29_" svg:stroke-width="0.028cm" svg:stroke-color="#069a2e" draw:marker-start-width="0.242cm" draw:marker-end-width="0.242cm" svg:stroke-linecap="round" draw:fill="none" draw:textarea-horizontal-align="center" draw:textarea-vertical-align="middle" fo:padding-top="0.014cm" fo:padding-bottom="0.014cm" fo:padding-left="0.014cm" fo:padding-right="0.014cm" loext:decorative="false"/>
    </style:style>
    <style:style style:name="gr144" style:family="graphic" style:parent-style-name="objectwithoutfill">
      <style:graphic-properties draw:stroke="dash" draw:stroke-dash="Dash_20__28_Rounded_29_" svg:stroke-width="0.028cm" svg:stroke-color="#6b5e9b" draw:marker-start-width="0.242cm" draw:marker-end-width="0.242cm" svg:stroke-linecap="round" draw:fill="none" draw:textarea-horizontal-align="center" draw:textarea-vertical-align="middle" fo:padding-top="0.014cm" fo:padding-bottom="0.014cm" fo:padding-left="0.014cm" fo:padding-right="0.014cm" loext:decorative="false"/>
    </style:style>
    <style:style style:name="gr145" style:family="graphic" style:parent-style-name="standard">
      <style:graphic-properties draw:stroke="none" draw:fill-color="#6b5e9b" draw:opacity="50%" draw:textarea-horizontal-align="justify" draw:textarea-vertical-align="middle" draw:auto-grow-height="false" fo:min-height="1.4cm" fo:min-width="0.2cm" loext:decorative="false"/>
    </style:style>
    <style:style style:name="gr146" style:family="graphic" style:parent-style-name="standard">
      <style:graphic-properties svg:stroke-width="0.035cm" svg:stroke-color="#6b5e9b" draw:marker-start-width="0.252cm" draw:marker-end-width="0.252cm" draw:fill="none" loext:fill-use-slide-background="false" draw:textarea-horizontal-align="justify" draw:textarea-vertical-align="middle" draw:auto-grow-height="false" fo:min-height="1.216cm" fo:min-width="0.156cm" fo:padding-top="0.017cm" fo:padding-bottom="0.017cm" fo:padding-left="0.017cm" fo:padding-right="0.017cm" loext:decorative="false"/>
    </style:style>
    <style:style style:name="gr147" style:family="graphic" style:parent-style-name="standard">
      <style:graphic-properties draw:stroke="none" draw:fill="solid" draw:fill-color="#069a2e" draw:opacity="50%" draw:textarea-horizontal-align="justify" draw:textarea-vertical-align="middle" draw:auto-grow-height="false" fo:min-height="1cm" fo:min-width="0.2cm" loext:decorative="false"/>
    </style:style>
    <style:style style:name="gr148" style:family="graphic" style:parent-style-name="standard">
      <style:graphic-properties svg:stroke-width="0.035cm" svg:stroke-color="#069a2e" draw:marker-start-width="0.252cm" draw:marker-end-width="0.252cm" draw:fill="none" loext:fill-use-slide-background="false" draw:textarea-horizontal-align="justify" draw:textarea-vertical-align="middle" draw:auto-grow-height="false" fo:min-height="1cm" fo:min-width="0.2cm" fo:padding-top="0.017cm" fo:padding-bottom="0.017cm" fo:padding-left="0.017cm" fo:padding-right="0.017cm" loext:decorative="false"/>
    </style:style>
    <style:style style:name="gr149" style:family="graphic" style:parent-style-name="standard">
      <style:graphic-properties svg:stroke-width="0.035cm" svg:stroke-color="#6b5e9b" draw:marker-start-width="0.252cm" draw:marker-end-width="0.252cm" draw:fill="none" loext:fill-use-slide-background="false" draw:textarea-horizontal-align="justify" draw:textarea-vertical-align="middle" draw:auto-grow-height="false" fo:min-height="2.966cm" fo:min-width="0.15cm" fo:padding-top="0.017cm" fo:padding-bottom="0.017cm" fo:padding-left="0.017cm" fo:padding-right="0.017cm" loext:decorative="false"/>
    </style:style>
    <style:style style:name="gr150" style:family="graphic" style:parent-style-name="standard">
      <style:graphic-properties svg:stroke-width="0.035cm" svg:stroke-color="#069a2e" draw:marker-start-width="0.252cm" draw:marker-end-width="0.252cm" draw:fill="none" loext:fill-use-slide-background="false" draw:textarea-horizontal-align="justify" draw:textarea-vertical-align="middle" draw:auto-grow-height="false" fo:min-height="2.166cm" fo:min-width="0.166cm" fo:padding-top="0.017cm" fo:padding-bottom="0.017cm" fo:padding-left="0.017cm" fo:padding-right="0.017cm" loext:decorative="false"/>
    </style:style>
    <style:style style:name="gr151" style:family="graphic" style:parent-style-name="objectwithoutfill">
      <style:graphic-properties svg:stroke-width="0.035cm" svg:stroke-color="#3465a4" draw:marker-start-width="0.252cm" draw:marker-end="Extrémités_20_de_20_flèche_20_6" draw:marker-end-width="0.213cm" svg:stroke-linecap="butt" draw:fill="none" draw:textarea-horizontal-align="center" draw:textarea-vertical-align="middle" fo:padding-top="0.017cm" fo:padding-bottom="0.017cm" fo:padding-left="0.017cm" fo:padding-right="0.017cm" loext:decorative="false"/>
    </style:style>
    <style:style style:name="gr152" style:family="graphic" style:parent-style-name="objectwithoutfill">
      <style:graphic-properties svg:stroke-width="0.028cm" svg:stroke-color="#3465a4" draw:marker-start-width="0.242cm" draw:marker-end="Extrémités_20_de_20_flèche_20_6" draw:marker-end-width="0.15cm" svg:stroke-linecap="butt" draw:fill="none" draw:textarea-horizontal-align="center" draw:textarea-vertical-align="middle" fo:padding-top="0.014cm" fo:padding-bottom="0.014cm" fo:padding-left="0.014cm" fo:padding-right="0.014cm" loext:decorative="false"/>
    </style:style>
    <style:style style:name="gr153" style:family="graphic" style:parent-style-name="objectwithoutfill">
      <style:graphic-properties svg:stroke-width="0.035cm" draw:marker-start-width="0.252cm" draw:marker-end-width="0.252cm" draw:fill="none" draw:textarea-horizontal-align="center" draw:textarea-vertical-align="middle" fo:padding-top="0.017cm" fo:padding-bottom="0.017cm" fo:padding-left="0.017cm" fo:padding-right="0.017cm" loext:decorative="false"/>
    </style:style>
    <style:style style:name="gr154" style:family="graphic" style:parent-style-name="objectwithoutfill">
      <style:graphic-properties draw:stroke="dash" draw:stroke-dash="Long_20_Dash_20__28_Rounded_29_" svg:stroke-width="0.035cm" draw:marker-start-width="0.252cm" draw:marker-end-width="0.252cm" svg:stroke-opacity="50%" svg:stroke-linecap="round" draw:fill="none" draw:textarea-horizontal-align="center" draw:textarea-vertical-align="middle" fo:padding-top="0.017cm" fo:padding-bottom="0.017cm" fo:padding-left="0.017cm" fo:padding-right="0.017cm" loext:decorative="false"/>
    </style:style>
    <style:style style:name="gr155" style:family="graphic" style:parent-style-name="objectwithoutfill">
      <style:graphic-properties svg:stroke-width="0.035cm" svg:stroke-color="#069a2e" draw:marker-start-width="0.252cm" draw:marker-end-width="0.252cm" draw:fill="none" draw:textarea-horizontal-align="center" draw:textarea-vertical-align="middle" fo:padding-top="0.017cm" fo:padding-bottom="0.017cm" fo:padding-left="0.017cm" fo:padding-right="0.017cm" loext:decorative="false"/>
    </style:style>
    <style:style style:name="gr156" style:family="graphic" style:parent-style-name="objectwithoutfill">
      <style:graphic-properties draw:stroke="dash" draw:stroke-dash="Dash" svg:stroke-width="0.018cm" svg:stroke-color="#000000" draw:marker-start-width="0.227cm" draw:marker-end-width="0.227cm" svg:stroke-linecap="butt" draw:fill="none" draw:textarea-horizontal-align="center" draw:textarea-vertical-align="middle" fo:padding-top="0.009cm" fo:padding-bottom="0.009cm" fo:padding-left="0.009cm" fo:padding-right="0.009cm" loext:decorative="false"/>
    </style:style>
    <style:style style:name="gr157" style:family="graphic" style:parent-style-name="objectwithoutfill">
      <style:graphic-properties draw:stroke="dash" draw:stroke-dash="Dot_20__28_Rounded_29_" svg:stroke-width="0.035cm" svg:stroke-color="#069a2e" draw:marker-start-width="0.252cm" draw:marker-end-width="0.252cm" svg:stroke-opacity="80%" svg:stroke-linecap="round" draw:fill="none" draw:textarea-horizontal-align="center" draw:textarea-vertical-align="middle" fo:padding-top="0.017cm" fo:padding-bottom="0.017cm" fo:padding-left="0.017cm" fo:padding-right="0.017cm" loext:decorative="false"/>
    </style:style>
    <style:style style:name="gr158" style:family="graphic" style:parent-style-name="objectwithoutfill">
      <style:graphic-properties draw:stroke="dash" draw:stroke-dash="Dot_20__28_Rounded_29_" svg:stroke-width="0.035cm" draw:marker-start-width="0.252cm" draw:marker-end-width="0.252cm" svg:stroke-opacity="80%" svg:stroke-linecap="round" draw:fill="none" draw:textarea-horizontal-align="center" draw:textarea-vertical-align="middle" fo:padding-top="0.017cm" fo:padding-bottom="0.017cm" fo:padding-left="0.017cm" fo:padding-right="0.017cm" loext:decorative="false"/>
    </style:style>
    <style:style style:name="gr159" style:family="graphic" style:parent-style-name="standard">
      <style:graphic-properties draw:stroke="none" draw:fill="none" draw:fill-color="#ffffff" fo:min-height="1.183cm" loext:decorative="false"/>
      <style:paragraph-properties style:writing-mode="lr-tb"/>
    </style:style>
    <style:style style:name="gr160" style:family="graphic" style:parent-style-name="objectwithoutfill">
      <style:graphic-properties svg:stroke-width="0.035cm" svg:stroke-color="#77bc65" draw:marker-start-width="0.252cm" draw:marker-end-width="0.252cm" draw:fill="none" draw:textarea-horizontal-align="center" draw:textarea-vertical-align="middle" fo:padding-top="0.017cm" fo:padding-bottom="0.017cm" fo:padding-left="0.017cm" fo:padding-right="0.017cm" loext:decorative="false"/>
    </style:style>
    <style:style style:name="gr161" style:family="graphic" style:parent-style-name="objectwithoutfill">
      <style:graphic-properties svg:stroke-width="0.035cm" svg:stroke-color="#729fcf" draw:marker-start-width="0.252cm" draw:marker-end-width="0.252cm" draw:fill="none" draw:textarea-horizontal-align="center" draw:textarea-vertical-align="middle" fo:padding-top="0.017cm" fo:padding-bottom="0.017cm" fo:padding-left="0.017cm" fo:padding-right="0.017cm" loext:decorative="false"/>
    </style:style>
    <style:style style:name="gr162" style:family="graphic" style:parent-style-name="objectwithoutfill">
      <style:graphic-properties svg:stroke-width="0.035cm" svg:stroke-color="#3465a4" draw:marker-start-width="0.252cm" draw:marker-end-width="0.252cm" draw:fill="none" draw:textarea-horizontal-align="center" draw:textarea-vertical-align="middle" fo:padding-top="0.017cm" fo:padding-bottom="0.017cm" fo:padding-left="0.017cm" fo:padding-right="0.017cm" loext:decorative="false"/>
    </style:style>
    <style:style style:name="gr163" style:family="graphic" style:parent-style-name="objectwithoutfill">
      <style:graphic-properties draw:stroke="dash" draw:stroke-dash="Dot_20__28_Rounded_29_" svg:stroke-width="0.035cm" svg:stroke-color="#168253" draw:marker-start-width="0.252cm" draw:marker-end-width="0.252cm" svg:stroke-opacity="80%" svg:stroke-linecap="round" draw:fill="none" draw:textarea-horizontal-align="center" draw:textarea-vertical-align="middle" fo:padding-top="0.017cm" fo:padding-bottom="0.017cm" fo:padding-left="0.017cm" fo:padding-right="0.017cm" loext:decorative="false"/>
    </style:style>
    <style:style style:name="gr164" style:family="graphic" style:parent-style-name="standard">
      <style:graphic-properties draw:stroke="none" draw:fill="solid" draw:fill-color="#729fcf" draw:textarea-horizontal-align="justify" draw:textarea-vertical-align="middle" draw:auto-grow-height="false" fo:min-height="0.25cm" fo:min-width="0.75cm" loext:decorative="false"/>
    </style:style>
    <style:style style:name="gr165" style:family="graphic" style:parent-style-name="standard">
      <style:graphic-properties draw:stroke="none" draw:fill-color="#3465a4" draw:textarea-horizontal-align="justify" draw:textarea-vertical-align="middle" draw:auto-grow-height="false" fo:min-height="0.25cm" fo:min-width="3.25cm" loext:decorative="false"/>
    </style:style>
    <style:style style:name="gr166" style:family="graphic" style:parent-style-name="standard">
      <style:graphic-properties draw:stroke="none" draw:fill="solid" draw:fill-color="#77bc65" draw:textarea-horizontal-align="justify" draw:textarea-vertical-align="middle" draw:auto-grow-height="false" fo:min-height="0.25cm" fo:min-width="1.5cm" loext:decorative="false"/>
    </style:style>
    <style:style style:name="gr167" style:family="graphic" style:parent-style-name="standard">
      <style:graphic-properties draw:stroke="none" draw:fill-color="#168253" draw:textarea-horizontal-align="justify" draw:textarea-vertical-align="middle" draw:auto-grow-height="false" fo:min-height="0.25cm" fo:min-width="2.5cm" loext:decorative="false"/>
    </style:style>
    <style:style style:name="gr168" style:family="graphic" style:parent-style-name="standard">
      <style:graphic-properties draw:stroke="none" svg:stroke-width="0.028cm" svg:stroke-color="#000000" draw:marker-start-width="0.242cm" draw:marker-end-width="0.242cm" draw:fill="solid" draw:fill-color="#729fcf" loext:fill-use-slide-background="false" draw:opacity="100%" draw:textarea-horizontal-align="justify" draw:textarea-vertical-align="middle" draw:auto-grow-height="false" fo:min-height="0.472cm" fo:min-width="0.222cm" fo:padding-top="0.014cm" fo:padding-bottom="0.014cm" fo:padding-left="0.014cm" fo:padding-right="0.014cm" loext:decorative="false"/>
    </style:style>
    <style:style style:name="gr169" style:family="graphic" style:parent-style-name="standard">
      <style:graphic-properties draw:stroke="none" svg:stroke-color="#000000" draw:fill="none" draw:fill-color="#ffffff" draw:textarea-vertical-align="middle" draw:auto-grow-height="true" draw:auto-grow-width="false" fo:min-height="0.5cm" loext:decorative="false"/>
      <style:paragraph-properties style:writing-mode="lr-tb"/>
    </style:style>
    <style:style style:name="gr170" style:family="graphic" style:parent-style-name="standard">
      <style:graphic-properties draw:stroke="none" svg:stroke-width="0.028cm" svg:stroke-color="#000000" draw:marker-start-width="0.242cm" draw:marker-end-width="0.242cm" draw:fill="solid" draw:fill-color="#77bc65" loext:fill-use-slide-background="false" draw:opacity="100%" draw:textarea-horizontal-align="justify" draw:textarea-vertical-align="middle" draw:auto-grow-height="false" fo:min-height="0.472cm" fo:min-width="0.222cm" fo:padding-top="0.014cm" fo:padding-bottom="0.014cm" fo:padding-left="0.014cm" fo:padding-right="0.014cm" loext:decorative="false"/>
    </style:style>
    <style:style style:name="gr171" style:family="graphic" style:parent-style-name="standard">
      <style:graphic-properties draw:stroke="none" svg:stroke-width="0.028cm" svg:stroke-color="#000000" draw:marker-start-width="0.242cm" draw:marker-end-width="0.242cm" draw:fill="solid" draw:fill-color="#3465a4" loext:fill-use-slide-background="false" draw:opacity="100%" draw:textarea-horizontal-align="justify" draw:textarea-vertical-align="middle" draw:auto-grow-height="false" fo:min-height="0.472cm" fo:min-width="0.222cm" fo:padding-top="0.014cm" fo:padding-bottom="0.014cm" fo:padding-left="0.014cm" fo:padding-right="0.014cm" loext:decorative="false"/>
    </style:style>
    <style:style style:name="gr172" style:family="graphic" style:parent-style-name="standard">
      <style:graphic-properties draw:stroke="none" svg:stroke-width="0.028cm" svg:stroke-color="#000000" draw:marker-start-width="0.242cm" draw:marker-end-width="0.242cm" draw:fill="solid" draw:fill-color="#168253" loext:fill-use-slide-background="false" draw:opacity="100%" draw:textarea-horizontal-align="justify" draw:textarea-vertical-align="middle" draw:auto-grow-height="false" fo:min-height="0.472cm" fo:min-width="0.222cm" fo:padding-top="0.014cm" fo:padding-bottom="0.014cm" fo:padding-left="0.014cm" fo:padding-right="0.014cm" loext:decorative="false"/>
    </style:style>
    <style:style style:name="gr173" style:family="graphic" style:parent-style-name="objectwithoutfill">
      <style:graphic-properties draw:stroke="dash" draw:stroke-dash="Dash_20__28_Rounded_29_" svg:stroke-width="0.035cm" svg:stroke-color="#b4c7dc" draw:marker-start-width="0.252cm" draw:marker-end-width="0.252cm" svg:stroke-opacity="100%" svg:stroke-linecap="round" draw:fill="none" draw:opacity="100%" draw:textarea-horizontal-align="center" draw:textarea-vertical-align="middle" fo:padding-top="0.017cm" fo:padding-bottom="0.017cm" fo:padding-left="0.017cm" fo:padding-right="0.017cm" loext:decorative="false"/>
    </style:style>
    <style:style style:name="gr174" style:family="graphic" style:parent-style-name="objectwithoutfill">
      <style:graphic-properties draw:stroke="dash" draw:stroke-dash="Dash_20__28_Rounded_29_" svg:stroke-width="0.035cm" svg:stroke-color="#729fcf" draw:marker-start-width="0.252cm" draw:marker-end-width="0.252cm" svg:stroke-opacity="100%" svg:stroke-linecap="round" draw:fill="none" draw:opacity="60%" draw:textarea-horizontal-align="center" draw:textarea-vertical-align="middle" fo:padding-top="0.017cm" fo:padding-bottom="0.017cm" fo:padding-left="0.017cm" fo:padding-right="0.017cm" loext:decorative="false"/>
    </style:style>
    <style:style style:name="gr175" style:family="graphic" style:parent-style-name="objectwithoutfill">
      <style:graphic-properties draw:stroke="dash" draw:stroke-dash="Dash_20__28_Rounded_29_" svg:stroke-width="0.035cm" svg:stroke-color="#5983b0" draw:marker-start-width="0.252cm" draw:marker-end-width="0.252cm" svg:stroke-opacity="100%" svg:stroke-linecap="round" draw:fill="none" draw:textarea-horizontal-align="center" draw:textarea-vertical-align="middle" fo:padding-top="0.017cm" fo:padding-bottom="0.017cm" fo:padding-left="0.017cm" fo:padding-right="0.017cm" loext:decorative="false"/>
    </style:style>
    <style:style style:name="gr176" style:family="graphic" style:parent-style-name="standard">
      <style:graphic-properties draw:stroke="none" draw:fill="solid" draw:fill-color="#ffffff" loext:fill-use-slide-background="false" draw:textarea-horizontal-align="justify" draw:textarea-vertical-align="middle" draw:auto-grow-height="false" fo:min-height="3cm" fo:min-width="1.75cm" loext:decorative="false"/>
    </style:style>
    <style:style style:name="gr177" style:family="graphic" style:parent-style-name="objectwithoutfill">
      <style:graphic-properties svg:stroke-width="0.028cm" svg:stroke-color="#000000" draw:marker-start-width="0.242cm" draw:marker-end="Extrémités_20_de_20_flèche_20_6" draw:marker-end-width="0.15cm" draw:fill="none" draw:textarea-horizontal-align="center" draw:textarea-vertical-align="middle" fo:padding-top="0.014cm" fo:padding-bottom="0.014cm" fo:padding-left="0.014cm" fo:padding-right="0.014cm" loext:decorative="false"/>
    </style:style>
    <style:style style:name="gr178" style:family="graphic" style:parent-style-name="standard">
      <style:graphic-properties svg:stroke-width="0.035cm" svg:stroke-color="#6b5e9b" draw:marker-start-width="0.252cm" draw:marker-end-width="0.252cm" draw:fill="none" loext:fill-use-slide-background="false" draw:textarea-horizontal-align="justify" draw:textarea-vertical-align="middle" draw:auto-grow-height="false" fo:min-height="1.366cm" fo:min-width="0.166cm" fo:padding-top="0.017cm" fo:padding-bottom="0.017cm" fo:padding-left="0.017cm" fo:padding-right="0.017cm" loext:decorative="false"/>
    </style:style>
    <style:style style:name="gr179" style:family="graphic" style:parent-style-name="standard">
      <style:graphic-properties svg:stroke-width="0.035cm" svg:stroke-color="#069a2e" draw:marker-start-width="0.252cm" draw:marker-end-width="0.252cm" draw:fill="none" loext:fill-use-slide-background="false" draw:textarea-horizontal-align="justify" draw:textarea-vertical-align="middle" draw:auto-grow-height="false" fo:min-height="0.966cm" fo:min-width="0.166cm" fo:padding-top="0.017cm" fo:padding-bottom="0.017cm" fo:padding-left="0.017cm" fo:padding-right="0.017cm" loext:decorative="false"/>
    </style:style>
    <style:style style:name="gr180" style:family="graphic" style:parent-style-name="standard">
      <style:graphic-properties draw:stroke="none" draw:fill-color="#168253" draw:opacity="60%" draw:textarea-horizontal-align="justify" draw:textarea-vertical-align="middle" draw:auto-grow-height="false" fo:min-height="6cm" fo:min-width="7.25cm" loext:decorative="false"/>
    </style:style>
    <style:style style:name="gr181" style:family="graphic" style:parent-style-name="standard">
      <style:graphic-properties draw:stroke="none" draw:fill-color="#3465a4" draw:opacity="60%" draw:textarea-horizontal-align="justify" draw:textarea-vertical-align="middle" draw:auto-grow-height="false" fo:min-height="6cm" fo:min-width="7.25cm" loext:decorative="false"/>
    </style:style>
    <style:style style:name="gr182" style:family="graphic" style:parent-style-name="standard">
      <style:graphic-properties draw:stroke="dash" draw:stroke-dash="Long_20_Dash_20__28_Rounded_29_" svg:stroke-width="0.037cm" svg:stroke-color="#000000" draw:stroke-linejoin="round" svg:stroke-linecap="round" draw:fill="none" fo:padding-top="0.018cm" fo:padding-bottom="0.018cm" fo:padding-left="0.018cm" fo:padding-right="0.018cm" loext:decorative="false"/>
    </style:style>
    <style:style style:name="gr183" style:family="graphic" style:parent-style-name="standard">
      <style:graphic-properties draw:stroke="solid" svg:stroke-width="0.037cm" svg:stroke-color="#666666" draw:stroke-linejoin="round" svg:stroke-linecap="butt" draw:fill="none" fo:padding-top="0.018cm" fo:padding-bottom="0.018cm" fo:padding-left="0.018cm" fo:padding-right="0.018cm" loext:decorative="false"/>
    </style:style>
    <style:style style:name="gr184" style:family="graphic" style:parent-style-name="standard">
      <style:graphic-properties draw:stroke="solid" svg:stroke-width="0.053cm" svg:stroke-color="#3465a4" draw:marker-start-width="0.224cm" draw:marker-end-width="0.224cm" draw:stroke-linejoin="round" svg:stroke-linecap="butt" draw:fill="none" fo:padding-top="0.026cm" fo:padding-bottom="0.026cm" fo:padding-left="0.026cm" fo:padding-right="0.026cm" loext:decorative="false"/>
    </style:style>
    <style:style style:name="gr185" style:family="graphic" style:parent-style-name="standard">
      <style:graphic-properties draw:stroke="solid" svg:stroke-width="0.053cm" svg:stroke-color="#168253" draw:marker-start-width="0.224cm" draw:marker-end-width="0.224cm" draw:stroke-linejoin="round" svg:stroke-linecap="butt" draw:fill="none" fo:padding-top="0.026cm" fo:padding-bottom="0.026cm" fo:padding-left="0.026cm" fo:padding-right="0.026cm" loext:decorative="false"/>
    </style:style>
    <style:style style:name="gr186" style:family="graphic" style:parent-style-name="standard">
      <style:graphic-properties svg:stroke-width="0.035cm" svg:stroke-color="#3465a4" draw:marker-start-width="0.252cm" draw:marker-end-width="0.252cm" draw:fill="solid" draw:fill-color="#3465a4" loext:fill-use-slide-background="false" draw:opacity="70%" draw:textarea-horizontal-align="justify" draw:textarea-vertical-align="middle" draw:auto-grow-height="false" fo:min-height="0.466cm" fo:min-width="0.466cm" fo:padding-top="0.017cm" fo:padding-bottom="0.017cm" fo:padding-left="0.017cm" fo:padding-right="0.017cm" loext:decorative="false"/>
    </style:style>
    <style:style style:name="gr187" style:family="graphic" style:parent-style-name="standard">
      <style:graphic-properties svg:stroke-width="0.035cm" svg:stroke-color="#168253" draw:marker-start-width="0.252cm" draw:marker-end-width="0.252cm" draw:fill="solid" draw:fill-color="#168253" loext:fill-use-slide-background="false" draw:opacity="70%" draw:textarea-horizontal-align="justify" draw:textarea-vertical-align="middle" draw:auto-grow-height="false" fo:min-height="0.466cm" fo:min-width="0.466cm" fo:padding-top="0.017cm" fo:padding-bottom="0.017cm" fo:padding-left="0.017cm" fo:padding-right="0.017cm" loext:decorative="false"/>
    </style:style>
    <style:style style:name="gr188" style:family="graphic" style:parent-style-name="standard">
      <style:graphic-properties draw:stroke="dash" draw:stroke-dash="Long_20_Dash_20__28_Rounded_29_" svg:stroke-width="0.035cm" svg:stroke-color="#000000" draw:marker-start-width="0.252cm" draw:marker-end-width="0.252cm" svg:stroke-linecap="round" draw:fill="none" draw:fill-color="#3465a4" loext:fill-use-slide-background="false" draw:opacity="70%" draw:textarea-horizontal-align="justify" draw:textarea-vertical-align="middle" draw:auto-grow-height="false" fo:min-height="0.466cm" fo:min-width="0.466cm" fo:padding-top="0.017cm" fo:padding-bottom="0.017cm" fo:padding-left="0.017cm" fo:padding-right="0.017cm" loext:decorative="false"/>
    </style:style>
    <style:style style:name="P1" style:family="paragraph">
      <loext:graphic-properties draw:fill-color="#67ac68" draw:opacity="35%"/>
      <style:paragraph-properties fo:text-align="center"/>
    </style:style>
    <style:style style:name="P2" style:family="paragraph">
      <loext:graphic-properties draw:fill-color="#504f91" draw:opacity="40%"/>
      <style:paragraph-properties fo:text-align="center"/>
    </style:style>
    <style:style style:name="P3" style:family="paragraph">
      <loext:graphic-properties draw:fill="none"/>
    </style:style>
    <style:style style:name="P4" style:family="paragraph">
      <loext:graphic-properties draw:fill-color="#f69320" draw:opacity="50%"/>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504f91" draw:opacity="90%"/>
    </style:style>
    <style:style style:name="P7" style:family="paragraph">
      <loext:graphic-properties draw:fill="solid" draw:fill-color="#67ac68" draw:opacity="90%"/>
    </style:style>
    <style:style style:name="P8" style:family="paragraph">
      <loext:graphic-properties draw:fill="solid" draw:fill-color="#f69320" draw:opacity="90%"/>
    </style:style>
    <style:style style:name="P9" style:family="paragraph">
      <loext:graphic-properties draw:fill="none" draw:fill-color="#ffffff"/>
      <style:text-properties fo:color="#666666" loext:opacity="100%" style:font-name="Arial" fo:font-size="8pt" style:font-size-asian="8pt" style:font-size-complex="8pt"/>
    </style:style>
    <style:style style:name="P10" style:family="paragraph">
      <loext:graphic-properties draw:fill-color="#504f91" draw:opacity="50%"/>
      <style:paragraph-properties fo:text-align="center"/>
    </style:style>
    <style:style style:name="P11" style:family="paragraph">
      <style:paragraph-properties fo:text-align="center"/>
    </style:style>
    <style:style style:name="P12" style:family="paragraph">
      <loext:graphic-properties draw:fill="none" draw:fill-color="#ffffff"/>
      <style:paragraph-properties fo:text-align="center"/>
      <style:text-properties fo:color="#666666" loext:opacity="100%" style:font-name="Arial" fo:font-size="8pt" fo:font-style="normal" style:font-size-asian="8pt" style:font-style-asian="normal" style:font-size-complex="8pt" style:font-style-complex="normal"/>
    </style:style>
    <style:style style:name="P13" style:family="paragraph">
      <loext:graphic-properties draw:fill="none" draw:opacity="100%"/>
    </style:style>
    <style:style style:name="P14" style:family="paragraph">
      <loext:graphic-properties draw:fill-color="#67ac68" draw:opacity="30%"/>
      <style:paragraph-properties fo:text-align="center"/>
    </style:style>
    <style:style style:name="P15" style:family="paragraph">
      <loext:graphic-properties draw:fill="none" draw:opacity="80%"/>
    </style:style>
    <style:style style:name="P16" style:family="paragraph">
      <loext:graphic-properties draw:fill-color="#67ac68" draw:opacity="50%"/>
      <style:paragraph-properties fo:text-align="center"/>
    </style:style>
    <style:style style:name="P17" style:family="paragraph">
      <loext:graphic-properties draw:fill="none" draw:fill-color="#000000" draw:opacity="100%"/>
      <style:paragraph-properties fo:text-align="center"/>
    </style:style>
    <style:style style:name="P18" style:family="paragraph">
      <loext:graphic-properties draw:fill="none" draw:fill-color="#3465a4" draw:opacity="100%"/>
      <style:paragraph-properties fo:text-align="center"/>
    </style:style>
    <style:style style:name="P19" style:family="paragraph">
      <loext:graphic-properties draw:fill="none" draw:fill-color="#be480a" draw:opacity="100%"/>
      <style:paragraph-properties fo:text-align="center"/>
    </style:style>
    <style:style style:name="P20" style:family="paragraph">
      <loext:graphic-properties draw:fill-color="#67ac68" draw:opacity="15%"/>
      <style:paragraph-properties fo:text-align="center"/>
    </style:style>
    <style:style style:name="P21" style:family="paragraph">
      <loext:graphic-properties draw:fill-color="#ffffff"/>
      <style:paragraph-properties fo:text-align="center" style:writing-mode="lr-tb"/>
      <style:text-properties fo:font-size="8pt" style:font-size-asian="8pt" style:font-size-complex="8pt"/>
    </style:style>
    <style:style style:name="P22" style:family="paragraph">
      <loext:graphic-properties draw:fill="none" draw:fill-color="#ffffff"/>
      <style:text-properties fo:color="#666666" loext:opacity="100%" style:font-name="Arial" fo:font-size="8pt" fo:font-weight="bold" style:font-size-asian="8pt" style:font-weight-asian="bold" style:font-size-complex="8pt" style:font-weight-complex="bold"/>
    </style:style>
    <style:style style:name="P23" style:family="paragraph">
      <loext:graphic-properties draw:fill="solid" draw:fill-color="#f69320" draw:opacity="15%"/>
      <style:paragraph-properties fo:text-align="center"/>
    </style:style>
    <style:style style:name="P24" style:family="paragraph">
      <loext:graphic-properties draw:fill-color="#ff6d6d" draw:opacity="50%"/>
      <style:paragraph-properties fo:text-align="center"/>
    </style:style>
    <style:style style:name="P25" style:family="paragraph">
      <loext:graphic-properties draw:fill="solid" draw:fill-color="#67ac68" draw:opacity="50%"/>
      <style:paragraph-properties fo:text-align="center"/>
    </style:style>
    <style:style style:name="P26" style:family="paragraph">
      <loext:graphic-properties draw:fill="solid" draw:fill-color="#729fcf" draw:opacity="50%"/>
      <style:paragraph-properties fo:text-align="center"/>
    </style:style>
    <style:style style:name="P27" style:family="paragraph">
      <style:paragraph-properties fo:text-align="center"/>
      <style:text-properties fo:color="#780373" loext:opacity="100%" style:font-name="Arial" fo:font-size="7pt" fo:font-weight="bold" style:font-size-asian="7pt" style:font-weight-asian="bold" style:font-size-complex="7pt" style:font-weight-complex="bold"/>
    </style:style>
    <style:style style:name="P28" style:family="paragraph">
      <loext:graphic-properties draw:fill-color="#ffffff"/>
      <style:paragraph-properties fo:text-align="center" style:writing-mode="lr-tb"/>
      <style:text-properties fo:color="#780373" loext:opacity="100%" style:font-name="Arial" fo:font-size="7pt" fo:font-weight="bold" style:font-size-asian="7pt" style:font-weight-asian="bold" style:font-size-complex="7pt" style:font-weight-complex="bold"/>
    </style:style>
    <style:style style:name="P29" style:family="paragraph">
      <loext:graphic-properties draw:fill="none" draw:fill-color="#ffffff"/>
      <style:text-properties fo:color="#666666" loext:opacity="100%" style:font-name="Arial" fo:font-size="8pt" fo:font-weight="normal" style:font-size-asian="8pt" style:font-weight-asian="normal" style:font-size-complex="8pt" style:font-weight-complex="normal"/>
    </style:style>
    <style:style style:name="P30" style:family="paragraph">
      <style:paragraph-properties fo:text-align="center"/>
      <style:text-properties fo:color="#c9211e" loext:opacity="100%" style:font-name="Arial" fo:font-size="7pt" fo:font-weight="bold" style:font-size-asian="7pt" style:font-weight-asian="bold" style:font-size-complex="7pt" style:font-weight-complex="bold"/>
    </style:style>
    <style:style style:name="P31" style:family="paragraph">
      <loext:graphic-properties draw:fill-color="#ffffff"/>
      <style:paragraph-properties fo:text-align="center" style:writing-mode="lr-tb"/>
      <style:text-properties fo:color="#c9211e" loext:opacity="100%" style:font-name="Arial" fo:font-size="7pt" fo:font-weight="bold" style:font-size-asian="7pt" style:font-weight-asian="bold" style:font-size-complex="7pt" style:font-weight-complex="bold"/>
    </style:style>
    <style:style style:name="P32" style:family="paragraph">
      <loext:graphic-properties draw:fill-color="#729fcf" draw:opacity="35%"/>
      <style:paragraph-properties fo:text-align="center"/>
    </style:style>
    <style:style style:name="P33" style:family="paragraph">
      <loext:graphic-properties draw:fill-color="#ff6d6d" draw:opacity="35%"/>
      <style:paragraph-properties fo:text-align="center"/>
    </style:style>
    <style:style style:name="P34" style:family="paragraph">
      <loext:graphic-properties draw:fill="solid" draw:fill-color="#ffbf00" draw:opacity="50%"/>
      <style:paragraph-properties fo:text-align="center"/>
    </style:style>
    <style:style style:name="P35" style:family="paragraph">
      <loext:graphic-properties draw:fill="solid" draw:fill-color="#729fcf"/>
      <style:paragraph-properties fo:text-align="center"/>
    </style:style>
    <style:style style:name="P36" style:family="paragraph">
      <loext:graphic-properties draw:fill="solid" draw:fill-color="#158466" draw:opacity="50%"/>
      <style:paragraph-properties fo:text-align="center"/>
    </style:style>
    <style:style style:name="P37" style:family="paragraph">
      <loext:graphic-properties draw:fill="solid" draw:fill-color="#8d1d75" draw:opacity="50%"/>
      <style:paragraph-properties fo:text-align="center"/>
    </style:style>
    <style:style style:name="P38" style:family="paragraph">
      <loext:graphic-properties draw:fill="solid" draw:fill-color="#729fcf" draw:opacity="70%"/>
      <style:paragraph-properties fo:text-align="center"/>
    </style:style>
    <style:style style:name="P39" style:family="paragraph">
      <loext:graphic-properties draw:fill="solid" draw:fill-color="#ffffff"/>
      <style:paragraph-properties fo:text-align="center"/>
    </style:style>
    <style:style style:name="P40" style:family="paragraph">
      <loext:graphic-properties draw:fill-color="#ffbf00" draw:opacity="50%"/>
      <style:paragraph-properties fo:text-align="center"/>
    </style:style>
    <style:style style:name="P41" style:family="paragraph">
      <loext:graphic-properties draw:fill-color="#8d1d75" draw:opacity="50%"/>
      <style:paragraph-properties fo:text-align="center"/>
    </style:style>
    <style:style style:name="P42" style:family="paragraph">
      <loext:graphic-properties draw:fill-color="#158466" draw:opacity="50%"/>
      <style:paragraph-properties fo:text-align="center"/>
    </style:style>
    <style:style style:name="P43" style:family="paragraph">
      <loext:graphic-properties draw:fill="none" draw:fill-color="#dddddd" draw:opacity="50%"/>
      <style:paragraph-properties fo:text-align="center"/>
    </style:style>
    <style:style style:name="P44" style:family="paragraph">
      <style:paragraph-properties fo:margin-top="0.42cm" fo:margin-bottom="0.35cm" fo:text-align="justify"/>
    </style:style>
    <style:style style:name="P45" style:family="paragraph">
      <loext:graphic-properties draw:fill="none" draw:fill-color="#ffffff"/>
      <style:paragraph-properties fo:margin-top="0.42cm" fo:margin-bottom="0.35cm" fo:text-align="justify"/>
      <style:text-properties fo:color="#000000" loext:opacity="100%" style:font-name="Arial" fo:font-size="10pt" fo:font-weight="bold" style:font-size-asian="10pt" style:font-weight-asian="bold" style:font-size-complex="10pt" style:font-weight-complex="bold"/>
    </style:style>
    <style:style style:name="P46" style:family="paragraph">
      <loext:graphic-properties draw:fill="none" draw:fill-color="#67ac68" draw:opacity="35%"/>
      <style:paragraph-properties fo:text-align="center"/>
    </style:style>
    <style:style style:name="P47" style:family="paragraph">
      <loext:graphic-properties draw:fill-color="#729fcf" draw:opacity="70%"/>
      <style:paragraph-properties fo:text-align="center"/>
    </style:style>
    <style:style style:name="P48" style:family="paragraph">
      <loext:graphic-properties draw:fill="solid" draw:fill-color="#729fcf" draw:opacity="20%"/>
      <style:paragraph-properties fo:text-align="center"/>
    </style:style>
    <style:style style:name="P49" style:family="paragraph">
      <loext:graphic-properties draw:fill-color="#800080" draw:opacity="50%"/>
      <style:paragraph-properties fo:text-align="center"/>
    </style:style>
    <style:style style:name="P50" style:family="paragraph">
      <loext:graphic-properties draw:fill="solid" draw:fill-color="#800080" draw:opacity="50%"/>
      <style:paragraph-properties fo:text-align="center"/>
    </style:style>
    <style:style style:name="P51" style:family="paragraph">
      <loext:graphic-properties draw:fill-color="#bf0041"/>
      <style:paragraph-properties fo:text-align="center"/>
    </style:style>
    <style:style style:name="P52" style:family="paragraph">
      <loext:graphic-properties draw:fill="none" draw:fill-color="#ffffff"/>
      <style:paragraph-properties fo:text-align="center"/>
      <style:text-properties fo:color="#bf0041" loext:opacity="100%" style:font-name="Arial" fo:font-size="8pt" style:font-size-asian="8pt" style:font-size-complex="8pt"/>
    </style:style>
    <style:style style:name="P53" style:family="paragraph">
      <loext:graphic-properties draw:fill="solid" draw:fill-color="#729fcf" draw:opacity="80%"/>
      <style:paragraph-properties fo:text-align="center"/>
    </style:style>
    <style:style style:name="P54" style:family="paragraph">
      <loext:graphic-properties draw:fill="solid" draw:fill-color="#b4c7dc" draw:opacity="50%"/>
    </style:style>
    <style:style style:name="P55" style:family="paragraph">
      <loext:graphic-properties draw:fill="solid" draw:fill-color="#729fcf" draw:opacity="80%"/>
    </style:style>
    <style:style style:name="P56" style:family="paragraph">
      <loext:graphic-properties draw:fill="solid" draw:fill-color="#b4c7dc" draw:opacity="50%"/>
      <style:paragraph-properties fo:text-align="center"/>
    </style:style>
    <style:style style:name="P57" style:family="paragraph">
      <loext:graphic-properties draw:fill="none" draw:fill-color="#729fcf" draw:opacity="50%"/>
      <style:paragraph-properties fo:text-align="center"/>
    </style:style>
    <style:style style:name="P58" style:family="paragraph">
      <loext:graphic-properties draw:fill="none" draw:fill-color="#ffffff"/>
      <style:paragraph-properties fo:text-align="center"/>
      <style:text-properties fo:color="#a1467e" loext:opacity="100%" style:font-name="Arial" fo:font-size="8pt" fo:font-style="normal" fo:font-weight="bold" style:font-size-asian="8pt" style:font-style-asian="normal" style:font-weight-asian="bold" style:font-size-complex="8pt" style:font-style-complex="normal" style:font-weight-complex="bold"/>
    </style:style>
    <style:style style:name="P59" style:family="paragraph">
      <loext:graphic-properties draw:fill="none" draw:fill-color="#729fcf" draw:opacity="50%"/>
    </style:style>
    <style:style style:name="P60" style:family="paragraph">
      <style:paragraph-properties fo:text-align="start"/>
    </style:style>
    <style:style style:name="P61" style:family="paragraph">
      <loext:graphic-properties draw:fill="none" draw:fill-color="#ffffff"/>
      <style:paragraph-properties fo:text-align="start"/>
      <style:text-properties fo:color="#a1467e" loext:opacity="100%" style:font-name="Arial" fo:font-size="8pt" style:font-size-asian="8pt" style:font-size-complex="8pt"/>
    </style:style>
    <style:style style:name="P62" style:family="paragraph">
      <loext:graphic-properties draw:fill="solid" draw:fill-color="#168253" draw:opacity="20%"/>
    </style:style>
    <style:style style:name="P63" style:family="paragraph">
      <loext:graphic-properties draw:fill="solid" draw:fill-color="#f69320" draw:opacity="40%"/>
    </style:style>
    <style:style style:name="P64" style:family="paragraph">
      <loext:graphic-properties draw:fill="solid" draw:fill-color="#168253" draw:opacity="70%"/>
      <style:paragraph-properties fo:text-align="center"/>
    </style:style>
    <style:style style:name="P65" style:family="paragraph">
      <loext:graphic-properties draw:fill="solid" draw:fill-color="#f69320" draw:opacity="70%"/>
      <style:paragraph-properties fo:text-align="center"/>
    </style:style>
    <style:style style:name="P66" style:family="paragraph">
      <loext:graphic-properties draw:fill="none" draw:fill-color="#729fcf" draw:opacity="70%"/>
      <style:paragraph-properties fo:text-align="center"/>
    </style:style>
    <style:style style:name="P67" style:family="paragraph">
      <style:paragraph-properties fo:text-align="center"/>
      <style:text-properties fo:color="#780373" loext:opacity="100%" style:font-name="Arial" fo:font-size="11pt" fo:font-weight="bold" style:font-size-asian="11pt" style:font-weight-asian="bold" style:font-size-complex="11pt" style:font-weight-complex="bold"/>
    </style:style>
    <style:style style:name="P68" style:family="paragraph">
      <loext:graphic-properties draw:fill-color="#ffffff" draw:opacity="80%"/>
      <style:paragraph-properties fo:text-align="center" style:writing-mode="lr-tb"/>
      <style:text-properties fo:color="#780373" loext:opacity="100%" style:font-name="Arial" fo:font-size="11pt" fo:font-weight="bold" style:font-size-asian="11pt" style:font-weight-asian="bold" style:font-size-complex="11pt" style:font-weight-complex="bold"/>
    </style:style>
    <style:style style:name="P69" style:family="paragraph">
      <loext:graphic-properties draw:fill="none" draw:fill-color="#f69320" draw:opacity="40%"/>
    </style:style>
    <style:style style:name="P70" style:family="paragraph">
      <loext:graphic-properties draw:fill-color="#6b5e9b" draw:opacity="50%"/>
      <style:paragraph-properties fo:text-align="center"/>
    </style:style>
    <style:style style:name="P71" style:family="paragraph">
      <loext:graphic-properties draw:fill="solid" draw:fill-color="#069a2e" draw:opacity="50%"/>
      <style:paragraph-properties fo:text-align="center"/>
    </style:style>
    <style:style style:name="P72" style:family="paragraph">
      <style:paragraph-properties fo:margin-top="0.42cm" fo:margin-bottom="0.35cm" fo:text-align="start"/>
    </style:style>
    <style:style style:name="P73" style:family="paragraph">
      <loext:graphic-properties draw:fill="none" draw:fill-color="#ffffff"/>
      <style:paragraph-properties fo:text-align="center"/>
      <style:text-properties fo:color="#3465a4" loext:opacity="100%" style:font-name="Arial" fo:font-size="8pt" style:font-size-asian="8pt" style:font-size-complex="8pt"/>
    </style:style>
    <style:style style:name="P74" style:family="paragraph">
      <loext:graphic-properties draw:fill="none" draw:fill-color="#ffffff"/>
      <style:paragraph-properties fo:text-align="center"/>
      <style:text-properties fo:color="#168253" loext:opacity="100%" style:font-name="Arial" fo:font-size="8pt" style:font-size-asian="8pt" style:font-size-complex="8pt"/>
    </style:style>
    <style:style style:name="P75" style:family="paragraph">
      <style:paragraph-properties fo:margin-top="0.42cm" fo:margin-bottom="0.35cm" fo:text-align="start"/>
      <style:text-properties fo:font-size="10pt" style:font-size-asian="10pt" style:font-size-complex="10pt"/>
    </style:style>
    <style:style style:name="P76" style:family="paragraph">
      <loext:graphic-properties draw:fill="none" draw:fill-color="#ffffff"/>
      <style:paragraph-properties fo:margin-top="0.42cm" fo:margin-bottom="0.35cm" fo:text-align="start"/>
      <style:text-properties fo:color="#000000" loext:opacity="100%" style:font-name="Arial" fo:font-size="10pt" fo:font-weight="bold" style:font-size-asian="10pt" style:font-weight-asian="bold" style:font-size-complex="10pt" style:font-weight-complex="bold"/>
    </style:style>
    <style:style style:name="P77" style:family="paragraph">
      <loext:graphic-properties draw:fill-color="#3465a4"/>
      <style:paragraph-properties fo:text-align="center"/>
    </style:style>
    <style:style style:name="P78" style:family="paragraph">
      <loext:graphic-properties draw:fill="solid" draw:fill-color="#77bc65"/>
      <style:paragraph-properties fo:text-align="center"/>
    </style:style>
    <style:style style:name="P79" style:family="paragraph">
      <loext:graphic-properties draw:fill-color="#168253"/>
      <style:paragraph-properties fo:text-align="center"/>
    </style:style>
    <style:style style:name="P80" style:family="paragraph">
      <loext:graphic-properties draw:fill="solid" draw:fill-color="#729fcf" draw:opacity="100%"/>
      <style:paragraph-properties fo:text-align="center"/>
    </style:style>
    <style:style style:name="P81" style:family="paragraph">
      <loext:graphic-properties draw:fill="solid" draw:fill-color="#77bc65" draw:opacity="100%"/>
      <style:paragraph-properties fo:text-align="center"/>
    </style:style>
    <style:style style:name="P82" style:family="paragraph">
      <loext:graphic-properties draw:fill="solid" draw:fill-color="#3465a4" draw:opacity="100%"/>
      <style:paragraph-properties fo:text-align="center"/>
    </style:style>
    <style:style style:name="P83" style:family="paragraph">
      <loext:graphic-properties draw:fill="solid" draw:fill-color="#168253" draw:opacity="100%"/>
      <style:paragraph-properties fo:text-align="center"/>
    </style:style>
    <style:style style:name="P84" style:family="paragraph">
      <loext:graphic-properties draw:fill="none" draw:opacity="100%"/>
      <style:paragraph-properties fo:text-align="center"/>
    </style:style>
    <style:style style:name="P85" style:family="paragraph">
      <loext:graphic-properties draw:fill="none" draw:opacity="60%"/>
      <style:paragraph-properties fo:text-align="center"/>
    </style:style>
    <style:style style:name="P86" style:family="paragraph">
      <loext:graphic-properties draw:fill-color="#168253" draw:opacity="60%"/>
      <style:paragraph-properties fo:text-align="center"/>
    </style:style>
    <style:style style:name="P87" style:family="paragraph">
      <loext:graphic-properties draw:fill-color="#3465a4" draw:opacity="60%"/>
      <style:paragraph-properties fo:text-align="center"/>
    </style:style>
    <style:style style:name="P88" style:family="paragraph">
      <loext:graphic-properties draw:fill="solid" draw:fill-color="#3465a4" draw:opacity="70%"/>
      <style:paragraph-properties fo:text-align="center"/>
    </style:style>
    <style:style style:name="P89" style:family="paragraph">
      <loext:graphic-properties draw:fill="none" draw:fill-color="#3465a4" draw:opacity="70%"/>
      <style:paragraph-properties fo:text-align="center"/>
    </style:style>
    <style:style style:name="T1" style:family="text">
      <style:text-properties fo:color="#666666" loext:opacity="100%" style:font-name="Arial" fo:font-size="8pt" style:font-size-asian="8pt" style:font-size-complex="8pt"/>
    </style:style>
    <style:style style:name="T2" style:family="text">
      <style:text-properties fo:color="#666666" loext:opacity="100%" style:font-name="Arial" fo:font-size="8pt" fo:font-style="normal" style:font-size-asian="8pt" style:font-style-asian="normal" style:font-size-complex="8pt" style:font-style-complex="normal"/>
    </style:style>
    <style:style style:name="T3" style:family="text">
      <style:text-properties fo:color="#666666" loext:opacity="100%" style:font-name="Arial" fo:font-size="8pt" fo:font-weight="bold" style:font-size-asian="8pt" style:font-weight-asian="bold" style:font-size-complex="8pt" style:font-weight-complex="bold"/>
    </style:style>
    <style:style style:name="T4" style:family="text">
      <style:text-properties fo:color="#666666" loext:opacity="100%" style:font-name="Arial" fo:font-size="8pt" fo:font-style="italic" style:font-size-asian="8pt" style:font-style-asian="italic" style:font-size-complex="8pt" style:font-style-complex="italic"/>
    </style:style>
    <style:style style:name="T5" style:family="text">
      <style:text-properties fo:color="#666666" loext:opacity="100%" style:font-name="Arial" fo:font-size="7pt" style:font-size-asian="7pt" style:font-size-complex="7pt"/>
    </style:style>
    <style:style style:name="T6" style:family="text">
      <style:text-properties fo:color="#780373" loext:opacity="100%" style:font-name="Arial" fo:font-size="7pt" fo:font-weight="bold" style:font-size-asian="7pt" style:font-weight-asian="bold" style:font-size-complex="7pt" style:font-weight-complex="bold"/>
    </style:style>
    <style:style style:name="T7" style:family="text">
      <style:text-properties fo:color="#666666" loext:opacity="100%" style:font-name="Arial" fo:font-size="8pt" fo:font-weight="normal" style:font-size-asian="8pt" style:font-weight-asian="normal" style:font-size-complex="8pt" style:font-weight-complex="normal"/>
    </style:style>
    <style:style style:name="T8" style:family="text">
      <style:text-properties fo:color="#c9211e" loext:opacity="100%" style:font-name="Arial" fo:font-size="7pt" fo:font-weight="bold" style:font-size-asian="7pt" style:font-weight-asian="bold" style:font-size-complex="7pt" style:font-weight-complex="bold"/>
    </style:style>
    <style:style style:name="T9" style:family="text">
      <style:text-properties fo:color="#000000" loext:opacity="100%" style:font-name="Arial" fo:font-size="10pt" fo:font-weight="bold" style:font-size-asian="10pt" style:font-weight-asian="bold" style:font-size-complex="10pt" style:font-weight-complex="bold"/>
    </style:style>
    <style:style style:name="T10" style:family="text">
      <style:text-properties fo:color="#bf0041" loext:opacity="100%" style:font-name="Arial" fo:font-size="8pt" style:font-size-asian="8pt" style:font-size-complex="8pt"/>
    </style:style>
    <style:style style:name="T11" style:family="text">
      <style:text-properties fo:color="#a1467e" loext:opacity="100%" style:font-name="Arial" fo:font-size="8pt" fo:font-style="normal" fo:font-weight="normal" style:font-size-asian="8pt" style:font-style-asian="normal" style:font-weight-asian="normal" style:font-size-complex="8pt" style:font-style-complex="normal" style:font-weight-complex="normal"/>
    </style:style>
    <style:style style:name="T12" style:family="text">
      <style:text-properties fo:color="#a1467e" loext:opacity="100%" style:font-name="Arial" fo:font-size="8pt" fo:font-style="normal" fo:font-weight="bold" style:font-size-asian="8pt" style:font-style-asian="normal" style:font-weight-asian="bold" style:font-size-complex="8pt" style:font-style-complex="normal" style:font-weight-complex="bold"/>
    </style:style>
    <style:style style:name="T13" style:family="text">
      <style:text-properties fo:color="#a1467e" loext:opacity="100%" style:font-name="Arial" fo:font-size="8pt" style:font-size-asian="8pt" style:font-size-complex="8pt"/>
    </style:style>
    <style:style style:name="T14" style:family="text">
      <style:text-properties fo:color="#8d1d75" loext:opacity="100%" style:font-name="Arial1" fo:font-size="11pt" fo:font-weight="bold" style:font-name-asian="Arial1" style:font-size-asian="11pt" style:font-weight-asian="bold" style:font-name-complex="Arial1" style:font-size-complex="11pt" style:font-weight-complex="bold"/>
    </style:style>
    <style:style style:name="T15" style:family="text">
      <style:text-properties fo:color="#3465a4" loext:opacity="100%" style:font-name="Arial" fo:font-size="8pt" style:font-size-asian="8pt" style:font-size-complex="8pt"/>
    </style:style>
    <style:style style:name="T16" style:family="text">
      <style:text-properties fo:color="#168253" loext:opacity="100%" style:font-name="Arial" fo:font-size="8pt" style:font-size-asian="8pt" style:font-size-complex="8pt"/>
    </style:style>
    <style:style style:name="T17" style:family="text">
      <style:text-properties fo:color="#666666" loext:opacity="100%" style:font-name="Arial" fo:font-size="7pt" fo:font-style="normal" style:font-size-asian="7pt" style:font-style-asian="normal" style:font-size-complex="7pt"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ath draw:style-name="gr1" draw:text-style-name="P1" draw:layer="layout" svg:width="5.043cm" svg:height="5.153cm" svg:x="1.73cm" svg:y="2cm" svg:viewBox="0 0 5044 5154" svg:d="M4147 11l60 6 10 2c1 0 1 0 2 0l49 5 61 10 59 13 59 23 36 17c1 0 2 1 2 1l25 9 59 25 56 34v1c1 0 1 0 1 0l4 2 61 32 44 33c1 0 1 0 1 0l14 11 59 54c0 1 1 1 1 2l55 68 3 6v1c1 0 1 0 1 0l37 61 22 55c1 1 1 2 1 2l7 12 27 69 20 67 7 28v1l13 42 17 68 14 68 8 69 2 67-2 70-4 69-4 69-4 70-4 70-9 68-17 68-10 26v1l-13 42-28 68-20 40c0 1-1 2-1 2l-10 29-26 69-24 49c0 1 0 1-1 1l-7 19-34 68-18 30-24 39-37 50c-1 1-1 1-1 1l-12 18-48 67c-1 0-1 0-1 0l-2 3-50 69-9 11-45 58-16 19-43 51-18 20-42 49c0 1 0 1 0 1l-20 26-1 1-30 43v1l-31 50h-1v1l-10 19-43 69-6 8-45 60-17 20-43 49c-1 1-2 2-2 3l-17 26-31 42c-1 1-1 2-2 2-1 3-2 6-2 9 0 2 0 3 1 5l17 69c0 2 1 3 1 5 2 2 4 4 6 6l15 10 60 45 15 13c1 1 1 1 1 1l46 35 35 33 23 26 33 40 26 58v1l4 7 10 64-10 65-5 13-21 52-36 47-20 17-36 25-58 20-57 8-58-3-60-11-58-22-38-19-21-11-61-38-21-17-37-37-25-30-33-64-1-1v-1l-24-68-17-69c0-2-1-3-1-5-1 0-1 0-1 0l-19-32c-1-3-4-5-6-7-3-1-6-2-10-2-1 0-2 0-3 0l-61 11c-2 1-4 1-6 2-2 2-3 3-5 4l-18 21c0 1 0 1 0 2l-44 60c-1 0-1 1-2 1 0 1 0 2-1 3l-4 9-29 68-27 51c0 1-1 1-1 2l-7 19v1l-21 70v1l-17 69c-1 0-1 1-1 1l-14 70v1l-2 17-6 53c0 1 0 1 0 1l-5 69-4 70-7 69-14 67-23 68-2 5c0 0 0 1 0 2l-17 65-19 68-22 70-3 9-19 60-27 68-15 32c0 0-1 0-1 1l-15 38-29 69c0 1 0 1 0 1l-17 45v1l-7 24c0 1-1 1-1 2l-14 70c0 1 0 1 0 2l-5 70c0 1 0 1 0 1v69c0 1 0 1 0 1l1 69-3 69-7 68-11 69-14 62-2 5-32 65-23 24-57 38-3 1-52 14-57 1-56-15-56-37-23-26-36-59-4-8-35-70v-1h-1l-21-36-20-34v-1l-42-59-7-10c-1-1-1-1-2-2l-54-61-8-9-53-56-13-14-49-55-11-13-49-62-6-7-48-69-5-10v-1l-33-57-28-69c-1 0-1-1-1-2-1 0-1 0-1 0l-42-70c0-1-1-2-2-3l-19-22-1-1-49-47-12-11-61-53-3-4-1-1-56-64-4-5-50-68-7-10-42-60-19-30-24-39-36-66c-1 0-1 0-1-1l-2-3-50-70c-1-1-2-2-2-3l-10-9-58-60c-1-1-2-2-3-3l-2-1-60-50-17-16-44-40-27-29-33-38-23-30-38-58-5-10-39-69-16-36v-1l-17-33-34-69-10-20c0-1 0-1 0-2-1 0-1 0-1 0l-30-49-32-52c0-1 0-1 0-1l-12-17c-1-1-1-1-1-1l-49-58c-1-1-1-1-1-1l-11-12c0-1-1-1-2-2l-50-42-34-28c0 0-1 0-1-1l-28-19-57-47v-1c-1-1-2-2-3-3l-61-54-13-13-47-52-14-16-47-63-5-6-51-69-4-7c-1-1-1-1-1-1l-52-63-10-12-47-57-13-18-36-50-25-45-14-24-34-68-13-29v-1l-21-41-36-70v-1l-4-7c-1 0-1-1-1-1l-42-62-20-28c-1-1-1-1-1-1l-34-42-1-1-27-29-38-41v-1l-23-22-44-46-17-20-40-49-20-30-28-38-32-60v-1c-1 0-1-1-2-2l-5-6-32-67-21-67c0-1-1-2-1-3l-22-68-15-69-10-68-5-68-1-69 2-69 6-68 11-68 23-67 10-17 24-50 36-45 17-22 42-41 33-26 26-21 60-37 20-10h1c0-1 0-1 0-1l40-24 60-29 40-15c1 0 1-1 1-1l21-10 60-24 59-18 61-12 22-4c0 0 1 0 1-1l39-9 61-12 59-9 60-4 60 2 59 8 60 14 47 11c1 0 1 0 1 0l16 3h1l61 8h1l61 5h1l62 2 61 2 60 3 62 4 61 5h1l62 3c1 0 1 0 1 0l61-1c0 0 1 0 2 0l61-7 62-9h1l61-11 36-7c1 0 1-1 2-1l25-8 61-18 60-14 62-12 61-11 30-5c0 0 1-1 2-1l31-9 61-17 61-13 61-14 62-14c0-1 1-1 1-1l6-2c1 0 1 0 2 0l54-23 60-21 61-18 33-6c1-1 2-1 3-1l26-10 61-16 59-11 60-8 62-4 60-3h60 62l61 1 61 1h62c1 0 1 0 1 0l61-2c1 0 1 0 2 0l62-7 60-10c2 0 4 0 6-1l59-21 62-19 60-16 59-12 9-1c1 0 2 0 2 0l51-11 60-7 60-1 61 3 60 3z">
          <text:p/>
        </draw:path>
        <draw:path draw:style-name="gr2" draw:text-style-name="P2" draw:layer="layout" svg:width="3.601cm" svg:height="4.124cm" svg:x="1.97cm" svg:y="1.642cm" svg:viewBox="0 0 3602 4125" svg:d="M1090 420l51-11 57-26 1-1 47-18-360 361-5-1h-1l-46-11-29-7zM718 692l-4-1-60-2-59 4-60 9-61 12-19 5 4-3 1-1 1-1 47-25 14-9 61-38 1-1 43-21 16-11 1-1 62-38h1v-1h1l42-19 16-12h1l1-1 61-32h1 1v-1h1l62-20h1l16-5 37-17zM1425 286l20-8 1-1 18-6 39-24 1-1h1 1l62-25v-1h1 1l28-8-529 530-47-2h-1l-47-4zM1755 155l57-21 3-2 57-37 1-1h1l61-26h1v-1h1l9-2-686 686-54-4-41-2zM16 2094l38 40 11 11-41 41-1-14-1-2-22-59zM2087 23l37-5h1l61-4h1 9l-744 744-60 1h-1l-38-2zM114 2197l1 1 27 29 1 1 18 22-127 126 3-67-2-33zM2301 10l9-1 60-4h1l36-2-716 716-13 4v1h-1-1l-36 7-61 11h-1l-11 2zM203 2307l37 54 1 1v1l2 4-202 202-7-49v-1l-2-41zM2511 0l47 2h1l43 6-651 651-4 1-61 11-57 11zM277 2433l4 7 21 41 1 1 7 18-245 245v-17l-9-68v-5zM2686 25l60 17h1v1l15 5-548 548-21 5-61 14-47 10zM343 2567l6 12 14 25 13 22-310 310-3-69v-1-1l1-18zM2841 70l26 6 49 11-422 421-19 7h-1v1h-1-1l-33 7-61 17-12 5zM416 2687l8 11 13 18 22 27-350 350-5-9-1-1v-1l-1-1v-1l-18-62zM2997 106l54 14h1l24 6-340 341-55 3-56 8zM505 2798l41 50 1 1 2 4-361 362-41-56-1-1v-1zM3160 142l13 3h1l62 16h1 1v1h1 1l-301 301h-13-62-25zM592 2911l10 14 5 6 1 1 26 36-362 362-4-7-17-29-19-24zM3309 194l14 7 38 16h1l15 8-239 239-28 1h-62-1-9zM679 3023l36 40 13 12-414 413-10-61-6-22zM3442 261l17 11 26 13 1 1h1l18 12-119 119-26 7-59 21h-1l-1 1h-1-1-1-1l-46 8zM781 3122l8 7 1 1 1 1v1h1l1 1 41 35-474 474v-1l-1-1v-1l-1-1-24-70zM3565 338l5 4 32 23-49 11h-1-1l-9 1-21 4zM891 3211l21 17 1 1 33 27-499 499-39-40v-1l-1-1-1-1-6-9zM995 3308l30 35 1 1 12 17v1l1 1-467 467-47-18h-1v-1h-1-1v-1h-1l-17-12zM1077 3425l23 38h1v1 1l10 21 2 3-367 368-32-5-59-5zM1146 3556l16 31 1 1 15 36-307 307-8-6-36-31-12-7zM1214 3689l3 4 5 10 31 47-272 271-31-22-1-1-1-1-4-4-19-15zM1296 3806l21 23 26 30-231 231-36-15v-1h-1l-14-8-17-8zM1396 3907l8 7 46 38-173 173h-9-1-1l-62-7h-1-1-1l-13-4zM1501 4001l26 27 10 10 1 1 1 1 6 9-21 15-1 1h-1v1l-61 34h-1l-1 1h-1-1l-1 1-61 16h-1-1l-10 1z">
          <text:p/>
        </draw:path>
        <draw:polygon draw:style-name="gr3" draw:text-style-name="P3" draw:layer="layout" svg:width="3.961cm" svg:height="4.088cm" svg:x="1.871cm" svg:y="1.66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ath draw:style-name="gr4" draw:text-style-name="P4" draw:layer="layout" svg:width="4.252cm" svg:height="5.82cm" svg:x="3.04cm" svg:y="1.673cm" svg:viewBox="0 0 4253 5821" svg:d="M40 671l38-8 60-8 21-3-63 63-22-1-61-2h-13zM273 639l49-4 58-4-96 96-26-1h-1l-60-5h-6zM482 630h22l61 3 12 1-79 79-52 8c-1 0-1 0-1 0l-61 7zM671 641l16 1c1 0 1 0 1 0l61 3h1 16l-6 6-6 2-60 14-62 18-8 3zM1954 349l11-4c1-1 1-1 2-1l19-11v-1l62-35 45-22h1c0-1 1-1 1-1l14-10 60-31h1l-202 202-52-1-46-1zM1770 433h-32l45-12zM2324 179l27-9 61-17 51-13-283 283-15 3h-1l-62 7c-1 0-1 0-2 0l-30 1zM2610 94l47-13h1l54-14c0 0 1 0 2 0l7-3 29-11-298 298-41 9-60 15-33 10zM2887 16l14-2 59-6 37-2-322 322-22-1-61 1-19 2zM3100 4l43-1 59-2-339 340-28-3-61-5h-3zM3304 0h22l61 3 12 1-361 361-21-4-61-10h-3zM3483 20l23 6 50 21-372 372-10-4c-1 0-2-1-2-1l-36-17-21-8zM3625 79h1l61 32 3 2-372 373-3-2c-1 0-1 0-1 0-1-1-1-1-1-1l-56-34-2-1zM3753 150l54 36 5 5-372 372-2-1-14-11-41-30zM3867 236l34 35 15 16-379 379-39-48c0-1-1-1-1-2l-5-5zM3963 340l24 32 20 25-397 396-16-39-17-28zM4048 455v1l14 21 22 42-419 419-14-46-11-29zM4115 589l9 24 16 50-432 432-17-65-4-13zM4162 742l2 8c0 1 0 1 0 2l5 14c1 0 1 0 1 0l19 49-458 457-1-37-6-56zM2351 3353l53-10c1 0 2 0 3 0 3 0 6 1 9 2 3 2 5 4 7 7l13 23-245 245 7-23v-1l7-19c1-1 1-1 2-2l26-51 30-68 4-9c0-1 0-2 1-3l1-1 22-30zM4217 887l1 4 12 41v1l10 26 2 10-518 518 2-46 4-68zM2459 3452l2 6 23 68v1l-346 346 5-47 2-17c1 0 1-1 1-1l10-53zM4253 1058v34l-12 67-6 17-527 528 6-54 4-56zM2519 3593l24 29 23 23-445 445 1-2 6-69 3-38zM4199 1313l-8 57c-1 1-1 2-1 3l2 46-592 592 6-17 10-29c1 0 1-1 1-2l20-40 28-68 4-13zM2622 3689l40 25 21 11 2 1-640 640 1-3 19-68 17-65zM4197 1514l-1 66-4 39-917 917 37-48h1l8-11 51-69 1-3c1 0 1 0 1 0l49-67 11-18c1 0 1 0 1-1l37-50 24-39 19-30 3-7zM2698 3814l-2 19c-1 0-1 0-1 1l-5 46-2 43-762 762 19-44 15-38c0-1 0-1 0-1l15-32 23-56zM4161 1751l-10 33-32 68-10 18c0 0 0 1-1 1l-25 49-12 21-1215 1214-8-35c0-2-1-3-1-4 0-4 1-7 3-10 0 0 1-1 1-2l32-42 16-26c1-1 1-2 2-3l44-49 16-20 42-55zM2681 4031l-7 56-13 63-790 790v-13c0-1 0-1 0-2l5-70c0-1 1-1 1-2l4-23zM3939 2172l-14 25-2 2c0 1 0 1 0 1 0 1-1 1-1 1l-35 70-23 44c-1 0-1 0-1 0l-12 25-20 41-879 878-5-4-51-39zM2628 4284l-3 11v1l-14 69-8 44-734 734v-9l3-69v-25zM3717 2595l-12 24-25 45h-1l-12 25-40 68-9 13c0 1 0 1 0 1v1l-28 49-532 532-13-16-36-33-1-1zM2570 4542l-8 31-17 70v1l-6 28-719 719-5-11 21-42 1-5 15-62 2-13zM3523 2989l-6 55-4 54-344 344-21-5-39-15-6-13zM2524 4787l2 70v1l2 17-633 633-26-31c0-1-1-1-1-2l-3-3-10-16zM3469 3243l-2 4-34 66c0 1 0 2-1 3v1l-40 66-16 18-57 40-17 5-38 8h-6zM2536 4967l2 29-1 67v3l-545 545c-1 0-1-1-2-1l-47-49zM2488 5216l-20 52c-1 1-1 2-1 3l-14 70v1l-2 10-354 354-34-28-12-9-8-8zM2437 5467l-2 13-16 69-16 51-189 189-42-28-17-12zM2354 5750l-2 5-20 42-31 18-17 6-1-1z">
          <text:p/>
        </draw:path>
        <draw:polygon draw:style-name="gr5" draw:text-style-name="P3" draw:layer="layout" svg:width="5.08cm" svg:height="5.19cm" svg:x="1.71cm" svg:y="1.98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6" draw:text-style-name="P3" draw:layer="layout" svg:width="5.001cm" svg:height="5.858cm" svg:x="2.31cm" svg:y="1.654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th draw:style-name="gr7" draw:text-style-name="P5" draw:layer="layout" svg:width="1.767cm" svg:height="1.021cm" draw:transform="skewX (-0.0373500459926787) rotate (-0.605978316292431) translate (3.9754461414858cm 2.45715724308987cm)" svg:viewBox="0 0 1768 1022" svg:d="M0 1022c1572 0 1768-1022 1768-1022">
          <text:p/>
        </draw:path>
        <draw:path draw:style-name="gr8" draw:text-style-name="P6" draw:layer="layout" svg:width="0.199cm" svg:height="0.199cm" svg:x="3.541cm" svg:y="3.378cm" svg:viewBox="0 0 200 200" svg:d="M200 100c0 133-200 133-200 0s200-133 200 0z">
          <text:p/>
        </draw:path>
        <draw:path draw:style-name="gr9" draw:text-style-name="P7" draw:layer="layout" svg:width="0.199cm" svg:height="0.199cm" svg:x="4.248cm" svg:y="3.688cm" svg:viewBox="0 0 200 200" svg:d="M200 100c0 133-200 133-200 0s200-133 200 0z">
          <text:p/>
        </draw:path>
        <draw:path draw:style-name="gr10" draw:text-style-name="P8" draw:layer="layout" svg:width="0.199cm" svg:height="0.199cm" svg:x="4.818cm" svg:y="3.678cm" svg:viewBox="0 0 200 200" svg:d="M200 100c0 133-200 133-200 0s200-133 200 0z">
          <text:p/>
        </draw:path>
        <draw:line draw:style-name="gr11" draw:text-style-name="P5" draw:layer="layout" svg:x1="1cm" svg:y1="8cm" svg:x2="8cm" svg:y2="8cm">
          <text:p/>
        </draw:line>
        <draw:line draw:style-name="gr11" draw:text-style-name="P5" draw:layer="layout" svg:x1="1cm" svg:y1="8cm" svg:x2="1cm" svg:y2="1cm">
          <text:p/>
        </draw:line>
        <draw:path draw:style-name="gr4" draw:text-style-name="P4" draw:layer="layout" svg:width="0.499cm" svg:height="0.499cm" svg:x="8.5cm" svg:y="4.3cm" svg:viewBox="0 0 500 500" svg:d="M0 176v-100l76-76h100zM0 377v-100l277-277h100zM76 500h-76v-23l477-477h23v76zM268 500h-92l324-324v92zM468 500h-100l132-132v100z">
          <text:p/>
        </draw:path>
        <draw:custom-shape draw:style-name="gr12" draw:text-style-name="P5" draw:layer="layout" svg:width="0.5cm" svg:height="0.5cm" svg:x="8.5cm" svg:y="4.3cm">
          <text:p/>
          <draw:enhanced-geometry svg:viewBox="0 0 21600 21600" draw:type="rectangle" draw:enhanced-path="M 0 0 L 21600 0 21600 21600 0 21600 0 0 Z N"/>
        </draw:custom-shape>
        <draw:custom-shape draw:style-name="gr13" draw:text-style-name="P1" draw:layer="layout" svg:width="0.5cm" svg:height="0.5cm" svg:x="8.5cm" svg:y="3.3cm">
          <text:p/>
          <draw:enhanced-geometry svg:viewBox="0 0 21600 21600" draw:type="rectangle" draw:enhanced-path="M 0 0 L 21600 0 21600 21600 0 21600 0 0 Z N"/>
        </draw:custom-shape>
        <draw:line draw:style-name="gr14" draw:text-style-name="P5" draw:layer="layout" svg:x1="8.4cm" svg:y1="5.5cm" svg:x2="9.05cm" svg:y2="5.5cm">
          <text:p/>
        </draw:line>
        <draw:frame draw:style-name="gr15" draw:text-style-name="P9" draw:layer="layout" svg:width="2.6cm" svg:height="0.955cm" svg:x="9.15cm" svg:y="3.064cm">
          <draw:text-box>
            <text:p><text:span text:style-name="T1">Current climatic conditions</text:span></text:p>
          </draw:text-box>
        </draw:frame>
        <draw:frame draw:style-name="gr15" draw:text-style-name="P9" draw:layer="layout" svg:width="2.6cm" svg:height="0.955cm" svg:x="9.15cm" svg:y="5.065cm">
          <draw:text-box>
            <text:p><text:span text:style-name="T1">Mean shift in climatic conditions</text:span></text:p>
          </draw:text-box>
        </draw:frame>
        <draw:frame draw:style-name="gr15" draw:text-style-name="P9" draw:layer="layout" svg:width="2.6cm" svg:height="0.955cm" svg:x="9.15cm" svg:y="2.065cm">
          <draw:text-box>
            <text:p><text:span text:style-name="T1">Past climatic conditions</text:span></text:p>
          </draw:text-box>
        </draw:frame>
        <draw:frame draw:style-name="gr15" draw:text-style-name="P9" draw:layer="layout" svg:width="2.6cm" svg:height="0.955cm" svg:x="9.15cm" svg:y="4.065cm">
          <draw:text-box>
            <text:p><text:span text:style-name="T1">Future climatic conditions</text:span></text:p>
          </draw:text-box>
        </draw:frame>
        <draw:path draw:style-name="gr8" draw:text-style-name="P6" draw:layer="layout" svg:width="0.199cm" svg:height="0.199cm" svg:x="8.65cm" svg:y="6.2cm" svg:viewBox="0 0 200 200" svg:d="M200 100c0 133-200 133-200 0s200-133 200 0z">
          <text:p/>
        </draw:path>
        <draw:path draw:style-name="gr9" draw:text-style-name="P7" draw:layer="layout" svg:width="0.199cm" svg:height="0.199cm" svg:x="8.5cm" svg:y="6.45cm" svg:viewBox="0 0 200 200" svg:d="M200 100c0 133-200 133-200 0s200-133 200 0z">
          <text:p/>
        </draw:path>
        <draw:path draw:style-name="gr10" draw:text-style-name="P8" draw:layer="layout" svg:width="0.199cm" svg:height="0.199cm" svg:x="8.8cm" svg:y="6.45cm" svg:viewBox="0 0 200 200" svg:d="M200 100c0 133-200 133-200 0s200-133 200 0z">
          <text:p/>
        </draw:path>
        <draw:frame draw:style-name="gr15" draw:text-style-name="P9" draw:layer="layout" svg:width="2.6cm" svg:height="0.955cm" svg:x="9.15cm" svg:y="5.95cm">
          <draw:text-box>
            <text:p><text:span text:style-name="T1">Centroids</text:span></text:p>
          </draw:text-box>
        </draw:frame>
        <draw:path draw:style-name="gr16" draw:text-style-name="P10" draw:layer="layout" svg:width="0.499cm" svg:height="0.499cm" svg:x="8.5cm" svg:y="2.3cm" svg:viewBox="0 0 500 500" svg:d="M0 176v-100l76-76h100zM0 377v-100l277-277h100zM76 500h-76v-23l477-477h23v76zM268 500h-92l324-324v92zM468 500h-100l132-132v100z">
          <text:p/>
        </draw:path>
        <draw:custom-shape draw:style-name="gr17" draw:text-style-name="P5" draw:layer="layout" svg:width="0.5cm" svg:height="0.5cm" svg:x="8.5cm" svg:y="2.3cm">
          <text:p/>
          <draw:enhanced-geometry svg:viewBox="0 0 21600 21600" draw:type="rectangle" draw:enhanced-path="M 0 0 L 21600 0 21600 21600 0 21600 0 0 Z N"/>
        </draw:custom-shape>
        <draw:frame draw:style-name="gr18" draw:text-style-name="P12" draw:layer="layout" svg:width="3.85cm" svg:height="0.455cm" svg:x="2.6cm" svg:y="8.045cm">
          <draw:text-box>
            <text:p text:style-name="P11"><text:span text:style-name="T2">Climatic dimension 1</text:span></text:p>
          </draw:text-box>
        </draw:frame>
        <draw:frame draw:style-name="gr18" draw:text-style-name="P12" draw:layer="layout" svg:width="3.85cm" svg:height="0.455cm" draw:transform="rotate (1.5707963267949) translate (0.495cm 6.35cm)">
          <draw:text-box>
            <text:p text:style-name="P11"><text:span text:style-name="T2">Climatic dimension 2</text:span></text:p>
          </draw:text-box>
        </draw:frame>
      </draw:page>
      <draw:page draw:name="page2" draw:style-name="dp1" draw:master-page-name="master-page3">
        <draw:polygon draw:style-name="gr19" draw:text-style-name="P13" draw:layer="layout" svg:width="3.961cm" svg:height="4.088cm" svg:x="1.871cm" svg:y="2.66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olygon draw:style-name="gr20" draw:text-style-name="P3" draw:layer="layout" svg:width="5.001cm" svg:height="5.858cm" svg:x="2.31cm" svg:y="2.654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th draw:style-name="gr2" draw:text-style-name="P2" draw:layer="layout" svg:width="0.849cm" svg:height="1.041cm" svg:x="2.373cm" svg:y="5.441cm" svg:viewBox="0 0 850 1042" svg:d="M338 1009l-33-12 369-370 23 38h1v1 1l10 21 2 3-328 328zM220 960l-50-28 422-422 30 35 1 1 12 17v1l1 1-402 402zM110 881v-1l-39-37-5-7 422-423 21 17 1 1 33 27-428 428zM15 747l-9-36-1-1-3-11 376-375 8 7 1 1 1 1v1h1l1 1 41 35-404 404zM0 599c0-1 1-2 1-3l-1-11 8-49 16-47 9-21 243-243 36 40 13 12-325 324zM138 248c0-2 0-3 0-5 0 0 0-1 0-2l-1-10c0-1 0-1-1-2l-12-48-1-2 66-66 10 14 5 6 1 1 26 36-98 98zM88 60l-1-3v-1l-10-31 25-25 41 50 1 1 2 4-47 47zM776 1017l-31 4h-1l-50 9-24 2 141-141 3 4 5 10 31 47-63 63zM538 1042l-68-6h-5l278-278 16 31 1 1 15 36-214 214z">
          <text:p/>
        </draw:path>
        <draw:path draw:style-name="gr21" draw:text-style-name="P14" draw:layer="layout" svg:width="4.348cm" svg:height="3.322cm" svg:x="2.426cm" svg:y="3.119cm" svg:viewBox="0 0 4349 3323" svg:d="M7 2266l-5-54 1-28v-1c0-1 0-1 0-2l-3-24 4-50 12-48 18-48 12-26v-1l9-22 18-48 21-48 23-47 26-46 28-45 33-42 38-42 5-4c0-1 1-1 2-2l31-39 37-43 39-42 40-42 41-41 14-11c1-1 1-2 2-3l25-30 39-41 44-40 49-33c0 0 1-1 2-1l4-4 49-37 63-33h1l2-2 59-35 47-22c1 0 1 0 2 0v-1l20-11 65-34 21-10 1-1h1l40-25 66-33c1 0 2-1 3-1s1-1 2-1l53-37 62-33c2-1 4-3 5-5l50-35 62-33h1l2-1 58-36 47-21h1l24-11 72-26 8-3 79-22 15-3h1l68-14 45-4h1l35-6 78-7 18-1h1l65-11 51-8c1 0 1 0 2-1l33-8c1 0 1 0 1 0l58-19 34-11c1 0 1 0 2-1l44-19 54-20c1-1 1-1 2-1l20-11 70-32h1l13-6c0-1 1-1 1-1 0 0 1 0 1-1l46-29 64-35h1l1-2c1 0 1 0 1 0l54-35 54-23c0 0 0-1 1-1l16-8 77-26 4-1h1l84-26 5-1h1l85-24c0 0 0-1 1-1l7-2 85-27c1 0 3 0 4-1l1-1 79-29 12-4 70-24 23-8 72-17 13-2 80-12 32-1h1l46-5 76-4 21-1c1 0 2 0 2 0l62-11h1l45-12h1l46-15c1-1 2-1 3-2l30-16 63-35 18-11c1 0 2-1 2-1l35-27 53-38 36-21c1 0 1 0 1 0l1-1 21-15 30-19 10 4 56 34v1h1l4 2 61 32 44 33h1l14 11 59 54c0 1 1 1 1 2l55 68 3 6v1h1l37 61 22 55c1 1 0 1 1 2l7 12 27 69 20 67 7 28v1l13 42 17 68 14 68 8 69 2 67-2 70-4 69-4 69-4 70-4 70-9 68-17 68-10 26v1l-13 42-28 68-20 40c0 1-1 1-1 2l-10 29-26 69-24 49c0 1 0 1-1 1l-7 19-34 68-18 30-24 39-37 50-1 1-12 18-48 67h-1l-2 3-50 69-9 11-45 58-16 19-43 51-18 20-42 49v1l-20 26-1 1-30 43v1l-31 50h-1v1l-10 19-43 69-6 8-45 60-17 20-43 49c-1 1-2 2-2 3l-17 26-31 42c-1 1-1 2-2 2-1 3-2 6-2 9 0 2 0 3 1 5l17 69c0 2 1 3 1 5l6 6 15 10 60 45 15 13 1 1 46 35 35 33 23 26 33 40 26 58v1l4 7 10 64-10 65-5 13-21 52-36 47-4 3-43-14-59-24-57-28-53-37-7-6-1-1-43-30-49-44-11-11c0-1 0-1-1-1l-38-32-45-48-1-1-50-42-35-38c-1-1-1-1-2-2l-10-9-46-47-17-19c-1-1-1-1-2-2l-31-27c0 0-1-1-2-2-1 0-1 0-1 0l-57-31c-2-1-4-1-7-2l-69-8c-1 0-1 0-2 0s-1 0-2 0l-43 4c0 0-1 0-2 0l-39 8c-1 0-2 1-2 1l-52 18-45 18c-1 0-2 0-2 1l-28 14-71 33c0 0-1 0-1 1-1 0-1 0-1 0l-3 2-59 32-45 19h-1l-27 13-69 24-11 4-78 23-13 3-74 19-26 5-61 14h-1l-39 10-49 14-44 13-49 15v1l-37 13-59 21-22 8-74 29-3 1c-1 0-2 1-2 1l-73 32-24 10-51 21-44 15-41 13-46 11-58 10-25 4-80 11h-1l-15 2h-1l-66 11-56 6c-1 0-1 0-1 0l-25 4-79 9-25 1c-1 0-1 0-1 1l-53 5-76 3h-19-1l-60 6-52 4-6-7-23-30-38-58-5-10-39-69-16-36v-1l-17-33-34-69-10-20v-2h-1l-30-49-32-52v-1l-12-17-1-1-49-58-1-1-11-12c0-1-1-1-2-2l-50-42-34-28c-1 0-1 0-1-1l-28-19-57-47v-1l-3-3-61-54-13-13-47-52-14-16-47-63-5-6-51-69-4-7-1-1-52-63-10-12-22-26z">
          <text:p/>
        </draw:path>
        <draw:path draw:style-name="gr4" draw:text-style-name="P4" draw:layer="layout" svg:width="1.405cm" svg:height="3.16cm" svg:x="5.888cm" svg:y="2.968cm" svg:viewBox="0 0 1406 3161" svg:d="M464 117c0 0 1 0 1-1l28-16 72-32c1 0 1 0 2 0 0-1 0-1 0-1h1l48-19-145 145-3-2h-1l-1-1-56-34-2-1 21-22zM826 0l36 1-269 269-2-1-14-11-41-30 218-219zM971 6l66 11 7 2-354 354-39-48c0-1-1-1-1-2l-5-5 313-313zM1116 47l24 32 20 25-397 396-16-39-17-28zM1201 162v1l14 21 22 42-419 419-14-46-11-29zM1268 296l9 24 16 50-432 432-17-65-4-13zM1315 449l2 8v2l5 14h1l19 49-458 457-1-37-6-56zM1370 594l1 4 12 41v1l10 26 2 10-518 518 2-46 4-68zM1406 765v34l-12 67-6 17-527 528 6-54 4-56zM1352 1020l-8 57c-1 1-1 2-1 3l2 46-592 592 6-17 10-29c1 0 1-1 1-2l20-40 28-68 4-13zM1350 1221l-1 66-4 39-917 917 37-48h1l8-11 51-69 1-3h1l49-67 11-18c1 0 1 0 1-1l37-50 24-39 19-30 3-7zM1314 1458l-10 33-32 68-10 18c0 0 0 1-1 1l-25 49-12 21-1215 1214-8-35c0-2-1-3-1-4 0-4 1-7 3-10 0-1 1-1 1-2l32-42 16-26c1-1 1-2 2-3l44-49 16-20 42-55zM1092 1879l-14 25-2 2v1c0 1-1 0-1 1l-35 70-23 44h-1l-12 25-20 41-879 878-5-4-51-39zM870 2302l-12 24-25 45h-1l-12 25-40 68-9 13v1 1l-28 49-532 532-13-16-36-33-1-1zM676 2696l-6 55-4 54-344 344-21-5-39-15-6-13zM622 2950l-2 4-34 66c0 1 0 2-1 3v1l-40 66-16 18-57 40-17 5-38 8h-6z">
          <text:p/>
        </draw:path>
        <draw:polygon draw:style-name="gr22" draw:text-style-name="P3" draw:layer="layout" svg:width="5.08cm" svg:height="5.19cm" svg:x="1.71cm" svg:y="2.98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23" draw:text-style-name="P3" draw:layer="layout" svg:width="4.62cm" svg:height="4.594cm" draw:transform="skewX (0.229510796637254) rotate (2.84226868687277) translate (6.20739400481437cm 7.54704988986054cm)" svg:viewBox="0 0 4621 4595" draw:points="3665,0 3598,4 3593,5 3531,13 3465,28 3398,57 3331,86 3290,110 3265,123 3198,162 3131,191 3081,214 3065,220 2998,245 2954,266 2931,276 2865,308 2845,319 2798,341 2744,371 2731,378 2666,412 2645,424 2599,450 2562,475 2533,500 2501,528 2466,564 2450,580 2402,633 2399,635 2348,685 2333,699 2291,737 2266,760 2231,789 2199,814 2163,842 2133,862 2086,894 2066,907 2010,947 1999,953 1942,999 1933,1006 1884,1051 1866,1071 1835,1103 1799,1152 1797,1155 1750,1208 1733,1230 1703,1260 1666,1293 1636,1312 1600,1329 1534,1341 1467,1329 1425,1312 1400,1299 1334,1266 1319,1260 1267,1234 1200,1208 1134,1176 1083,1156 1067,1148 1000,1120 945,1103 934,1099 866,1079 799,1068 733,1062 666,1062 599,1065 534,1076 467,1097 453,1103 400,1124 350,1156 334,1166 277,1208 267,1217 215,1261 200,1275 159,1312 134,1344 114,1365 79,1417 67,1442 51,1470 31,1523 18,1574 12,1627 6,1679 4,1732 1,1784 0,1825 0,1837 0,1888 0,1902 2,1941 5,1993 12,2045 20,2098 31,2149 46,2202 67,2254 67,2255 80,2307 95,2359 111,2411 128,2463 134,2478 142,2516 162,2568 192,2620 200,2631 223,2672 261,2724 267,2731 292,2777 325,2829 334,2843 349,2882 369,2933 385,2986 392,3038 392,3090 389,3143 386,3195 386,3247 389,3299 399,3352 400,3358 408,3404 425,3457 454,3508 467,3526 488,3561 534,3611 535,3613 577,3665 599,3691 616,3718 644,3769 666,3815 669,3822 680,3874 693,3927 710,3979 733,4026 735,4032 757,4083 793,4136 799,4144 827,4188 866,4232 872,4240 915,4293 934,4310 967,4344 1000,4372 1035,4397 1067,4418 1134,4449 1200,4481 1267,4501 1271,4502 1334,4526 1400,4546 1433,4554 1467,4566 1534,4586 1600,4594 1667,4595 1733,4589 1799,4580 1866,4564 1893,4554 1933,4542 1999,4509 2011,4501 2066,4463 2082,4449 2133,4398 2134,4397 2182,4344 2199,4320 2222,4293 2255,4240 2266,4219 2288,4188 2316,4135 2333,4099 2344,4083 2381,4031 2399,4007 2432,3979 2466,3955 2515,3926 2533,3919 2599,3892 2637,3874 2666,3863 2731,3828 2742,3821 2798,3784 2815,3769 2865,3725 2874,3717 2930,3665 2931,3663 2993,3612 2998,3608 3061,3560 3065,3558 3128,3508 3131,3505 3187,3456 3198,3443 3234,3404 3265,3353 3266,3351 3305,3299 3331,3256 3339,3246 3385,3195 3398,3178 3435,3142 3465,3111 3489,3090 3531,3055 3556,3037 3598,3014 3650,2985 3665,2978 3731,2948 3759,2932 3797,2915 3852,2881 3864,2873 3924,2828 3930,2823 3981,2776 3997,2758 4029,2724 4063,2671 4064,2669 4103,2619 4130,2567 4130,2565 4168,2515 4197,2463 4198,2462 4241,2410 4264,2374 4278,2358 4318,2306 4330,2288 4362,2253 4396,2201 4397,2199 4436,2148 4462,2097 4464,2091 4490,2044 4510,1992 4523,1940 4530,1903 4536,1887 4552,1836 4566,1783 4579,1731 4589,1678 4597,1632 4599,1626 4612,1573 4619,1522 4621,1469 4620,1416 4616,1364 4609,1311 4601,1260 4597,1236 4594,1207 4585,1155 4570,1102 4546,1050 4530,1027 4516,998 4482,946 4464,924 4443,894 4397,844 4395,841 4349,789 4330,771 4300,736 4264,694 4258,685 4243,632 4239,580 4240,527 4240,475 4234,423 4224,371 4203,319 4197,307 4181,266 4148,214 4130,195 4102,162 4064,128 4039,110 3997,82 3942,57 3930,52 3864,26 3797,12 3740,5 3730,3">
          <text:p/>
        </draw:polygon>
      </draw:page>
      <draw:page draw:name="page3" draw:style-name="dp1" draw:master-page-name="master-page3">
        <draw:polygon draw:style-name="gr24" draw:text-style-name="P15" draw:layer="layout" svg:width="3.961cm" svg:height="4.088cm" svg:x="1.871cm" svg:y="1.66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olygon draw:style-name="gr25" draw:text-style-name="P3" draw:layer="layout" svg:width="5.001cm" svg:height="5.858cm" svg:x="2.31cm" svg:y="1.654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th draw:style-name="gr2" draw:text-style-name="P2" draw:layer="layout" svg:width="0.849cm" svg:height="1.041cm" svg:x="2.373cm" svg:y="4.441cm" svg:viewBox="0 0 850 1042" svg:d="M338 1009l-33-12 369-370 23 38h1v1 1l10 21 2 3-328 328zM220 960l-50-28 422-422 30 35 1 1 12 17v1l1 1-402 402zM110 881v-1l-39-37-5-7 422-423 21 17 1 1 33 27-428 428zM15 747l-9-36-1-1-3-11 376-375 8 7 1 1 1 1v1h1l1 1 41 35-404 404zM0 599c0-1 1-2 1-3l-1-11 8-49 16-47 9-21 243-243 36 40 13 12-325 324zM138 248c0-2 0-3 0-5 0 0 0-1 0-2l-1-10c0-1 0-1-1-2l-12-48-1-2 66-66 10 14 5 6 1 1 26 36-98 98zM88 60l-1-3v-1l-10-31 25-25 41 50 1 1 2 4-47 47zM776 1017l-31 4h-1l-50 9-24 2 141-141 3 4 5 10 31 47-63 63zM538 1042l-68-6h-5l278-278 16 31 1 1 15 36-214 214z">
          <text:p/>
        </draw:path>
        <draw:path draw:style-name="gr26" draw:text-style-name="P16" draw:layer="layout" svg:width="4.348cm" svg:height="3.322cm" svg:x="2.426cm" svg:y="2.119cm" svg:viewBox="0 0 4349 3323" svg:d="M7 2266l-5-54 1-28v-1c0-1 0-1 0-2l-3-24 4-50 12-48 18-48 12-26v-1l9-22 18-48 21-48 23-47 26-46 28-45 33-42 38-42 5-4c0-1 1-1 2-2l31-39 37-43 39-42 40-42 41-41 14-11c1-1 1-2 2-3l25-30 39-41 44-40 49-33c0 0 1-1 2-1l4-4 49-37 63-33h1l2-2 59-35 47-22c1 0 1 0 2 0v-1l20-11 65-34 21-10 1-1h1l40-25 66-33c1 0 2-1 3-1s1-1 2-1l53-37 62-33c2-1 4-3 5-5l50-35 62-33h1l2-1 58-36 47-21h1l24-11 72-26 8-3 79-22 15-3h1l68-14 45-4h1l35-6 78-7 18-1h1l65-11 51-8c1 0 1 0 2-1l33-8c1 0 1 0 1 0l58-19 34-11c1 0 1 0 2-1l44-19 54-20c1-1 1-1 2-1l20-11 70-32h1l13-6c0-1 1-1 1-1 0 0 1 0 1-1l46-29 64-35h1l1-2c1 0 1 0 1 0l54-35 54-23c0 0 0-1 1-1l16-8 77-26 4-1h1l84-26 5-1h1l85-24c0 0 0-1 1-1l7-2 85-27c1 0 3 0 4-1l1-1 79-29 12-4 70-24 23-8 72-17 13-2 80-12 32-1h1l46-5 76-4 21-1c1 0 2 0 2 0l62-11h1l45-12h1l46-15c1-1 2-1 3-2l30-16 63-35 18-11c1 0 2-1 2-1l35-27 53-38 36-21c1 0 1 0 1 0l1-1 21-15 30-19 10 4 56 34v1h1l4 2 61 32 44 33h1l14 11 59 54c0 1 1 1 1 2l55 68 3 6v1h1l37 61 22 55c1 1 0 1 1 2l7 12 27 69 20 67 7 28v1l13 42 17 68 14 68 8 69 2 67-2 70-4 69-4 69-4 70-4 70-9 68-17 68-10 26v1l-13 42-28 68-20 40c0 1-1 1-1 2l-10 29-26 69-24 49c0 1 0 1-1 1l-7 19-34 68-18 30-24 39-37 50-1 1-12 18-48 67h-1l-2 3-50 69-9 11-45 58-16 19-43 51-18 20-42 49v1l-20 26-1 1-30 43v1l-31 50h-1v1l-10 19-43 69-6 8-45 60-17 20-43 49c-1 1-2 2-2 3l-17 26-31 42c-1 1-1 2-2 2-1 3-2 6-2 9 0 2 0 3 1 5l17 69c0 2 1 3 1 5l6 6 15 10 60 45 15 13 1 1 46 35 35 33 23 26 33 40 26 58v1l4 7 10 64-10 65-5 13-21 52-36 47-4 3-43-14-59-24-57-28-53-37-7-6-1-1-43-30-49-44-11-11c0-1 0-1-1-1l-38-32-45-48-1-1-50-42-35-38c-1-1-1-1-2-2l-10-9-46-47-17-19c-1-1-1-1-2-2l-31-27c0 0-1-1-2-2-1 0-1 0-1 0l-57-31c-2-1-4-1-7-2l-69-8c-1 0-1 0-2 0s-1 0-2 0l-43 4c0 0-1 0-2 0l-39 8c-1 0-2 1-2 1l-52 18-45 18c-1 0-2 0-2 1l-28 14-71 33c0 0-1 0-1 1-1 0-1 0-1 0l-3 2-59 32-45 19h-1l-27 13-69 24-11 4-78 23-13 3-74 19-26 5-61 14h-1l-39 10-49 14-44 13-49 15v1l-37 13-59 21-22 8-74 29-3 1c-1 0-2 1-2 1l-73 32-24 10-51 21-44 15-41 13-46 11-58 10-25 4-80 11h-1l-15 2h-1l-66 11-56 6c-1 0-1 0-1 0l-25 4-79 9-25 1c-1 0-1 0-1 1l-53 5-76 3h-19-1l-60 6-52 4-6-7-23-30-38-58-5-10-39-69-16-36v-1l-17-33-34-69-10-20v-2h-1l-30-49-32-52v-1l-12-17-1-1-49-58-1-1-11-12c0-1-1-1-2-2l-50-42-34-28c-1 0-1 0-1-1l-28-19-57-47v-1l-3-3-61-54-13-13-47-52-14-16-47-63-5-6-51-69-4-7-1-1-52-63-10-12-22-26z">
          <text:p/>
        </draw:path>
        <draw:path draw:style-name="gr4" draw:text-style-name="P4" draw:layer="layout" svg:width="1.405cm" svg:height="3.16cm" svg:x="5.888cm" svg:y="1.968cm" svg:viewBox="0 0 1406 3161" svg:d="M464 117c0 0 1 0 1-1l28-16 72-32c1 0 1 0 2 0 0-1 0-1 0-1h1l48-19-145 145-3-2h-1l-1-1-56-34-2-1 21-22zM826 0l36 1-269 269-2-1-14-11-41-30 218-219zM971 6l66 11 7 2-354 354-39-48c0-1-1-1-1-2l-5-5 313-313zM1116 47l24 32 20 25-397 396-16-39-17-28zM1201 162v1l14 21 22 42-419 419-14-46-11-29zM1268 296l9 24 16 50-432 432-17-65-4-13zM1315 449l2 8v2l5 14h1l19 49-458 457-1-37-6-56zM1370 594l1 4 12 41v1l10 26 2 10-518 518 2-46 4-68zM1406 765v34l-12 67-6 17-527 528 6-54 4-56zM1352 1020l-8 57c-1 1-1 2-1 3l2 46-592 592 6-17 10-29c1 0 1-1 1-2l20-40 28-68 4-13zM1350 1221l-1 66-4 39-917 917 37-48h1l8-11 51-69 1-3h1l49-67 11-18c1 0 1 0 1-1l37-50 24-39 19-30 3-7zM1314 1458l-10 33-32 68-10 18c0 0 0 1-1 1l-25 49-12 21-1215 1214-8-35c0-2-1-3-1-4 0-4 1-7 3-10 0-1 1-1 1-2l32-42 16-26c1-1 1-2 2-3l44-49 16-20 42-55zM1092 1879l-14 25-2 2v1c0 1-1 0-1 1l-35 70-23 44h-1l-12 25-20 41-879 878-5-4-51-39zM870 2302l-12 24-25 45h-1l-12 25-40 68-9 13v1 1l-28 49-532 532-13-16-36-33-1-1zM676 2696l-6 55-4 54-344 344-21-5-39-15-6-13zM622 2950l-2 4-34 66c0 1 0 2-1 3v1l-40 66-16 18-57 40-17 5-38 8h-6z">
          <text:p/>
        </draw:path>
        <draw:polygon draw:style-name="gr27" draw:text-style-name="P3" draw:layer="layout" svg:width="5.08cm" svg:height="5.19cm" svg:x="1.71cm" svg:y="1.98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ath draw:style-name="gr28" draw:text-style-name="P17" draw:layer="layout" svg:width="3.89cm" svg:height="3.366cm" svg:x="2.39cm" svg:y="2.107cm" svg:viewBox="0 0 3891 3367" svg:d="M3891 17l-22 14-21 15c0 0-1 0-1 1l-37 21-53 37-35 28c0 0-1 1-2 1l-18 11-63 35-30 16c-1 1-1 1-2 1l-47 16h-1l-45 11-1 1-62 10-1 1-22 1-76 4-46 5h-1l-32 1-80 11-13 3-72 16-23 8-70 25-12 4-79 29h-1v1c-1 0-2 1-4 1l-85 27-7 2h-1l-84 25c-1 0-2 0-2 0l-5 1-84 25h-1l-3 1-78 27-16 8h-1l-54 24-54 35-2 1-1 1-64 34-46 30c0 0-1 0-1 1h-1l-13 7h-1l-70 32-20 11c-1 0-1 0-2 0l-54 21-44 19c-1 0-1 1-2 1l-34 11-58 19h-1l-33 8c-1 0-1 0-2 0l-51 9-65 10c-1 0-1 0-1 1l-18 1-78 7-35 6h-1l-45 4-68 14h-1l-15 3-79 22-8 3-72 26-24 11h-1l-47 21-58 35-2 1c0 1 0 1-1 1l-62 32-50 36c-1 2-3 3-5 5l-62 33-53 37c-1 0-1 0-2 1-1 0-2 1-3 1l-66 33-40 25h-1-1l-21 10-65 34-20 12c-1 1-1 1-2 1l-47 21-59 36-2 1v1h-1l-62 33-50 37-4 4c-1 0-1 1-2 1l-49 33-44 39-39 42-25 30c0 1-1 2-2 2l-14 12-41 40-40 42-39 43-37 43-31 39c-1 0-1 1-2 2l-5 4-38 41-33 43-28 44-26 47-23 47-21 48-18 47-9 23v1l-12 26-18 47-12 49-4 50 3 24c0 0 0 1 0 2v1l-1 28 4 45-17-22-14-18-8-11 1-23-3-23c0-1 0-2 0-3v-1l4-53c0-1 0-3 0-4l13-50c0-1 1-2 1-2l19-49c0-1 0-1 0-1l12-26 8-22 19-48c0-1 0-1 0-1l21-48c0-1 0-1 0-1l23-48c0 0 1 0 1-1l26-47h1c0-1 0-1 0-1l29-46 1-1 34-44 1-1 39-43c1 0 1 0 1-1l4-3 31-38c0-1 0-1 0-1l37-43c1 0 1 0 1-1l39-42v-1l41-42 42-41c0-1 1-1 1-1l13-11 24-30c0 0 1 0 1-1l40-42c1 0 1-1 1-1l46-41c0 0 1-1 2-1l48-33 4-4c1 0 1-1 2-1l51-38c0-1 1-1 1-1 1 0 1-1 1-1l63-33 2-1 60-36c0-1 1-1 2-1l47-21 19-12c1 0 1 0 1 0l66-35h1l20-10 40-24c1 0 1 0 1 0 0-1 0-1 1-1l67-34c1 0 1 0 2-1l52-35c0-1 1-1 1-1h1l59-32c1-1 1-2 2-2l54-39c0 0 1 0 1-1 1 0 1 0 1 0l62-33h1c0-1 0-1 0-1l60-36c1-1 2-1 2-1l48-21 25-11c0-1 1-1 1-1l73-26 9-3c0-1 1-1 1-1l80-22c1 0 2 0 2-1l16-2 69-15c1 0 1 0 2 0l45-4 35-6c1 0 1 0 1 0l79-7 17-1 64-11 51-8 32-8 57-18 34-11 44-19 54-21 19-10c1-1 1-1 1-1l71-32 12-6 45-29 1-1 65-35h1l56-36v-1c1 0 1 0 2-1l54-23 17-9c1 0 2-1 2-1l80-27 5-1 85-26c1 0 2 0 2-1h5l84-24 7-2 83-27c1 0 2-1 3-1l81-30 12-4 71-25 24-8c0 0 1 0 2 0l73-17 14-3h1l81-12c1 0 1 0 2 0l32-1 46-5h1l76-4 20-1 60-11 44-11 44-14 28-16 62-34 18-11 34-26c0-1 0-1 0-1l54-38 1-1h1l36-21 21-15h1l2-2zM3694 3287l-22 16-11-4h-1l-60-25h-1l-58-30c-1 0-1 0-1 0-1 0-1-1-1-1l-55-38c-1 0-1 0-2-1l-7-6-43-31c-1 0-2-1-2-1l-49-45c-1 0-1 0-1 0l-11-11-38-33c0 0-1 0-1-1l-46-47-50-42c0-1-1-1-1-2l-35-38-11-9-1-1-46-48c0 0 0-1-1-1l-16-18-29-25-53-28-64-8-41 4-37 7-50 18-44 17-27 14-1 1-70 32-3 2h-1l-60 33c0 0-1 1-2 1l-45 19-28 13h-1l-70 25-12 4h-1l-78 24c-1 0-1 0-2 0l-13 3-74 19h-1l-26 5-60 14-39 10-48 13-44 13-48 15-36 13-59 21-21 8-75 30h-1l-3 1-72 32-24 10-52 22c-1 0-1 0-2 0l-44 15-42 13-1 1-47 11c-1 0-1 0-2 0l-58 10-25 5c-1 0-1 0-1 0l-81 11-15 2-67 10c-1 0-1 0-1 0l-56 6-25 4-80 9c0 1-1 1-1 1l-26 1-53 6c-1 0-1 0-1 0l-77 3h-18l-59 6h-1l-16 1-6-7-23-26 43-3 59-6c1 0 1 0 1 0h19l76-3 53-6h1l25-1 79-10 25-3h1l56-6 67-11 16-2 80-11 25-4 58-10 46-11 41-13 44-15 51-21 24-10 73-32c0-1 1-1 2-1l3-1 74-29 22-8c0-1 0-1 0-1l59-21 37-13 49-15v-1l44-12 49-14 39-10c1 0 1 0 1 0l61-14 26-5 74-19h1l12-3 78-23 11-4 69-25 27-12c1 0 1-1 1-1l45-18 59-32 3-2c0-1 0-1 1-1 0 0 1 0 1-1l71-32 28-15c1 0 1 0 2-1l45-17 52-18c0-1 1-1 2-1l39-8c1 0 2 0 2 0l43-4c1 0 1 0 2 0s1 0 2 0l70 8c2 0 4 1 6 2l57 31h1c1 1 2 1 2 2l31 27c1 1 1 1 2 2l17 19 46 47 10 9c1 1 1 1 2 2l35 38 50 42c0 0 1 0 1 1l46 47 37 33c1 0 1 0 1 0l11 12 49 43 43 31c0 0 1 0 1 1l7 6 53 37 57 28 59 24 33 11z">
          <text:p/>
        </draw:path>
        <draw:path draw:style-name="gr29" draw:text-style-name="P18" draw:layer="layout" svg:width="0.899cm" svg:height="1.09cm" svg:x="2.333cm" svg:y="4.427cm" svg:viewBox="0 0 900 1091" svg:d="M87 17l10 12 28 34 2 8v1l1 2 16 59 9 20c0 1 1 2 1 2l10 40 13 49c0 0 0 1 0 2l2 10c0 0 0 1 0 2s0 3-1 4l-13 51c0 1 0 2-1 3l-23 48c0 1 0 1-1 1v1l-28 46-27 45-21 46-16 47-7 50v11c0 1 0 1 0 2l-6 39 4 52 7 21v1l9 35 18 39 14 23 24 34 39 38h1l7 8 48 41 54 31 51 22c0 0 0 1 1 1l7 3 59 22 64 16h4 1l63 12 69 5 78-6 77-5 50-9c1-1 1-1 1-1l31-4 59-10 10 14c1 0 1 0 1 1l14 16-78 14h-1l-31 4-50 9c-1 1-2 1-2 1l-79 5-79 6h-1c-1 0-1 0-2 0l-71-5c0 0-1 0-2 0l-63-12-4-1c0 0-1 0-2 0l-66-16c-1 0-1 0-2-1l-61-22c-1 0-1-1-2-1l-8-4-51-23h-1l-57-33c-1 0-2-1-3-2l-49-42c-1 0-1-1-2-1l-8-8-39-39c-1 0-2-1-2-2l-26-37-15-24v-1c-1 0-1-1-1-1l-19-42c-1-1-1-2-1-3l-10-36-7-22c0-1-1-2-1-4l-4-56c0-1 0-1 0-1 0-1 0-2 0-3l6-39v-11c0-1 0-2 0-3l8-52c0-2 0-3 1-4l17-49c0-1 0-1 0-2l22-47c0-1 0-1 1-2l27-46 28-46 22-45 11-46v-6l-13-47-10-38-8-20c-1-1-1-2-1-3l-17-60v-2l-18-58c0-1-1-2-1-3l-2-20z">
          <text:p/>
        </draw:path>
        <draw:path draw:style-name="gr30" draw:text-style-name="P19" draw:layer="layout" svg:width="1.491cm" svg:height="3.521cm" svg:x="6.125cm" svg:y="1.933cm" svg:viewBox="0 0 1492 3522" svg:d="M15 3483c2-1 3-2 4-4l9-12 37 10 66 9 73 1 16-1h1l60-3 63-13 20-4 75-21 14-4 72-24 21-8 57-21 40-20h1l29-12 59-35 23-18 1-1 29-20 45-39 37-41 33-43 32-45 29-45 30-46 22-35 6-10 27-46 7-12 17-34 24-47 21-48 19-48 16-48 12-49 7-52c0-2 1-3 2-5l14-47 12-51 12-50 10-50 2-15c0-1 0-2 1-3l11-35 8-49-2-53-2-11v-1l-1-42-9-56-2-7c0-2 0-3 0-4l-1-48-4-55-1-14c0-1 0-1 0-2s0-2 0-2l6-39 7-52c1-1 1-1 1-2l12-51c0-1 0-2 1-2l20-49c0-1 0-1 1-2l27-47v-1l31-45 30-45 26-45 23-46 18-48 2-6 15-43 11-48-1-51-3-18c0 0 0-1 0-2l-2-35-17-56c-1-1-1-3-1-5v-1l-13-56-8-29c0-1 0-2 0-3l-3-29v-1l1-54c0-1 0-1 0-1l2-47c0-1 0-2 0-3l2-7v-1l16-50 15-49 10-50 2-46c0-1 0-2 0-3l1-5 6-49-7-55-1-9c-1 0-1-1-1-2l-3-45-14-49c-1-1-1-2-1-3l-1-8-13-57-9-19c0-1 0-1-1-2l-13-38-16-33-20-31-19-26-46-47-46-46-51-36-3-2h-1c0-1-1-1-2-2l-47-39-52-37-26-17c-1 0-2 0-2-1l-26-20-52-36-56-26-62-19-66-15-66-11-71-5-29 1h-1l-44-2-78 10-14 3-71 17-22 8-73 29h-1v1c-1 0-1 0-2 0l-72 32-28 16c0 1-1 1-1 1l-16 8-15-10h-1c-1-1-2-1-3-2l-20-8 2-1c1-1 1-1 1-1l36-17 29-16c0-1 1-1 1-1l72-32 1-1c1 0 2-1 3-1l75-30 23-8c0 0 1 0 1-1l73-17h1l15-4h1l80-10c1 0 2 0 3 0l44 2 30-1h1 1l72 5c1 0 1 0 2 0l68 12 67 15c1 0 1 0 2 0l64 20c0 1 1 1 1 1l59 27c1 0 1 0 2 1h1l54 37 1 1 25 20 26 17c1 0 1 0 1 0l53 38h1l46 39 2 1c0 0 0 1 1 1h1l53 38c1 0 2 1 3 2l46 47 48 48c1 1 1 2 2 2l20 28v1l21 32c0 1 0 1 0 1 0 0 0 1 1 1l17 34c0 1 0 1 1 2l13 39 9 21c1 1 1 2 1 3l15 59c0 1 0 2 0 3l1 7 14 49c0 1 1 2 1 4l3 46 2 8v1l7 57c0 1 0 2 0 2 0 1 0 2 0 3l-6 52-1 5-2 47c0 1 0 2 0 3l-11 52v1l-15 50-1 1-15 49-1 4-2 45-1 53 2 26 8 28v1l14 59c0 1 0 2 0 4v1l17 54c0 1 1 3 1 4l2 36 3 19c0 1 0 1 0 2l1 55c0 1 0 2-1 3l-11 52c0 1 0 1 0 2l-16 44-2 6-18 49c-1 1-1 1-1 2l-24 47-1 1-27 46v1l-30 45-30 45-26 45-20 47-11 49-7 51-6 37 1 12 4 56c0 1 0 1 0 1l1 47 1 6 10 58c0 1 0 2 0 3l1 42 2 11v1l2 56c0 1 0 2 0 3l-9 52c0 1 0 2-1 3l-10 34-2 13c0 1 0 1 0 2l-11 52-12 50v1l-13 51-14 50h-1l-6 50c0 1 0 2 0 3l-13 50c0 1-1 1-1 2l-16 49h-1l-19 49v1l-21 48c0 1 0 1 0 1l-25 48-17 34c0 1-1 1-1 1l-7 13-27 45-6 11-22 36h-1l-30 46-29 46-33 45v1l-33 44c0 1-1 1-1 2l-39 42c-1 0-1 0-1 1l-47 40c0 1-1 1-2 2l-29 20-24 18c0 1-1 1-1 1l-61 36v1c-1 0-2 0-2 1l-30 12-40 20c-1 0-1 1-2 1l-58 21-21 8c-1 0-1 0-1 1l-73 23-15 5-76 21h-1l-20 4-64 14c-1 0-2 0-3 0l-61 3-16 1c-1 0-2 0-2 0l-75-1c-1 0-2 0-2 0l-69-10c-1 0-1 0-2 0l-57-15z">
          <text:p/>
        </draw:path>
        <draw:path draw:style-name="gr31" draw:text-style-name="P20" draw:layer="layout" svg:width="4.519cm" svg:height="5.153cm" svg:x="1.73cm" svg:y="2cm" svg:viewBox="0 0 4520 5154" svg:d="M1586 3472l59-6h18l77-3h1l54-6 25-1c1 0 1 0 1 0l80-10h1l24-3 56-6c0 0 1 0 1-1l67-10 16-2 80-11h1l25-4 59-10 1-1 47-11c1 0 1 0 2 0l41-14 45-15h1l52-22 24-10 72-32 3-1c1 0 1 0 2 0l74-29 22-8 58-21h1l36-13 48-16 43-12 48-14 39-10 61-14 25-5c1 0 1 0 1 0l74-19 13-2c1-1 2-1 2-1l79-23c0-1 0-1 0-1l12-4 70-25c1 0 1 0 2 0l27-13 46-19 1-1 60-33c1 0 1 0 1 0l3-2 71-32c0 0 1 0 1-1l27-14 44-17 49-18 38-7 40-4 64 8 53 28 29 25 17 19 46 48c1 1 1 1 2 1l10 9 35 38c1 1 1 1 2 2l50 42 45 47c1 1 1 1 2 2l37 32 11 11h1l49 45c1 1 1 1 2 2l43 30 8 6c0 1 1 1 1 2l55 37c0 1 1 1 1 1 0 0 1 0 1 1l58 29c1 0 1 0 2 0l60 25h1l21 7-19 13-58 20-57 8-58-3-60-11-58-22-38-19-21-11-61-38-21-17-37-37-25-30-33-64-1-1v-1l-24-68-17-69c0-2-1-3-1-5h-1l-19-32c-1-3-4-5-6-7-3-1-6-2-10-2h-3l-61 11c-2 1-4 1-6 2-2 2-3 3-5 4l-18 21v2l-44 60c-1 0-1 1-2 1 0 1 0 2-1 3l-4 9-29 68-27 51c0 1-1 1-1 2l-7 19v1l-21 70v1l-17 69c-1 0-1 1-1 1l-14 70v1l-2 17-6 53v1l-5 69-4 70-7 69-14 67-23 68-2 5v2l-17 65-19 68-22 70-3 9-19 60-27 68-15 32c0 0-1 0-1 1l-15 38-29 69v1l-17 45v1l-7 24c0 1-1 1-1 2l-14 70v2l-5 70v1 69 1l1 69-3 69-7 68-11 69-14 62-2 5-32 65-23 24-57 38-3 1-52 14-57 1-56-15-56-37-23-26-36-59-4-8-35-70v-1h-1l-21-36-20-34v-1l-42-59-7-10-2-2-54-61-8-9-53-56-13-14-49-55-11-13-49-62-6-7-48-69-5-10v-1l-33-57-28-69c-1 0-1-1-1-2h-1l-42-70c0-1-1-2-2-3l-19-22-1-1-49-47-12-11-61-53-3-4-1-1-56-64-4-5-50-68-7-10-42-60-19-30-24-39-36-66c-1 0-1 0-1-1l-2-3-50-70c-1-1-2-2-2-3l-10-9-58-60-3-3-2-1-60-50-17-16-44-40-25-27zM4510 108h-1l-20 15-37 21c-1 0-1 1-2 1l-53 38c0 1-1 1-1 1l-34 27-17 10-62 34-29 16-44 14-43 11-60 11-20 1-77 4h-1l-45 5-33 1c0 0-1 0-2 1l-81 11h-1l-13 3h-1l-73 17c-1 0-1 0-2 0l-24 9-70 24-12 4c-1 0-1 0-1 0l-81 30c-1 0-2 1-2 1-1 0-1 1-1 1l-83 26-7 2-84 24-4 1c-1 0-2 0-2 0l-86 26-4 1c-1 0-1 0-1 0l-79 27c-1 1-2 1-3 1l-16 9-55 24h-1c-1 1-1 1-1 1l-56 36-1 1-64 34h-1c0 1 0 1 0 1l-46 29-12 6-70 32c-1 1-1 1-1 1l-20 10-53 21h-1l-44 19-33 11-57 19-32 7-52 9-64 10-17 1-78 8c-1 0-1 0-1 0l-35 5-46 4c0 0-1 0-1 1l-70 14-16 3h-1l-80 22c-1 0-1 1-2 1l-9 3-73 26-1 1-25 11-47 21c-1 0-2 1-2 1h-1l-59 37-2 1-62 32v1c-1 0-1 0-2 1l-53 38c-1 1-2 1-3 2l-59 32h-1c0 0 0 1-1 1l-52 36h-1l-68 34c0 1-1 1-1 1l-40 24-21 10h-1l-65 35c-1 0-1 0-1 0l-20 12-47 21c-1 0-1 1-2 1l-60 37h-1l-64 34c-1 0-1 1-2 1l-51 38c0 1-1 1-1 1l-4 4-49 33c-1 0-1 1-2 1l-45 41c-1 0-1 1-1 1l-41 42c0 1 0 1 0 1l-25 30-13 11-1 1-42 41-40 43h-1l-39 43-38 43c0 1 0 1 0 1l-30 38-4 3c-1 1-1 1-1 2l-40 42c0 1 0 1-1 1l-34 44c0 0 0 1-1 1l-29 46v1l-27 48v1l-23 47c-1 0-1 1-1 1l-21 48v1l-19 48-8 23-11 25-1 1-19 49c0 0 0 1 0 2l-13 51c-1 1-1 2-1 3l-4 53c0 1 0 1 0 2 0 0 0 1 0 2l3 24-1 27c0 1 0 1 0 1 0 1 0 1 0 2l1 6-34-47-25-45-14-24-34-68-13-29v-1l-21-41-36-70v-1l-4-7c-1 0-1-1-1-1l-42-62-20-28-1-1-34-42-1-1-27-29-38-41v-1l-23-22-44-46-17-20-40-49-20-30-28-38-32-60v-1c-1 0-1-1-2-2l-5-6-32-67-21-67c0-1-1-2-1-3l-22-68-15-69-10-68-5-68-1-69 2-69 6-68 11-68 23-67 10-17 24-50 36-45 17-22 42-41 33-26 26-21 60-37 20-10h1v-1l40-24 60-29 40-15c1 0 1-1 1-1l21-10 60-24 59-18 61-12 22-4c0 0 1 0 1-1l39-9 61-12 59-9 60-4 60 2 59 8 60 14 47 11h1l16 3h1l61 8h1l61 5h1l62 2 61 2 60 3 62 4 61 5h1l62 3h1l61-1h2l61-7 62-9h1l61-11 36-7c1 0 1-1 2-1l25-8 61-18 60-14 62-12 61-11 30-5c1 0 1-1 2-1l31-9 61-17 61-13 61-14 62-14c0-1 1-1 1-1l6-2h2l54-23 60-21 61-18 33-6c1-1 2-1 3-1l26-10 61-16 59-11 60-8 62-4 60-3h60 62l61 1 61 1h62 1l61-2h2l62-7 60-10c2 0 4 0 6-1l59-21 62-19 60-16 59-12 9-1h2l51-11 60-7 60-1 61 3 60 3 62 5 60 6 10 2h2l49 5 61 10 59 13 59 23 36 17c1 0 1 1 2 1l25 9 10 4z">
          <text:p/>
        </draw:path>
        <draw:frame draw:style-name="gr32" draw:text-style-name="P5" draw:layer="layout" svg:width="0.33cm" svg:height="0.3cm" svg:x="3.75cm" svg:y="3cm">
          <draw:image xlink:href="Pictures/10000001000002BC000002BC971402CF.png" xlink:type="simple" xlink:show="embed" xlink:actuate="onLoad" draw:mime-type="image/png">
            <text:p/>
          </draw:image>
        </draw:frame>
        <draw:frame draw:style-name="gr32" draw:text-style-name="P5" draw:layer="layout" svg:width="0.33cm" svg:height="0.3cm" svg:x="5.5cm" svg:y="4.25cm">
          <draw:image xlink:href="Pictures/10000001000002BC000002BC971402CF.png" xlink:type="simple" xlink:show="embed" xlink:actuate="onLoad" draw:mime-type="image/png">
            <text:p/>
          </draw:image>
        </draw:frame>
        <draw:frame draw:style-name="gr32" draw:text-style-name="P5" draw:layer="layout" svg:width="0.33cm" svg:height="0.3cm" svg:x="3.92cm" svg:y="4.25cm">
          <draw:image xlink:href="Pictures/10000001000002BC000002BC971402CF.png" xlink:type="simple" xlink:show="embed" xlink:actuate="onLoad" draw:mime-type="image/png">
            <text:p/>
          </draw:image>
        </draw:frame>
        <draw:frame draw:style-name="gr32" draw:text-style-name="P5" draw:layer="layout" svg:width="0.33cm" svg:height="0.3cm" svg:x="4.92cm" svg:y="3.45cm">
          <draw:image xlink:href="Pictures/10000001000002BC000002BC971402CF.png" xlink:type="simple" xlink:show="embed" xlink:actuate="onLoad" draw:mime-type="image/png">
            <text:p/>
          </draw:image>
        </draw:frame>
        <draw:frame draw:style-name="gr32" draw:text-style-name="P5" draw:layer="layout" svg:width="0.33cm" svg:height="0.3cm" svg:x="2.92cm" svg:y="3.75cm">
          <draw:image xlink:href="Pictures/10000001000002BC000002BC971402CF.png" xlink:type="simple" xlink:show="embed" xlink:actuate="onLoad" draw:mime-type="image/png">
            <text:p/>
          </draw:image>
        </draw:frame>
        <draw:frame draw:style-name="gr32" draw:text-style-name="P5" draw:layer="layout" svg:width="0.33cm" svg:height="0.3cm" svg:x="3.25cm" svg:y="4.95cm">
          <draw:image xlink:href="Pictures/10000001000002BC000002BC971402CF.png" xlink:type="simple" xlink:show="embed" xlink:actuate="onLoad" draw:mime-type="image/png">
            <text:p/>
          </draw:image>
        </draw:frame>
        <draw:frame draw:style-name="gr32" draw:text-style-name="P5" draw:layer="layout" svg:width="0.33cm" svg:height="0.3cm" svg:x="6.25cm" svg:y="2.45cm">
          <draw:image xlink:href="Pictures/10000001000002BC000002BC971402CF.png" xlink:type="simple" xlink:show="embed" xlink:actuate="onLoad" draw:mime-type="image/png">
            <text:p/>
          </draw:image>
        </draw:frame>
        <draw:frame draw:style-name="gr32" draw:text-style-name="P5" draw:layer="layout" svg:width="0.33cm" svg:height="0.3cm" svg:x="5.42cm" svg:y="2.5cm">
          <draw:image xlink:href="Pictures/10000001000002BC000002BC971402CF.png" xlink:type="simple" xlink:show="embed" xlink:actuate="onLoad" draw:mime-type="image/png">
            <text:p/>
          </draw:image>
        </draw:frame>
        <draw:frame draw:style-name="gr33" draw:text-style-name="P5" draw:layer="layout" svg:width="0.2cm" svg:height="0.2cm" svg:x="3.9cm" svg:y="5.6cm">
          <draw:image xlink:href="Pictures/10000001000002BC000002BC54A8E298.png" xlink:type="simple" xlink:show="embed" xlink:actuate="onLoad" draw:mime-type="image/png">
            <text:p/>
          </draw:image>
        </draw:frame>
        <draw:frame draw:style-name="gr33" draw:text-style-name="P5" draw:layer="layout" svg:width="0.2cm" svg:height="0.2cm" svg:x="4.4cm" svg:y="6.3cm">
          <draw:image xlink:href="Pictures/10000001000002BC000002BC54A8E298.png" xlink:type="simple" xlink:show="embed" xlink:actuate="onLoad" draw:mime-type="image/png">
            <text:p/>
          </draw:image>
        </draw:frame>
        <draw:frame draw:style-name="gr33" draw:text-style-name="P5" draw:layer="layout" svg:width="0.2cm" svg:height="0.2cm" svg:x="4.6cm" svg:y="5.7cm">
          <draw:image xlink:href="Pictures/10000001000002BC000002BC54A8E298.png" xlink:type="simple" xlink:show="embed" xlink:actuate="onLoad" draw:mime-type="image/png">
            <text:p/>
          </draw:image>
        </draw:frame>
        <draw:frame draw:style-name="gr33" draw:text-style-name="P5" draw:layer="layout" svg:width="0.2cm" svg:height="0.2cm" svg:x="2.05cm" svg:y="2.75cm">
          <draw:image xlink:href="Pictures/10000001000002BC000002BC54A8E298.png" xlink:type="simple" xlink:show="embed" xlink:actuate="onLoad" draw:mime-type="image/png">
            <text:p/>
          </draw:image>
        </draw:frame>
        <draw:frame draw:style-name="gr33" draw:text-style-name="P5" draw:layer="layout" svg:width="0.2cm" svg:height="0.2cm" svg:x="2.3cm" svg:y="3.3cm">
          <draw:image xlink:href="Pictures/10000001000002BC000002BC54A8E298.png" xlink:type="simple" xlink:show="embed" xlink:actuate="onLoad" draw:mime-type="image/png">
            <text:p/>
          </draw:image>
        </draw:frame>
        <draw:frame draw:style-name="gr34" draw:text-style-name="P5" draw:layer="layout" svg:width="0.15cm" svg:height="0.15cm" svg:x="2.15cm" svg:y="4.4cm">
          <draw:image xlink:href="Pictures/10000001000002BC000002BC54A8E298.png" xlink:type="simple" xlink:show="embed" xlink:actuate="onLoad" draw:mime-type="image/png">
            <text:p/>
          </draw:image>
        </draw:frame>
        <draw:frame draw:style-name="gr33" draw:text-style-name="P5" draw:layer="layout" svg:width="0.2cm" svg:height="0.2cm" svg:x="4.25cm" svg:y="2.4cm">
          <draw:image xlink:href="Pictures/10000001000002BC000002BC54A8E298.png" xlink:type="simple" xlink:show="embed" xlink:actuate="onLoad" draw:mime-type="image/png">
            <text:p/>
          </draw:image>
        </draw:frame>
        <draw:frame draw:style-name="gr35" draw:text-style-name="P5" draw:layer="layout" svg:width="0.18cm" svg:height="0.2cm" svg:x="2.75cm" svg:y="4.25cm">
          <draw:image xlink:href="Pictures/10000001000002BC000002BCBFBF61EC.png" xlink:type="simple" xlink:show="embed" xlink:actuate="onLoad" draw:mime-type="image/png">
            <text:p/>
          </draw:image>
        </draw:frame>
        <draw:frame draw:style-name="gr35" draw:text-style-name="P5" draw:layer="layout" svg:width="0.18cm" svg:height="0.2cm" svg:x="2.5cm" svg:y="5cm">
          <draw:image xlink:href="Pictures/10000001000002BC000002BCBFBF61EC.png" xlink:type="simple" xlink:show="embed" xlink:actuate="onLoad" draw:mime-type="image/png">
            <text:p/>
          </draw:image>
        </draw:frame>
        <draw:frame draw:style-name="gr35" draw:text-style-name="P5" draw:layer="layout" svg:width="0.18cm" svg:height="0.2cm" svg:x="2.9cm" svg:y="5.15cm">
          <draw:image xlink:href="Pictures/10000001000002BC000002BCBFBF61EC.png" xlink:type="simple" xlink:show="embed" xlink:actuate="onLoad" draw:mime-type="image/png">
            <text:p/>
          </draw:image>
        </draw:frame>
        <draw:frame draw:style-name="gr33" draw:text-style-name="P5" draw:layer="layout" svg:width="0.2cm" svg:height="0.2cm" svg:x="2.3cm" svg:y="3.3cm">
          <draw:image xlink:href="Pictures/10000001000002BC000002BC54A8E298.png" xlink:type="simple" xlink:show="embed" xlink:actuate="onLoad" draw:mime-type="image/png">
            <text:p/>
          </draw:image>
        </draw:frame>
        <draw:frame draw:style-name="gr34" draw:text-style-name="P5" draw:layer="layout" svg:width="0.15cm" svg:height="0.15cm" svg:x="3.35cm" svg:y="2.1cm">
          <draw:image xlink:href="Pictures/10000001000002BC000002BC54A8E298.png" xlink:type="simple" xlink:show="embed" xlink:actuate="onLoad" draw:mime-type="image/png">
            <text:p/>
          </draw:image>
        </draw:frame>
        <draw:frame draw:style-name="gr35" draw:text-style-name="P5" draw:layer="layout" svg:width="0.18cm" svg:height="0.2cm" svg:x="4.75cm" svg:y="3cm">
          <draw:image xlink:href="Pictures/10000001000002BC000002BCBFBF61EC.png" xlink:type="simple" xlink:show="embed" xlink:actuate="onLoad" draw:mime-type="image/png">
            <text:p/>
          </draw:image>
        </draw:frame>
        <draw:frame draw:style-name="gr35" draw:text-style-name="P5" draw:layer="layout" svg:width="0.18cm" svg:height="0.2cm" svg:x="5.07cm" svg:y="4.5cm">
          <draw:image xlink:href="Pictures/10000001000002BC000002BCBFBF61EC.png" xlink:type="simple" xlink:show="embed" xlink:actuate="onLoad" draw:mime-type="image/png">
            <text:p/>
          </draw:image>
        </draw:frame>
        <draw:frame draw:style-name="gr34" draw:text-style-name="P5" draw:layer="layout" svg:width="0.15cm" svg:height="0.15cm" svg:x="4.25cm" svg:y="1.85cm">
          <draw:image xlink:href="Pictures/10000001000002BC000002BC54A8E298.png" xlink:type="simple" xlink:show="embed" xlink:actuate="onLoad" draw:mime-type="image/png">
            <text:p/>
          </draw:image>
        </draw:frame>
        <draw:frame draw:style-name="gr32" draw:text-style-name="P5" draw:layer="layout" svg:width="0.33cm" svg:height="0.3cm" svg:x="5.82cm" svg:y="3.45cm">
          <draw:image xlink:href="Pictures/10000001000002BC000002BC971402CF.png" xlink:type="simple" xlink:show="embed" xlink:actuate="onLoad" draw:mime-type="image/png">
            <text:p/>
          </draw:image>
        </draw:frame>
        <draw:custom-shape draw:style-name="gr36" draw:text-style-name="P21" draw:layer="layout" svg:width="0.4cm" svg:height="0.06cm" svg:x="1cm" svg:y="10.022cm">
          <text:p/>
          <draw:enhanced-geometry svg:viewBox="0 0 21600 21600" draw:type="rectangle" draw:enhanced-path="M 0 0 L 21600 0 21600 21600 0 21600 0 0 Z N"/>
        </draw:custom-shape>
        <draw:frame draw:style-name="gr37" draw:text-style-name="P9" draw:layer="layout" svg:width="2.25cm" svg:height="0.319cm" svg:x="1.5cm" svg:y="9.898cm">
          <draw:text-box>
            <text:p><text:span text:style-name="T1">Observable limit</text:span></text:p>
          </draw:text-box>
        </draw:frame>
        <draw:frame draw:style-name="gr37" draw:text-style-name="P9" draw:layer="layout" svg:width="2.25cm" svg:height="0.319cm" svg:x="1.5cm" svg:y="10.299cm">
          <draw:text-box>
            <text:p><text:span text:style-name="T1">“</text:span><text:span text:style-name="T1">Cold” limit</text:span></text:p>
          </draw:text-box>
        </draw:frame>
        <draw:custom-shape draw:style-name="gr38" draw:text-style-name="P21" draw:layer="layout" svg:width="0.4cm" svg:height="0.06cm" svg:x="1cm" svg:y="10.422cm">
          <text:p/>
          <draw:enhanced-geometry svg:viewBox="0 0 21600 21600" draw:type="rectangle" draw:enhanced-path="M 0 0 L 21600 0 21600 21600 0 21600 0 0 Z N"/>
        </draw:custom-shape>
        <draw:frame draw:style-name="gr37" draw:text-style-name="P9" draw:layer="layout" svg:width="2.25cm" svg:height="0.319cm" svg:x="1.5cm" svg:y="9.5cm">
          <draw:text-box>
            <text:p><text:span text:style-name="T1">“</text:span><text:span text:style-name="T1">Warm” limit</text:span></text:p>
          </draw:text-box>
        </draw:frame>
        <draw:custom-shape draw:style-name="gr39" draw:text-style-name="P21" draw:layer="layout" svg:width="0.4cm" svg:height="0.06cm" svg:x="1cm" svg:y="9.622cm">
          <text:p/>
          <draw:enhanced-geometry svg:viewBox="0 0 21600 21600" draw:type="rectangle" draw:enhanced-path="M 0 0 L 21600 0 21600 21600 0 21600 0 0 Z N"/>
        </draw:custom-shape>
        <draw:frame draw:style-name="gr40" draw:text-style-name="P22" draw:layer="layout" svg:width="3.25cm" svg:height="0.387cm" svg:x="1cm" svg:y="8.913cm">
          <draw:text-box>
            <text:p><text:span text:style-name="T3">“</text:span><text:span text:style-name="T3">True” climatic niche:</text:span></text:p>
          </draw:text-box>
        </draw:frame>
        <draw:frame draw:style-name="gr37" draw:text-style-name="P9" draw:layer="layout" svg:width="3.75cm" svg:height="0.319cm" svg:x="6.15cm" svg:y="9.601cm">
          <draw:text-box>
            <text:p><text:span text:style-name="T1">Current presences/absences</text:span></text:p>
          </draw:text-box>
        </draw:frame>
        <draw:frame draw:style-name="gr41" draw:text-style-name="P9" draw:layer="layout" svg:width="4.85cm" svg:height="0.637cm" svg:x="6.15cm" svg:y="10.102cm">
          <draw:text-box>
            <text:p><text:span text:style-name="T1">Fossil pollen found/undetectable</text:span></text:p>
          </draw:text-box>
        </draw:frame>
        <draw:g draw:style-name="gr42">
          <draw:frame draw:style-name="gr32" draw:text-style-name="P5" draw:layer="layout" svg:width="0.33cm" svg:height="0.3cm" svg:x="5.17cm" svg:y="9.55cm">
            <draw:image xlink:href="Pictures/10000001000002BC000002BC971402CF.png" xlink:type="simple" xlink:show="embed" xlink:actuate="onLoad" draw:mime-type="image/png">
              <text:p/>
            </draw:image>
          </draw:frame>
          <draw:frame draw:style-name="gr33" draw:text-style-name="P5" draw:layer="layout" svg:width="0.2cm" svg:height="0.2cm" svg:x="5.75cm" svg:y="9.65cm">
            <draw:image xlink:href="Pictures/10000001000002BC000002BC54A8E298.png" xlink:type="simple" xlink:show="embed" xlink:actuate="onLoad" draw:mime-type="image/png">
              <text:p/>
            </draw:image>
          </draw:frame>
          <draw:frame draw:style-name="gr37" draw:text-style-name="P9" draw:layer="layout" svg:width="0.001cm" svg:height="0.319cm" svg:x="5.569cm" svg:y="9.581cm">
            <draw:text-box>
              <text:p><text:span text:style-name="T1">/</text:span></text:p>
            </draw:text-box>
          </draw:frame>
        </draw:g>
        <draw:g draw:style-name="gr42">
          <draw:frame draw:style-name="gr35" draw:text-style-name="P5" draw:layer="layout" svg:width="0.18cm" svg:height="0.2cm" svg:x="5.28cm" svg:y="10.138cm">
            <draw:image xlink:href="Pictures/10000001000002BC000002BCBFBF61EC.png" xlink:type="simple" xlink:show="embed" xlink:actuate="onLoad" draw:mime-type="image/png">
              <text:p/>
            </draw:image>
          </draw:frame>
          <draw:frame draw:style-name="gr34" draw:text-style-name="P5" draw:layer="layout" svg:width="0.15cm" svg:height="0.15cm" svg:x="5.67cm" svg:y="10.188cm">
            <draw:image xlink:href="Pictures/10000001000002BC000002BC54A8E298.png" xlink:type="simple" xlink:show="embed" xlink:actuate="onLoad" draw:mime-type="image/png">
              <text:p/>
            </draw:image>
          </draw:frame>
          <draw:frame draw:style-name="gr37" draw:text-style-name="P9" draw:layer="layout" svg:width="0.001cm" svg:height="0.319cm" svg:x="5.519cm" svg:y="10.1cm">
            <draw:text-box>
              <text:p><text:span text:style-name="T1">/</text:span></text:p>
            </draw:text-box>
          </draw:frame>
        </draw:g>
        <draw:line draw:style-name="gr11" draw:text-style-name="P5" draw:layer="layout" svg:x1="1cm" svg:y1="8.009cm" svg:x2="1cm" svg:y2="1.009cm">
          <text:p/>
        </draw:line>
        <draw:line draw:style-name="gr11" draw:text-style-name="P5" draw:layer="layout" svg:x1="0.991cm" svg:y1="8cm" svg:x2="7.991cm" svg:y2="8cm">
          <text:p/>
        </draw:line>
        <draw:frame draw:style-name="gr43" draw:text-style-name="P9" draw:layer="layout" svg:width="2.859cm" svg:height="1.273cm" svg:x="9.141cm" svg:y="3.807cm">
          <draw:text-box>
            <text:p><text:span text:style-name="T4">Ghost</text:span><text:span text:style-name="T1"> of past </text:span></text:p>
            <text:p><text:span text:style-name="T1">climatic niche</text:span></text:p>
            <text:p><text:span text:style-name="T5">(Chevalier et al. 2024)</text:span></text:p>
          </draw:text-box>
        </draw:frame>
        <draw:path draw:style-name="gr16" draw:text-style-name="P10" draw:layer="layout" svg:width="0.499cm" svg:height="0.499cm" svg:x="8.491cm" svg:y="4.101cm" svg:viewBox="0 0 500 500" svg:d="M0 176v-100l76-76h100zM0 377v-100l277-277h100zM76 500h-76v-23l477-477h23v76zM268 500h-92l324-324v92zM468 500h-100l132-132v100z">
          <text:p/>
        </draw:path>
        <draw:custom-shape draw:style-name="gr44" draw:text-style-name="P5" draw:layer="layout" svg:width="0.5cm" svg:height="0.5cm" svg:x="8.491cm" svg:y="4.101cm">
          <text:p/>
          <draw:enhanced-geometry svg:viewBox="0 0 21600 21600" draw:type="rectangle" draw:enhanced-path="M 0 0 L 21600 0 21600 21600 0 21600 0 0 Z N"/>
        </draw:custom-shape>
        <draw:frame draw:style-name="gr15" draw:text-style-name="P9" draw:layer="layout" svg:width="2.6cm" svg:height="0.955cm" svg:x="9.137cm" svg:y="5.067cm">
          <draw:text-box>
            <text:p><text:span text:style-name="T1">Future available conditions</text:span></text:p>
          </draw:text-box>
        </draw:frame>
        <draw:path draw:style-name="gr4" draw:text-style-name="P4" draw:layer="layout" svg:width="0.499cm" svg:height="0.499cm" svg:x="8.487cm" svg:y="5.302cm" svg:viewBox="0 0 500 500" svg:d="M0 176v-100l76-76h100zM0 377v-100l277-277h100zM76 500h-76v-23l477-477h23v76zM268 500h-92l324-324v92zM468 500h-100l132-132v100z">
          <text:p/>
        </draw:path>
        <draw:custom-shape draw:style-name="gr45" draw:text-style-name="P5" draw:layer="layout" svg:width="0.5cm" svg:height="0.5cm" svg:x="8.487cm" svg:y="5.302cm">
          <text:p/>
          <draw:enhanced-geometry svg:viewBox="0 0 21600 21600" draw:type="rectangle" draw:enhanced-path="M 0 0 L 21600 0 21600 21600 0 21600 0 0 Z N"/>
        </draw:custom-shape>
        <draw:frame draw:style-name="gr40" draw:text-style-name="P22" draw:layer="layout" svg:width="3.25cm" svg:height="0.387cm" svg:x="5.2cm" svg:y="8.914cm">
          <draw:text-box>
            <text:p><text:span text:style-name="T3">Available data:</text:span></text:p>
          </draw:text-box>
        </draw:frame>
      </draw:page>
      <draw:page draw:name="page4" draw:style-name="dp1" draw:master-page-name="master-page3">
        <draw:polygon draw:style-name="gr46" draw:text-style-name="P3" draw:layer="layout" svg:width="5.08cm" svg:height="5.19cm" svg:x="1.711cm" svg:y="1.981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ath draw:style-name="gr47" draw:text-style-name="P23" draw:layer="layout" svg:width="4.671cm" svg:height="2.219cm" svg:x="2.31cm" svg:y="1.655cm" svg:viewBox="0 0 4672 2220" svg:d="M4622 295h-1l-67-11c-1 0-1-1-2-1l-72-5h-1c-1 0-1 0-1 0l-30 1-44-2h-1c0 0-1 0-2 0l-80 10-1 1-15 3c-1 0-1 0-1 0l-73 18h-1l-23 8h-1l-75 30c0 0-1 1-2 1v1h-1l-72 32c0 0-1 0-2 1l-28 16-36 17c0 0-1 0-1 1l-59 37h-1l-20 15-37 21c-1 0-1 1-2 1l-53 38c0 1-1 1-1 1l-34 27-17 10-62 34-29 16-44 14-43 11-60 11-20 1-77 4h-1l-45 5-33 1c0 0-1 0-2 1l-81 11h-1l-13 3h-1l-73 17c-1 0-1 0-2 0l-24 9-70 24-12 4c-1 0-1 0-1 0l-81 30c-1 0-2 1-2 1-1 0-1 1-1 1l-83 26-7 2-84 24-4 1c-1 0-2 0-2 0l-86 26-4 1c-1 0-1 0-1 0l-79 27c-1 1-2 1-3 1l-16 9-55 24h-1c-1 1-1 1-1 1l-56 36-1 1-64 34h-1c0 1 0 1 0 1l-46 29-12 6-70 32c-1 1-1 1-1 1l-20 10-53 21h-1l-44 19-33 11-57 19-32 7-52 9-64 10-17 1-78 8c-1 0-1 0-1 0l-35 5-46 4c0 0-1 0-1 1l-70 14-16 3h-1l-80 22c-1 0-1 1-2 1l-9 3-73 26-1 1-25 11-47 21c-1 0-2 1-2 1h-1l-59 37-2 1-62 32v1c-1 0-1 0-2 1l-53 38c-1 1-2 1-3 2l-59 32h-1c0 0 0 1-1 1l-52 36h-1l-68 34c0 1-1 1-1 1l-40 24-21 10h-1l-65 35c-1 0-1 0-1 0l-20 12-47 21c-1 0-1 1-2 1l-60 37h-1l-64 34c-1 0-1 1-2 1l-51 38c0 1-1 1-1 1l-4 4-49 33c-1 0-1 1-2 1l-45 41c-1 0-1 1-1 1l-41 42c0 1 0 1 0 1l-25 30-13 11-1 1-42 41-40 43h-1l-39 43-38 43c0 1 0 1 0 1l-30 38-4 3c-1 1-1 1-1 2l-40 42c0 1 0 1-1 1l-34 44c0 0 0 1-1 1l-29 46v1l-1 2-36-60-1-2-39-69-22-50-11-21-30-70-20-60-4-9-21-70-13-70-8-69-7-70-5-70-4-48-1-21-4-70-1-70 3-69 3-13 16-57 46-65 4-5 57-48 26-21 36-27 56-43 5-4 61-48 24-17 38-28 61-39 5-3 57-39 54-31 8-5 61-37 61-25 11-3 51-17 61-14 61-8 62-8 61-7 62-5 61-4 61-2 62 1 61 3 61 4 62 5 61 3h62l61-2 61-4 62-7 54-7 7-2 61-18 62-21 61-19 33-10 28-12 62-20 61-15 62-12 61-10h3l58-18 62-17 61-17 61-17 4-1 58-26 61-26 42-18 19-11 62-36 46-22 15-10 62-32 61-22 23-6 38-15 62-21 61-17 61-16 5-1 57-20 61-19 62-16 54-14 7-3 61-22 62-17 61-12 61-6 62-3 122-2 62-2 61-1h61l62 3 61 8 62 16 61 25 30 16 31 13 62 32 39 24 22 12 61 41 20 17 42 34 35 36 26 28 1 1z">
          <text:p/>
        </draw:path>
        <draw:path draw:style-name="gr48" draw:text-style-name="P24" draw:layer="layout" svg:width="3.756cm" svg:height="1.531cm" svg:x="2.43cm" svg:y="3.91cm" svg:viewBox="0 0 3757 1532" svg:d="M134 1l30 42 31 40 22 29 40 56 8 14 41 70 12 19 26 50 36 56 8 14 49 70 5 6 51 63 10 12 55 58 6 7 61 63h1l58 69 3 4 45 66 16 24 26 46 36 60 5 9 41 70 15 22 36 48 26 30 33 39 28 34 26 36 35 56 8 13 34 70 20 34 19 36 42 58 7 10 13-2 25-4h1l56-6 66-10c1 0 1 0 1 0l15-2h1l80-11 25-5 58-9 46-11 41-14 44-14 51-22 24-9 73-33c0 0 1 0 2-1l3-1 74-29 22-8 59-21 37-13 49-16 44-13 49-13v-1l39-9h1l61-14c0-1 0-1 0-1l26-5 74-18v-1l13-2 78-23 11-4 69-25 27-13c1 0 1 0 1 0l45-19 59-32 3-2h1l1-1 71-32 28-15c0 0 1-1 2-1l45-17v-1l52-18c0 0 1 0 2 0l39-8c1 0 2 0 2 0l43-5c1 0 1 0 2 0s1 0 2 0l69 9c2 0 4 0 5 1 0 0-1 0-2 0l-69-9c-1 0-1 0-2 0s-1 0-2 0l-43 5c0 0-1 0-2 0l-39 8c-1 0-2 0-2 0l-52 18c0 1 0 1 0 1l-45 17c-1 0-2 1-2 1l-28 15-71 32-1 1c-1 0-1 0-1 0l-3 2-59 32-45 19h-1l-27 13-69 25-11 4-78 23-13 2c0 1 0 1 0 1l-74 18-26 5v1l-61 14h-1l-39 9c0 1 0 1 0 1l-49 13-44 13-49 16-37 13-59 21-22 8-74 29-3 1c-1 1-2 1-2 1l-73 33-24 9-51 22-44 14-41 14-46 11-58 9-25 5-80 11h-1l-15 2h-1l-66 10-56 6c-1 0-1 0-1 0l-25 4-79 9-25 2c-1 0-1 0-1 0l-53 6-76 2-19 1h-1l-60 6-52 3-6-7-23-30-38-58-5-10-39-69-16-36v-1l-17-33-34-69-10-20v-2h-1l-30-49-32-52v-1l-12-17-1-1-49-58-1-1-11-12c0-1-1-1-2-2l-50-42-34-28c-1 0-1 0-1-1l-28-19-57-47v-1l-3-3-61-54-13-13-47-52-14-16-47-63-5-6-51-69-4-7-1-1-52-63-10-12-22-25-1-7-5-54 1-28v-1c0 0 0-1 0-2l-3-23 4-51 12-48 18-48 12-25c0-1 0-1 0-1l9-23 18-48 21-47 23-47 16-29zM3403 1296l30-69 16-22 61-35 61-4 62 11 61 19 43 16 6 13v1l4 7 10 64-10 65-5 13-21 52-36 47-4 4-43-14-59-24-57-29-53-36-7-7c0 0-1 0-1-1l-43-30-23-20z">
          <text:p/>
        </draw:path>
        <draw:path draw:style-name="gr49" draw:text-style-name="P25" draw:layer="layout" svg:width="4.215cm" svg:height="3.293cm" svg:x="2.561cm" svg:y="2.119cm" svg:viewBox="0 0 4216 3294" svg:d="M10 1773l29-45 32-42 39-42 4-4c1-1 2-1 2-2l31-39 37-43 39-42 40-42 42-41 13-11c1-1 2-2 3-3l24-30 40-41 44-40 48-33c1 0 2-1 2-1l5-4 49-37 63-33h1l1-2 59-35 48-22h1l1-1 19-11 65-34 21-10c1 0 1-1 2-1l40-25 66-33c1 0 3-1 4-1l1-1 53-37 62-33c1 0 1 0 1 0 2-1 3-3 5-5l50-35 61-33h1l2-1 59-36 47-21 24-11 72-26 9-3 78-22 16-3 69-14 44-4c1 0 1 0 1 0l35-6 78-7 18-1h1l65-11 52-8c0 0 1 0 1-1l34-8h1l58-19 34-11c0 0 1 0 1-1l45-19 53-20c1-1 2-1 2-1l21-11 70-32 13-6c1-1 1-1 1-1 1 0 1 0 1-1l46-29 64-35h1l2-2 55-35 53-23c1 0 1-1 1-1l16-8 78-26 4-1 85-26 4-1c1 0 1 0 2 0l85-24v-1l7-2 86-27c1 0 2 0 3-1h1v-1l79-29 12-4 71-24 23-8 72-17 13-2 79-12 32-1c1 0 1 0 2 0l45-5 77-4 21-1c1 0 1 0 2 0l61-11c1 0 1 0 2 0l45-12h1l46-15c1-1 2-1 3-2l29-16c1 0 1 0 1 0l62-35 19-11c0 0 1-1 2-1l34-27 53-38 37-21c1 0 1-1 2-1l20-15 30-19 10 4 56 34v1h1l4 2 61 32 44 33h1l14 11 59 54c0 1 1 1 1 2l55 68 3 6v1h1l37 61 22 55c1 1 1 1 1 2l7 12 27 69 20 67 7 28v1l13 42 17 68 14 68 8 69 2 67-2 70-4 69-4 69-4 70-4 70-9 68-17 68-10 26v1l-13 42-28 68-20 40c0 1-1 1-1 2l-10 29-26 69-24 49c0 1 0 1-1 1l-7 19-34 68-18 30-24 39-37 50-1 1-12 18-48 67h-1l-2 3-50 69-9 11-45 58-16 19-43 51-18 20-42 49v1l-20 26-1 1-30 43v1l-31 50h-1v1l-10 19-43 69-6 8-45 60-17 20-43 49c-1 1-2 2-2 3l-17 26-31 42c-1 1-1 2-2 2-1 3-2 6-2 9 0 2 0 3 1 5l17 69c0 2 1 3 1 5l6 6 15 10 60 45 15 13 1 1 46 35 35 33 23 26 33 40 20 45-43-16-61-19-62-11-61 4-61 35-16 22-30 69-7 20-26-23-11-11c-1-1-1-1-1-1l-38-32-46-48-1-1-50-42-35-38c0-1-1-1-2-2l-10-9-45-47-18-19c0-1-1-1-1-2l-31-27c-1 0-2-1-3-2l-58-31c-1 0-3-1-4-1-2-1-3-1-5-2l-70-8c0 0-1 0-2 0h-1l-43 4c-1 0-2 0-2 0l-40 8c0 0-1 1-2 1l-51 18c-1 0-1 0-1 0l-45 18c-1 0-1 0-2 1l-27 14-72 33c0 0-1 0-1 1l-4 2-59 32-45 19-28 13-68 24-12 4-77 23-13 3h-1l-74 19-25 5h-1l-61 14-39 10c-1 0-1 0-1 0l-49 14-43 13h-1l-48 15c0 0-1 0-1 1l-36 13-59 21h-1l-21 8-74 29-4 1c-1 0-1 1-2 1l-73 32-23 10-52 21-44 15-41 13-46 11-58 10-25 4-80 11-16 2-67 11-56 6h-1l-24 4-13 1-8-9-42-58-19-36-20-34-34-70-8-13-35-56-26-36-28-34-33-39-26-30-36-48-15-22-41-70-5-9-36-60-26-46-16-24-45-66-3-4-58-69h-1l-61-63-6-7-55-58-10-12-51-63-5-6-49-70-8-14-36-56-26-50-12-19-41-70-8-14-40-56-22-29-31-40-30-42-1-1z">
          <text:p/>
        </draw:path>
        <draw:path draw:style-name="gr47" draw:text-style-name="P23" draw:layer="layout" svg:width="2.17cm" svg:height="2.598cm" svg:x="3.641cm" svg:y="4.916cm" svg:viewBox="0 0 2171 2599" svg:d="M16 528l56-6v-1l68-10 15-2 81-11 26-5 58-9c0 0 1 0 1-1l48-11h1l41-14h1l44-15c1 0 1 0 1 0l52-22h1l23-10c1 0 1 0 1 0l72-32 3-1h1l75-29 21-8 59-21 36-13 48-16 43-12 49-14 39-10 60-14 26-5h1l74-19 13-2c0-1 1-1 1-1l79-24h1l12-4 69-25c1 0 1 0 2 0l28-13 45-19c1 0 1-1 2-1l60-33h1l2-2 71-32c1 0 1 0 1-1l27-14 44-17 50-18 37-7 41-4 64 8 53 28 28 25 17 19h1l46 48c0 1 1 1 1 1l10 9 36 38c0 1 1 1 1 2l50 42 46 47c0 1 1 1 1 2l38 32 11 11 41 37-3 12-19 70-19 69-14 70-3 24-5 46-4 69-4 70-9 70-14 69-18 70-7 28-10 42-14 69-13 70-17 70-8 26-11 43-17 70-14 70-6 69 2 70 7 70 5 69-1 70-15 70-11 31-18 38-27 70-14 70-3 23-4 46-11 70-16 70-21 69-9 32-13 38-25 70-23 48-37 21-25 9-22-9-39-14-61-41-20-14-42-31-49-39-12-10-62-59v-1l-61-63-6-6-55-65-5-5-40-70-17-38-12-31-28-70-21-39-15-31-42-69-4-7-42-63-20-28-30-42-31-42-20-27-41-56-12-14-50-63-6-7-55-64-5-5-57-58-10-12-51-48-20-22-41-45-20-24-42-62-5-8-42-70-14-24-32-45-29-34-35-36-27-24-47-46-14-14-47-55-14-22-31-48-31-57-8-13-47-69-6-8-54-62-8-9-26-31z">
          <text:p/>
        </draw:path>
        <draw:polygon draw:style-name="gr50" draw:text-style-name="P3" draw:layer="layout" svg:width="5.001cm" svg:height="5.858cm" svg:x="2.31cm" svg:y="1.655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th draw:style-name="gr30" draw:text-style-name="P19" draw:layer="layout" svg:width="1.491cm" svg:height="3.521cm" svg:x="6.125cm" svg:y="1.933cm" svg:viewBox="0 0 1492 3522" svg:d="M15 3483c2-1 3-2 4-4l9-12 37 10 66 9 73 1 16-1h1l60-3 63-13 20-4 75-21 14-4 72-24 21-8 57-21 40-20h1l29-12 59-35 23-18 1-1 29-20 45-39 37-41 33-43 32-45 29-45 30-46 22-35 6-10 27-46 7-12 17-34 24-47 21-48 19-48 16-48 12-49 7-52c0-2 1-3 2-5l14-47 12-51 12-50 10-50 2-15c0-1 0-2 1-3l11-35 8-49-2-53-2-11v-1l-1-42-9-56-2-7c0-2 0-3 0-4l-1-48-4-55-1-14c0-1 0-1 0-2s0-2 0-2l6-39 7-52c1-1 1-1 1-2l12-51c0-1 0-2 1-2l20-49c0-1 0-1 1-2l27-47v-1l31-45 30-45 26-45 23-46 18-48 2-6 15-43 11-48-1-51-3-18c0 0 0-1 0-2l-2-35-17-56c-1-1-1-3-1-5v-1l-13-56-8-29c0-1 0-2 0-3l-3-29v-1l1-54c0-1 0-1 0-1l2-47c0-1 0-2 0-3l2-7v-1l16-50 15-49 10-50 2-46c0-1 0-2 0-3l1-5 6-49-7-55-1-9c-1 0-1-1-1-2l-3-45-14-49c-1-1-1-2-1-3l-1-8-13-57-9-19c0-1 0-1-1-2l-13-38-16-33-20-31-19-26-46-47-46-46-51-36-3-2h-1c0-1-1-1-2-2l-47-39-52-37-26-17c-1 0-2 0-2-1l-26-20-52-36-56-26-62-19-66-15-66-11-71-5-29 1h-1l-44-2-78 10-14 3-71 17-22 8-73 29h-1v1c-1 0-1 0-2 0l-72 32-28 16c0 1-1 1-1 1l-16 8-15-10h-1c-1-1-2-1-3-2l-20-8 2-1c1-1 1-1 1-1l36-17 29-16c0-1 1-1 1-1l72-32 1-1c1 0 2-1 3-1l75-30 23-8c0 0 1 0 1-1l73-17h1l15-4h1l80-10c1 0 2 0 3 0l44 2 30-1h1 1l72 5c1 0 1 0 2 0l68 12 67 15c1 0 1 0 2 0l64 20c0 1 1 1 1 1l59 27c1 0 1 0 2 1h1l54 37 1 1 25 20 26 17c1 0 1 0 1 0l53 38h1l46 39 2 1c0 0 0 1 1 1h1l53 38c1 0 2 1 3 2l46 47 48 48c1 1 1 2 2 2l20 28v1l21 32c0 1 0 1 0 1 0 0 0 1 1 1l17 34c0 1 0 1 1 2l13 39 9 21c1 1 1 2 1 3l15 59c0 1 0 2 0 3l1 7 14 49c0 1 1 2 1 4l3 46 2 8v1l7 57c0 1 0 2 0 2 0 1 0 2 0 3l-6 52-1 5-2 47c0 1 0 2 0 3l-11 52v1l-15 50-1 1-15 49-1 4-2 45-1 53 2 26 8 28v1l14 59c0 1 0 2 0 4v1l17 54c0 1 1 3 1 4l2 36 3 19c0 1 0 1 0 2l1 55c0 1 0 2-1 3l-11 52c0 1 0 1 0 2l-16 44-2 6-18 49c-1 1-1 1-1 2l-24 47-1 1-27 46v1l-30 45-30 45-26 45-20 47-11 49-7 51-6 37 1 12 4 56c0 1 0 1 0 1l1 47 1 6 10 58c0 1 0 2 0 3l1 42 2 11v1l2 56c0 1 0 2 0 3l-9 52c0 1 0 2-1 3l-10 34-2 13c0 1 0 1 0 2l-11 52-12 50v1l-13 51-14 50h-1l-6 50c0 1 0 2 0 3l-13 50c0 1-1 1-1 2l-16 49h-1l-19 49v1l-21 48c0 1 0 1 0 1l-25 48-17 34c0 1-1 1-1 1l-7 13-27 45-6 11-22 36h-1l-30 46-29 46-33 45v1l-33 44c0 1-1 1-1 2l-39 42c-1 0-1 0-1 1l-47 40c0 1-1 1-2 2l-29 20-24 18c0 1-1 1-1 1l-61 36v1c-1 0-2 0-2 1l-30 12-40 20c-1 0-1 1-2 1l-58 21-21 8c-1 0-1 0-1 1l-73 23-15 5-76 21h-1l-20 4-64 14c-1 0-2 0-3 0l-61 3-16 1c-1 0-2 0-2 0l-75-1c-1 0-2 0-2 0l-69-10c-1 0-1 0-2 0l-57-15z">
          <text:p/>
        </draw:path>
        <draw:frame draw:style-name="gr51" draw:text-style-name="P5" draw:layer="layout" svg:width="0.33cm" svg:height="0.3cm" svg:x="4.57cm" svg:y="4.7cm">
          <draw:image xlink:href="Pictures/10000001000002BC000002BC971402CF.png" xlink:type="simple" xlink:show="embed" xlink:actuate="onLoad" draw:mime-type="image/png">
            <text:p/>
          </draw:image>
        </draw:frame>
        <draw:frame draw:style-name="gr32" draw:text-style-name="P5" draw:layer="layout" svg:width="0.33cm" svg:height="0.3cm" svg:x="3.25cm" svg:y="4.95cm">
          <draw:image xlink:href="Pictures/10000001000002BC000002BC971402CF.png" xlink:type="simple" xlink:show="embed" xlink:actuate="onLoad" draw:mime-type="image/png">
            <text:p/>
          </draw:image>
        </draw:frame>
        <draw:frame draw:style-name="gr32" draw:text-style-name="P5" draw:layer="layout" svg:width="0.33cm" svg:height="0.3cm" svg:x="6.17cm" svg:y="2.25cm">
          <draw:image xlink:href="Pictures/10000001000002BC000002BC971402CF.png" xlink:type="simple" xlink:show="embed" xlink:actuate="onLoad" draw:mime-type="image/png">
            <text:p/>
          </draw:image>
        </draw:frame>
        <draw:line draw:style-name="gr11" draw:text-style-name="P5" draw:layer="layout" svg:x1="1cm" svg:y1="8.009cm" svg:x2="1cm" svg:y2="1.009cm">
          <text:p/>
        </draw:line>
        <draw:line draw:style-name="gr11" draw:text-style-name="P5" draw:layer="layout" svg:x1="0.991cm" svg:y1="8cm" svg:x2="7.991cm" svg:y2="8cm">
          <text:p/>
        </draw:line>
        <draw:path draw:style-name="gr52" draw:text-style-name="P26" draw:layer="layout" svg:width="1.394cm" svg:height="3.178cm" svg:x="5.917cm" svg:y="1.968cm" svg:viewBox="0 0 1395 3179" svg:d="M275 3155l-27-60v-1l-1-1-34-42-24-27c0 0 0-1-1-1l-37-35-46-35-16-14-61-46-1-1-12-8-15-61 29-40c1 0 1 0 1 0l16-27 44-48v-1l17-21 45-60 7-9c1 0 1 0 1 0l43-70c0-1 0-1 0-1l11-20 31-49 30-43 19-25 42-49 18-21 43-51 16-19v-1l45-58 9-10c0-1 0-1 1-1l51-70 2-3 49-67 12-18 37-51c1 0 1 0 1-1l24-39 19-30v-1l34-70c0 0 0-1 1-1l7-18 24-50 1-1 27-70 10-29 19-40c0 0 0-1 1-1l29-69v-1l13-42 10-27v-1l18-70v-1l9-70v-1l4-70 4-70 4-69 4-70 2-70-2-69c0-1 0-1 0-1l-8-70v-1l-14-70-18-69c0-1 0-1 0-1l-13-42-7-27v-1l-20-69v-1l-28-70c-1 0-1 0-1 0l-7-13-22-57c-1 0-1 0-1-1l-38-62-4-7v-1l-1-1-55-68-1-1v-1c0 0-1-1-2-2l-62-57-15-11-46-34c-1-1-1-1-1-1h-1l-62-33-3-2-52-31 35-17c1 0 1 0 1-1l28-16 72-32c1 0 1 0 2 0 0-1 0-1 0-1h1l73-29 22-8 71-17 14-3 78-10 44 2c1 0 1 0 1 0l29-1 71 5 66 11 66 15 32 10 19 25 29 37 33 48 14 22 37 69 10 28 17 42 22 69 18 70 5 14 22 56 27 70 12 41 10 28 14 70v69l-13 70-11 34-9 36-20 69-10 70 2 70 5 69-1 70-8 70-18 69-2 8-19 62-32 70-11 19-26 50-35 58-7 12-38 71-17 27-22 42-39 67-2 3-35 70-24 44-12 25-36 70-14 25-22 45-39 69-36 70-25 45-13 25-40 69-9 14-31 56-30 53-9 17-21 69-7 70-6 70-18 69-28 70-34 67-1 3-42 69-18 21-62 43-20 6-41 9-61-3-29-6-19-5z">
          <text:p/>
        </draw:path>
        <draw:path draw:style-name="gr53" draw:text-style-name="P5" draw:layer="layout" svg:width="1.17cm" svg:height="0.496cm" draw:transform="skewX (0.465479311506888) rotate (-0.378212848907171) translate (6.91152450015825cm 2.13009965476704cm)" svg:viewBox="0 0 1171 497" svg:d="M0 497c1044 0 1171-497 1171-497">
          <text:p/>
        </draw:path>
        <draw:path draw:style-name="gr53" draw:text-style-name="P5" draw:layer="layout" svg:width="0.923cm" svg:height="0.555cm" draw:transform="skewX (0.150098315671512) rotate (-2.47505141225316) translate (4.50382233985507cm 4.81734011156864cm)" svg:viewBox="0 0 924 556" svg:d="M924 556c-824 0-924-556-924-556">
          <text:p/>
        </draw:path>
        <draw:frame draw:style-name="gr33" draw:text-style-name="P5" draw:layer="layout" svg:width="0.2cm" svg:height="0.2cm" svg:x="2.4cm" svg:y="3.3cm">
          <draw:image xlink:href="Pictures/10000001000002BC000002BC54A8E298.png" xlink:type="simple" xlink:show="embed" xlink:actuate="onLoad" draw:mime-type="image/png">
            <text:p/>
          </draw:image>
        </draw:frame>
        <draw:path draw:style-name="gr54" draw:text-style-name="P5" draw:layer="layout" svg:width="0.923cm" svg:height="0.555cm" draw:transform="skewX (-0.150098315671512) rotate (-1.15191730631626) translate (2.9736907359974cm 3.19733108901771cm)" svg:viewBox="0 0 924 556" svg:d="M0 556c824 0 924-556 924-556">
          <text:p/>
        </draw:path>
        <draw:frame draw:style-name="gr55" draw:text-style-name="P5" draw:layer="layout" svg:width="0.24cm" svg:height="0.3cm" svg:x="8.001cm" svg:y="2.351cm">
          <draw:image xlink:href="Pictures/10000001000002BC000002BC5F36488B.png" xlink:type="simple" xlink:show="embed" xlink:actuate="onLoad" draw:mime-type="image/png">
            <text:p/>
          </draw:image>
        </draw:frame>
        <draw:frame draw:style-name="gr51" draw:text-style-name="P5" draw:layer="layout" svg:width="0.33cm" svg:height="0.3cm" svg:x="3.42cm" svg:y="3.85cm">
          <draw:image xlink:href="Pictures/10000001000002BC000002BC971402CF.png" xlink:type="simple" xlink:show="embed" xlink:actuate="onLoad" draw:mime-type="image/png">
            <text:p/>
          </draw:image>
        </draw:frame>
        <draw:frame draw:style-name="gr32" draw:text-style-name="P5" draw:layer="layout" svg:width="0.33cm" svg:height="0.3cm" svg:x="5.5cm" svg:y="3.794cm">
          <draw:image xlink:href="Pictures/10000001000002BC000002BC971402CF.png" xlink:type="simple" xlink:show="embed" xlink:actuate="onLoad" draw:mime-type="image/png">
            <text:p/>
          </draw:image>
        </draw:frame>
        <draw:path draw:style-name="gr56" draw:text-style-name="P5" draw:layer="layout" svg:width="0.728cm" svg:height="0.43cm" draw:transform="skewX (-0.084648468721725) rotate (-0.633205452623543) translate (6.01227018737768cm 3.7251817848097cm)" svg:viewBox="0 0 729 431" svg:d="M0 431c651 0 729-431 729-431">
          <text:p/>
        </draw:path>
        <draw:frame draw:style-name="gr57" draw:text-style-name="P5" draw:layer="layout" svg:width="0.33cm" svg:height="0.3cm" svg:x="6.58cm" svg:y="3.856cm">
          <draw:image xlink:href="Pictures/10000001000002BC000002BC971402CF.png" xlink:type="simple" xlink:show="embed" xlink:actuate="onLoad" draw:mime-type="image/png">
            <text:p/>
          </draw:image>
        </draw:frame>
        <draw:path draw:style-name="gr28" draw:text-style-name="P17" draw:layer="layout" svg:width="3.89cm" svg:height="3.366cm" svg:x="2.39cm" svg:y="2.107cm" svg:viewBox="0 0 3891 3367" svg:d="M3891 17l-22 14-21 15c0 0-1 0-1 1l-37 21-53 37-35 28c0 0-1 1-2 1l-18 11-63 35-30 16c-1 1-1 1-2 1l-47 16h-1l-45 11-1 1-62 10-1 1-22 1-76 4-46 5h-1l-32 1-80 11-13 3-72 16-23 8-70 25-12 4-79 29h-1v1c-1 0-2 1-4 1l-85 27-7 2h-1l-84 25c-1 0-2 0-2 0l-5 1-84 25h-1l-3 1-78 27-16 8h-1l-54 24-54 35-2 1-1 1-64 34-46 30c0 0-1 0-1 1h-1l-13 7h-1l-70 32-20 11c-1 0-1 0-2 0l-54 21-44 19c-1 0-1 1-2 1l-34 11-58 19h-1l-33 8c-1 0-1 0-2 0l-51 9-65 10c-1 0-1 0-1 1l-18 1-78 7-35 6h-1l-45 4-68 14h-1l-15 3-79 22-8 3-72 26-24 11h-1l-47 21-58 35-2 1c0 1 0 1-1 1l-62 32-50 36c-1 2-3 3-5 5l-62 33-53 37c-1 0-1 0-2 1-1 0-2 1-3 1l-66 33-40 25h-1-1l-21 10-65 34-20 12c-1 1-1 1-2 1l-47 21-59 36-2 1v1h-1l-62 33-50 37-4 4c-1 0-1 1-2 1l-49 33-44 39-39 42-25 30c0 1-1 2-2 2l-14 12-41 40-40 42-39 43-37 43-31 39c-1 0-1 1-2 2l-5 4-38 41-33 43-28 44-26 47-23 47-21 48-18 47-9 23v1l-12 26-18 47-12 49-4 50 3 24c0 0 0 1 0 2v1l-1 28 4 45-17-22-14-18-8-11 1-23-3-23c0-1 0-2 0-3v-1l4-53c0-1 0-3 0-4l13-50c0-1 1-2 1-2l19-49c0-1 0-1 0-1l12-26 8-22 19-48c0-1 0-1 0-1l21-48c0-1 0-1 0-1l23-48c0 0 1 0 1-1l26-47h1c0-1 0-1 0-1l29-46 1-1 34-44 1-1 39-43c1 0 1 0 1-1l4-3 31-38c0-1 0-1 0-1l37-43c1 0 1 0 1-1l39-42v-1l41-42 42-41c0-1 1-1 1-1l13-11 24-30c0 0 1 0 1-1l40-42c1 0 1-1 1-1l46-41c0 0 1-1 2-1l48-33 4-4c1 0 1-1 2-1l51-38c0-1 1-1 1-1 1 0 1-1 1-1l63-33 2-1 60-36c0-1 1-1 2-1l47-21 19-12c1 0 1 0 1 0l66-35h1l20-10 40-24c1 0 1 0 1 0 0-1 0-1 1-1l67-34c1 0 1 0 2-1l52-35c0-1 1-1 1-1h1l59-32c1-1 1-2 2-2l54-39c0 0 1 0 1-1 1 0 1 0 1 0l62-33h1c0-1 0-1 0-1l60-36c1-1 2-1 2-1l48-21 25-11c0-1 1-1 1-1l73-26 9-3c0-1 1-1 1-1l80-22c1 0 2 0 2-1l16-2 69-15c1 0 1 0 2 0l45-4 35-6c1 0 1 0 1 0l79-7 17-1 64-11 51-8 32-8 57-18 34-11 44-19 54-21 19-10c1-1 1-1 1-1l71-32 12-6 45-29 1-1 65-35h1l56-36v-1c1 0 1 0 2-1l54-23 17-9c1 0 2-1 2-1l80-27 5-1 85-26c1 0 2 0 2-1h5l84-24 7-2 83-27c1 0 2-1 3-1l81-30 12-4 71-25 24-8c0 0 1 0 2 0l73-17 14-3h1l81-12c1 0 1 0 2 0l32-1 46-5h1l76-4 20-1 60-11 44-11 44-14 28-16 62-34 18-11 34-26c0-1 0-1 0-1l54-38 1-1h1l36-21 21-15h1l2-2zM3694 3287l-22 16-11-4h-1l-60-25h-1l-58-30c-1 0-1 0-1 0-1 0-1-1-1-1l-55-38c-1 0-1 0-2-1l-7-6-43-31c-1 0-2-1-2-1l-49-45c-1 0-1 0-1 0l-11-11-38-33c0 0-1 0-1-1l-46-47-50-42c0-1-1-1-1-2l-35-38-11-9-1-1-46-48c0 0 0-1-1-1l-16-18-29-25-53-28-64-8-41 4-37 7-50 18-44 17-27 14-1 1-70 32-3 2h-1l-60 33c0 0-1 1-2 1l-45 19-28 13h-1l-70 25-12 4h-1l-78 24c-1 0-1 0-2 0l-13 3-74 19h-1l-26 5-60 14-39 10-48 13-44 13-48 15-36 13-59 21-21 8-75 30h-1l-3 1-72 32-24 10-52 22c-1 0-1 0-2 0l-44 15-42 13-1 1-47 11c-1 0-1 0-2 0l-58 10-25 5c-1 0-1 0-1 0l-81 11-15 2-67 10c-1 0-1 0-1 0l-56 6-25 4-80 9c0 1-1 1-1 1l-26 1-53 6c-1 0-1 0-1 0l-77 3h-18l-59 6h-1l-16 1-6-7-23-26 43-3 59-6c1 0 1 0 1 0h19l76-3 53-6h1l25-1 79-10 25-3h1l56-6 67-11 16-2 80-11 25-4 58-10 46-11 41-13 44-15 51-21 24-10 73-32c0-1 1-1 2-1l3-1 74-29 22-8c0-1 0-1 0-1l59-21 37-13 49-15v-1l44-12 49-14 39-10c1 0 1 0 1 0l61-14 26-5 74-19h1l12-3 78-23 11-4 69-25 27-12c1 0 1-1 1-1l45-18 59-32 3-2c0-1 0-1 1-1 0 0 1 0 1-1l71-32 28-15c1 0 1 0 2-1l45-17 52-18c0-1 1-1 2-1l39-8c1 0 2 0 2 0l43-4c1 0 1 0 2 0s1 0 2 0l70 8c2 0 4 1 6 2l57 31h1c1 1 2 1 2 2l31 27c1 1 1 1 2 2l17 19 46 47 10 9c1 1 1 1 2 2l35 38 50 42c0 0 1 0 1 1l46 47 37 33c1 0 1 0 1 0l11 12 49 43 43 31c0 0 1 0 1 1l7 6 53 37 57 28 59 24 33 11z">
          <text:p/>
        </draw:path>
        <draw:custom-shape draw:style-name="gr58" draw:text-style-name="P28" draw:layer="layout" svg:width="0.4cm" svg:height="0.4cm" svg:x="2.85cm" svg:y="3.5cm">
          <text:p text:style-name="P27"><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8" draw:layer="layout" svg:width="0.4cm" svg:height="0.4cm" svg:x="3.85cm" svg:y="4.75cm">
          <text:p text:style-name="P27"><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8" draw:layer="layout" svg:width="0.4cm" svg:height="0.4cm" svg:x="6.95cm" svg:y="2.211cm">
          <text:p text:style-name="P27"><text:span text:style-name="T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5" draw:layer="layout" svg:x1="1cm" svg:y1="9.5cm" svg:x2="1.75cm" svg:y2="9.5cm">
          <text:p/>
        </draw:line>
        <draw:frame draw:style-name="gr61" draw:text-style-name="P29" draw:layer="layout" svg:width="2.85cm" svg:height="0.669cm" svg:x="1.9cm" svg:y="9.2cm">
          <draw:text-box>
            <text:p><text:span text:style-name="T7">correctly predicted </text:span></text:p>
            <text:p><text:span text:style-name="T7">by the model:</text:span></text:p>
          </draw:text-box>
        </draw:frame>
        <draw:custom-shape draw:style-name="gr59" draw:text-style-name="P28" draw:layer="layout" svg:width="0.4cm" svg:height="0.4cm" svg:x="1.55cm" svg:y="10.05cm">
          <text:p text:style-name="P27"><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9" draw:layer="layout" svg:width="2.15cm" svg:height="0.319cm" svg:x="2.1cm" svg:y="10.101cm">
          <draw:text-box>
            <text:p><text:span text:style-name="T1">more favourable</text:span></text:p>
          </draw:text-box>
        </draw:frame>
        <draw:custom-shape draw:style-name="gr59" draw:text-style-name="P28" draw:layer="layout" svg:width="0.4cm" svg:height="0.4cm" svg:x="1.551cm" svg:y="10.551cm">
          <text:p text:style-name="P27"><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8" draw:layer="layout" svg:width="0.4cm" svg:height="0.4cm" svg:x="1.552cm" svg:y="11.052cm">
          <text:p text:style-name="P27"><text:span text:style-name="T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9" draw:layer="layout" svg:width="2.15cm" svg:height="0.319cm" svg:x="2.1cm" svg:y="10.602cm">
          <draw:text-box>
            <text:p><text:span text:style-name="T1">still suitable</text:span></text:p>
          </draw:text-box>
        </draw:frame>
        <draw:frame draw:style-name="gr37" draw:text-style-name="P9" draw:layer="layout" svg:width="2.15cm" svg:height="0.319cm" svg:x="2.1cm" svg:y="11.103cm">
          <draw:text-box>
            <text:p><text:span text:style-name="T1">extinction</text:span></text:p>
          </draw:text-box>
        </draw:frame>
        <draw:line draw:style-name="gr62" draw:text-style-name="P5" draw:layer="layout" svg:x1="5.593cm" svg:y1="9.508cm" svg:x2="6.343cm" svg:y2="9.508cm">
          <text:p/>
        </draw:line>
        <draw:frame draw:style-name="gr61" draw:text-style-name="P29" draw:layer="layout" svg:width="2.85cm" svg:height="0.669cm" svg:x="6.493cm" svg:y="9.208cm">
          <draw:text-box>
            <text:p><text:span text:style-name="T7">wrongly predicted </text:span></text:p>
            <text:p><text:span text:style-name="T7">by the model:</text:span></text:p>
          </draw:text-box>
        </draw:frame>
        <draw:custom-shape draw:style-name="gr63" draw:text-style-name="P31" draw:layer="layout" svg:width="0.4cm" svg:height="0.4cm" svg:x="6.143cm" svg:y="10.058cm">
          <text:p text:style-name="P30"><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9" draw:layer="layout" svg:width="2.15cm" svg:height="0.319cm" svg:x="6.693cm" svg:y="10.109cm">
          <draw:text-box>
            <text:p><text:span text:style-name="T1">false extinction</text:span></text:p>
          </draw:text-box>
        </draw:frame>
        <draw:custom-shape draw:style-name="gr63" draw:text-style-name="P31" draw:layer="layout" svg:width="0.4cm" svg:height="0.4cm" svg:x="5.95cm" svg:y="4.4cm">
          <text:p text:style-name="P30"><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2" draw:layer="layout" svg:width="0.5cm" svg:height="0.5cm" svg:x="8.5cm" svg:y="4.3cm">
          <text:p/>
          <draw:enhanced-geometry svg:viewBox="0 0 21600 21600" draw:type="rectangle" draw:enhanced-path="M 0 0 L 21600 0 21600 21600 0 21600 0 0 Z N"/>
        </draw:custom-shape>
        <draw:custom-shape draw:style-name="gr65" draw:text-style-name="P33" draw:layer="layout" svg:width="0.5cm" svg:height="0.5cm" svg:x="8.5cm" svg:y="5.3cm">
          <text:p/>
          <draw:enhanced-geometry svg:viewBox="0 0 21600 21600" draw:type="rectangle" draw:enhanced-path="M 0 0 L 21600 0 21600 21600 0 21600 0 0 Z N"/>
        </draw:custom-shape>
        <draw:frame draw:style-name="gr15" draw:text-style-name="P9" draw:layer="layout" svg:width="2.6cm" svg:height="0.955cm" svg:x="9.15cm" svg:y="4.063cm">
          <draw:text-box>
            <text:p><text:span text:style-name="T1">Portion of the niche newly available</text:span></text:p>
          </draw:text-box>
        </draw:frame>
        <draw:frame draw:style-name="gr15" draw:text-style-name="P9" draw:layer="layout" svg:width="2.6cm" svg:height="0.955cm" svg:x="9.15cm" svg:y="5.064cm">
          <draw:text-box>
            <text:p><text:span text:style-name="T1">Portion of the niche no more accessible</text:span></text:p>
          </draw:text-box>
        </draw:frame>
        <draw:path draw:style-name="gr29" draw:text-style-name="P18" draw:layer="layout" svg:width="0.899cm" svg:height="1.09cm" svg:x="2.333cm" svg:y="4.427cm" svg:viewBox="0 0 900 1091" svg:d="M87 17l10 12 28 34 2 8v1l1 2 16 59 9 20c0 1 1 2 1 2l10 40 13 49c0 0 0 1 0 2l2 10c0 0 0 1 0 2s0 3-1 4l-13 51c0 1 0 2-1 3l-23 48c0 1 0 1-1 1v1l-28 46-27 45-21 46-16 47-7 50v11c0 1 0 1 0 2l-6 39 4 52 7 21v1l9 35 18 39 14 23 24 34 39 38h1l7 8 48 41 54 31 51 22c0 0 0 1 1 1l7 3 59 22 64 16h4 1l63 12 69 5 78-6 77-5 50-9c1-1 1-1 1-1l31-4 59-10 10 14c1 0 1 0 1 1l14 16-78 14h-1l-31 4-50 9c-1 1-2 1-2 1l-79 5-79 6h-1c-1 0-1 0-2 0l-71-5c0 0-1 0-2 0l-63-12-4-1c0 0-1 0-2 0l-66-16c-1 0-1 0-2-1l-61-22c-1 0-1-1-2-1l-8-4-51-23h-1l-57-33c-1 0-2-1-3-2l-49-42c-1 0-1-1-2-1l-8-8-39-39c-1 0-2-1-2-2l-26-37-15-24v-1c-1 0-1-1-1-1l-19-42c-1-1-1-2-1-3l-10-36-7-22c0-1-1-2-1-4l-4-56c0-1 0-1 0-1 0-1 0-2 0-3l6-39v-11c0-1 0-2 0-3l8-52c0-2 0-3 1-4l17-49c0-1 0-1 0-2l22-47c0-1 0-1 1-2l27-46 28-46 22-45 11-46v-6l-13-47-10-38-8-20c-1-1-1-2-1-3l-17-60v-2l-18-58c0-1-1-2-1-3l-2-20z">
          <text:p/>
        </draw:path>
        <draw:frame draw:style-name="gr66" draw:text-style-name="P22" draw:layer="layout" svg:width="4cm" svg:height="0.419cm" svg:x="1cm" svg:y="8.65cm">
          <draw:text-box>
            <text:p><text:span text:style-name="T3">Shifts in climatic suitability:</text:span></text:p>
          </draw:text-box>
        </draw:frame>
      </draw:page>
      <draw:page draw:name="page5" draw:style-name="dp1" draw:master-page-name="master-page3">
        <draw:path draw:style-name="gr67" draw:text-style-name="P34" draw:layer="layout" svg:width="1.382cm" svg:height="1.36cm" svg:x="5.027cm" svg:y="4.308cm" svg:viewBox="0 0 1383 1361" svg:d="M244 664l6-1h1l3-1 9-3c1 0 1-1 2-1l15-4h1l15-3 14-2 13-4c0-1 1-1 1-1l15-4h1l13-3 13-7c1 0 2 0 2 0l15-5-359 359-1-2v-1l-6-13-3-8-1-2v-1c-1 0-1-1-1-1l-6-13c0-1-1-2-1-3l-3-13c0-1 0-2 0-2l-2-13v-1-3zM844 65c0 1 0 1 0 1l2 3 1 4h1l1 3 1 2v1l2 4c0 1 0 1 0 2l1 2 1 1 1 1 3 3c1 0 1 1 2 2l2 2c0 1 1 2 1 2 1 1 1 2 1 2l2 5v1l1 2c0 1 1 2 1 3v3 3c1 1 1 1 1 2v1l-1 3c0 1 0 2 0 2l-1 3-1 6v1c0 1 0 1 0 1l-1 3v3 1l-322 322-2-1c-2 0-3 0-4 0l-4-1c-1-1-1-1-2-1l-3-2-3-1-3-1h-2-4c-1 0-1 0-1 0l-5-1h-1l-4-1c-1 0-1-1-2-1l-4-1-1-1-4-2c-1 0-1 0-1 0l-3-3-2-1-3-1-4-1v-1l-4-1c-1 0-1-1-1-1-1 0-1 0-1 0l-4-3c0 0-1 0-1-1zM446 362l-1-1c0-1 0-2 0-3s0-2 0-2v-2l1-5c0-1 0-2 0-2l1-6 1-4v-1l1-2c0-1 0-1 0-1l2-6c0-1 1-1 1-2l3-5c0-1 0-1 1-2l4-5c0 0 0-1 1-1l5-5c0-1 0-1 1-1l3-3 2-2h1l6-5c1 0 1 0 1 0l1-1 6-3v-1l2-1 4-2v-1l4-2 2-1 6-5c1 0 1 0 1 0l5-4 4-3 1-1 4-4 4-4 4-5 3-3 1-2 4-5 4-5 4-4 3-5 3-5 3-4 2-5 1-2 1-3 3-6v-1l3-5v-1l4-5v-1l4-5 7-10 4-5 3-5 3-5 3-5 2-5 1-1 2-4v-1l3-5v-1l3-5 3-5 3-5 2-5c0 0 0-1 1-1l1-3 2-2c0-1 0-1 0-1l4-6 1-1 3-4 4-5 3-4 3-6c1 0 1 0 1 0l3-5c1 0 1-1 1-1l4-5 4-5c1 0 1-1 1-1l5-5 3-3 9 11-9-11 3-2v-1l6-4c1-1 1-1 2-1l1-1 5-3h1c0-1 0-1 0-1l3-1 4-3c1 0 1 0 1 0l3-1 5-3h2l5-3 1-1 3-2 5-4 1-1 3-3 4-5 5-5v-1l4-4c1 0 1 0 1 0l1-1 1-1 7-4v-1c1 0 1 0 1 0l2-1h1l6-3h1 1l5-2c1 0 1-1 2-1l5-1h1 1l5-1c0 0 1 0 2 0h1 4c1 0 2 1 3 1l4 1 3 1h4l4 1h1l4 1c1 0 1 0 2 1l4 1c1 0 1 1 2 1zM528 580l6-1c1 0 1 0 2 0l15-2h1l15-1h15l14-1h15l15-1h1 7l-586 586v-1l-4-10c-1-1-1-3-2-4l-3-13c0-1-1-2-1-4v-13-1-1-12-10l-2-11-1-6zM896 213v2 4c0 1 0 1 0 1l1 2c0 1 0 1 0 1v4c0 1 0 1 0 2l-1 3v2 2l2 3v1l2 2c0 0 0 1 1 1 0 1 1 3 1 4l1 4v1c0 1 1 2 1 3v5 1 1 4 1l1 5c0 0 0 1 0 2v1 1c0 1 0 1 0 1l-1 5c0 1-1 2-1 3l-3 6v1c-1 0-1 1-1 1l-4 5v1l-4 5-5 5v1l-4 4c-1 1-1 1-1 1l-2 2-2 3c-1 0-1 0-1 0l-5 5h-1l-4 4h-1c0 1 0 1 0 1l-6 5h-1l-3 2-2 2c-1 0-1 1-1 1l-7 4h-1v1l-7 3c0 1-1 1-1 1l-6 3h-1l-6 4-5 4c-1 0-1 0-1 0l-4 3-2 2c-1 0-1 0-1 0l-6 4h-1l-1 1-6 2c0 1-1 1-2 1l-3 1-2 1-5 2-5 3-2 1-4 3c-1 0-1 1-1 1l-4 2c-1 1-1 1-1 1l-4 1c0 1 0 1-1 1l-3 1c-1 0-1 1-2 1l-6 1v1l-5 1-4 1-1 1-7 3-6 3-8 4c0 0 0 1-1 1l-7 3-1 1-6 2c0 1 0 1-1 1h-1l-5 3h-1l-3 1-3 2c-1 0-2 0-2 0l-3 1zM723 586l11 2 15 2h1l14 3h1l15 3 8 2h5 1l14 2-682 682c0-1-1-2-1-2l-4-4-7-9c-1-1-2-2-3-3v-1l-6-13c-1-1-1-2-1-3l-1-3-3-8c0-1-1-2-1-3l-3-12-2-7zM883 625l4 2c1 0 1 0 1 0l15 8c1 0 1 0 1 0l5 3 10 6h1c0 0 1 0 1 1l10 7c0 0 1 0 1 1l5 3c0 1 0 1 1 1l6 7-676 676-7-4c0 0-1 0-1-1 0 0-1 0-2-1l-13-8-1-1-5-4-8-4-12-5-11-2h-9zM1349 159l1 4 2 3v1l2 7c1 1 1 2 1 3l2 9c0 1 1 1 1 2v6l1 1c0 1 0 1 0 2l1 8c0 1 0 1 0 1v9c0 1 0 1 0 1v8 2 6 1 8l-1 8-320 320h-2-4-5c-1 0-1 0-1 0h-5c-1 0-2 0-2 0l-6-1h-1l-6-1-1-1-6-1c0 0-1-1-2-1l-5-2c-1 0-1 0-1-1l-4-1v-1h-1l-4-2-4-1-4-1h-1l-5-1c-1 0-2 0-3-1l-5-2c-1 0-2 0-3-1zM903 505h-1l-3-2h-1l-5-3h-1c-2-1-3-2-4-3l-5-5c-1-1-2-3-3-4l-1-2c0 0 0-1-1-1l-3-8c-1-2-1-3-1-4l-1-2v-1l-1-8c0-1 0-2 0-2 0-1 0-1 0-2l1-8c0-1 0-3 1-4l2-8c1-1 1-2 2-4l3-4c1-2 2-3 4-5l3-3c1 0 2-1 3-2l3-1c1-1 2-2 4-2l4-1 3-2 4-3 6-7 5-7 1-2c1 0 1 0 1-1l5-5 2-3h1l5-5c0 0 0-1 1-1l1-1 3-4 1-1 2-2 2-3c1-1 1-1 1-2l4-4 2-3c1 0 1-1 2-1l4-4 3-3v-1l4-3 4-4 3-2 4-5 2-1 4-5 2-1 4-6 2-2 4-5 4-4 2-3c0 0 0-1 1-1l4-5 2-2c1-1 1-1 1-1l5-5c0 0 1 0 1-1l3-2 4-3 1-1 5-3 7-5 2-2 3-3 4-3 2-3c1 0 1-1 2-1l5-4 1-1 1-1 6-4 1-1 5-4 3-2 3-3 5-4 1-1 6-6 1-1 6-6c0 0 1 0 1-1l7-6c1-1 1-1 2-1l5-5c1 0 1 0 1 0l4-3 2-2c1 0 1 0 1 0l6-4 5-4 2-2 4-4 3-3 4-3v-1l4-3c1 0 1-1 1-1l2-2h1l6-5 6-5c1 0 1-1 1-1l1-1 4-4c1 0 1 0 1 0l3-3 3-2 1-1 4-4 2-1c0 0 1 0 1-1l6-4c1-1 1-1 2-2h1l5-3v-1l6-3 7-4 3-2 2-2 6-4c1 0 1-1 1-1l5-4c1 0 1 0 1-1l3-2 4-2c0 0 1 0 1-1h1l7-3c1-1 2-1 3-1l3-1 2-1c0 0 1 0 2 0l6-1h1l5-1h1l6-1h1 6 1 1 6c0 0 1 0 2 0l5 2c1 0 1 0 2 0zM471 1237v6 1l-2 13v1l-2 13c-1 1-1 2-1 3l-2 10c0 0 0 1 0 2l-5 13c0 1 0 2-1 3 0 1 0 1 0 1l-8 13c-1 1-2 2-3 3l-9 11c-1 1-2 2-3 3l-5 4c0 1-1 1-2 2l-15 9c-1 0-2 0-2 1l-15 6c-1 0-2 1-4 1l-15 3c0 0-1 0-2 0l-15 1c0 1-1 1-1 1h-11zM986 722c1 1 1 2 2 3l4 13c0 2 1 4 1 6v13c0 1-1 2-1 4l-3 12c0 1 0 3-1 4l-1 2-2 8c0 0 0 1-1 1l-4 13v1l-6 12-1 5-2 5-1 11-1 4-349 349c-1 0-1 0-1 0l-15 7c0 0-1 0-2 1h-1l-12 4c-1 1-3 1-4 1l-15 3c-1 0-2 0-3 0l-15-1c-1 0-2 0-3 0l-15-3c0 0-1 0-2-1l-10-3h-2c-1 0-1 0-2-1l-4-1zM1353 356l-1 8v8 9 1 6c1 0 1 0 1 0v8 8 4l1 3 2 8v2l2 5v1l2 8 2 9c0 0 0 1 0 2l-257 257-3-4v-1l-2-1c0-1-1-2-1-3-1 0-1 0-1-1l-4-7v-1-1c-1 0-1 0-1-1l-3-8-1-1-2-6-1-1-4-7h-1c0-1 0-2 0-2l-4-7c-1-1-1-2-1-2v-1c-1 0-1 0-1 0l-3-9c0-1 0-1 0-1l-1-1zM1377 532l1 8v1 1l1 6c0 1 0 1 0 2v8 1l1 8c0 1 0 1 0 1l-1 2 1 5v8 1 8l1 7v8c0 1 0 1 1 1v8l1 4v4 1l-174 174c-1-1-2-2-3-2l-5-5c0-1-1-1-1-2l-1-1-2-2c-1 0-1 0-1 0l-5-5-1-1-2-2-5-4h-1l-4-4-4-2c-1-1-1-1-1-1l-5-3c-1-1-1-1-2-2l-3-3c0 0-1 0-1-1l-5-4c-1 0-1-1-2-1v-1z">
          <text:p/>
        </draw:path>
        <draw:line draw:style-name="gr11" draw:text-style-name="P5" draw:layer="layout" svg:x1="0.991cm" svg:y1="9cm" svg:x2="7.991cm" svg:y2="9cm">
          <text:p/>
        </draw:line>
        <draw:path draw:style-name="gr68" draw:text-style-name="P35" draw:layer="layout" svg:width="0.013cm" svg:height="0.017cm" svg:x="5.957cm" svg:y="4.798cm" svg:viewBox="0 0 14 18" svg:d="M8 1l1 1c2 1 3 2 4 3l1 1-14 12 2-12 7-6z">
          <text:p/>
        </draw:path>
        <draw:path draw:style-name="gr69" draw:text-style-name="P36" draw:layer="layout" svg:width="2.466cm" svg:height="1.658cm" svg:x="3.145cm" svg:y="3.325cm" svg:viewBox="0 0 2467 1659" svg:d="M43 929l10-6c1-1 1-1 2-1l47-21 20-12 66-35h1l20-10 41-24c0-1 0-1 1-1l3-1-227 226-19-49-8-23zM505 667l48-26 1-1 60-36h1c0-1 1-1 1-1l48-21 25-11c0-1 1-1 1-1l18-6-616 615-3-4-30-59-1-3zM854 518l1-1 16-2 69-15c1 0 2 0 2 0l32-3-799 799-4-4-38-54zM1087 484l15-1 17-1 64-11 20-3-929 929-16-12-37-35zM1341 431l16-5 44-19 1-1 53-20 20-10c0-1 0-1 1-1l38-17-1112 1111-14-6-9-4-45-21zM1745 227l38-17 16-8c1 0 2-1 2-1l80-27 5-1 18-6-1352 1353-25-11c-1 0-1 0-1 0l-10-3c0 0 0-1-1-1l-39-10zM2045 126l17-4 7-3 83-26c1 0 2-1 3-1l39-15-1498 1498-32-15c-1-1-1-1-2-1l-16-5-21-7zM2348 24l70-16 14-3h1l34-5-19 17c-1 1-2 2-3 4l-6 11-1599 1600-44-21c-1 0-1 0-2 0l-17-6-8-2zM1952 620l-7 13c0 1 0 1 0 1l-11 25c0 1-1 1-1 2l-10 40-20 63-4 9-887 886-35-2h-1-9l-47-5zM1424 1347l-9 27-30 65-10 14-32 50-21 27-51 40v1l-7 6-57 37-58 22-17 4z">
          <text:p/>
        </draw:path>
        <draw:path draw:style-name="gr70" draw:text-style-name="P37" draw:layer="layout" svg:width="1.335cm" svg:height="1.569cm" svg:x="2.335cm" svg:y="4.946cm" svg:viewBox="0 0 1336 1570" svg:d="M361 0h19l50 8 17 6-388 388-2-17v-1c0-1 0-1 0-1l2-28-3-24c0 0 0-1 0-2v-1l1-24zM94 167l10-24 8-22c1 0 1 0 1 0l18-48c0-1 0-1 0-1l21-46 43-8 45-9 14-2zM521 40l19 9 38 19 9 5-494 494-1-3v-1l-1-2-17-57c-1-1-1-2-1-3l-1-12zM654 107l6 2 40 18 19 10 2 2-583 583-10-38-10-38-1-2zM783 178l21 14 39 25-836 836 5-29c0-1 0-2 0-3l17-50c1-1 1-1 1-2l22-47v-1c1 0 1 0 1-1l16-28zM924 237l32 3 8 2h1l40 3 8 3-996 995-7-28-7-22c0-1-1-2-1-4l-2-28zM1083 278l22 12 13 8c1 0 1 0 1 1l29 14-1057 1056-7-7c-1-1-2-2-3-3l-25-37-7-10zM1216 345l10 5 11 8 31 24 4 7-1073 1073-14-9c-1 0-2-1-3-1l-39-34zM1305 456l3 9 11 46 5 26-989 989-31-12c-1 0-2 0-2-1l-8-4-29-13zM1334 627v1l2 29-1 51-3 20-836 836-57-10-4-1c-1 0-1 0-2 0l-20-5zM1318 843l-1 4-4 23-16 52-1 4-24 57-2 2c0 1 0 1 0 1v1l-4 7-568 568-41 3-66 5zM1214 1147l-4 19-8 34-6 22-16 46-6 12-8 15-235 234-28 2-83 15c-1 0-1 0-1 0l-5 1zM1064 1497l-5 22h-1l-17 1z">
          <text:p/>
        </draw:path>
        <draw:path draw:style-name="gr71" draw:text-style-name="P38" draw:layer="layout" svg:width="5.115cm" svg:height="3.532cm" svg:x="2.501cm" svg:y="2.932cm" svg:viewBox="0 0 5116 3533" svg:d="M3199 1954l-1-1-15-1h-1l-15-1c-1 0-1 0-1 0l-15 1h-15l-15 1-14 1h-15c-1 0-1 0-1 0l-15 1h-1l-14 1c-1 0-2 1-2 1l-15 3c-1 0-2 0-2 0l-10 3-4 1c0 0-1 0-1 1l-15 4c-1 1-2 1-2 1l-14 7-13 4-15 4h-1l-11 4h-1c-1 0-1 0-1 0l-15 3c0 0-1 0-1 1l-15 4c-1 0-2 1-3 1l-8 4-3 1c-1 0-1 0-1 0l-15 5c-1 0-1 0-2 0l-14 6-13 4h-1l-15 4-13 5-14 2-15 3c-1 0-1 0-2 0l-15 4-1 1-9 3-3 1c-1 0-1 0-1 0l-15 3c-1 1-2 1-3 1l-14 6c-1 0-1 0-2 1l-3 1-9 4c-1 0-2 0-2 0l-15 7-1 1-3 1-10 4c0 0-1 0-1 1l-15 6c0 1 0 1 0 1l-3 1-11 5c-1 0-1 0-2 1l-14 8c-1 0-1 0-1 0h-1l-14 8c-1 0-1 1-2 1l-5 4-9 5c0 1-1 1-1 1l-10 8-5 3v1l-12 8-3 3-1 1-11 9-3 2c0 0 0 1-1 1l-12 11c-1 0-1 0-1 1l-3 2-10 10c-1 1-1 2-2 2l-4 6-6 7c0 0-1 1-1 2h-1l-7 13c0 1-1 3-1 4l-2 7-2 4c0 1-1 3-1 4l-2 13c0 1 0 2 0 3 0 0 0 1 0 2l2 13c0 0 0 1 0 2l2 9 1 1 1 13 1 12v1l1 13c0 0 1 1 1 2l3 13c0 1 0 2 1 3l5 13c1 0 1 1 1 1v1l2 2 3 8 6 13v1l5 10 2 10 1 10-1 12-1 13v1 1l1 12c0 1 0 2 0 3l3 12c0 1 0 1 0 1l3 13 2 10v11l-1 12c0 1 0 1 0 1 0 1 0 1 0 1l1 13c0 1 0 3 1 4l3 13c0 1 1 2 2 4l4 10c0 1 0 2 1 3 0 0 1 1 1 2l10 13 1 1 1 1 11 12c1 0 1 1 2 1l3 3 9 8 3 4 3 5 3 9 3 12c0 1 0 2 1 3l3 8 1 3c0 1 0 2 0 3l6 12c1 1 1 1 1 2 1 1 1 2 2 3l8 9 3 4c1 1 2 1 3 2l11 9c1 1 2 1 3 2l7 4 8 4c1 1 3 1 4 1l15 5c1 0 2 0 3 0l14 2c1 0 1 0 1 0l15 1 11 1 12 5 7 5 6 4c0 0 0 1 1 1l13 8c1 1 1 1 2 1v1l15 8c1 0 2 1 3 1l11 4 3 1h1l15 5c1 1 2 1 2 1l15 3c1 0 1 0 2 0l15 1c1 0 1 0 2 0h15 1l15-1c1 0 1 0 2 0l15-3c1 0 2-1 4-1l14-7c1 0 2 0 2-1l15-8c1-1 2-1 3-2l5-4c1-1 2-2 3-3l9-11c1-1 2-2 3-4l7-12 1-1c0-1 1-2 1-3l4-13c1-1 1-2 1-3l2-10c0 0 0-1 0-2l3-13v-1l1-13v-1l1-13v-1-13-1l-1-12v-1l-1-11 1-5 1-1 5-1 12 3 15 4c0 1 0 1 0 1l15 3c0 0 1 0 1 1h3l10 3c0 1 1 1 2 1l15 3c1 0 2 0 3 0l14 1c1 0 1 0 1 0 1 0 2-1 3-1l15-2c1 0 2 0 4-1l11-4 1-1c1 0 2 0 3 0l15-7c1 0 1 0 2-1l10-6 5-3c1 0 1 0 2-1l13-10h1l2-2 12-11h1l13-8 3-1 7-2 15-3 15-3h1l15-5h1l14-4h1l15-6c1 0 1 0 2 0l7-4c1 0 1 0 1 0l7-4c1 0 1-1 1-1 0 0 1 0 1-1l12-8 3-2c1-1 1-1 1-1l13-11h1l1-2c1 0 1 0 1 0l12-11c0-1 1-1 1-1l3-3c0-1 1-1 1-1l8-10c0-1 1-1 1-2 0 0 0-1 1-1l7-12 7-13v-1l6-11 9-9 3-3 1-1 10-9 4-4c1 0 1-1 1-1l8-8c1-1 2-1 2-2l6-8 4-4c0-1 1-1 1-2l8-13c0 0 1 0 1-1l3-5 4-6v-1l8-13c1 0 1 0 1 0l1-3 6-9c1 0 1-1 1-1 1-1 1-1 1-2l6-12c0-1 0-2 1-3l2-9 1-3 4-13c1 0 1-1 1-1l3-13c0-1 0-1 0-1l2-13c0-1 0-1 0-1l1-13 2-11 1-5 2-5 5-12c0-1 0-1 1-1l4-13c0 0 0-1 1-1l2-8 1-2c0-2 1-3 1-4l3-12c0-2 0-3 0-5v-12c0-2 0-4-1-6l-4-13c0-1-1-2-1-4h-1l-4-11c-1 0-1-1-1-1-1-1-1-2-1-2l-9-12-9-13c-1-1-1-1-2-2l-5-6-6-7c0 0-1 0-1-1l-10-9-1-1-5-4-10-7c-1-1-1-1-2-1 0-1 0-1 0-1l-10-5-5-3c0 0-1 0-1-1l-15-7h-1l-6-3-8-3-1-1-15-6c-1 0-1 0-1 0l-9-3-5-2h-1l-15-5c0 0-1-1-2-1l-15-3h-1l-15-2-5-1-9-1-15-3-15-3-15-2-15-3h-1-1l-10-3c-1 0-1 0-2 0l-15-4h-1zM3904 2058c1 0 1-1 1-1l1-8v-1l2-8c0-1 0-1 0-1v-8-1l1-8c0-1 0-1 0-1v-1-8-1l-1-9v-1l-1-3v-4l-1-8c0-1 0-1 0-1l-1-8v-1-6-8c0-1 0-1 0-1l-1-8v-5-2c0-1 0-1 0-1v-8c0-1 0-1 0-1l-1-9v-1l-1-6v-1c0-1 0-1 0-1l-1-8c0-1 0-1 0-2l-1-7-1-9c0 0 0-1-1-1l-1-8c0-1 0-1 0-1l-1-7v-1l-2-9-1-7v-1l-2-8v-2l-1-6v-1l-2-9v-1-1l-1-5c0-1 0-2 0-2l-2-9h-1l-2-8c0-1 0-1 0-1l-1-5-1-3-1-7-1-3v-4-8l-1-8v-1-5-2-8-8-8l1-8v-8l1-4v-3l1-8 1-8c0-1 0-1 0-1l1-8v-1-8l1-9v-8-9-7-8l1-9v-8-9l1-6v-2-9l-1-9v-1-8c0-1-1-1-1-2v-1l-1-6c0-1 0-2 0-2l-2-9c0-1-1-2-1-3l-2-7-1-1-1-3-2-6-1-1-2-4v-1l-2-5c-1 0-1 0-1-1l-2-3c0 0-1-1-1-2l-5-6c-1 0-1-1-2-1v-1c0 0-1 0-1-1l-4-4c-1 0-2-1-3-2-1 0-1 0-1 0l-5-3c-1 0-2-1-3-1l-5-2c-1 0-1 0-2 0l-5-1-5-2-6-1c0 0 0-1-1-1l-5-1c-1 0-2 0-3 0l-5-1c-1 0-1 0-2 0h-1l-6 1h-1-6c0 1 0 1 0 1h-6l-1 1-5 1c-1 0-2 0-3 0l-1 1h-3c-2 1-3 1-4 2l-6 2c0 1-1 1-1 1-1 0-1 1-1 1l-4 2-3 2-1 1-5 4c0 0-1 0-1 1l-6 4-3 2-3 2-6 4h-1l-5 3-1 1-5 3c-1 1-1 1-2 1l-6 5c-1 0-1 1-1 1l-2 1-5 4v1l-3 2-3 3c-1 0-1 0-1 0l-4 4-1 1c-1 0-1 0-1 1l-6 5h-1l-6 5-3 2-4 4-1 1-3 3-3 3-4 4-2 2-5 3v1l-6 4c-1 0-1 0-1 0l-3 2-3 2c0 1-1 1-1 1l-6 4c0 1 0 1-1 2h-1l-6 6c-1 1-1 1-1 1l-6 6-1 1-6 5-2 2-4 4-3 2-3 3-5 4h-1v1l-6 4c-1 0-1 0-1 1l-2 1-5 4c0 0 0 1-1 1l-3 3-3 3-4 3-2 2-6 4-5 4c-1 0-1 0-2 1l-3 3-3 2c-1 1-1 1-1 1l-5 5h-1l-2 3-5 5c0 0 0 1-1 1l-2 3-3 4h-1l-3 5-2 2-5 6-1 1-5 5-1 1-5 5-2 2-4 4-4 3-1 1-3 3-4 4-1 1-2 3-4 4c0 0-1 1-1 2l-3 3-1 2c-1 0-1 0-1 1l-4 4-1 1-1 1-4 4c-1 1-1 1-1 1l-2 3-5 5c0 1-1 1-1 1l-1 2-6 7-5 7-4 3-3 1-5 2c-1 0-2 1-3 2h-1l-2 1c-1 1-2 1-3 2l-4 3c-1 1-2 3-3 4l-3 5c-1 1-1 3-2 4l-2 8c-1 1-1 2-1 4l-1 8c0 1 0 1 0 2 0 0 0 1 0 2l1 8v1 1c1 2 1 3 2 5l3 7c0 1 0 1 1 2l1 1c0 1 0 1 0 1 1 1 2 3 3 4l5 5c1 1 2 2 4 3h1l5 3h1l2 1h1l1 1 2 1 3 3v1h1l4 5 4 5c1 0 1 1 2 2l4 4c0 0 1 0 1 1l5 4 1 1c0 0 1 0 1 1l4 3c1 0 1 0 2 1l5 3 5 3 1 1 3 2h1l5 4c1 0 1 0 1 0 1 0 2 1 3 1l5 2c1 0 2 1 2 1l6 1h1l4 1 3 1 4 2h1 1l3 2c1 0 1 1 1 1l6 2c1 0 1 0 2 1l5 1c1 0 1 0 2 1l6 1h1 5c1 0 2 0 2 0l6 1h1l5-1 3 1h2l3 1 4 3 5 3 2 1 2 1c0 1 1 1 1 1l6 3 3 3 1 1 1 3v1l-1 7c0 1 0 1 0 1v9c0 0 0 1 0 2l2 9v1 1l1 7c0 1 1 1 1 2l2 7v1c0 1 1 1 1 2l3 8c0 1 0 1 0 1v1c1 0 1 1 1 1l4 8 1 1c0 1 0 1 0 1l4 7 1 1 3 6 1 1 3 8v1l1 1v1l4 7v1c1 1 1 2 2 3l2 1 3 4c1 1 1 2 2 2l4 4 1 1 3 3 4 4c0 1 0 1 0 1l4 6c1 0 1 1 1 1l3 3 2 3 1 1 5 5c1 0 1 1 1 1l3 2 2 2 5 4v1l4 3 5 5 1 1 5 4c1 1 1 1 2 1l3 3c0 1 1 1 1 1l6 4 5 3 4 4h1l5 4 2 2 1 1 5 4c0 1 0 1 0 1l3 2v1c1 1 1 1 2 2l5 4c1 1 2 2 3 3h1l5 3c1 1 3 1 4 1l5 2c1 0 2 0 3 1h6 1l6 1h6c1 0 1 0 1 0l6-1h6 5 5 6c1 0 1 0 1 0l3-1h2c1 0 2 0 3 0l6-1c2 0 3-1 4-2l6-2c1-1 1-1 2-1l1-1 2-1 4-2c0-1 1-1 1-1l6-5h1c0 0 0-1 1-1l6-6h1l1-1-13-14 13 14 6-6 2-2 6-7 1-1c0 0 0-1 1-1l5-7c0-1 0-1 1-1v-1c0 0 1 0 1-1l4-6v-1l1-1 3-7 1-1 3-7c1 0 1-1 1-1l3-8 2-5 1-3 4-8v-1l3-8 2-8c0-1 1-1 1-1v-3zM3420 1677c0-1 0-1 0-1l4-5c0-1 0-1 0-1 1-1 1-1 1-1l2-6c1-1 1-2 2-4v-4-1l1-1c0-1 0-1 0-2 0 0 0-1-1-1v-5-1l-1-5v-1-5c0-1 0-2 0-3v-1l-1-4c0-1-1-3-2-4 0 0 0-1-1-1l-1-3h-1l-1-3v-2-2-4-1-4-1-2-1-4l-1-2v-3-2-1-4l-1-2c0-1 0-1 0-1v-4c0-1-1-2-1-3l-1-2v-1c0-1-1-3-1-4l-3-4c0-1-1-1-2-2l-1-2c-1-1-2-2-2-3l-4-2c0-1-1-1-1-1l-4-3-3-2-3-1v-1-1-2-4c0-1-1-1-1-1v-3-1l-1-3c0-1 0-1 0-2l-1-2v-1l-1-4 1-2v-3-1l1-1 1-6 1-3c0-1 0-1 0-2v-3c0-1 0-1 0-1 0-1 0-2 0-2v-4l-1-2c0-1 0-2 0-3l-1-2c0-1 0-1 0-1l-2-5c0 0-1-1-1-2 0 0-1-1-1-2l-2-2c-1-1-2-2-2-3l-3-2-2-1v-2l-1-1c0-1 0-1 0-2l-2-4c0-1-1-1-1-2v-1l-2-3-2-4-1-3v-1l-1-2c0-1-1-1-1-2l-1-4c-1-1-1-1-1-2l-1-3c0-1-1-1-1-2 0 0 0-1-1-1l-2-3v-1l-2-2c0-1 0-1 0-1 0 0 0-1-1-1l-2-3-1-2v-1h-1l-2-4-1-3c-1 0-1 0-1-1s-1-2-2-3l-3-2c-1-1-2-2-3-3l-3-2h-1l-1-1-3-2-3-2c0-1-1-1-1-1l-3-3c-1 0-1 0-1 0-1-1-2-1-2-1l-4-2c-1 0-2 0-2 0l-4-1c-1 0-1 0-2 0l-4-1h-3l-3-1h-1l-4-1c0-1-1-1-2-1h-5-1c0 0-1 0-2 0l-5 1h-1-1l-5 1c0 0-1 0-1 1l-6 1c0 1 0 1 0 1h-1l-7 3h-1l-1 1h-1l-1 1-6 4c-1 0-1 1-1 1l-2 1-4 4-1 1-4 5-5 5-3 3-1 1-4 4-4 2v1l-6 2-1 1-5 3-3 1c-1 0-1 0-1 0l-4 3-3 1h-1c0 1 0 1 0 1l-5 3-2 1c0 0-1 0-1 1l-6 4c0 0 0 1-1 1l-2 2 9 11-9-11-3 3h-1l-4 5c0 0-1 0-1 1l-4 5h-1l-3 5c-1 0-1 0-1 1l-4 5-3 5-4 5-3 5-3 4-1 1-4 5c0 1 0 1-1 2l-1 2-2 3v1l-3 5-2 5-3 5-3 5c0 1 0 1-1 1l-2 5-1 1-2 4v1l-3 5-2 5-3 4-4 5-3 5-8 11-3 5-1 1-3 5v1l-3 5c0 1 0 1-1 1l-2 6-1 3-1 2-3 5-2 4-3 5-3 4-4 5-4 5-4 5-1 2-3 3-4 5-4 4-4 4-1 1-4 3-5 3c0 1-1 1-1 1l-6 4c0 1 0 1-1 1l-1 1-4 2v1l-4 2-2 1h-1l-5 4-1 1c-1 0-1 0-1 0l-6 5c-1 0-1 0-1 0l-2 2-3 3c-1 0-1 0-2 1l-5 5c0 0 0 1-1 1l-4 5c0 1 0 1 0 1-1 1-1 1-1 1l-2 5c-1 1-1 1-1 2l-2 5c0 1-1 1-1 2v2l-1 1v3c0 1 0 1-1 1v5c-1 1-1 2-1 3v5 2 1c0 2 0 3 0 4l1 4c0 1 1 1 1 2v1c0 0 1 1 1 2l2 4 2 2v1 5 6 1 1 5c0 1 0 1 0 1v2 1l1 5v1h1v1l1 5c0 0 0 1 1 1v1l1 3c0 0 0 1 0 2l2 2v1 1l2 4c0 1 1 1 1 2l1 2 1 1c0 1 1 2 2 3l2 3c1 1 2 2 3 2l3 2c1 1 1 1 1 1 1 0 1 0 2 1l3 1c1 0 1 0 1 0l4 2 2 1 2 1 4 2c0 1 0 1 0 1h1l3 2c1 0 1 0 2 1l4 1c0 0 1 0 1 1l4 1c1 0 1 0 2 0l4 1c1 0 1 0 1 0h4 3l2 1 3 1 4 2c0 0 1 0 2 0l4 2c1 0 2 0 3 0h5c1 0 2 0 3 0h3c1 0 2 0 2 0l6-1c0-1 0-1 1-1h2l2-1h5c0 0 1 0 1-1h4c1 0 1-1 1-1l6-1c1 0 1 0 2 0l5-2c1 0 2-1 2-1l7-3h1l7-4h1v-1l7-3 5-2 1-1h3l5-1h1l4-1 2-1 6-1 3-1 2-1 6-1h1l2-1c1 0 1 0 1 0l3-1c1-1 1-1 2-1l5-2 1-1 6-3 5-1 4-1h1 1l5-2c1 0 2 0 3 0l3-2 3-1h1l5-3h1c0 0 0-1 1-1l6-3h1l7-4h1l7-4h1l6-3 6-3 2-1 4-1 5-2 6-1c1-1 1-1 1-1l4-1 1-1 3-1c1 0 1-1 1-1l4-2c1 0 1-1 1-1l4-3 2-1 6-3 5-2 2-1 3-1c1 0 1-1 2-1l5-2 2-1c0 0 1 0 1-1l6-3 3-2 4-3 5-4h1l6-4 6-3c1 0 1-1 2-1l7-4h1l6-4c1 0 1-1 1-1l3-2 3-2 1-1 5-4 1-1 1-1 4-3 6-5v-1l3-2 2-2v-1l5-4c0-1 0-1 0-1l4-5h1zM1169 2472c-1-1-1-1-1-2l-16-46c0-1-1-1-1-2v-1l-27-42c-1-1-2-2-3-3l-33-26c0-1-1-1-1-1l-12-9c-1 0-1 0-1 0-1 0-1-1-2-1l-47-22-14-7-45-22-14-8-47-25c0-1-1-1-2-1l-12-5-44-17c-1 0-3 0-4 0l-42-4-8-1-50-5-38-10-13-4-39-25-22-15-27-19c-1 0-1 0-1 0l-37-22-20-10-1-1-40-18-21-10-37-18-21-12h-1v-1l-39-18-22-11c0-1 0-1-1-1l-36-15c0-1-1-1-2-1l-35-9-18-6c-1-1-2-1-3-1l-52-8c-1-1-1-1-2-1h-31l-18-1h-1-1l-47 3c-1 0-1 0-2 0l-46 8-45 9-24 4 9-20c1 0 1 0 1-1l27-47v-1l29-46c1 0 1-1 1-1l34-44c0 0 1 0 1-1l39-43c1 0 1 0 1-1l4-3 31-38v-1l38-43v-1l39-42 41-43 42-41c1-1 1-1 1-1l13-11 24-30c1 0 1 0 1-1l41-42v-1l46-41c1 0 1-1 2-1l48-33 5-4c0 0 0-1 1-1l51-38c0-1 1-1 2-1v-1l42-22 11 34h1l24 61c0 1 0 1 1 2l14 26 12 33c1 1 1 1 1 1l30 61c0 0 1 0 1 1v1l32 44 9 14h1l42 60 1 1 20 22 30 37 1 1 38 36c1 0 1 0 1 1l28 21c1 0 1 0 1 1l39 28c1 0 1 1 2 1l1 1 56 26 10 4 65 27c0 0 1 0 2 0l64 17 8 2 56 23c0 1 0 1 1 1l64 22h1l15 5 48 23c1 0 1 0 2 1l65 22 17 5 46 22c1 0 2 0 2 1l65 18c1 0 2 0 3 1l63 6c1 0 1 0 2 0h9l52 4c1 0 1 0 1 0 1 0 2 0 2 0l63-9c1 0 2 0 2-1l19-6 42-10c0 0 1 0 2 0l60-24c1 0 1 0 2 0 0-1 0-1 0-1l60-38c1-1 1-1 2-2l7-6 52-41c0-1 1-2 2-3l22-28c1 0 1 0 1-1l33-51 9-15c1 0 1 0 1 0 0-1 0-1 0-1l32-66c0-1 0-1 0-2l12-34 14-30 1-1 26-65 11-26 26-37 27-31 50-36 6-3 61-29h1c0-1 1-1 1-1l56-41v-1l3-2 59-50c1-1 1-1 2-2l15-17 1-1 41-54c1 0 1 0 1-1l9-14 37-67c0 0 0-1 1-2l7-22 20-42c0-1 0-1 0-2l21-64v-1l10-39 10-23 32-65 10-14 43-52 12-11v-1l58-56 58-43h1l32-27 26-20v-1l58-48 1-1c1-1 2-1 3-2l56-57c1-1 1-1 1-2l9-11c1-1 1-1 1-2h1l35-67c0 0 0-1 1-1l8-24 19-41 34-63 47-44 32-1 46-5h1l76-4 21-1 59-11 44-11 44-14 28-16 62-34 18-10 34-27c0 0 0-1 1-1l53-38c1 0 1-1 2-1l36-21 21-15h1l58-37h1c0-1 1-1 1-1l36-17 28-16c1-1 1-1 2-1l72-32v-1c1 0 1 0 1 0 1 0 1-1 2-1l75-30h1l23-8c0 0 1 0 1-1l73-17 15-4c1 0 1 0 2 0l80-10c1 0 1 0 2 0h1l44 2 30-1c1 0 1 0 2 0l72 5h1l68 12h1l67 15c1 0 1 0 2 0l63 20c1 1 2 1 2 1l59 27c0 0 1 0 1 1 1 0 1 0 1 0l54 37c1 0 1 1 2 1l25 20 26 17h1l53 38h1l46 39 2 1v1c1 0 1 0 2 0l53 38c1 0 2 1 3 2l46 47 48 48c0 1 1 2 2 2l19 28 1 1 20 32c1 1 1 1 1 1v1l17 34c1 1 1 1 1 2l14 39 9 21c0 1 1 2 1 3l14 59c1 1 1 2 1 3v7l15 49c0 1 0 2 0 4l4 46 1 8 1 1 7 57c0 1 0 2 0 2 0 1 0 2 0 3l-6 52h-1v5l-2 47c0 1 0 2 0 3l-11 52-1 1-15 50v1l-16 49v4l-3 45v53l2 26 8 28v1l13 59c1 1 1 2 1 4v1l17 54c0 1 0 3 0 4l2 36 3 19c1 1 1 1 1 2v55c0 1 0 2 0 3l-11 52c0 1 0 1-1 2l-16 44-2 6-16-6 16 6-18 49c0 1 0 1-1 2l-24 47v1l-27 46v1l-31 45-30 45-26 45-19 47-11 49-8 51-5 37 1 12 4 56c0 1 0 1 0 1l1 47 1 6 10 58c0 1 0 2 0 3l1 42 1 11v1l3 56c0 1 0 2 0 3l-9 52c0 1-1 2-1 3l-11 34-1 13c0 1 0 1 0 2l-11 52-12 50v1l-13 51-15 50-6 50c0 1-1 2-1 3l-13 50c0 1 0 1 0 2l-17 49-19 49v1l-21 48c0 1-1 1-1 1l-24 48-18 34c0 1 0 1 0 1l-7 13-27 45-6 11-23 36-30 46-29 46h-1l-32 45v1l-33 44c-1 1-1 1-2 2l-38 42c-1 0-1 0-2 1l-46 40c-1 1-1 1-2 2l-29 20-24 18c-1 1-1 1-2 1l-60 36c-1 0-1 1-1 1 0 0-1 0-2 1l-29 12-40 20c-1 0-2 1-2 1l-58 21-22 8v1l-73 23h-1l-14 5-76 21h-1l-21 4-64 14c-1 0-2 0-2 0l-61 3-17 1h-1c-1 0-1 0-1 0l-75-1c0 0-1 0-2 0l-68-10c-1 0-2 0-2 0l-66-17h-1l-63-21c-1 0-1 0-2 0l-60-25h-1l-58-30c-1 0-1 0-1 0-1 0-1-1-1-1l-55-38c-1 0-1 0-1-1l-8-6-43-31c-1 0-1 0-2-1l-49-45c-1 0-1 0-1 0l-11-11-38-32c0-1-1-1-1-2l-46-47-49-42c-1-1-1-1-2-2l-35-38-11-9-1-1-46-48v-1l-17-18-29-25-53-28-64-8-41 4-37 7-50 18-43 17-27 14c-1 0-1 1-1 1l-71 32-3 2h-1l-60 33c0 0-1 1-2 1l-45 19-28 13h-1l-70 25-12 4h-1l-78 24c-1 0-1 0-2 0l-13 3-74 19h-1l-25 5-61 14-39 10-48 13-43 13-49 15-36 13-59 21-21 8-74 30c-1 0-1 0-2 0l-3 1-72 32-24 10-52 22c-1 0-1 0-1 0l-45 15-42 13c0 1 0 1-1 1l-47 11c-1 0-1 0-2 1l-58 9-25 5c-1 0-1 0-1 0l-81 11-15 2-67 10h-1l-56 7-25 3-80 10h-1l-26 1-53 6h-1l-48 2 4-17 5-19 17-54v-1l29-45 14-21 18-24c1-1 1-1 1-2h1l22-43 6-12c1-1 1-1 1-2l17-47c0-1 1-1 1-2l5-22v-1l9-34v-1l10-49 1-6 20-57c0-1 0-1 0-1l2-5 24-54 2-3c0-1 1-1 1-2l24-58 2-4c0-1 0-1 1-2l16-53c0-1 0-2 0-2l4-23 7-32c0-1 0-1 0-2l6-54v-1-12l5-41v-1l1-53v-1l-2-29-1-21c0-1 0-1 0-1l-5-50-9-49c0-1 0-1 0-1z">
          <text:p/>
        </draw:path>
        <draw:polygon draw:style-name="gr72" draw:text-style-name="P3" draw:layer="layout" svg:width="0.961cm" svg:height="0.749cm" svg:x="5.038cm" svg:y="4.902cm" svg:viewBox="0 0 962 750" draw:points="660,2 645,1 630,0 615,0 600,1 585,2 570,2 555,3 540,3 526,5 511,8 501,11 496,12 481,17 467,24 466,24 451,29 436,33 424,37 421,37 406,40 391,45 381,50 377,51 362,55 347,62 346,62 332,66 317,70 302,75 302,75 287,78 272,80 257,84 247,88 243,89 228,92 213,98 208,101 198,104 183,111 179,113 168,117 153,124 150,126 138,131 124,139 123,139 108,147 102,152 93,157 83,165 78,168 67,177 63,180 51,190 49,192 36,203 34,205 23,216 19,221 13,229 6,241 4,249 2,254 0,267 1,280 4,290 4,292 6,305 7,318 8,331 11,344 17,356 19,360 22,369 28,382 34,394 34,395 36,407 38,420 37,433 36,446 37,459 39,471 42,484 44,497 45,510 44,522 45,535 48,548 49,549 53,561 63,574 63,574 75,586 78,589 89,599 93,605 98,612 102,625 105,637 108,646 110,650 115,663 123,672 127,676 138,685 145,688 153,693 168,697 183,699 198,700 210,701 213,702 228,708 237,714 243,718 256,727 257,727 272,736 284,740 287,741 302,746 317,749 332,750 347,750 362,749 377,746 391,740 406,731 412,727 421,715 422,714 430,701 434,688 436,676 436,676 439,663 440,650 441,637 441,625 440,612 439,599 440,586 451,574 466,574 481,578 496,582 511,585 515,586 526,590 540,593 555,593 570,591 583,586 585,586 600,579 610,574 615,570 628,561 630,559 643,548 645,546 660,537 665,535 675,533 690,530 704,527 719,523 720,522 734,519 749,513 756,510 764,506 776,497 779,495 792,484 794,482 806,471 809,468 817,459 824,446 831,433 838,420 838,419 849,407 853,404 863,395 868,390 877,382 883,373 887,369 895,356 898,350 903,344 911,331 913,327 920,318 925,305 928,295 929,292 933,280 936,267 938,254 939,241 941,229 943,222 945,216 950,203 955,190 958,180 959,177 962,165 962,152 958,139 958,139 952,126 943,114 943,113 934,101 928,94 923,88 913,79 908,75 898,68 888,62 883,59 868,52 862,50 853,45 838,40 829,37 824,34 809,30 794,27 779,25 773,24 764,22 749,19 734,17 719,14 704,12 701,11 690,8 675,4">
          <text:p/>
        </draw:polygon>
        <draw:polygon draw:style-name="gr72" draw:text-style-name="P3" draw:layer="layout" svg:width="0.655cm" svg:height="0.499cm" draw:transform="rotate (-1.72787595947439) translate (6.47023258968198cm 4.46714684054485cm)" svg:viewBox="0 0 656 500" draw:points="525,0 517,0 509,0 501,1 500,1 492,2 484,3 476,5 472,6 467,8 459,10 451,12 450,12 443,13 435,15 427,17 421,18 418,18 410,19 402,21 396,23 394,24 385,26 378,29 377,29 369,31 361,34 360,35 353,37 344,40 344,40 336,42 328,45 326,46 320,48 312,51 309,52 303,53 295,57 295,57 287,60 282,63 279,64 271,67 266,68 262,69 254,71 246,73 240,74 238,74 230,76 221,77 213,78 205,79 197,79 192,80 189,80 180,80 172,80 164,81 156,82 147,83 139,84 131,85 131,85 123,86 115,87 106,88 98,89 90,90 84,91 82,91 74,92 65,94 57,96 56,97 49,99 41,102 41,102 33,106 30,108 24,111 21,113 16,117 14,119 8,125 8,125 5,130 3,136 2,142 1,147 1,153 0,159 0,164 0,170 2,175 3,181 5,187 7,192 8,194 9,198 13,204 16,207 18,209 24,215 24,215 30,221 33,223 35,226 40,232 41,233 45,238 49,242 50,243 56,249 57,250 62,254 65,257 69,260 74,264 75,266 82,271 82,272 88,277 90,279 94,283 98,286 102,288 106,292 109,294 115,299 115,300 120,305 123,308 126,311 131,316 132,316 139,322 139,322 146,328 147,329 154,333 156,335 161,339 164,342 167,345 172,349 173,350 179,356 180,357 185,362 189,364 192,367 197,371 199,373 205,378 205,378 210,384 213,387 216,390 221,394 224,395 230,399 233,401 238,404 243,407 246,409 252,412 254,413 261,418 262,419 268,423 271,426 275,429 279,432 282,435 287,438 291,440 295,443 300,446 303,448 309,452 312,453 317,457 320,459 326,463 328,464 336,469 344,473 346,474 352,480 353,481 356,485 359,491 361,494 365,497 369,499 377,500 385,499 394,497 395,497 402,492 403,491 408,485 409,480 410,477 411,474 413,469 417,463 418,462 422,457 427,452 427,452 431,446 434,440 435,439 437,435 439,429 442,423 443,421 444,418 447,412 448,407 448,401 448,395 449,390 451,384 451,382 452,378 454,373 454,367 454,362 454,356 453,350 452,345 452,339 452,333 453,328 456,322 458,316 459,313 461,311 463,305 465,300 467,296 469,294 476,290 482,288 484,288 492,287 500,286 509,283 510,283 517,280 523,277 525,276 533,272 534,271 541,266 541,265 548,260 550,259 556,254 558,253 565,249 566,248 573,243 574,241 578,238 581,232 582,230 585,226 590,221 591,221 596,215 599,212 601,209 605,204 607,200 609,198 612,192 615,187 616,187 620,181 623,175 623,175 627,170 629,164 632,159 632,159 635,153 638,147 640,144 641,142 645,136 648,132 650,130 653,125 655,119 656,113 656,108 655,102 654,97 653,91 652,85 651,80 650,74 649,68 648,65 648,63 646,57 642,52 640,49 637,46 632,41 631,40 624,35 623,34 617,29 615,28 608,23 607,23 599,18 598,18 591,15 582,12 582,12 574,10 566,8 561,6 558,6 550,4 541,2 533,1 530,1">
          <text:p/>
        </draw:polygon>
        <draw:polygon draw:style-name="gr73" draw:text-style-name="P3" draw:layer="layout" svg:width="0.508cm" svg:height="0.324cm" draw:transform="skewX (-0.301243828894221) rotate (-2.16420827247297) translate (6.04614503033809cm 4.39821060296733cm)" svg:viewBox="0 0 509 325" draw:points="244,0 237,0 231,1 226,3 225,4 220,7 219,8 214,11 212,12 207,15 206,16 202,19 200,22 199,23 196,27 193,30 192,31 187,33 184,35 181,36 177,39 175,40 171,43 168,44 165,47 162,48 158,51 156,52 152,55 150,57 148,59 145,63 143,65 142,67 141,71 140,75 139,79 138,83 137,84 136,87 133,91 131,92 127,95 125,96 121,99 118,100 115,103 112,105 110,107 106,110 105,111 99,113 96,115 93,116 87,118 84,119 81,120 77,123 75,125 72,127 68,130 68,131 66,135 64,139 62,143 62,143 59,147 56,150 55,151 51,155 49,156 47,159 44,162 43,163 40,166 37,169 36,170 31,174 31,175 27,178 24,182 24,182 21,186 19,190 18,191 15,194 12,198 12,199 9,202 7,206 6,210 6,212 5,214 3,218 1,222 0,226 0,230 0,234 1,238 2,242 2,246 2,250 3,254 5,258 5,259 8,262 12,266 12,266 17,270 18,271 24,274 26,274 30,276 37,277 43,278 48,278 49,279 56,281 60,282 62,283 67,286 68,287 72,290 74,292 78,294 80,296 85,298 87,299 93,301 96,302 99,303 106,304 112,305 118,306 124,306 131,306 137,306 143,306 148,306 149,306 156,307 159,306 162,306 168,305 174,305 181,304 187,304 193,303 198,302 199,302 206,301 212,301 218,301 224,301 231,301 243,301 249,301 256,301 262,300 268,299 272,298 274,298 281,297 287,297 293,297 300,297 306,297 312,298 318,298 320,299 325,299 331,300 337,301 343,302 345,303 350,305 355,307 356,307 362,310 364,310 368,313 372,315 375,316 380,319 381,319 387,322 390,323 393,324 400,325 406,325 412,325 418,323 421,323 425,321 431,319 431,319 437,316 439,315 443,311 444,311 447,307 450,303 450,303 455,299 456,298 462,295 462,295 468,291 470,291 475,288 476,287 481,283 481,283 486,279 487,278 491,275 494,272 495,271 498,267 500,265 501,263 504,259 505,255 505,251 506,247 506,243 506,243 507,239 508,235 509,231 509,227 509,223 508,219 507,215 507,211 507,207 507,203 508,199 508,195 507,191 506,190 505,187 502,183 500,181 499,179 496,175 494,171 493,171 491,167 487,164 486,163 481,159 481,159 476,155 475,154 469,151 469,151 464,147 462,145 461,143 458,139 456,136 455,135 452,131 450,129 448,127 445,123 444,121 442,119 437,116 436,115 431,111 428,107 425,104 424,103 421,99 419,97 417,95 412,92 411,91 406,87 406,87 400,83 400,83 394,79 394,79 388,75 387,75 382,71 381,70 378,67 375,63 375,63 371,59 369,57 366,55 362,53 358,51 356,50 350,47 350,47 346,43 344,41 342,39 337,36 336,35 331,32 329,31 325,29 319,27 319,27 312,23 312,23 306,19 306,19 300,15 299,15 294,12 291,11 287,9 281,7 280,7 275,5 269,4 265,3 262,2 256,1 250,1">
          <text:p/>
        </draw:polygon>
        <draw:polygon draw:style-name="gr23" draw:text-style-name="P3" draw:layer="layout" svg:width="4.62cm" svg:height="4.594cm" draw:transform="skewX (0.229510796637254) rotate (2.84226868687277) translate (6.20739400481437cm 7.54704988986054cm)" svg:viewBox="0 0 4621 4595" draw:points="3665,0 3598,4 3593,5 3531,13 3465,28 3398,57 3331,86 3290,110 3265,123 3198,162 3131,191 3081,214 3065,220 2998,245 2954,266 2931,276 2865,308 2845,319 2798,341 2744,371 2731,378 2666,412 2645,424 2599,450 2562,475 2533,500 2501,528 2466,564 2450,580 2402,633 2399,635 2348,685 2333,699 2291,737 2266,760 2231,789 2199,814 2163,842 2133,862 2086,894 2066,907 2010,947 1999,953 1942,999 1933,1006 1884,1051 1866,1071 1835,1103 1799,1152 1797,1155 1750,1208 1733,1230 1703,1260 1666,1293 1636,1312 1600,1329 1534,1341 1467,1329 1425,1312 1400,1299 1334,1266 1319,1260 1267,1234 1200,1208 1134,1176 1083,1156 1067,1148 1000,1120 945,1103 934,1099 866,1079 799,1068 733,1062 666,1062 599,1065 534,1076 467,1097 453,1103 400,1124 350,1156 334,1166 277,1208 267,1217 215,1261 200,1275 159,1312 134,1344 114,1365 79,1417 67,1442 51,1470 31,1523 18,1574 12,1627 6,1679 4,1732 1,1784 0,1825 0,1837 0,1888 0,1902 2,1941 5,1993 12,2045 20,2098 31,2149 46,2202 67,2254 67,2255 80,2307 95,2359 111,2411 128,2463 134,2478 142,2516 162,2568 192,2620 200,2631 223,2672 261,2724 267,2731 292,2777 325,2829 334,2843 349,2882 369,2933 385,2986 392,3038 392,3090 389,3143 386,3195 386,3247 389,3299 399,3352 400,3358 408,3404 425,3457 454,3508 467,3526 488,3561 534,3611 535,3613 577,3665 599,3691 616,3718 644,3769 666,3815 669,3822 680,3874 693,3927 710,3979 733,4026 735,4032 757,4083 793,4136 799,4144 827,4188 866,4232 872,4240 915,4293 934,4310 967,4344 1000,4372 1035,4397 1067,4418 1134,4449 1200,4481 1267,4501 1271,4502 1334,4526 1400,4546 1433,4554 1467,4566 1534,4586 1600,4594 1667,4595 1733,4589 1799,4580 1866,4564 1893,4554 1933,4542 1999,4509 2011,4501 2066,4463 2082,4449 2133,4398 2134,4397 2182,4344 2199,4320 2222,4293 2255,4240 2266,4219 2288,4188 2316,4135 2333,4099 2344,4083 2381,4031 2399,4007 2432,3979 2466,3955 2515,3926 2533,3919 2599,3892 2637,3874 2666,3863 2731,3828 2742,3821 2798,3784 2815,3769 2865,3725 2874,3717 2930,3665 2931,3663 2993,3612 2998,3608 3061,3560 3065,3558 3128,3508 3131,3505 3187,3456 3198,3443 3234,3404 3265,3353 3266,3351 3305,3299 3331,3256 3339,3246 3385,3195 3398,3178 3435,3142 3465,3111 3489,3090 3531,3055 3556,3037 3598,3014 3650,2985 3665,2978 3731,2948 3759,2932 3797,2915 3852,2881 3864,2873 3924,2828 3930,2823 3981,2776 3997,2758 4029,2724 4063,2671 4064,2669 4103,2619 4130,2567 4130,2565 4168,2515 4197,2463 4198,2462 4241,2410 4264,2374 4278,2358 4318,2306 4330,2288 4362,2253 4396,2201 4397,2199 4436,2148 4462,2097 4464,2091 4490,2044 4510,1992 4523,1940 4530,1903 4536,1887 4552,1836 4566,1783 4579,1731 4589,1678 4597,1632 4599,1626 4612,1573 4619,1522 4621,1469 4620,1416 4616,1364 4609,1311 4601,1260 4597,1236 4594,1207 4585,1155 4570,1102 4546,1050 4530,1027 4516,998 4482,946 4464,924 4443,894 4397,844 4395,841 4349,789 4330,771 4300,736 4264,694 4258,685 4243,632 4239,580 4240,527 4240,475 4234,423 4224,371 4203,319 4197,307 4181,266 4148,214 4130,195 4102,162 4064,128 4039,110 3997,82 3942,57 3930,52 3864,26 3797,12 3740,5 3730,3">
          <text:p/>
        </draw:polygon>
        <draw:g draw:style-name="gr74">
          <draw:polygon draw:style-name="gr75" draw:text-style-name="P3" draw:layer="layout" svg:width="3.959cm" svg:height="3.739cm" draw:transform="rotate (-1.22173047639603) translate (3.01002531708482cm 3.6298309428249cm)" svg:viewBox="0 0 3960 3740" draw:points="1891,1 1842,0 1793,11 1758,33 1745,42 1708,79 1696,90 1660,125 1647,135 1608,170 1599,181 1568,216 1550,255 1547,262 1524,309 1502,342 1491,355 1453,384 1432,400 1405,419 1372,446 1356,461 1325,492 1308,509 1278,538 1259,554 1228,584 1210,601 1183,630 1162,660 1149,676 1124,722 1113,751 1105,768 1092,814 1083,860 1076,905 1068,951 1064,967 1053,997 1030,1043 1016,1062 989,1089 967,1108 937,1136 918,1154 893,1182 870,1214 857,1228 821,1269 816,1274 772,1304 742,1320 724,1330 675,1353 653,1365 626,1384 601,1411 578,1434 560,1457 529,1503 529,1503 508,1549 494,1595 481,1641 480,1642 456,1687 432,1723 424,1733 393,1779 383,1794 365,1825 339,1870 334,1878 307,1916 286,1949 275,1962 243,2009 237,2018 211,2055 189,2100 189,2101 164,2146 144,2192 140,2202 118,2238 94,2284 92,2289 68,2330 53,2376 45,2422 43,2436 36,2468 24,2514 11,2559 2,2605 0,2651 3,2697 9,2743 13,2789 14,2835 16,2881 23,2927 41,2973 43,2977 64,3019 92,3059 96,3064 132,3110 140,3119 189,3152 199,3157 237,3171 286,3184 334,3194 370,3203 383,3207 432,3228 468,3249 480,3259 518,3294 529,3306 561,3340 578,3358 608,3386 626,3404 664,3432 675,3441 724,3469 748,3478 772,3488 821,3502 870,3510 918,3516 967,3518 1016,3517 1064,3517 1113,3520 1152,3524 1162,3525 1210,3527 1234,3524 1259,3521 1308,3512 1356,3503 1405,3498 1453,3494 1502,3486 1538,3478 1550,3475 1599,3466 1647,3460 1696,3458 1745,3459 1793,3461 1891,3465 1939,3465 1988,3462 2036,3453 2085,3440 2113,3432 2134,3428 2183,3419 2232,3413 2281,3412 2329,3414 2378,3420 2427,3426 2475,3431 2487,3432 2524,3437 2572,3444 2621,3456 2669,3472 2682,3478 2718,3501 2761,3524 2766,3529 2815,3560 2832,3570 2864,3594 2895,3616 2912,3630 2954,3662 2961,3668 3010,3699 3029,3708 3058,3723 3107,3737 3156,3740 3204,3733 3253,3717 3273,3708 3302,3692 3350,3663 3353,3662 3399,3627 3416,3616 3448,3578 3453,3570 3477,3524 3496,3488 3501,3478 3538,3432 3545,3427 3591,3386 3594,3385 3642,3348 3650,3340 3691,3305 3702,3294 3740,3252 3743,3249 3779,3203 3788,3190 3814,3157 3837,3121 3844,3110 3873,3064 3886,3040 3897,3019 3915,2973 3924,2927 3928,2881 3931,2835 3934,2789 3934,2787 3942,2743 3951,2697 3958,2651 3960,2605 3958,2559 3952,2514 3944,2468 3938,2422 3938,2376 3942,2330 3947,2284 3947,2238 3937,2192 3934,2186 3921,2146 3899,2100 3886,2076 3875,2055 3857,2009 3837,1967 3835,1962 3814,1916 3788,1882 3781,1870 3742,1825 3740,1822 3697,1779 3691,1773 3646,1733 3642,1729 3606,1687 3594,1665 3581,1641 3562,1595 3545,1563 3537,1549 3510,1503 3496,1480 3484,1457 3461,1411 3448,1390 3432,1365 3399,1329 3391,1320 3350,1274 3322,1228 3302,1190 3298,1182 3274,1136 3253,1110 3238,1089 3204,1054 3196,1043 3156,1000 3154,997 3109,951 3107,949 3060,905 3058,904 3012,860 3010,858 2971,814 2961,800 2940,768 2912,725 2911,722 2884,676 2864,651 2844,630 2815,605 2783,584 2766,573 2721,538 2718,536 2685,492 2669,472 2653,446 2621,410 2611,400 2572,368 2553,355 2524,335 2480,309 2475,305 2427,266 2422,262 2378,219 2375,216 2329,173 2326,170 2281,137 2260,125 2232,107 2183,83 2171,79 2134,60 2085,41 2056,33 2036,26 1988,15 1939,6">
            <text:p/>
          </draw:polygon>
          <draw:custom-shape draw:style-name="gr76" draw:text-style-name="P39" draw:layer="layout" svg:width="1.25cm" svg:height="4.5cm" svg:x="-0.25cm" svg:y="4.25cm">
            <text:p/>
            <draw:enhanced-geometry svg:viewBox="0 0 21600 21600" draw:type="rectangle" draw:enhanced-path="M 0 0 L 21600 0 21600 21600 0 21600 0 0 Z N"/>
          </draw:custom-shape>
        </draw:g>
        <draw:line draw:style-name="gr11" draw:text-style-name="P5" draw:layer="layout" svg:x1="1cm" svg:y1="9.009cm" svg:x2="1cm" svg:y2="2.009cm">
          <text:p/>
        </draw:line>
        <draw:g draw:style-name="gr74">
          <draw:polygon draw:style-name="gr77" draw:text-style-name="P3" draw:layer="layout" svg:width="4.01cm" svg:height="5.264cm" draw:transform="rotate (0.0872664625997165) translate (2.35786880063637cm -0.126375804389687cm)" svg:viewBox="0 0 4011 5265" draw:points="2366,9 2303,1 2241,0 2178,8 2115,28 2087,43 2053,57 1990,100 1983,106 1927,148 1903,168 1865,197 1819,231 1802,241 1739,274 1703,294 1677,305 1614,333 1571,357 1551,365 1489,393 1444,420 1426,428 1363,465 1342,482 1301,514 1267,545 1238,572 1199,608 1175,627 1119,671 1113,675 1050,707 1008,734 987,743 925,779 900,796 862,818 804,859 799,862 737,891 678,922 674,924 611,940 549,954 486,964 423,975 392,985 360,992 297,1024 269,1048 234,1082 211,1110 174,1173 172,1177 135,1236 109,1293 105,1299 71,1362 50,1425 46,1438 27,1487 12,1550 4,1613 0,1676 0,1739 4,1801 12,1865 23,1928 38,1991 46,2020 51,2054 61,2116 74,2179 89,2242 109,2305 109,2307 119,2368 133,2431 155,2493 172,2527 181,2556 209,2619 234,2658 246,2682 284,2745 297,2763 320,2807 360,2866 362,2870 387,2933 410,2996 418,3059 394,3121 360,3164 339,3184 297,3229 282,3247 247,3310 234,3357 229,3373 218,3435 215,3498 214,3561 211,3624 206,3687 200,3749 196,3812 196,3875 200,3938 212,4001 232,4064 234,4070 249,4126 273,4189 297,4233 304,4252 330,4315 360,4375 361,4378 377,4440 392,4503 411,4566 423,4594 433,4629 458,4692 486,4739 494,4754 531,4817 549,4841 576,4880 611,4919 637,4943 674,4975 728,5006 737,5011 799,5043 862,5065 871,5069 925,5097 987,5125 1003,5131 1050,5159 1113,5187 1130,5194 1175,5220 1238,5244 1301,5256 1311,5257 1363,5265 1426,5262 1446,5257 1489,5251 1551,5233 1614,5200 1622,5194 1677,5157 1702,5131 1739,5083 1750,5069 1787,5006 1802,4972 1819,4943 1851,4880 1865,4854 1896,4817 1927,4787 1982,4754 1990,4751 2053,4728 2112,4692 2115,4690 2178,4645 2195,4629 2241,4579 2251,4566 2293,4503 2303,4481 2326,4440 2352,4378 2366,4339 2379,4315 2417,4252 2429,4238 2477,4189 2491,4178 2554,4126 2617,4088 2651,4064 2679,4046 2742,4002 2744,4001 2805,3949 2815,3938 2856,3875 2867,3852 2890,3812 2930,3749 2992,3702 3015,3687 3055,3668 3118,3636 3139,3624 3180,3604 3242,3561 3243,3561 3306,3517 3328,3498 3368,3462 3394,3435 3431,3391 3446,3373 3488,3310 3494,3299 3528,3247 3556,3185 3557,3184 3594,3121 3618,3059 3619,3056 3653,2996 3676,2933 3682,2917 3706,2870 3730,2807 3744,2757 3750,2745 3778,2682 3798,2619 3807,2585 3822,2556 3850,2493 3870,2435 3872,2431 3907,2368 3930,2305 3932,2296 3959,2242 3979,2179 3991,2116 3995,2086 4003,2054 4011,1991 4011,1928 4002,1865 3995,1840 3988,1801 3970,1739 3942,1676 3932,1655 3920,1613 3907,1550 3898,1487 3893,1425 3885,1362 3870,1312 3867,1299 3838,1236 3807,1198 3778,1173 3744,1149 3682,1126 3619,1119 3556,1122 3494,1127 3431,1129 3368,1128 3306,1124 3243,1118 3196,1110 3180,1106 3118,1086 3055,1070 2992,1057 2932,1048 2930,1047 2867,1032 2805,1018 2742,999 2716,985 2679,954 2655,922 2622,859 2617,820 2615,796 2617,785 2630,734 2653,671 2671,608 2679,568 2687,545 2699,482 2701,420 2692,357 2679,320 2673,294 2648,231 2617,185 2605,168 2554,113 2545,106 2491,62 2450,43 2429,31">
            <text:p/>
          </draw:polygon>
          <draw:custom-shape draw:style-name="gr78" draw:text-style-name="P39" draw:layer="layout" svg:width="5cm" svg:height="2.5cm" svg:x="2.25cm" svg:y="-0.5cm">
            <text:p/>
            <draw:enhanced-geometry svg:viewBox="0 0 21600 21600" draw:type="rectangle" draw:enhanced-path="M 0 0 L 21600 0 21600 21600 0 21600 0 0 Z N"/>
          </draw:custom-shape>
        </draw:g>
        <draw:path draw:style-name="gr79" draw:text-style-name="P40" draw:layer="layout" svg:width="0.499cm" svg:height="0.499cm" svg:x="8.387cm" svg:y="5.502cm" svg:viewBox="0 0 500 500" svg:d="M0 176v-100l76-76h100zM0 377v-100l277-277h100zM76 500h-76v-23l477-477h23v76zM268 500h-92l324-324v92zM468 500h-100l132-132v100z">
          <text:p/>
        </draw:path>
        <draw:custom-shape draw:style-name="gr80" draw:text-style-name="P5" draw:layer="layout" svg:width="0.5cm" svg:height="0.5cm" svg:x="8.387cm" svg:y="5.502cm">
          <text:p/>
          <draw:enhanced-geometry svg:viewBox="0 0 21600 21600" draw:type="rectangle" draw:enhanced-path="M 0 0 L 21600 0 21600 21600 0 21600 0 0 Z N"/>
        </draw:custom-shape>
        <draw:path draw:style-name="gr81" draw:text-style-name="P41" draw:layer="layout" svg:width="0.499cm" svg:height="0.499cm" svg:x="8.387cm" svg:y="7.702cm" svg:viewBox="0 0 500 500" svg:d="M0 176v-100l76-76h100zM0 377v-100l277-277h100zM76 500h-76v-23l477-477h23v76zM268 500h-92l324-324v92zM468 500h-100l132-132v100z">
          <text:p/>
        </draw:path>
        <draw:custom-shape draw:style-name="gr82" draw:text-style-name="P5" draw:layer="layout" svg:width="0.5cm" svg:height="0.5cm" svg:x="8.387cm" svg:y="7.702cm">
          <text:p/>
          <draw:enhanced-geometry svg:viewBox="0 0 21600 21600" draw:type="rectangle" draw:enhanced-path="M 0 0 L 21600 0 21600 21600 0 21600 0 0 Z N"/>
        </draw:custom-shape>
        <draw:path draw:style-name="gr83" draw:text-style-name="P42" draw:layer="layout" svg:width="0.499cm" svg:height="0.499cm" svg:x="8.387cm" svg:y="6.602cm" svg:viewBox="0 0 500 500" svg:d="M0 176v-100l76-76h100zM0 377v-100l277-277h100zM76 500h-76v-23l477-477h23v76zM268 500h-92l324-324v92zM468 500h-100l132-132v100z">
          <text:p/>
        </draw:path>
        <draw:custom-shape draw:style-name="gr84" draw:text-style-name="P5" draw:layer="layout" svg:width="0.5cm" svg:height="0.5cm" svg:x="8.387cm" svg:y="6.602cm">
          <text:p/>
          <draw:enhanced-geometry svg:viewBox="0 0 21600 21600" draw:type="rectangle" draw:enhanced-path="M 0 0 L 21600 0 21600 21600 0 21600 0 0 Z N"/>
        </draw:custom-shape>
        <draw:frame draw:style-name="gr85" draw:text-style-name="P22" draw:layer="layout" svg:width="2.6cm" svg:height="0.469cm" svg:x="9.05cm" svg:y="4.85cm">
          <draw:text-box>
            <text:p><text:span text:style-name="T3">Exclusion by:</text:span></text:p>
          </draw:text-box>
        </draw:frame>
        <draw:frame draw:style-name="gr15" draw:text-style-name="P9" draw:layer="layout" svg:width="2.85cm" svg:height="0.955cm" svg:x="9.05cm" svg:y="5.25cm">
          <draw:text-box>
            <text:p><text:span text:style-name="T1">Land use </text:span><text:span text:style-name="T5">(e.g. agriculture, urbanization)</text:span></text:p>
          </draw:text-box>
        </draw:frame>
        <draw:frame draw:style-name="gr15" draw:text-style-name="P9" draw:layer="layout" svg:width="2.85cm" svg:height="0.955cm" svg:x="9.05cm" svg:y="6.4cm">
          <draw:text-box>
            <text:p><text:span text:style-name="T1">Forest management</text:span></text:p>
            <text:p><text:span text:style-name="T5">(e.g. preference for an <text:s/>other species)</text:span></text:p>
          </draw:text-box>
        </draw:frame>
        <draw:frame draw:style-name="gr15" draw:text-style-name="P9" draw:layer="layout" svg:width="2.85cm" svg:height="0.955cm" svg:x="9.05cm" svg:y="7.501cm">
          <draw:text-box>
            <text:p><text:span text:style-name="T1">Competition </text:span></text:p>
            <text:p><text:span text:style-name="T5">(e.g. a more </text:span></text:p>
            <text:p><text:span text:style-name="T5">performant species )</text:span></text:p>
          </draw:text-box>
        </draw:frame>
        <draw:custom-shape draw:style-name="gr86" draw:text-style-name="P43" draw:layer="layout" svg:width="0.5cm" svg:height="0.5cm" svg:x="8.4cm" svg:y="2.2cm">
          <text:p/>
          <draw:enhanced-geometry svg:viewBox="0 0 21600 21600" draw:type="rectangle" draw:enhanced-path="M 0 0 L 21600 0 21600 21600 0 21600 0 0 Z N"/>
        </draw:custom-shape>
        <draw:frame draw:style-name="gr15" draw:text-style-name="P9" draw:layer="layout" svg:width="2.85cm" svg:height="0.955cm" svg:x="9.05cm" svg:y="2cm">
          <draw:text-box>
            <text:p><text:span text:style-name="T1">Species climatic niche</text:span></text:p>
          </draw:text-box>
        </draw:frame>
        <draw:frame draw:style-name="gr18" draw:text-style-name="P12" draw:layer="layout" svg:width="3.85cm" svg:height="0.455cm" svg:x="2.6cm" svg:y="9.046cm">
          <draw:text-box>
            <text:p text:style-name="P11"><text:span text:style-name="T2">Climatic dimension 1</text:span></text:p>
          </draw:text-box>
        </draw:frame>
        <draw:frame draw:style-name="gr18" draw:text-style-name="P12" draw:layer="layout" svg:width="3.85cm" svg:height="0.455cm" draw:transform="rotate (1.5707963267949) translate (0.496cm 7.35cm)">
          <draw:text-box>
            <text:p text:style-name="P11"><text:span text:style-name="T2">Climatic dimension 2</text:span></text:p>
          </draw:text-box>
        </draw:frame>
        <draw:custom-shape draw:style-name="gr87" draw:text-style-name="P38" draw:layer="layout" svg:width="0.5cm" svg:height="0.5cm" svg:x="8.393cm" svg:y="3.201cm">
          <text:p/>
          <draw:enhanced-geometry svg:viewBox="0 0 21600 21600" draw:type="rectangle" draw:enhanced-path="M 0 0 L 21600 0 21600 21600 0 21600 0 0 Z N"/>
        </draw:custom-shape>
        <draw:frame draw:style-name="gr15" draw:text-style-name="P9" draw:layer="layout" svg:width="2.85cm" svg:height="0.955cm" svg:x="9.043cm" svg:y="3.001cm">
          <draw:text-box>
            <text:p><text:span text:style-name="T1">Observable niche portion</text:span></text:p>
          </draw:text-box>
        </draw:frame>
        <draw:frame draw:style-name="gr88" draw:text-style-name="P45" draw:layer="layout" svg:width="7.5cm" svg:height="0.818cm" svg:x="1.5cm" svg:y="0.532cm">
          <draw:text-box>
            <text:p text:style-name="P44"><text:span text:style-name="T9">Observed species occurrences are not solely determined by climatic conditions </text:span></text:p>
          </draw:text-box>
        </draw:frame>
      </draw:page>
      <draw:page draw:name="page6" draw:style-name="dp1" draw:master-page-name="master-page3">
        <draw:line draw:style-name="gr11" draw:text-style-name="P5" draw:layer="layout" svg:x1="0.991cm" svg:y1="9cm" svg:x2="7.991cm" svg:y2="9cm">
          <text:p/>
        </draw:line>
        <draw:path draw:style-name="gr68" draw:text-style-name="P35" draw:layer="layout" svg:width="0.013cm" svg:height="0.017cm" svg:x="5.957cm" svg:y="4.798cm" svg:viewBox="0 0 14 18" svg:d="M8 1l1 1c2 1 3 2 4 3l1 1-14 12 2-12 7-6z">
          <text:p/>
        </draw:path>
        <draw:line draw:style-name="gr11" draw:text-style-name="P5" draw:layer="layout" svg:x1="1cm" svg:y1="9.009cm" svg:x2="1cm" svg:y2="2.009cm">
          <text:p/>
        </draw:line>
        <draw:custom-shape draw:style-name="gr89" draw:text-style-name="P43" draw:layer="layout" svg:width="0.5cm" svg:height="0.5cm" svg:x="8.4cm" svg:y="4.8cm">
          <text:p/>
          <draw:enhanced-geometry svg:viewBox="0 0 21600 21600" draw:type="rectangle" draw:enhanced-path="M 0 0 L 21600 0 21600 21600 0 21600 0 0 Z N"/>
        </draw:custom-shape>
        <draw:frame draw:style-name="gr15" draw:text-style-name="P9" draw:layer="layout" svg:width="2.85cm" svg:height="0.955cm" svg:x="9.05cm" svg:y="4.6cm">
          <draw:text-box>
            <text:p><text:span text:style-name="T1">Species climatic niche</text:span></text:p>
          </draw:text-box>
        </draw:frame>
        <draw:frame draw:style-name="gr18" draw:text-style-name="P12" draw:layer="layout" svg:width="3.85cm" svg:height="0.455cm" svg:x="2.6cm" svg:y="9.046cm">
          <draw:text-box>
            <text:p text:style-name="P11"><text:span text:style-name="T2">Climatic dimension 1</text:span></text:p>
          </draw:text-box>
        </draw:frame>
        <draw:frame draw:style-name="gr18" draw:text-style-name="P12" draw:layer="layout" svg:width="3.85cm" svg:height="0.455cm" draw:transform="rotate (1.5707963267949) translate (0.496cm 7.35cm)">
          <draw:text-box>
            <text:p text:style-name="P11"><text:span text:style-name="T2">Climatic dimension 2</text:span></text:p>
          </draw:text-box>
        </draw:frame>
        <draw:path draw:style-name="gr71" draw:text-style-name="P38" draw:layer="layout" svg:width="4.374cm" svg:height="3.366cm" svg:x="2.39cm" svg:y="3.106cm" svg:viewBox="0 0 4375 3367" svg:d="M3904 22l56 34v1c1 0 1 0 2 0l4 2 59 32 45 33 14 10 58 53c0 1 1 2 1 2l54 67 3 6c0 0 0 1 1 1v1l37 60 22 55c0 1 1 1 1 2l7 12 27 67 19 68 7 27c0 1 0 1 0 2l13 41 18 68 13 68 8 68 2 67-2 69-4 69-4 69-4 70-4 69-8 68-18 67-9 26-1 1-12 42-28 67-20 40c-1 1-1 2-1 3l-10 29-27 68-23 49c0 1-1 1-1 1l-7 19-34 68-18 29-23 39-38 50v1l-12 18-49 66v1l-2 3-50 69-9 10v1l-45 57-16 19-43 51-17 21-42 49c-1 0-1 0-1 1l-20 26c-1 0-1 0-1 1l-30 43c0 0-1 0-1 1l-31 50v1h-1l-10 19-42 69-6 8h-1l-44 59-17 21-43 48c-1 1-2 2-3 4l-16 26-32 42c0 1-1 2-1 3-3 4-4 8-4 13 0 2 0 4 1 6l17 69c1 3 1 5 3 7 2 4 5 7 8 9l14 9 60 45 15 14c1 0 1 0 2 1l44 34 36 33 22 26 32 39 26 57v1l3 6 10 61-9 63-5 12-21 51-35 45-19 17-22 16-11-4h-1l-60-25h-1l-58-30c-1 0-1 0-1 0-1 0-1-1-1-1l-55-38c-1 0-1 0-2-1l-7-6-43-31c-1 0-2-1-2-1l-49-45c-1 0-1 0-1 0l-11-11-38-33c0 0-1 0-1-1l-46-47-50-42c0-1-1-1-1-2l-35-38-11-9-1-1-46-48c0 0 0-1-1-1l-16-18-29-25-53-28-64-8-41 4-37 7-50 18-44 17-27 14-1 1-70 32-3 2h-1l-60 33c0 0-1 1-2 1l-45 19-28 13h-1l-70 25-12 4h-1l-78 24c-1 0-1 0-2 0l-13 3-74 19h-1l-26 5-60 14-39 10-48 13-44 13-48 15-36 13-59 21-21 8-75 30h-1l-3 1-72 32-24 10-52 22c-1 0-1 0-2 0l-44 15-42 13-1 1-47 11c-1 0-1 0-2 0l-58 10-25 5c-1 0-1 0-1 0l-81 11-15 2-67 10c-1 0-1 0-1 0l-56 6-25 4-80 9c0 1-1 1-1 1l-26 1-53 6c-1 0-1 0-1 0l-77 3h-18l-59 6h-1l-16 1-6-7-34-38-23-30-37-57-5-9-39-69-15-36-1-1-17-33-33-69-10-21c-1 0-1-1-1-1 0-1-1-1-1-1l-30-49-32-52c0-1 0-1-1-2l-12-17-1-1-49-58c0-1-1-1-1-1l-11-12c-1-1-1-2-2-3l-50-42-34-28c-1 0-2-1-2-1l-28-19-55-46c-2-2-3-4-5-5l-61-54-12-12-47-52-13-16-47-62-1-1-4-6-51-69-5-7-1-1-52-63-10-12-46-57-14-18-8-11 1-23-3-23c0-1 0-2 0-3v-1l4-53c0-1 0-3 0-4l13-50c0-1 1-2 1-2l19-49c0-1 0-1 0-1l12-26 8-22 19-48c0-1 0-1 0-1l21-48c0-1 0-1 0-1l23-48c0 0 1 0 1-1l26-47h1c0-1 0-1 0-1l29-46 1-1 34-44 1-1 39-43c1 0 1 0 1-1l4-3 31-38c0-1 0-1 0-1l37-43c1 0 1 0 1-1l39-42v-1l41-42 42-41c0-1 1-1 1-1l13-11 24-30c0 0 1 0 1-1l40-42c1 0 1-1 1-1l46-41c0 0 1-1 2-1l48-33 4-4c1 0 1-1 2-1l51-38c0-1 1-1 1-1 1 0 1-1 1-1l63-33 2-1 60-36c0-1 1-1 2-1l47-21 19-12c1 0 1 0 1 0l66-35h1l20-10 40-24c1 0 1 0 1 0 0-1 0-1 1-1l67-34c1 0 1 0 2-1l52-35c0-1 1-1 1-1h1l59-32c1-1 1-2 2-2l54-39c0 0 1 0 1-1 1 0 1 0 1 0l62-33h1c0-1 0-1 0-1l60-36c1-1 2-1 2-1l48-21 25-11c0-1 1-1 1-1l73-26 9-3c0-1 1-1 1-1l80-22c1 0 2 0 2-1l16-2 69-15c1 0 1 0 2 0l45-4 35-6c1 0 1 0 1 0l79-7 17-1 64-11 51-8 32-8 57-18 34-11 44-19 54-21 19-10c1-1 1-1 1-1l71-32 12-6 45-29 1-1 65-35h1l56-36v-1c1 0 1 0 2-1l54-23 17-9c1 0 2-1 2-1l80-27 5-1 85-26c1 0 2 0 2-1h5l84-24 7-2 83-27c1 0 2-1 3-1l81-30 12-4 71-25 24-8c0 0 1 0 2 0l73-17 14-3h1l81-12c1 0 1 0 2 0l32-1 46-5h1l76-4 20-1 60-11 44-11 44-14 28-16 62-34 18-11 34-26c0-1 0-1 0-1l54-38 1-1h1l36-21 21-15h1l2-2z">
          <text:p/>
        </draw:path>
        <draw:custom-shape draw:style-name="gr90" draw:text-style-name="P46" draw:layer="layout" svg:width="0.5cm" svg:height="0.5cm" svg:x="8.391cm" svg:y="3.501cm">
          <text:p/>
          <draw:enhanced-geometry svg:viewBox="0 0 21600 21600" draw:type="rectangle" draw:enhanced-path="M 0 0 L 21600 0 21600 21600 0 21600 0 0 Z N"/>
        </draw:custom-shape>
        <draw:frame draw:style-name="gr15" draw:text-style-name="P9" draw:layer="layout" svg:width="2.6cm" svg:height="0.955cm" svg:x="9.041cm" svg:y="3.265cm">
          <draw:text-box>
            <text:p><text:span text:style-name="T1">Current climatic conditions</text:span></text:p>
          </draw:text-box>
        </draw:frame>
        <draw:custom-shape draw:style-name="gr91" draw:text-style-name="P38" draw:layer="layout" svg:width="0.5cm" svg:height="0.5cm" svg:x="8.386cm" svg:y="5.802cm">
          <text:p/>
          <draw:enhanced-geometry svg:viewBox="0 0 21600 21600" draw:type="rectangle" draw:enhanced-path="M 0 0 L 21600 0 21600 21600 0 21600 0 0 Z N"/>
        </draw:custom-shape>
        <draw:frame draw:style-name="gr15" draw:text-style-name="P9" draw:layer="layout" svg:width="2.85cm" svg:height="0.955cm" svg:x="9.036cm" svg:y="5.602cm">
          <draw:text-box>
            <text:p><text:span text:style-name="T1">Observable niche portion</text:span></text:p>
          </draw:text-box>
        </draw:frame>
        <draw:path draw:style-name="gr92" draw:text-style-name="P26" draw:layer="layout" svg:width="0.897cm" svg:height="1.085cm" svg:x="2.335cm" svg:y="5.432cm" svg:viewBox="0 0 898 1086" svg:d="M75 0l10 12 10 12 25 31-27 27-1-4-1-3-17-57c-1-1-1-2-1-3l-1-12zM164 111l38 51c0 1 0 1 1 2l4 4-69 69-10-39-10-38-1-2zM250 226l4 6 1 1 14 17 1 1 26 28-289 289 5-30c0-1 0-2 0-3l17-50c1 0 1-1 1-1l22-48v-1c1 0 1 0 1 0l16-29zM346 329l46 41c2 3 3 5 5 6l1 1-381 380-7-28-7-21c0-2-1-3-1-5l-2-28zM453 422l3 3c1 1 2 1 2 2l28 19 24 19-419 418-7-7c-1-1-2-2-3-3l-25-36c0-1 0-1 0-1l-7-10zM564 511l4 3 9 10 34 40-412 412-14-8c-1-1-2-2-3-2l-39-34zM652 623l16 25 22 37-350 350 11 11-47-18c-1 0-2 0-2-1l-8-4-29-13zM724 751l16 33c1 1 1 1 1 1l16 32-217 218 25 25 25 25h-12c-1 0-1 1-1 1-1 0-1-1-2-1l-71-5c-1 0-1 0-2 0l-63-12h-4c-1 0-1-1-2-1l-20-5zM790 885l23 41 6 10c1 1 1 1 1 1l7 11-87 87 25 25 8 7-36 7c0 0-1 0-2 0l-78 5-66 5zM867 1008l16 21c1 0 1 1 1 1l14 16-78 14c-1 0-1 0-1 0l-5 1z">
          <text:p/>
        </draw:path>
        <draw:path draw:style-name="gr92" draw:text-style-name="P26" draw:layer="layout" svg:width="1.681cm" svg:height="3.521cm" svg:x="5.936cm" svg:y="2.932cm" svg:viewBox="0 0 1682 3522" svg:d="M517 65l64-25 23-8c1 0 1-1 2-1l59-14-187 187-33-18h-1l-3-1-27-17zM782 0l40 1 30-1c1 0 1 0 1 0h1l25 2-285 286-21-20c-1 0-1-1-2-2l-15-11-17-12zM969 13l27 5h1l55 12-363 362-44-55zM1129 53c0 1 1 1 2 1l58 27c1 0 1 0 2 1h1l4 3-436 437-19-46c-1-1-1-2-2-4l-11-18zM1256 127l16 13 27 17 10 7-497 498-12-44c-1 0-1-1-1-2l-9-23zM1367 207l32 27 2 1c1 0 1 0 1 0 0 1 1 1 1 1l20 14-567 568-16-60v-1l-6-17zM1479 296l27 27 22 23-647 646v-19c0-1 0-2 0-2l-8-69zM1574 400l1 1v1l21 32v1c0 0 1 0 1 1l14 27-735 735 1-14 4-70v-1-20zM1639 536l14 58c0 1 0 2 0 3l1 7 4 12-796 795 3-16c0-1 0-1 0-2l4-70 1-19zM1672 702v1l2 8v1l7 57c1 1 1 2 1 2 0 1 0 2-1 2l-2 22-904 904 8-17 1-1 29-69c0-1 0-2 1-3l12-42 10-26c0-1 1-2 1-3v-1zM1666 908l-5 24c0 1 0 1 0 2l-15 50-16 50-1 4v7l-1077 1077 13-18v-1l12-17 38-50c0-1 1-2 1-3l24-39 19-30v-1c1-1 1-1 1-2l34-70 1-1 7-18zM1627 1147l2 15 7 28v1l9 38-1643 1642-2-9 25-33c0-1 0-2 1-2l16-25 42-48c0 0 1 0 1-1l17-21 45-60 7-9c1-1 1-2 2-2l43-70c0-1 0-1 0-1v-1l11-19 10-16zM1667 1308v1c0 1 1 2 1 4l2 36 3 19c0 0 0 1 0 2l1 30-1575 1575-2-1-15-13c-1-1-1-1-2-1l-37-29zM1643 1531h1l-18 50c0 0-1 1-1 2l-24 47c0 0 0 1-1 1l-26 46c-1 0-1 0-1 1l-30 45-15 23-1324 1324-21-23c0 0-1-1-2-2l-27-25zM1644 1530v1h-1zM1455 1920l-6 39c0 1 0 1 0 1l-6 37 1 12 2 19-1168 1167c0-1 0-2-1-3l-5-10-25-55zM1451 2123l9 54c0 1 0 2 0 2l1 34-1210 1210 22-55 6-15c1-2 1-4 2-7l8-61zM1462 2312l-6 33c0 1 0 2 0 3l-11 34-2 13c0 1 0 1 0 2l-9 43-1082 1082-33-1c-1 0-1 0-2 0l-56-8zM1401 2573l-8 27c0 1 0 1 0 1l-7 50c0 1 0 2 0 2l-12 47-795 795-18 5h-1l-20 4-64 13c-1 1-2 1-3 1h-17zM1309 2865l-18 36c0 1 0 1 0 1l-18 34c0 0 0 1-1 1l-7 13-27 45-6 11-22 36-31 46-11 18-268 268-21 12c-1 1-2 1-2 1l-30 13-40 20c0 0-1 0-2 1l-58 21-21 8h-1l-2 1z">
          <text:p/>
        </draw:path>
        <draw:polygon draw:style-name="gr23" draw:text-style-name="P3" draw:layer="layout" svg:width="4.62cm" svg:height="4.594cm" draw:transform="skewX (0.229510796637254) rotate (2.84226868687277) translate (6.20739400481437cm 7.54704988986054cm)" svg:viewBox="0 0 4621 4595" draw:points="3665,0 3598,4 3593,5 3531,13 3465,28 3398,57 3331,86 3290,110 3265,123 3198,162 3131,191 3081,214 3065,220 2998,245 2954,266 2931,276 2865,308 2845,319 2798,341 2744,371 2731,378 2666,412 2645,424 2599,450 2562,475 2533,500 2501,528 2466,564 2450,580 2402,633 2399,635 2348,685 2333,699 2291,737 2266,760 2231,789 2199,814 2163,842 2133,862 2086,894 2066,907 2010,947 1999,953 1942,999 1933,1006 1884,1051 1866,1071 1835,1103 1799,1152 1797,1155 1750,1208 1733,1230 1703,1260 1666,1293 1636,1312 1600,1329 1534,1341 1467,1329 1425,1312 1400,1299 1334,1266 1319,1260 1267,1234 1200,1208 1134,1176 1083,1156 1067,1148 1000,1120 945,1103 934,1099 866,1079 799,1068 733,1062 666,1062 599,1065 534,1076 467,1097 453,1103 400,1124 350,1156 334,1166 277,1208 267,1217 215,1261 200,1275 159,1312 134,1344 114,1365 79,1417 67,1442 51,1470 31,1523 18,1574 12,1627 6,1679 4,1732 1,1784 0,1825 0,1837 0,1888 0,1902 2,1941 5,1993 12,2045 20,2098 31,2149 46,2202 67,2254 67,2255 80,2307 95,2359 111,2411 128,2463 134,2478 142,2516 162,2568 192,2620 200,2631 223,2672 261,2724 267,2731 292,2777 325,2829 334,2843 349,2882 369,2933 385,2986 392,3038 392,3090 389,3143 386,3195 386,3247 389,3299 399,3352 400,3358 408,3404 425,3457 454,3508 467,3526 488,3561 534,3611 535,3613 577,3665 599,3691 616,3718 644,3769 666,3815 669,3822 680,3874 693,3927 710,3979 733,4026 735,4032 757,4083 793,4136 799,4144 827,4188 866,4232 872,4240 915,4293 934,4310 967,4344 1000,4372 1035,4397 1067,4418 1134,4449 1200,4481 1267,4501 1271,4502 1334,4526 1400,4546 1433,4554 1467,4566 1534,4586 1600,4594 1667,4595 1733,4589 1799,4580 1866,4564 1893,4554 1933,4542 1999,4509 2011,4501 2066,4463 2082,4449 2133,4398 2134,4397 2182,4344 2199,4320 2222,4293 2255,4240 2266,4219 2288,4188 2316,4135 2333,4099 2344,4083 2381,4031 2399,4007 2432,3979 2466,3955 2515,3926 2533,3919 2599,3892 2637,3874 2666,3863 2731,3828 2742,3821 2798,3784 2815,3769 2865,3725 2874,3717 2930,3665 2931,3663 2993,3612 2998,3608 3061,3560 3065,3558 3128,3508 3131,3505 3187,3456 3198,3443 3234,3404 3265,3353 3266,3351 3305,3299 3331,3256 3339,3246 3385,3195 3398,3178 3435,3142 3465,3111 3489,3090 3531,3055 3556,3037 3598,3014 3650,2985 3665,2978 3731,2948 3759,2932 3797,2915 3852,2881 3864,2873 3924,2828 3930,2823 3981,2776 3997,2758 4029,2724 4063,2671 4064,2669 4103,2619 4130,2567 4130,2565 4168,2515 4197,2463 4198,2462 4241,2410 4264,2374 4278,2358 4318,2306 4330,2288 4362,2253 4396,2201 4397,2199 4436,2148 4462,2097 4464,2091 4490,2044 4510,1992 4523,1940 4530,1903 4536,1887 4552,1836 4566,1783 4579,1731 4589,1678 4597,1632 4599,1626 4612,1573 4619,1522 4621,1469 4620,1416 4616,1364 4609,1311 4601,1260 4597,1236 4594,1207 4585,1155 4570,1102 4546,1050 4530,1027 4516,998 4482,946 4464,924 4443,894 4397,844 4395,841 4349,789 4330,771 4300,736 4264,694 4258,685 4243,632 4239,580 4240,527 4240,475 4234,423 4224,371 4203,319 4197,307 4181,266 4148,214 4130,195 4102,162 4064,128 4039,110 3997,82 3942,57 3930,52 3864,26 3797,12 3740,5 3730,3">
          <text:p/>
        </draw:polygon>
        <draw:polygon draw:style-name="gr93" draw:text-style-name="P3" draw:layer="layout" svg:width="5.08cm" svg:height="5.19cm" svg:x="1.711cm" svg:y="2.981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frame draw:style-name="gr15" draw:text-style-name="P9" draw:layer="layout" svg:width="2.85cm" svg:height="0.955cm" svg:x="9.029cm" svg:y="6.603cm">
          <draw:text-box>
            <text:p><text:span text:style-name="T1">Non-observable </text:span></text:p>
            <text:p><text:span text:style-name="T1">niche portion</text:span></text:p>
          </draw:text-box>
        </draw:frame>
        <draw:path draw:style-name="gr94" draw:text-style-name="P47" draw:layer="layout" svg:width="0.499cm" svg:height="0.499cm" svg:x="8.387cm" svg:y="6.802cm" svg:viewBox="0 0 500 500" svg:d="M0 176v-100l76-76h100zM0 377v-100l277-277h100zM76 500h-76v-23l477-477h23v76zM268 500h-92l324-324v92zM468 500h-100l132-132v100z">
          <text:p/>
        </draw:path>
        <draw:custom-shape draw:style-name="gr95" draw:text-style-name="P5" draw:layer="layout" svg:width="0.5cm" svg:height="0.5cm" svg:x="8.387cm" svg:y="6.802cm">
          <text:p/>
          <draw:enhanced-geometry svg:viewBox="0 0 21600 21600" draw:type="rectangle" draw:enhanced-path="M 0 0 L 21600 0 21600 21600 0 21600 0 0 Z N"/>
        </draw:custom-shape>
        <draw:frame draw:style-name="gr88" draw:text-style-name="P45" draw:layer="layout" svg:width="7.5cm" svg:height="0.818cm" svg:x="1.5cm" svg:y="0.532cm">
          <draw:text-box>
            <text:p text:style-name="P44"><text:span text:style-name="T9">Current climatic conditions do not necessarily represent all suitable conditions</text:span></text:p>
          </draw:text-box>
        </draw:frame>
      </draw:page>
      <draw:page draw:name="page7" draw:style-name="dp1" draw:master-page-name="master-page3">
        <draw:path draw:style-name="gr96" draw:text-style-name="P38" draw:layer="layout" svg:width="3.84cm" svg:height="3.231cm" svg:x="2.391cm" svg:y="3.243cm" svg:viewBox="0 0 3841 3232" svg:d="M3665 25l24 40 25 44 40 87 1 2c0 0 1 0 1 1l41 82 25 84c0 1 1 2 2 4l17 81v84l-13 83-6 22v1l-12 65-21 85-25 88v1l-10 42v1l-8 45v1l-9 86-5 87-9 87-13 84-19 87-4 18c0 1 0 1 0 1l-13 68-25 83-29 63c-1 0-1 1-1 1l-9 23-36 87-22 45c0 1 0 1 0 2l-15 39-37 86-16 28v1l-28 57-38 55-22 29-45 62-20 25c0 1-1 1-1 2l-49 78v1c0 0-1 1-1 2l-3 9h-1l-30 86-34 87-31 86-35 62-13 21-54 75-9 11-2 3-27-14-64-8-41 4-37 8-50 17-44 17-27 15h-1l-70 32-3 2h-1v1l-60 32c0 1-1 1-2 1l-45 19-28 13c0 0-1 0-1 1l-70 24-12 5h-1l-78 23c-1 1-1 1-2 1l-13 3-74 18h-1l-26 6-60 14-39 9-48 14-44 13-48 15-36 13-59 21-21 8-75 29c0 0-1 0-1 1l-3 1-72 31v1l-24 10-52 21c-1 0-1 0-2 0l-44 15-42 14h-1l-47 12c-1 0-1 0-2 0l-58 10-25 4c-1 0-1 0-1 0l-81 11-15 2-67 11c-1 0-1 0-1 0l-56 6-25 4-80 9h-1l-26 2-53 6c-1 0-1 0-1 0l-77 2-18 1-59 5h-1l-16 2-6-7-34-39-23-29-37-58-5-9-39-68-15-36c0-1-1-1-1-2l-17-33-33-68-10-21c-1-1-1-1-1-2 0 0-1 0-1-1l-30-49-32-52c0 0 0-1-1-1l-12-17c0-1-1-1-1-2l-49-58c0 0-1 0-1-1l-11-12c-1 0-1-1-2-2l-50-42-34-28c-1-1-2-1-2-2l-28-19-55-46c-2-1-3-3-5-5l-61-53-12-12-47-52-13-16-47-63c0 0-1 0-1-1l-4-5-51-69-5-7c0-1-1-1-1-2l-52-63-10-12-46-56-14-18-8-12 1-22-3-24c0-1 0-1 0-2v-1l4-54c0-1 0-2 0-3l13-51c0-1 1-1 1-2l19-49v-1l12-25 8-22v-1l19-48 21-49 23-48c0-1 1-1 1-1l26-48h1v-1l29-45c0-1 1-1 1-2l34-43c0-1 1-1 1-1l39-43c1-1 1-1 1-1l4-4 31-38 37-44c1 0 1 0 1 0l39-43 41-42c0-1 0-1 0-1l42-41 1-1 13-11 24-29c0-1 1-1 1-1l40-43c1 0 1 0 1-1l46-40c0-1 1-1 2-2l48-33 4-3c1-1 1-1 2-1l51-39c0 0 1 0 1-1 1 0 1 0 1 0l63-33 2-1 60-37c0 0 1 0 2-1l47-21 19-11c1 0 1 0 1-1l66-34c0-1 1-1 1-1l20-9 40-25c1 0 1 0 1 0h1l67-34c1-1 1-1 2-1l52-36c0 0 1 0 1-1h1l59-32c1 0 1-1 2-2l54-38c0-1 1-1 1-1 1 0 1 0 1 0l62-33 1-1 60-36c0-1 0-1 0-1 1 0 2 0 2-1l48-20 25-12h1l73-27 9-3h1l80-23c1 0 2 0 2 0l16-3 69-14c1 0 1 0 2 0l45-5 35-5c1 0 1 0 1 0l79-7 17-2 64-10 51-9 32-7 57-19 34-11 44-19 54-20 19-11c1 0 1 0 1 0l71-33 12-5 45-30h1v-1l65-34 1-1 56-36c1-1 1-1 2-1l54-24 17-8c1-1 2-1 2-1l80-27v-1l5-1 85-26c1 0 2 0 2 0l5-1 84-24 7-2 83-26c1-1 2-1 3-2l81-30 12-4 71-24 24-8c0-1 1-1 2-1l73-17 14-2 1-1 81-11c1 0 1 0 2 0l32-1 46-5h1l76-5 20-1 60-10 44-11 44-15 28-15 25-14z">
          <text:p/>
        </draw:path>
        <draw:line draw:style-name="gr11" draw:text-style-name="P5" draw:layer="layout" svg:x1="0.991cm" svg:y1="9cm" svg:x2="7.991cm" svg:y2="9cm">
          <text:p/>
        </draw:line>
        <draw:path draw:style-name="gr68" draw:text-style-name="P35" draw:layer="layout" svg:width="0.013cm" svg:height="0.017cm" svg:x="5.957cm" svg:y="4.798cm" svg:viewBox="0 0 14 18" svg:d="M8 1l1 1c2 1 3 2 4 3l1 1-14 12 2-12 7-6z">
          <text:p/>
        </draw:path>
        <draw:line draw:style-name="gr11" draw:text-style-name="P5" draw:layer="layout" svg:x1="1cm" svg:y1="9.009cm" svg:x2="1cm" svg:y2="2.009cm">
          <text:p/>
        </draw:line>
        <draw:custom-shape draw:style-name="gr89" draw:text-style-name="P43" draw:layer="layout" svg:width="0.5cm" svg:height="0.5cm" svg:x="8.4cm" svg:y="5.5cm">
          <text:p/>
          <draw:enhanced-geometry svg:viewBox="0 0 21600 21600" draw:type="rectangle" draw:enhanced-path="M 0 0 L 21600 0 21600 21600 0 21600 0 0 Z N"/>
        </draw:custom-shape>
        <draw:frame draw:style-name="gr15" draw:text-style-name="P9" draw:layer="layout" svg:width="2.85cm" svg:height="0.955cm" svg:x="9.05cm" svg:y="5.3cm">
          <draw:text-box>
            <text:p><text:span text:style-name="T1">Species climatic niche</text:span></text:p>
          </draw:text-box>
        </draw:frame>
        <draw:frame draw:style-name="gr18" draw:text-style-name="P12" draw:layer="layout" svg:width="3.85cm" svg:height="0.455cm" svg:x="2.6cm" svg:y="9.046cm">
          <draw:text-box>
            <text:p text:style-name="P11"><text:span text:style-name="T2">Climatic dimension 1</text:span></text:p>
          </draw:text-box>
        </draw:frame>
        <draw:frame draw:style-name="gr18" draw:text-style-name="P12" draw:layer="layout" svg:width="3.85cm" svg:height="0.455cm" draw:transform="rotate (1.5707963267949) translate (0.496cm 7.35cm)">
          <draw:text-box>
            <text:p text:style-name="P11"><text:span text:style-name="T2">Climatic dimension 2</text:span></text:p>
          </draw:text-box>
        </draw:frame>
        <draw:custom-shape draw:style-name="gr97" draw:text-style-name="P46" draw:layer="layout" svg:width="0.5cm" svg:height="0.5cm" svg:x="8.391cm" svg:y="3.501cm">
          <text:p/>
          <draw:enhanced-geometry svg:viewBox="0 0 21600 21600" draw:type="rectangle" draw:enhanced-path="M 0 0 L 21600 0 21600 21600 0 21600 0 0 Z N"/>
        </draw:custom-shape>
        <draw:frame draw:style-name="gr15" draw:text-style-name="P9" draw:layer="layout" svg:width="2.6cm" svg:height="0.955cm" svg:x="9.041cm" svg:y="3.265cm">
          <draw:text-box>
            <text:p><text:span text:style-name="T1">Current climatic conditions</text:span></text:p>
          </draw:text-box>
        </draw:frame>
        <draw:custom-shape draw:style-name="gr91" draw:text-style-name="P38" draw:layer="layout" svg:width="0.5cm" svg:height="0.5cm" svg:x="8.386cm" svg:y="6.502cm">
          <text:p/>
          <draw:enhanced-geometry svg:viewBox="0 0 21600 21600" draw:type="rectangle" draw:enhanced-path="M 0 0 L 21600 0 21600 21600 0 21600 0 0 Z N"/>
        </draw:custom-shape>
        <draw:frame draw:style-name="gr15" draw:text-style-name="P9" draw:layer="layout" svg:width="2.85cm" svg:height="0.955cm" svg:x="9.036cm" svg:y="6.302cm">
          <draw:text-box>
            <text:p><text:span text:style-name="T1">Observable niche portion</text:span></text:p>
          </draw:text-box>
        </draw:frame>
        <draw:path draw:style-name="gr98" draw:text-style-name="P48" draw:layer="layout" svg:width="0.897cm" svg:height="1.085cm" svg:x="2.335cm" svg:y="5.432cm" svg:viewBox="0 0 898 1086" svg:d="M75 0l10 12 10 12 25 31-27 27-1-4-1-3-17-57c-1-1-1-2-1-3l-1-12zM164 111l38 51c0 1 0 1 1 2l4 4-69 69-10-39-10-38-1-2zM250 226l4 6 1 1 14 17 1 1 26 28-289 289 5-30c0-1 0-2 0-3l17-50c1 0 1-1 1-1l22-48v-1c1 0 1 0 1 0l16-29zM346 329l46 41c2 3 3 5 5 6l1 1-381 380-7-28-7-21c0-2-1-3-1-5l-2-28zM453 422l3 3c1 1 2 1 2 2l28 19 24 19-419 418-7-7c-1-1-2-2-3-3l-25-36c0-1 0-1 0-1l-7-10zM564 511l4 3 9 10 34 40-412 412-14-8c-1-1-2-2-3-2l-39-34zM652 623l16 25 22 37-350 350 11 11-47-18c-1 0-2 0-2-1l-8-4-29-13zM724 751l16 33c1 1 1 1 1 1l16 32-217 218 25 25 25 25h-12c-1 0-1 1-1 1-1 0-1-1-2-1l-71-5c-1 0-1 0-2 0l-63-12h-4c-1 0-1-1-2-1l-20-5zM790 885l23 41 6 10c1 1 1 1 1 1l7 11-87 87 25 25 8 7-36 7c0 0-1 0-2 0l-78 5-66 5zM867 1008l16 21c1 0 1 1 1 1l14 16-78 14c-1 0-1 0-1 0l-5 1z">
          <text:p/>
        </draw:path>
        <draw:path draw:style-name="gr98" draw:text-style-name="P48" draw:layer="layout" svg:width="1.681cm" svg:height="3.521cm" svg:x="5.936cm" svg:y="2.932cm" svg:viewBox="0 0 1682 3522" svg:d="M517 65l64-25 23-8c1 0 1-1 2-1l59-14-187 187-33-18h-1l-3-1-27-17zM782 0l40 1 30-1c1 0 1 0 1 0h1l25 2-285 286-21-20c-1 0-1-1-2-2l-15-11-17-12zM969 13l27 5h1l55 12-363 362-44-55zM1129 53c0 1 1 1 2 1l58 27c1 0 1 0 2 1h1l4 3-436 437-19-46c-1-1-1-2-2-4l-11-18zM1256 127l16 13 27 17 10 7-497 498-12-44c-1 0-1-1-1-2l-9-23zM1367 207l32 27 2 1c1 0 1 0 1 0 0 1 1 1 1 1l20 14-567 568-16-60v-1l-6-17zM1479 296l27 27 22 23-647 646v-19c0-1 0-2 0-2l-8-69zM1574 400l1 1v1l21 32v1c0 0 1 0 1 1l14 27-735 735 1-14 4-70v-1-20zM1639 536l14 58c0 1 0 2 0 3l1 7 4 12-796 795 3-16c0-1 0-1 0-2l4-70 1-19zM1672 702v1l2 8v1l7 57c1 1 1 2 1 2 0 1 0 2-1 2l-2 22-904 904 8-17 1-1 29-69c0-1 0-2 1-3l12-42 10-26c0-1 1-2 1-3v-1zM1666 908l-5 24c0 1 0 1 0 2l-15 50-16 50-1 4v7l-1077 1077 13-18v-1l12-17 38-50c0-1 1-2 1-3l24-39 19-30v-1c1-1 1-1 1-2l34-70 1-1 7-18zM1627 1147l2 15 7 28v1l9 38-1643 1642-2-9 25-33c0-1 0-2 1-2l16-25 42-48c0 0 1 0 1-1l17-21 45-60 7-9c1-1 1-2 2-2l43-70c0-1 0-1 0-1v-1l11-19 10-16zM1667 1308v1c0 1 1 2 1 4l2 36 3 19c0 0 0 1 0 2l1 30-1575 1575-2-1-15-13c-1-1-1-1-2-1l-37-29zM1643 1531h1l-18 50c0 0-1 1-1 2l-24 47c0 0 0 1-1 1l-26 46c-1 0-1 0-1 1l-30 45-15 23-1324 1324-21-23c0 0-1-1-2-2l-27-25zM1644 1530v1h-1zM1455 1920l-6 39c0 1 0 1 0 1l-6 37 1 12 2 19-1168 1167c0-1 0-2-1-3l-5-10-25-55zM1451 2123l9 54c0 1 0 2 0 2l1 34-1210 1210 22-55 6-15c1-2 1-4 2-7l8-61zM1462 2312l-6 33c0 1 0 2 0 3l-11 34-2 13c0 1 0 1 0 2l-9 43-1082 1082-33-1c-1 0-1 0-2 0l-56-8zM1401 2573l-8 27c0 1 0 1 0 1l-7 50c0 1 0 2 0 2l-12 47-795 795-18 5h-1l-20 4-64 13c-1 1-2 1-3 1h-17zM1309 2865l-18 36c0 1 0 1 0 1l-18 34c0 0 0 1-1 1l-7 13-27 45-6 11-22 36-31 46-11 18-268 268-21 12c-1 1-2 1-2 1l-30 13-40 20c0 0-1 0-2 1l-58 21-21 8h-1l-2 1z">
          <text:p/>
        </draw:path>
        <draw:frame draw:style-name="gr15" draw:text-style-name="P9" draw:layer="layout" svg:width="2.85cm" svg:height="0.955cm" svg:x="9.029cm" svg:y="7.303cm">
          <draw:text-box>
            <text:p><text:span text:style-name="T1">Suitable area </text:span></text:p>
            <text:p><text:span text:style-name="T1">not occupied</text:span></text:p>
          </draw:text-box>
        </draw:frame>
        <draw:path draw:style-name="gr99" draw:text-style-name="P49" draw:layer="layout" svg:width="0.499cm" svg:height="0.499cm" svg:x="8.387cm" svg:y="7.502cm" svg:viewBox="0 0 500 500" svg:d="M0 176v-100l76-76h100zM0 377v-100l277-277h100zM76 500h-76v-23l477-477h23v76zM268 500h-92l324-324v92zM468 500h-100l132-132v100z">
          <text:p/>
        </draw:path>
        <draw:custom-shape draw:style-name="gr95" draw:text-style-name="P5" draw:layer="layout" svg:width="0.5cm" svg:height="0.5cm" svg:x="8.387cm" svg:y="7.502cm">
          <text:p/>
          <draw:enhanced-geometry svg:viewBox="0 0 21600 21600" draw:type="rectangle" draw:enhanced-path="M 0 0 L 21600 0 21600 21600 0 21600 0 0 Z N"/>
        </draw:custom-shape>
        <draw:frame draw:style-name="gr88" draw:text-style-name="P45" draw:layer="layout" svg:width="6.75cm" svg:height="0.818cm" svg:x="1.5cm" svg:y="0.532cm">
          <draw:text-box>
            <text:p text:style-name="P44"><text:span text:style-name="T9">Species may not be at equilibrium with </text:span><text:span text:style-name="T9"><text:line-break/></text:span><text:span text:style-name="T9">current climatic conditions</text:span></text:p>
          </draw:text-box>
        </draw:frame>
        <draw:polygon draw:style-name="gr23" draw:text-style-name="P3" draw:layer="layout" svg:width="4.62cm" svg:height="4.594cm" draw:transform="skewX (0.229510796637254) rotate (2.84226868687277) translate (6.20739400481437cm 7.54704988986054cm)" svg:viewBox="0 0 4621 4595" draw:points="3665,0 3598,4 3593,5 3531,13 3465,28 3398,57 3331,86 3290,110 3265,123 3198,162 3131,191 3081,214 3065,220 2998,245 2954,266 2931,276 2865,308 2845,319 2798,341 2744,371 2731,378 2666,412 2645,424 2599,450 2562,475 2533,500 2501,528 2466,564 2450,580 2402,633 2399,635 2348,685 2333,699 2291,737 2266,760 2231,789 2199,814 2163,842 2133,862 2086,894 2066,907 2010,947 1999,953 1942,999 1933,1006 1884,1051 1866,1071 1835,1103 1799,1152 1797,1155 1750,1208 1733,1230 1703,1260 1666,1293 1636,1312 1600,1329 1534,1341 1467,1329 1425,1312 1400,1299 1334,1266 1319,1260 1267,1234 1200,1208 1134,1176 1083,1156 1067,1148 1000,1120 945,1103 934,1099 866,1079 799,1068 733,1062 666,1062 599,1065 534,1076 467,1097 453,1103 400,1124 350,1156 334,1166 277,1208 267,1217 215,1261 200,1275 159,1312 134,1344 114,1365 79,1417 67,1442 51,1470 31,1523 18,1574 12,1627 6,1679 4,1732 1,1784 0,1825 0,1837 0,1888 0,1902 2,1941 5,1993 12,2045 20,2098 31,2149 46,2202 67,2254 67,2255 80,2307 95,2359 111,2411 128,2463 134,2478 142,2516 162,2568 192,2620 200,2631 223,2672 261,2724 267,2731 292,2777 325,2829 334,2843 349,2882 369,2933 385,2986 392,3038 392,3090 389,3143 386,3195 386,3247 389,3299 399,3352 400,3358 408,3404 425,3457 454,3508 467,3526 488,3561 534,3611 535,3613 577,3665 599,3691 616,3718 644,3769 666,3815 669,3822 680,3874 693,3927 710,3979 733,4026 735,4032 757,4083 793,4136 799,4144 827,4188 866,4232 872,4240 915,4293 934,4310 967,4344 1000,4372 1035,4397 1067,4418 1134,4449 1200,4481 1267,4501 1271,4502 1334,4526 1400,4546 1433,4554 1467,4566 1534,4586 1600,4594 1667,4595 1733,4589 1799,4580 1866,4564 1893,4554 1933,4542 1999,4509 2011,4501 2066,4463 2082,4449 2133,4398 2134,4397 2182,4344 2199,4320 2222,4293 2255,4240 2266,4219 2288,4188 2316,4135 2333,4099 2344,4083 2381,4031 2399,4007 2432,3979 2466,3955 2515,3926 2533,3919 2599,3892 2637,3874 2666,3863 2731,3828 2742,3821 2798,3784 2815,3769 2865,3725 2874,3717 2930,3665 2931,3663 2993,3612 2998,3608 3061,3560 3065,3558 3128,3508 3131,3505 3187,3456 3198,3443 3234,3404 3265,3353 3266,3351 3305,3299 3331,3256 3339,3246 3385,3195 3398,3178 3435,3142 3465,3111 3489,3090 3531,3055 3556,3037 3598,3014 3650,2985 3665,2978 3731,2948 3759,2932 3797,2915 3852,2881 3864,2873 3924,2828 3930,2823 3981,2776 3997,2758 4029,2724 4063,2671 4064,2669 4103,2619 4130,2567 4130,2565 4168,2515 4197,2463 4198,2462 4241,2410 4264,2374 4278,2358 4318,2306 4330,2288 4362,2253 4396,2201 4397,2199 4436,2148 4462,2097 4464,2091 4490,2044 4510,1992 4523,1940 4530,1903 4536,1887 4552,1836 4566,1783 4579,1731 4589,1678 4597,1632 4599,1626 4612,1573 4619,1522 4621,1469 4620,1416 4616,1364 4609,1311 4601,1260 4597,1236 4594,1207 4585,1155 4570,1102 4546,1050 4530,1027 4516,998 4482,946 4464,924 4443,894 4397,844 4395,841 4349,789 4330,771 4300,736 4264,694 4258,685 4243,632 4239,580 4240,527 4240,475 4234,423 4224,371 4203,319 4197,307 4181,266 4148,214 4130,195 4102,162 4064,128 4039,110 3997,82 3942,57 3930,52 3864,26 3797,12 3740,5 3730,3">
          <text:p/>
        </draw:polygon>
        <draw:path draw:style-name="gr100" draw:text-style-name="P50" draw:layer="layout" svg:width="1.264cm" svg:height="3.302cm" svg:x="5.502cm" svg:y="3.107cm" svg:viewBox="0 0 1265 3303" svg:d="M714 19l4-2 20-15h1l2-2 53 22 10 7-181 180-14-26h-1l-21-37zM867 66l48 25 15 12-241 241-12-25-1-2c0 0 0-1-1-1l-18-40zM987 147l44 40c0 1 1 2 1 2l5 6-293 293v-1l-22-76zM1082 251l5 5 2 6c1 0 1 1 1 1v1l30 48-354 355v-83c0-1-1-3-1-4l-2-10zM1151 382l6 11 24 59-465 464 17-68v-1l11-58zM1204 529l6 26c0 1 1 1 1 2l13 41 2 9-562 562 6-61 8-44 3-12zM1246 687l9 47 4 39-615 616 3-21v-1l9-87v-1-2zM1265 868v1l-2 69-2 34-666 666 2-8v-1l13-68 5-19 6-30zM1254 1079l-3 67-3 38-786 787 12-33 21-45 1-1 36-87v-1l3-6zM1234 1299l-13 51-10 26v1l-13 42-11 27-1001 1001 13-35 2-7 48-76 19-25 46-62 22-30v-1l32-46zM1116 1617l-3 9-24 49c0 1 0 1 0 1l-8 19-33 68-18 29h-1l-16 28-1013 1013 51-71c0-1 0-1 0-1l15-23 35-64c1-1 1-2 2-2l24-66zM671 2262l-9 12-1 1-30 43v1l-31 50c-1 0-1 0-1 1l-11 19-42 69-6 8-45 59-16 21-44 48c-1 1-2 2-2 4l-4 6-343 342-9-8c-1 0-1-1-2-1l-38-41zM393 2740l4 17c1 3 2 5 3 7 2 4 5 7 8 9l15 9 15 12-249 250-15-15-38-32zM495 2838l3 3c0 0 1 0 1 1l45 34 6 6-258 259-22-20h-1l-11-11-19-16zM600 2933l2 2 31 39 8 17-236 236-32-22c0 0-1 0-1-1l-8-6-17-12zM667 3066l5 33-9 63-5 12-20 51-35 45-19 17-23 16-10-4c-1 0-1 0-1 0l-60-25c-1 0-1 0-2 0l-19-10z">
          <text:p/>
        </draw:path>
        <draw:polygon draw:style-name="gr101" draw:text-style-name="P13" draw:layer="layout" svg:width="3.961cm" svg:height="4.088cm" svg:x="1.872cm" svg:y="2.663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olygon draw:style-name="gr102" draw:text-style-name="P3" draw:layer="layout" svg:width="5.08cm" svg:height="5.19cm" svg:x="1.711cm" svg:y="2.981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line draw:style-name="gr103" draw:text-style-name="P5" draw:layer="layout" svg:x1="6.18cm" svg:y1="2.2cm" svg:x2="6.78cm" svg:y2="2.2cm">
          <text:p/>
        </draw:line>
        <draw:line draw:style-name="gr104" draw:text-style-name="P5" draw:layer="layout" svg:x1="6.18cm" svg:y1="4.002cm" svg:x2="6.18cm" svg:y2="2.249cm">
          <text:p/>
        </draw:line>
        <draw:line draw:style-name="gr104" draw:text-style-name="P5" draw:layer="layout" svg:x1="6.78cm" svg:y1="4.002cm" svg:x2="6.78cm" svg:y2="2.249cm">
          <text:p/>
        </draw:line>
        <draw:custom-shape draw:style-name="gr105" draw:text-style-name="P51" draw:layer="layout" svg:width="0.1cm" svg:height="0.1cm" svg:x="6.13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1" draw:layer="layout" svg:width="0.1cm" svg:height="0.1cm" svg:x="6.73cm" svg:y="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52" draw:layer="layout" svg:width="2.6cm" svg:height="0.319cm" svg:x="5.2cm" svg:y="1.741cm">
          <draw:text-box>
            <text:p text:style-name="P11"><text:span text:style-name="T10">Lag behind climate</text:span></text:p>
          </draw:text-box>
        </draw:frame>
        <draw:custom-shape draw:style-name="gr107" draw:text-style-name="P46" draw:layer="layout" svg:width="0.5cm" svg:height="0.5cm" svg:x="8.382cm" svg:y="4.502cm">
          <text:p/>
          <draw:enhanced-geometry svg:viewBox="0 0 21600 21600" draw:type="rectangle" draw:enhanced-path="M 0 0 L 21600 0 21600 21600 0 21600 0 0 Z N"/>
        </draw:custom-shape>
        <draw:frame draw:style-name="gr15" draw:text-style-name="P9" draw:layer="layout" svg:width="2.6cm" svg:height="0.955cm" svg:x="9.032cm" svg:y="4.266cm">
          <draw:text-box>
            <text:p><text:span text:style-name="T1">Past climatic conditions</text:span></text:p>
          </draw:text-box>
        </draw:frame>
      </draw:page>
      <draw:page draw:name="page8" draw:style-name="dp1" draw:master-page-name="master-page3">
        <draw:line draw:style-name="gr11" draw:text-style-name="P5" draw:layer="layout" svg:x1="0.991cm" svg:y1="9cm" svg:x2="7.991cm" svg:y2="9cm">
          <text:p/>
        </draw:line>
        <draw:path draw:style-name="gr68" draw:text-style-name="P35" draw:layer="layout" svg:width="0.013cm" svg:height="0.017cm" svg:x="5.957cm" svg:y="4.798cm" svg:viewBox="0 0 14 18" svg:d="M8 1l1 1c2 1 3 2 4 3l1 1-14 12 2-12 7-6z">
          <text:p/>
        </draw:path>
        <draw:line draw:style-name="gr11" draw:text-style-name="P5" draw:layer="layout" svg:x1="1cm" svg:y1="9.009cm" svg:x2="1cm" svg:y2="2.009cm">
          <text:p/>
        </draw:line>
        <draw:custom-shape draw:style-name="gr108" draw:text-style-name="P53" draw:layer="layout" svg:width="0.5cm" svg:height="0.5cm" svg:x="8.4cm" svg:y="5.9cm">
          <text:p/>
          <draw:enhanced-geometry svg:viewBox="0 0 21600 21600" draw:type="rectangle" draw:enhanced-path="M 0 0 L 21600 0 21600 21600 0 21600 0 0 Z N"/>
        </draw:custom-shape>
        <draw:frame draw:style-name="gr15" draw:text-style-name="P9" draw:layer="layout" svg:width="2.85cm" svg:height="0.955cm" svg:x="9.05cm" svg:y="5.7cm">
          <draw:text-box>
            <text:p><text:span text:style-name="T1">Current species climatic niche</text:span></text:p>
          </draw:text-box>
        </draw:frame>
        <draw:frame draw:style-name="gr18" draw:text-style-name="P12" draw:layer="layout" svg:width="3.85cm" svg:height="0.455cm" svg:x="2.6cm" svg:y="9.046cm">
          <draw:text-box>
            <text:p text:style-name="P11"><text:span text:style-name="T2">Climatic dimension 1</text:span></text:p>
          </draw:text-box>
        </draw:frame>
        <draw:frame draw:style-name="gr18" draw:text-style-name="P12" draw:layer="layout" svg:width="3.85cm" svg:height="0.455cm" draw:transform="rotate (1.5707963267949) translate (0.496cm 7.35cm)">
          <draw:text-box>
            <text:p text:style-name="P11"><text:span text:style-name="T2">Climatic dimension 2</text:span></text:p>
          </draw:text-box>
        </draw:frame>
        <draw:custom-shape draw:style-name="gr97" draw:text-style-name="P46" draw:layer="layout" svg:width="0.5cm" svg:height="0.5cm" svg:x="8.391cm" svg:y="3.501cm">
          <text:p/>
          <draw:enhanced-geometry svg:viewBox="0 0 21600 21600" draw:type="rectangle" draw:enhanced-path="M 0 0 L 21600 0 21600 21600 0 21600 0 0 Z N"/>
        </draw:custom-shape>
        <draw:frame draw:style-name="gr15" draw:text-style-name="P9" draw:layer="layout" svg:width="2.6cm" svg:height="0.955cm" svg:x="9.041cm" svg:y="3.265cm">
          <draw:text-box>
            <text:p><text:span text:style-name="T1">Current climatic conditions</text:span></text:p>
          </draw:text-box>
        </draw:frame>
        <draw:frame draw:style-name="gr88" draw:text-style-name="P45" draw:layer="layout" svg:width="6.25cm" svg:height="0.818cm" svg:x="1.5cm" svg:y="0.532cm">
          <draw:text-box>
            <text:p text:style-name="P44"><text:span text:style-name="T9">Species niche may not be stable over macroevolutionary time </text:span></text:p>
          </draw:text-box>
        </draw:frame>
        <draw:polygon draw:style-name="gr101" draw:text-style-name="P13" draw:layer="layout" svg:width="3.961cm" svg:height="4.088cm" svg:x="1.872cm" svg:y="2.663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olygon draw:style-name="gr102" draw:text-style-name="P3" draw:layer="layout" svg:width="5.08cm" svg:height="5.19cm" svg:x="1.711cm" svg:y="2.981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custom-shape draw:style-name="gr109" draw:text-style-name="P46" draw:layer="layout" svg:width="0.5cm" svg:height="0.5cm" svg:x="8.382cm" svg:y="4.502cm">
          <text:p/>
          <draw:enhanced-geometry svg:viewBox="0 0 21600 21600" draw:type="rectangle" draw:enhanced-path="M 0 0 L 21600 0 21600 21600 0 21600 0 0 Z N"/>
        </draw:custom-shape>
        <draw:frame draw:style-name="gr15" draw:text-style-name="P9" draw:layer="layout" svg:width="2.6cm" svg:height="0.955cm" svg:x="9.032cm" svg:y="4.266cm">
          <draw:text-box>
            <text:p><text:span text:style-name="T1">Past climatic conditions</text:span></text:p>
          </draw:text-box>
        </draw:frame>
        <draw:polygon draw:style-name="gr110" draw:text-style-name="P54" draw:layer="layout" svg:width="4.29cm" svg:height="4.441cm" draw:transform="skewX (0.154810704651897) rotate (2.63143291323185) translate (4.98269208192cm 6.79694228185004cm)" svg:viewBox="0 0 4291 4442" draw:points="3403,0 3341,4 3337,5 3279,12 3217,27 3155,56 3093,83 3056,106 3032,119 2970,157 2908,184 2861,207 2846,212 2784,237 2743,258 2722,266 2661,298 2642,308 2599,330 2548,359 2536,365 2475,398 2457,410 2413,435 2380,460 2352,484 2322,510 2290,545 2275,561 2230,612 2228,614 2180,662 2166,676 2128,712 2104,735 2072,763 2042,787 2008,814 1981,834 1937,864 1919,876 1866,915 1856,921 1803,966 1795,973 1750,1016 1733,1036 1704,1066 1671,1114 1669,1117 1625,1168 1610,1189 1581,1218 1548,1250 1519,1268 1485,1284 1424,1296 1362,1284 1323,1268 1300,1255 1239,1224 1225,1218 1176,1193 1114,1168 1053,1136 1006,1117 991,1110 929,1083 877,1066 868,1062 804,1043 742,1033 681,1027 619,1026 557,1030 495,1040 433,1060 420,1067 371,1087 325,1117 310,1127 258,1168 248,1176 199,1219 186,1232 148,1269 124,1299 106,1319 73,1370 62,1394 47,1421 29,1472 17,1522 11,1573 6,1623 4,1674 1,1725 0,1764 0,1775 0,1825 0,1839 2,1876 5,1927 11,1977 19,2028 29,2078 42,2129 62,2179 62,2180 74,2230 88,2281 103,2330 118,2381 124,2396 132,2432 150,2483 179,2533 186,2544 207,2583 243,2634 248,2640 271,2684 302,2735 310,2748 324,2786 342,2836 357,2886 364,2937 364,2988 361,3038 358,3089 358,3139 361,3190 370,3240 371,3246 379,3291 395,3342 421,3392 433,3408 453,3442 495,3491 496,3493 536,3544 557,3569 572,3594 598,3644 619,3688 621,3695 632,3746 643,3796 659,3847 681,3892 683,3898 703,3947 736,3998 742,4006 768,4049 804,4091 809,4099 850,4150 867,4167 898,4200 929,4227 961,4251 991,4271 1053,4301 1114,4332 1176,4351 1180,4352 1238,4375 1300,4395 1330,4403 1362,4415 1424,4433 1485,4441 1547,4442 1610,4436 1671,4428 1733,4412 1758,4403 1795,4391 1856,4359 1867,4352 1918,4315 1933,4301 1981,4252 1982,4250 2026,4200 2042,4176 2064,4150 2094,4099 2104,4079 2125,4049 2150,3998 2166,3962 2176,3947 2211,3897 2227,3874 2258,3847 2290,3823 2335,3796 2352,3789 2413,3763 2448,3745 2475,3735 2536,3701 2546,3694 2598,3658 2614,3644 2661,3601 2669,3594 2721,3543 2722,3542 2779,3492 2784,3488 2842,3442 2846,3439 2904,3391 2907,3389 2960,3341 2970,3328 3003,3291 3032,3241 3033,3240 3069,3189 3093,3148 3101,3138 3143,3089 3155,3072 3190,3038 3217,3007 3240,2987 3278,2953 3302,2936 3341,2914 3389,2886 3403,2879 3464,2850 3491,2835 3526,2818 3577,2785 3588,2778 3644,2734 3650,2729 3697,2684 3712,2666 3741,2633 3773,2582 3774,2581 3809,2533 3835,2482 3835,2480 3871,2431 3897,2381 3898,2380 3938,2330 3960,2295 3972,2280 4010,2229 4021,2212 4050,2178 4082,2128 4083,2126 4119,2077 4143,2027 4145,2022 4170,1977 4187,1926 4200,1875 4206,1840 4212,1824 4227,1775 4240,1724 4252,1673 4262,1623 4268,1577 4270,1572 4282,1521 4289,1471 4291,1421 4290,1369 4286,1318 4280,1268 4272,1218 4268,1195 4265,1167 4258,1116 4244,1066 4221,1015 4206,993 4193,965 4162,915 4145,894 4125,864 4083,816 4081,813 4039,763 4021,746 3993,712 3960,671 3954,662 3940,611 3936,561 3937,510 3937,459 3932,409 3922,359 3903,308 3897,297 3883,257 3852,207 3835,188 3810,157 3774,124 3750,106 3712,80 3661,55 3650,50 3589,25 3526,11 3473,5 3464,3">
          <text:p/>
        </draw:polygon>
        <draw:polygon draw:style-name="gr111" draw:text-style-name="P55" draw:layer="layout" svg:width="4.62cm" svg:height="4.594cm" draw:transform="skewX (0.229510796637254) rotate (2.84226868687277) translate (6.20739400481437cm 7.54704988986054cm)" svg:viewBox="0 0 4621 4595" draw:points="3665,0 3598,4 3593,5 3531,13 3465,28 3398,57 3331,86 3290,110 3265,123 3198,162 3131,191 3081,214 3065,220 2998,245 2954,266 2931,276 2865,308 2845,319 2798,341 2744,371 2731,378 2666,412 2645,424 2599,450 2562,475 2533,500 2501,528 2466,564 2450,580 2402,633 2399,635 2348,685 2333,699 2291,737 2266,760 2231,789 2199,814 2163,842 2133,862 2086,894 2066,907 2010,947 1999,953 1942,999 1933,1006 1884,1051 1866,1071 1835,1103 1799,1152 1797,1155 1750,1208 1733,1230 1703,1260 1666,1293 1636,1312 1600,1329 1534,1341 1467,1329 1425,1312 1400,1299 1334,1266 1319,1260 1267,1234 1200,1208 1134,1176 1083,1156 1067,1148 1000,1120 945,1103 934,1099 866,1079 799,1068 733,1062 666,1062 599,1065 534,1076 467,1097 453,1103 400,1124 350,1156 334,1166 277,1208 267,1217 215,1261 200,1275 159,1312 134,1344 114,1365 79,1417 67,1442 51,1470 31,1523 18,1574 12,1627 6,1679 4,1732 1,1784 0,1825 0,1837 0,1888 0,1902 2,1941 5,1993 12,2045 20,2098 31,2149 46,2202 67,2254 67,2255 80,2307 95,2359 111,2411 128,2463 134,2478 142,2516 162,2568 192,2620 200,2631 223,2672 261,2724 267,2731 292,2777 325,2829 334,2843 349,2882 369,2933 385,2986 392,3038 392,3090 389,3143 386,3195 386,3247 389,3299 399,3352 400,3358 408,3404 425,3457 454,3508 467,3526 488,3561 534,3611 535,3613 577,3665 599,3691 616,3718 644,3769 666,3815 669,3822 680,3874 693,3927 710,3979 733,4026 735,4032 757,4083 793,4136 799,4144 827,4188 866,4232 872,4240 915,4293 934,4310 967,4344 1000,4372 1035,4397 1067,4418 1134,4449 1200,4481 1267,4501 1271,4502 1334,4526 1400,4546 1433,4554 1467,4566 1534,4586 1600,4594 1667,4595 1733,4589 1799,4580 1866,4564 1893,4554 1933,4542 1999,4509 2011,4501 2066,4463 2082,4449 2133,4398 2134,4397 2182,4344 2199,4320 2222,4293 2255,4240 2266,4219 2288,4188 2316,4135 2333,4099 2344,4083 2381,4031 2399,4007 2432,3979 2466,3955 2515,3926 2533,3919 2599,3892 2637,3874 2666,3863 2731,3828 2742,3821 2798,3784 2815,3769 2865,3725 2874,3717 2930,3665 2931,3663 2993,3612 2998,3608 3061,3560 3065,3558 3128,3508 3131,3505 3187,3456 3198,3443 3234,3404 3265,3353 3266,3351 3305,3299 3331,3256 3339,3246 3385,3195 3398,3178 3435,3142 3465,3111 3489,3090 3531,3055 3556,3037 3598,3014 3650,2985 3665,2978 3731,2948 3759,2932 3797,2915 3852,2881 3864,2873 3924,2828 3930,2823 3981,2776 3997,2758 4029,2724 4063,2671 4064,2669 4103,2619 4130,2567 4130,2565 4168,2515 4197,2463 4198,2462 4241,2410 4264,2374 4278,2358 4318,2306 4330,2288 4362,2253 4396,2201 4397,2199 4436,2148 4462,2097 4464,2091 4490,2044 4510,1992 4523,1940 4530,1903 4536,1887 4552,1836 4566,1783 4579,1731 4589,1678 4597,1632 4599,1626 4612,1573 4619,1522 4621,1469 4620,1416 4616,1364 4609,1311 4601,1260 4597,1236 4594,1207 4585,1155 4570,1102 4546,1050 4530,1027 4516,998 4482,946 4464,924 4443,894 4397,844 4395,841 4349,789 4330,771 4300,736 4264,694 4258,685 4243,632 4239,580 4240,527 4240,475 4234,423 4224,371 4203,319 4197,307 4181,266 4148,214 4130,195 4102,162 4064,128 4039,110 3997,82 3942,57 3930,52 3864,26 3797,12 3740,5 3730,3">
          <text:p/>
        </draw:polygon>
        <draw:path draw:style-name="gr112" draw:text-style-name="P5" draw:layer="layout" svg:width="1.17cm" svg:height="0.496cm" draw:transform="skewX (0.465479311506888) rotate (-1.18682389135614) translate (3.06121487459641cm 4.04529264510469cm)" svg:viewBox="0 0 1171 497" svg:d="M0 497c1044 0 1171-497 1171-497">
          <text:p/>
        </draw:path>
        <draw:path draw:style-name="gr112" draw:text-style-name="P5" draw:layer="layout" svg:width="1.17cm" svg:height="0.496cm" draw:transform="skewX (0.465479311506888) rotate (-1.18682389135614) translate (4.30421487459641cm 3.41429264510469cm)" svg:viewBox="0 0 1171 497" svg:d="M0 497c1044 0 1171-497 1171-497">
          <text:p/>
        </draw:path>
        <draw:path draw:style-name="gr112" draw:text-style-name="P5" draw:layer="layout" svg:width="1.17cm" svg:height="0.496cm" draw:transform="skewX (0.465479311506888) rotate (-1.18682389135614) translate (5.55421487459641cm 2.91429264510469cm)" svg:viewBox="0 0 1171 497" svg:d="M0 497c1044 0 1171-497 1171-497">
          <text:p/>
        </draw:path>
        <draw:custom-shape draw:style-name="gr113" draw:text-style-name="P56" draw:layer="layout" svg:width="0.5cm" svg:height="0.5cm" svg:x="8.393cm" svg:y="7.601cm">
          <text:p/>
          <draw:enhanced-geometry svg:viewBox="0 0 21600 21600" draw:type="rectangle" draw:enhanced-path="M 0 0 L 21600 0 21600 21600 0 21600 0 0 Z N"/>
        </draw:custom-shape>
        <draw:frame draw:style-name="gr15" draw:text-style-name="P9" draw:layer="layout" svg:width="2.85cm" svg:height="0.955cm" svg:x="9.043cm" svg:y="7.401cm">
          <draw:text-box>
            <text:p><text:span text:style-name="T1">Past species </text:span></text:p>
            <text:p><text:span text:style-name="T1">climatic niche</text:span></text:p>
          </draw:text-box>
        </draw:frame>
        <draw:line draw:style-name="gr114" draw:text-style-name="P5" draw:layer="layout" svg:x1="8.293cm" svg:y1="7cm" svg:x2="8.943cm" svg:y2="7cm">
          <text:p/>
        </draw:line>
        <draw:frame draw:style-name="gr15" draw:text-style-name="P9" draw:layer="layout" svg:width="2.85cm" svg:height="0.955cm" svg:x="9.043cm" svg:y="6.502cm">
          <draw:text-box>
            <text:p><text:span text:style-name="T1">Evolutionary </text:span></text:p>
            <text:p><text:span text:style-name="T1">dynamics</text:span></text:p>
          </draw:text-box>
        </draw:frame>
      </draw:page>
      <draw:page draw:name="page9" draw:style-name="dp1" draw:master-page-name="master-page3">
        <draw:line draw:style-name="gr11" draw:text-style-name="P5" draw:layer="layout" svg:x1="0.991cm" svg:y1="9cm" svg:x2="7.991cm" svg:y2="9cm">
          <text:p/>
        </draw:line>
        <draw:path draw:style-name="gr68" draw:text-style-name="P35" draw:layer="layout" svg:width="0.013cm" svg:height="0.017cm" svg:x="5.957cm" svg:y="4.798cm" svg:viewBox="0 0 14 18" svg:d="M8 1l1 1c2 1 3 2 4 3l1 1-14 12 2-12 7-6z">
          <text:p/>
        </draw:path>
        <draw:line draw:style-name="gr115" draw:text-style-name="P5" draw:layer="layout" svg:x1="1cm" svg:y1="9.009cm" svg:x2="1cm" svg:y2="2.009cm">
          <text:p/>
        </draw:line>
        <draw:custom-shape draw:style-name="gr116" draw:text-style-name="P57" draw:layer="layout" svg:width="0.5cm" svg:height="0.5cm" svg:x="8.3cm" svg:y="7.5cm">
          <text:p/>
          <draw:enhanced-geometry svg:viewBox="0 0 21600 21600" draw:type="rectangle" draw:enhanced-path="M 0 0 L 21600 0 21600 21600 0 21600 0 0 Z N"/>
        </draw:custom-shape>
        <draw:frame draw:style-name="gr15" draw:text-style-name="P9" draw:layer="layout" svg:width="2.85cm" svg:height="0.955cm" svg:x="8.95cm" svg:y="7.3cm">
          <draw:text-box>
            <text:p><text:span text:style-name="T1">Species climatic niche</text:span></text:p>
          </draw:text-box>
        </draw:frame>
        <draw:frame draw:style-name="gr18" draw:text-style-name="P12" draw:layer="layout" svg:width="3.85cm" svg:height="0.455cm" svg:x="2.6cm" svg:y="9.046cm">
          <draw:text-box>
            <text:p text:style-name="P11"><text:span text:style-name="T2">Climatic dimension 1</text:span></text:p>
          </draw:text-box>
        </draw:frame>
        <draw:frame draw:style-name="gr117" draw:text-style-name="P58" draw:layer="layout" svg:width="6.5cm" svg:height="0.637cm" draw:transform="rotate (1.5707963267949) translate (0.405cm 8.75cm)">
          <draw:text-box>
            <text:p text:style-name="P11"><text:span text:style-name="T11">Climatic dimension 2 -</text:span><text:span text:style-name="T12"> without real influence</text:span></text:p>
          </draw:text-box>
        </draw:frame>
        <draw:frame draw:style-name="gr88" draw:text-style-name="P45" draw:layer="layout" svg:width="6.25cm" svg:height="0.818cm" svg:x="1.5cm" svg:y="0.532cm">
          <draw:text-box>
            <text:p text:style-name="P44"><text:span text:style-name="T9">Some climatic predictors may not truly matter for the species</text:span></text:p>
          </draw:text-box>
        </draw:frame>
        <draw:polygon draw:style-name="gr118" draw:text-style-name="P59" draw:layer="layout" svg:width="4.62cm" svg:height="4.594cm" draw:transform="skewX (0.229510796637254) rotate (2.84226868687277) translate (6.20739400481437cm 7.54704988986054cm)" svg:viewBox="0 0 4621 4595" draw:points="3665,0 3598,4 3593,5 3531,13 3465,28 3398,57 3331,86 3290,110 3265,123 3198,162 3131,191 3081,214 3065,220 2998,245 2954,266 2931,276 2865,308 2845,319 2798,341 2744,371 2731,378 2666,412 2645,424 2599,450 2562,475 2533,500 2501,528 2466,564 2450,580 2402,633 2399,635 2348,685 2333,699 2291,737 2266,760 2231,789 2199,814 2163,842 2133,862 2086,894 2066,907 2010,947 1999,953 1942,999 1933,1006 1884,1051 1866,1071 1835,1103 1799,1152 1797,1155 1750,1208 1733,1230 1703,1260 1666,1293 1636,1312 1600,1329 1534,1341 1467,1329 1425,1312 1400,1299 1334,1266 1319,1260 1267,1234 1200,1208 1134,1176 1083,1156 1067,1148 1000,1120 945,1103 934,1099 866,1079 799,1068 733,1062 666,1062 599,1065 534,1076 467,1097 453,1103 400,1124 350,1156 334,1166 277,1208 267,1217 215,1261 200,1275 159,1312 134,1344 114,1365 79,1417 67,1442 51,1470 31,1523 18,1574 12,1627 6,1679 4,1732 1,1784 0,1825 0,1837 0,1888 0,1902 2,1941 5,1993 12,2045 20,2098 31,2149 46,2202 67,2254 67,2255 80,2307 95,2359 111,2411 128,2463 134,2478 142,2516 162,2568 192,2620 200,2631 223,2672 261,2724 267,2731 292,2777 325,2829 334,2843 349,2882 369,2933 385,2986 392,3038 392,3090 389,3143 386,3195 386,3247 389,3299 399,3352 400,3358 408,3404 425,3457 454,3508 467,3526 488,3561 534,3611 535,3613 577,3665 599,3691 616,3718 644,3769 666,3815 669,3822 680,3874 693,3927 710,3979 733,4026 735,4032 757,4083 793,4136 799,4144 827,4188 866,4232 872,4240 915,4293 934,4310 967,4344 1000,4372 1035,4397 1067,4418 1134,4449 1200,4481 1267,4501 1271,4502 1334,4526 1400,4546 1433,4554 1467,4566 1534,4586 1600,4594 1667,4595 1733,4589 1799,4580 1866,4564 1893,4554 1933,4542 1999,4509 2011,4501 2066,4463 2082,4449 2133,4398 2134,4397 2182,4344 2199,4320 2222,4293 2255,4240 2266,4219 2288,4188 2316,4135 2333,4099 2344,4083 2381,4031 2399,4007 2432,3979 2466,3955 2515,3926 2533,3919 2599,3892 2637,3874 2666,3863 2731,3828 2742,3821 2798,3784 2815,3769 2865,3725 2874,3717 2930,3665 2931,3663 2993,3612 2998,3608 3061,3560 3065,3558 3128,3508 3131,3505 3187,3456 3198,3443 3234,3404 3265,3353 3266,3351 3305,3299 3331,3256 3339,3246 3385,3195 3398,3178 3435,3142 3465,3111 3489,3090 3531,3055 3556,3037 3598,3014 3650,2985 3665,2978 3731,2948 3759,2932 3797,2915 3852,2881 3864,2873 3924,2828 3930,2823 3981,2776 3997,2758 4029,2724 4063,2671 4064,2669 4103,2619 4130,2567 4130,2565 4168,2515 4197,2463 4198,2462 4241,2410 4264,2374 4278,2358 4318,2306 4330,2288 4362,2253 4396,2201 4397,2199 4436,2148 4462,2097 4464,2091 4490,2044 4510,1992 4523,1940 4530,1903 4536,1887 4552,1836 4566,1783 4579,1731 4589,1678 4597,1632 4599,1626 4612,1573 4619,1522 4621,1469 4620,1416 4616,1364 4609,1311 4601,1260 4597,1236 4594,1207 4585,1155 4570,1102 4546,1050 4530,1027 4516,998 4482,946 4464,924 4443,894 4397,844 4395,841 4349,789 4330,771 4300,736 4264,694 4258,685 4243,632 4239,580 4240,527 4240,475 4234,423 4224,371 4203,319 4197,307 4181,266 4148,214 4130,195 4102,162 4064,128 4039,110 3997,82 3942,57 3930,52 3864,26 3797,12 3740,5 3730,3">
          <text:p/>
        </draw:polygon>
        <draw:line draw:style-name="gr11" draw:text-style-name="P5" draw:layer="layout" svg:x1="0.982cm" svg:y1="9cm" svg:x2="5.5cm" svg:y2="6.75cm">
          <text:p/>
        </draw:line>
        <draw:frame draw:style-name="gr18" draw:text-style-name="P12" draw:layer="layout" svg:width="3.85cm" svg:height="0.455cm" draw:transform="rotate (0.4616395871525) translate (1.353cm 8.283cm)">
          <draw:text-box>
            <text:p text:style-name="P11"><text:span text:style-name="T2">Climatic dimension 3</text:span></text:p>
          </draw:text-box>
        </draw:frame>
        <draw:line draw:style-name="gr119" draw:text-style-name="P5" draw:layer="layout" svg:x1="1.001cm" svg:y1="6.53cm" svg:x2="8cm" svg:y2="6.5cm">
          <text:p/>
        </draw:line>
        <draw:line draw:style-name="gr119" draw:text-style-name="P5" draw:layer="layout" svg:x1="1.002cm" svg:y1="2.93cm" svg:x2="8.001cm" svg:y2="2.9cm">
          <text:p/>
        </draw:line>
        <draw:line draw:style-name="gr120" draw:text-style-name="P5" draw:layer="layout" svg:x1="8.001cm" svg:y1="2.9cm" svg:x2="8cm" svg:y2="6.5cm">
          <text:p/>
        </draw:line>
        <draw:frame draw:style-name="gr43" draw:text-style-name="P61" draw:layer="layout" svg:width="1.6cm" svg:height="1.273cm" svg:x="8.1cm" svg:y="4cm">
          <draw:text-box>
            <text:p text:style-name="P60"><text:span text:style-name="T13">Spurious correlation ?</text:span></text:p>
          </draw:text-box>
        </draw:frame>
      </draw:page>
      <draw:page draw:name="page10" draw:style-name="dp1" draw:master-page-name="master-page3">
        <draw:polygon draw:style-name="gr121" draw:text-style-name="P3" draw:layer="layout" svg:width="4.749cm" svg:height="4.499cm" svg:x="1.5cm" svg:y="2.45cm" svg:viewBox="0 0 4750 4500" draw:points="3767,0 3698,4 3694,5 3629,12 3561,28 3493,56 3424,84 3382,108 3356,121 3287,159 3218,187 3167,209 3151,215 3082,240 3036,261 3013,270 2945,302 2925,312 2876,334 2821,364 2808,370 2740,403 2719,415 2671,441 2634,465 2603,490 2571,517 2534,552 2518,568 2469,619 2466,622 2413,671 2398,685 2355,721 2329,744 2293,773 2260,797 2223,824 2193,844 2144,875 2124,888 2066,927 2055,933 1996,978 1987,985 1937,1029 1918,1049 1887,1080 1850,1128 1847,1131 1799,1183 1782,1205 1750,1234 1713,1266 1681,1285 1644,1301 1576,1313 1508,1301 1465,1285 1439,1272 1371,1240 1356,1234 1302,1208 1233,1183 1166,1151 1113,1131 1097,1124 1028,1096 971,1080 960,1076 890,1056 822,1046 754,1040 685,1039 616,1042 548,1053 480,1073 465,1080 411,1100 359,1131 343,1141 285,1183 274,1191 221,1234 205,1248 164,1285 138,1316 117,1336 81,1387 69,1412 52,1439 32,1491 19,1541 12,1593 7,1644 4,1695 1,1747 0,1787 0,1798 0,1849 0,1862 2,1900 5,1951 12,2003 21,2054 32,2105 47,2156 69,2207 69,2208 82,2259 97,2310 114,2360 131,2412 138,2426 146,2463 166,2514 198,2566 205,2576 229,2616 269,2668 274,2674 300,2719 334,2770 343,2783 358,2822 379,2872 395,2924 403,2975 403,3026 400,3078 397,3129 397,3180 400,3231 410,3282 411,3288 420,3334 437,3385 466,3436 480,3453 501,3487 548,3536 550,3538 593,3590 616,3615 634,3641 662,3691 685,3736 687,3743 699,3794 712,3845 730,3897 754,3942 756,3948 778,3999 815,4050 822,4058 850,4101 890,4145 896,4153 941,4204 960,4221 994,4255 1028,4282 1064,4306 1097,4326 1166,4357 1233,4388 1302,4408 1307,4409 1371,4432 1439,4452 1473,4460 1508,4472 1576,4491 1644,4499 1713,4500 1782,4494 1850,4485 1918,4470 1946,4460 1987,4449 2055,4416 2067,4409 2124,4371 2140,4357 2193,4308 2194,4306 2243,4255 2260,4231 2284,4204 2318,4153 2329,4132 2352,4101 2380,4050 2398,4014 2409,3999 2447,3948 2466,3925 2500,3897 2534,3873 2585,3845 2603,3838 2671,3812 2710,3794 2740,3784 2808,3749 2819,3743 2876,3706 2894,3691 2945,3648 2954,3641 3012,3590 3013,3588 3076,3538 3082,3534 3146,3487 3151,3484 3215,3436 3218,3433 3276,3385 3287,3372 3324,3334 3356,3284 3357,3282 3398,3231 3424,3189 3432,3180 3479,3129 3493,3113 3531,3078 3561,3047 3587,3026 3629,2992 3655,2975 3698,2952 3751,2924 3767,2917 3835,2888 3864,2872 3903,2855 3959,2822 3972,2814 4033,2770 4040,2765 4092,2719 4109,2701 4142,2668 4176,2616 4178,2615 4217,2566 4245,2514 4245,2513 4285,2463 4314,2413 4315,2412 4359,2360 4383,2325 4397,2310 4439,2259 4451,2241 4483,2207 4518,2156 4519,2154 4560,2105 4586,2054 4588,2048 4616,2003 4635,1951 4649,1900 4656,1864 4663,1849 4679,1798 4693,1747 4706,1695 4717,1644 4725,1598 4727,1593 4740,1541 4748,1491 4750,1439 4749,1387 4745,1336 4738,1285 4729,1234 4725,1210 4722,1183 4713,1131 4698,1080 4672,1029 4656,1006 4642,978 4607,927 4588,906 4566,875 4519,826 4517,824 4470,773 4451,756 4420,721 4383,680 4376,671 4361,619 4357,568 4358,517 4358,465 4352,415 4341,364 4321,312 4314,301 4298,261 4264,209 4245,191 4217,159 4178,126 4151,108 4109,81 4052,56 4040,51 3972,25 3903,11 3844,5 3835,3">
          <text:p/>
        </draw:polygon>
        <draw:line draw:style-name="gr11" draw:text-style-name="P5" draw:layer="layout" svg:x1="0.991cm" svg:y1="9cm" svg:x2="7.991cm" svg:y2="9cm">
          <text:p/>
        </draw:line>
        <draw:path draw:style-name="gr68" draw:text-style-name="P35" draw:layer="layout" svg:width="0.013cm" svg:height="0.017cm" svg:x="5.957cm" svg:y="5.498cm" svg:viewBox="0 0 14 18" svg:d="M8 1l1 1c2 1 3 2 4 3l1 1-14 12 2-12 7-6z">
          <text:p/>
        </draw:path>
        <draw:line draw:style-name="gr11" draw:text-style-name="P5" draw:layer="layout" svg:x1="1cm" svg:y1="9.009cm" svg:x2="1cm" svg:y2="2.009cm">
          <text:p/>
        </draw:line>
        <draw:frame draw:style-name="gr18" draw:text-style-name="P12" draw:layer="layout" svg:width="3.85cm" svg:height="0.455cm" svg:x="2.4cm" svg:y="9.046cm">
          <draw:text-box>
            <text:p text:style-name="P11"><text:span text:style-name="T2">Trait 1</text:span></text:p>
          </draw:text-box>
        </draw:frame>
        <draw:frame draw:style-name="gr18" draw:text-style-name="P12" draw:layer="layout" svg:width="3.85cm" svg:height="0.455cm" draw:transform="rotate (1.5707963267949) translate (0.496cm 7.35cm)">
          <draw:text-box>
            <text:p text:style-name="P11"><text:span text:style-name="T2">Trait 2</text:span></text:p>
          </draw:text-box>
        </draw:frame>
        <draw:frame draw:style-name="gr122" draw:text-style-name="P45" draw:layer="layout" svg:width="8cm" svg:height="1.997cm" svg:x="1.5cm" svg:y="0.532cm">
          <draw:text-box>
            <text:p text:style-name="P44"><text:span text:style-name="T9">Species niche rather depends on trait values that evolve and vary across populations ...</text:span></text:p>
          </draw:text-box>
        </draw:frame>
        <draw:polygon draw:style-name="gr123" draw:text-style-name="P13" draw:layer="layout" svg:width="3.9cm" svg:height="4.895cm" draw:transform="skewX (-0.343829862642883) rotate (0.73565627971561) translate (1.18509670268378cm 6.42633160429149cm)" svg:viewBox="0 0 3901 4896" draw:points="2675,13 2615,4 2554,0 2494,2 2433,7 2373,12 2313,16 2252,18 2192,23 2132,32 2071,51 2031,73 2011,80 1951,111 1895,156 1890,159 1830,187 1769,214 1720,239 1709,243 1649,263 1587,293 1547,323 1527,332 1467,362 1406,405 1404,406 1346,429 1285,457 1226,490 1225,490 1165,506 1104,524 1044,550 1002,573 984,579 923,603 863,642 845,656 803,680 742,726 725,740 682,766 621,812 608,823 560,854 502,906 500,909 439,961 414,990 378,1026 338,1074 318,1098 272,1157 257,1175 208,1240 197,1254 147,1323 137,1340 94,1408 76,1445 52,1492 24,1574 16,1623 7,1658 0,1742 6,1825 16,1894 17,1908 23,1992 27,2075 32,2159 44,2242 67,2325 76,2349 90,2409 113,2493 137,2571 138,2575 148,2659 152,2743 149,2826 146,2909 149,2993 158,3076 171,3160 180,3243 181,3326 178,3410 181,3494 195,3576 197,3581 215,3660 255,3744 257,3747 304,3826 318,3846 360,3910 378,3946 397,3994 414,4077 426,4161 439,4217 444,4243 467,4327 500,4387 512,4411 560,4471 587,4493 621,4522 681,4551 741,4563 802,4569 850,4577 862,4581 922,4623 959,4661 983,4687 1039,4744 1043,4748 1103,4801 1150,4827 1164,4837 1224,4869 1284,4887 1345,4896 1405,4896 1466,4887 1527,4868 1587,4827 1648,4771 1668,4744 1708,4666 1711,4661 1742,4577 1759,4493 1768,4412 1769,4411 1779,4327 1785,4243 1788,4161 1787,4077 1784,3994 1780,3910 1785,3826 1829,3750 1889,3746 1950,3770 2010,3798 2070,3822 2087,3826 2131,3850 2191,3868 2251,3872 2312,3858 2364,3826 2372,3823 2433,3782 2472,3744 2494,3724 2546,3660 2554,3649 2607,3576 2615,3567 2675,3508 2697,3494 2735,3477 2796,3459 2856,3440 2916,3412 2921,3410 2977,3385 3037,3350 3067,3326 3097,3300 3146,3243 3158,3229 3211,3160 3218,3149 3267,3076 3279,3054 3311,2993 3340,2909 3369,2826 3397,2743 3400,2735 3443,2659 3461,2635 3501,2575 3521,2547 3555,2493 3581,2436 3596,2409 3629,2325 3642,2287 3662,2242 3694,2159 3702,2136 3729,2075 3751,1992 3763,1926 3767,1908 3784,1825 3796,1742 3804,1658 3808,1574 3816,1492 3823,1449 3832,1408 3854,1323 3873,1240 3883,1178 3889,1157 3901,1074 3901,990 3884,906 3883,905 3861,823 3823,742 3822,740 3786,656 3763,613 3742,573 3702,515 3683,490 3642,442 3602,406 3581,387 3521,340 3495,323 3461,297 3400,259 3362,239 3340,225 3280,193 3219,174 3159,160 3134,156 3098,144 3038,125 2978,108 2917,91 2857,75 2845,73 2797,50 2736,29">
          <text:p/>
        </draw:polygon>
        <draw:polygon draw:style-name="gr124" draw:text-style-name="P62" draw:layer="layout" svg:width="1.645cm" svg:height="1.499cm" svg:x="2.954cm" svg:y="4.55cm" svg:viewBox="0 0 1646 1500" draw:points="971,3 945,0 920,0 894,2 868,8 856,12 842,16 817,28 814,30 791,42 781,48 765,56 746,66 739,69 714,78 699,84 688,87 662,95 645,102 636,104 611,112 593,120 585,122 559,132 551,137 534,146 520,155 508,163 492,173 482,179 459,191 457,192 431,201 414,209 405,212 380,222 369,227 354,233 330,245 328,246 302,254 278,263 277,263 251,268 225,272 199,275 174,278 161,281 148,283 122,292 110,299 96,308 87,316 71,334 71,335 55,352 45,368 43,370 29,388 21,406 19,410 11,424 5,442 2,460 0,477 0,495 2,513 5,531 9,549 16,567 19,575 21,585 25,603 30,621 37,639 45,657 45,657 49,675 55,693 64,710 71,720 74,728 86,746 96,757 101,764 117,782 122,787 131,800 148,817 149,818 159,836 168,854 172,872 162,889 148,901 139,907 122,920 116,925 101,943 96,956 94,961 89,979 88,997 88,1015 87,1032 85,1050 82,1068 80,1086 80,1104 82,1122 87,1140 95,1158 96,1160 102,1175 112,1193 122,1206 125,1211 135,1229 148,1246 148,1247 155,1265 161,1283 169,1301 174,1309 178,1319 188,1337 199,1350 203,1354 218,1372 225,1379 236,1390 251,1401 261,1408 277,1417 299,1426 302,1428 328,1437 354,1443 357,1444 380,1452 405,1460 412,1462 431,1470 457,1478 464,1480 482,1487 508,1494 534,1497 538,1498 559,1500 585,1499 593,1498 611,1496 636,1491 662,1481 666,1480 688,1469 698,1462 714,1448 718,1444 733,1426 739,1417 746,1408 760,1390 765,1383 778,1372 791,1364 813,1354 817,1354 842,1347 867,1337 868,1336 894,1323 901,1319 920,1305 924,1301 941,1283 945,1277 955,1265 965,1247 971,1236 976,1229 992,1211 997,1207 1016,1193 1022,1190 1048,1175 1074,1165 1088,1158 1099,1153 1125,1140 1126,1140 1151,1125 1155,1122 1172,1104 1177,1097 1186,1086 1202,1068 1228,1055 1237,1050 1254,1045 1280,1036 1288,1032 1305,1027 1330,1015 1331,1015 1357,1002 1366,997 1382,986 1393,979 1408,966 1414,961 1431,943 1434,940 1448,925 1459,907 1460,907 1475,889 1485,872 1485,871 1499,854 1509,836 1511,831 1521,818 1531,800 1536,785 1539,782 1550,764 1559,746 1562,736 1568,728 1580,710 1588,694 1589,693 1603,675 1613,657 1614,654 1625,639 1633,621 1638,603 1639,594 1643,585 1646,567 1646,549 1642,531 1639,524 1637,513 1629,495 1618,477 1614,472 1609,460 1603,442 1600,424 1598,406 1594,388 1588,374 1587,370 1575,352 1562,341 1550,334 1536,327 1511,321 1485,319 1459,320 1434,321 1408,322 1382,321 1357,320 1331,319 1312,316 1305,315 1280,309 1254,305 1228,301 1203,299 1202,298 1177,294 1151,290 1125,285 1115,281 1099,272 1090,263 1076,245 1074,234 1073,227 1074,224 1079,209 1089,191 1096,173 1099,162 1103,155 1108,137 1108,120 1105,102 1099,91 1097,84 1087,66 1074,53 1069,48 1048,32 1044,30 1022,18 1005,12 997,9">
          <text:p/>
        </draw:polygon>
        <draw:polygon draw:style-name="gr125" draw:text-style-name="P63" draw:layer="layout" svg:width="2.028cm" svg:height="1.724cm" svg:x="4cm" svg:y="6.2cm" svg:viewBox="0 0 2029 1725" draw:points="969,0 944,0 919,5 901,15 894,19 875,36 869,41 850,58 844,62 824,79 819,83 804,100 794,118 792,121 781,142 769,158 764,164 745,177 734,184 720,193 703,206 695,212 679,227 670,235 655,248 645,256 629,269 620,277 606,290 595,305 589,312 576,333 570,346 566,354 559,375 555,397 551,418 547,439 545,446 540,460 528,481 520,490 507,502 495,511 480,524 470,532 458,545 446,560 439,566 421,585 418,587 396,602 380,609 371,613 346,624 334,630 321,638 308,651 296,661 287,672 271,693 271,693 260,715 253,736 247,757 246,757 233,778 221,795 217,799 201,821 196,828 187,842 174,863 171,866 157,884 147,899 141,905 124,926 122,931 108,948 97,969 97,969 84,990 74,1011 72,1015 60,1032 48,1054 47,1056 35,1074 27,1096 23,1117 22,1123 19,1138 12,1159 6,1180 1,1202 0,1223 2,1244 5,1265 7,1287 7,1307 8,1329 12,1350 21,1371 22,1373 33,1392 47,1411 49,1413 68,1435 72,1439 97,1454 102,1456 122,1463 147,1468 171,1473 190,1477 196,1479 221,1489 240,1498 246,1503 266,1519 271,1525 287,1541 296,1549 312,1562 321,1570 340,1583 346,1587 371,1600 383,1604 396,1609 421,1615 446,1619 470,1622 495,1622 520,1622 545,1622 570,1623 590,1626 595,1626 620,1627 632,1626 645,1624 670,1620 695,1616 720,1613 745,1611 769,1608 788,1604 794,1603 819,1599 844,1596 869,1595 894,1595 919,1596 969,1598 994,1598 1019,1597 1043,1593 1068,1587 1083,1583 1093,1581 1118,1577 1144,1574 1169,1574 1193,1575 1218,1577 1243,1580 1268,1582 1274,1583 1293,1585 1318,1588 1343,1594 1368,1602 1374,1604 1393,1615 1415,1626 1417,1628 1443,1642 1451,1646 1468,1658 1483,1668 1492,1674 1513,1689 1517,1692 1542,1706 1552,1710 1567,1717 1592,1724 1617,1725 1642,1722 1667,1714 1677,1710 1692,1703 1716,1690 1718,1689 1742,1673 1750,1668 1767,1650 1769,1646 1781,1626 1791,1609 1794,1604 1813,1583 1816,1581 1840,1562 1841,1561 1866,1544 1870,1541 1891,1524 1897,1519 1916,1500 1918,1498 1936,1477 1941,1471 1954,1456 1966,1440 1970,1435 1984,1413 1991,1402 1997,1392 2006,1371 2011,1350 2013,1329 2014,1307 2015,1287 2015,1286 2020,1265 2025,1244 2028,1223 2029,1202 2028,1180 2025,1159 2021,1138 2018,1117 2018,1096 2020,1074 2022,1054 2022,1032 2017,1011 2015,1008 2009,990 1998,969 1991,957 1986,948 1976,926 1966,907 1965,905 1954,884 1941,868 1937,863 1917,842 1916,840 1894,821 1891,818 1868,799 1866,798 1848,778 1841,768 1835,757 1825,736 1816,721 1812,715 1798,693 1791,683 1785,672 1773,651 1767,641 1758,630 1742,613 1738,609 1716,587 1702,566 1692,549 1690,545 1678,524 1667,512 1659,502 1642,486 1637,481 1617,461 1616,460 1593,439 1592,438 1568,418 1567,417 1543,397 1542,396 1522,375 1517,369 1506,354 1492,334 1491,333 1478,312 1468,300 1457,290 1443,279 1426,269 1417,264 1394,248 1393,247 1376,227 1368,218 1359,206 1343,189 1338,184 1318,170 1308,164 1293,154 1271,142 1268,141 1243,123 1241,121 1218,101 1217,100 1193,80 1192,79 1169,63 1158,58 1144,50 1118,38 1113,36 1093,28 1068,19 1054,15 1043,12 1019,7 994,3">
          <text:p/>
        </draw:polygon>
        <draw:path draw:style-name="gr126" draw:text-style-name="P5" draw:layer="layout" svg:width="1.538cm" svg:height="0.784cm" draw:transform="skewX (0.23701571242083) rotate (2.11184839491314) translate (6.53244578464324cm 5.35313731905537cm)" svg:viewBox="0 0 1539 785" svg:d="M1539 785c-1372 0-1539-785-1539-785">
          <text:p/>
        </draw:path>
        <draw:line draw:style-name="gr114" draw:text-style-name="P5" draw:layer="layout" svg:x1="8.286cm" svg:y1="7.6cm" svg:x2="8.936cm" svg:y2="7.6cm">
          <text:p/>
        </draw:line>
        <draw:frame draw:style-name="gr15" draw:text-style-name="P9" draw:layer="layout" svg:width="2.85cm" svg:height="0.955cm" svg:x="9.043cm" svg:y="7.103cm">
          <draw:text-box>
            <text:p><text:span text:style-name="T1">Evolutionary </text:span></text:p>
            <text:p><text:span text:style-name="T1">dynamics</text:span></text:p>
          </draw:text-box>
        </draw:frame>
        <draw:line draw:style-name="gr127" draw:text-style-name="P5" draw:layer="layout" svg:x1="8.28cm" svg:y1="6.801cm" svg:x2="8.93cm" svg:y2="6.801cm">
          <text:p/>
        </draw:line>
        <draw:frame draw:style-name="gr15" draw:text-style-name="P9" draw:layer="layout" svg:width="2.85cm" svg:height="0.955cm" svg:x="9.037cm" svg:y="6.304cm">
          <draw:text-box>
            <text:p><text:span text:style-name="T1">Local adaptation</text:span></text:p>
          </draw:text-box>
        </draw:frame>
        <draw:custom-shape draw:style-name="gr116" draw:text-style-name="P57" draw:layer="layout" svg:width="0.5cm" svg:height="0.5cm" svg:x="8.293cm" svg:y="3.101cm">
          <text:p/>
          <draw:enhanced-geometry svg:viewBox="0 0 21600 21600" draw:type="rectangle" draw:enhanced-path="M 0 0 L 21600 0 21600 21600 0 21600 0 0 Z N"/>
        </draw:custom-shape>
        <draw:frame draw:style-name="gr15" draw:text-style-name="P9" draw:layer="layout" svg:width="2.85cm" svg:height="0.955cm" svg:x="8.943cm" svg:y="2.901cm">
          <draw:text-box>
            <text:p><text:span text:style-name="T1">Current species functional niche</text:span></text:p>
          </draw:text-box>
        </draw:frame>
        <draw:custom-shape draw:style-name="gr128" draw:text-style-name="P57" draw:layer="layout" svg:width="0.5cm" svg:height="0.5cm" svg:x="8.286cm" svg:y="4.102cm">
          <text:p/>
          <draw:enhanced-geometry svg:viewBox="0 0 21600 21600" draw:type="rectangle" draw:enhanced-path="M 0 0 L 21600 0 21600 21600 0 21600 0 0 Z N"/>
        </draw:custom-shape>
        <draw:frame draw:style-name="gr15" draw:text-style-name="P9" draw:layer="layout" svg:width="2.85cm" svg:height="0.955cm" svg:x="8.936cm" svg:y="3.902cm">
          <draw:text-box>
            <text:p><text:span text:style-name="T1">Past species functional niche</text:span></text:p>
          </draw:text-box>
        </draw:frame>
        <draw:custom-shape draw:style-name="gr129" draw:text-style-name="P64" draw:layer="layout" svg:width="0.25cm" svg:height="0.5cm" svg:x="8.279cm" svg:y="5.403cm">
          <text:p/>
          <draw:enhanced-geometry svg:viewBox="0 0 21600 21600" draw:mirror-horizontal="false" draw:mirror-vertical="false" draw:type="rectangle" draw:enhanced-path="M 0 0 L 21600 0 21600 21600 0 21600 0 0 Z N"/>
        </draw:custom-shape>
        <draw:frame draw:style-name="gr15" draw:text-style-name="P9" draw:layer="layout" svg:width="2.85cm" svg:height="0.955cm" svg:x="8.929cm" svg:y="5.203cm">
          <draw:text-box>
            <text:p><text:span text:style-name="T1">Different populations</text:span></text:p>
          </draw:text-box>
        </draw:frame>
        <draw:custom-shape draw:style-name="gr130" draw:text-style-name="P65" draw:layer="layout" svg:width="0.25cm" svg:height="0.5cm" svg:x="8.53cm" svg:y="5.403cm">
          <text:p/>
          <draw:enhanced-geometry svg:viewBox="0 0 21600 21600" draw:mirror-horizontal="false" draw:mirror-vertical="false" draw:type="rectangle" draw:enhanced-path="M 0 0 L 21600 0 21600 21600 0 21600 0 0 Z N"/>
        </draw:custom-shape>
        <draw:custom-shape draw:style-name="gr131" draw:text-style-name="P66" draw:layer="layout" svg:width="0.5cm" svg:height="0.5cm" svg:x="8.279cm" svg:y="5.403cm">
          <text:p/>
          <draw:enhanced-geometry svg:viewBox="0 0 21600 21600" draw:type="rectangle" draw:enhanced-path="M 0 0 L 21600 0 21600 21600 0 21600 0 0 Z N"/>
        </draw:custom-shape>
        <draw:line draw:style-name="gr132" draw:text-style-name="P5" draw:layer="layout" svg:x1="3.75cm" svg:y1="5.35cm" svg:x2="5cm" svg:y2="6.85cm">
          <text:p/>
        </draw:line>
        <draw:custom-shape draw:style-name="gr133" draw:text-style-name="P68" draw:layer="layout" svg:width="0.4cm" svg:height="0.4cm" svg:x="4.15cm" svg:y="5.88cm">
          <text:p text:style-name="P67"><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master-page3">
        <draw:polygon draw:style-name="gr134" draw:text-style-name="P26" draw:layer="layout" svg:width="3.999cm" svg:height="2.564cm" svg:x="2.15cm" svg:y="8.262cm" svg:viewBox="0 0 4000 2565" draw:points="0,2565 0,2057 4000,0 4000,1422">
          <text:p/>
        </draw:polygon>
        <draw:line draw:style-name="gr135" draw:text-style-name="P5" draw:layer="layout" svg:x1="1.68cm" svg:y1="10.784cm" svg:x2="6.25cm" svg:y2="8.95cm">
          <text:p/>
        </draw:line>
        <draw:line draw:style-name="gr136" draw:text-style-name="P5" draw:layer="layout" svg:x1="1.68cm" svg:y1="10.55cm" svg:x2="6.25cm" svg:y2="8.2cm">
          <text:p/>
        </draw:line>
        <draw:line draw:style-name="gr136" draw:text-style-name="P5" draw:layer="layout" svg:x1="1.75cm" svg:y1="10.95cm" svg:x2="7cm" svg:y2="9.45cm">
          <text:p/>
        </draw:line>
        <draw:custom-shape draw:style-name="gr137" draw:text-style-name="P39" draw:layer="layout" svg:width="1.5cm" svg:height="3cm" svg:x="0.7cm" svg:y="8.45cm">
          <text:p/>
          <draw:enhanced-geometry svg:viewBox="0 0 21600 21600" draw:type="rectangle" draw:enhanced-path="M 0 0 L 21600 0 21600 21600 0 21600 0 0 Z N"/>
        </draw:custom-shape>
        <draw:line draw:style-name="gr11" draw:text-style-name="P5" draw:layer="layout" svg:x1="1.983cm" svg:y1="11.225cm" svg:x2="1.983cm" svg:y2="8.2cm">
          <text:p/>
        </draw:line>
        <draw:custom-shape draw:style-name="gr137" draw:text-style-name="P39" draw:layer="layout" svg:width="1.5cm" svg:height="3cm" svg:x="6.15cm" svg:y="8.1cm">
          <text:p/>
          <draw:enhanced-geometry svg:viewBox="0 0 21600 21600" draw:type="rectangle" draw:enhanced-path="M 0 0 L 21600 0 21600 21600 0 21600 0 0 Z N"/>
        </draw:custom-shape>
        <draw:line draw:style-name="gr11" draw:text-style-name="P5" draw:layer="layout" svg:x1="1.983cm" svg:y1="11.225cm" svg:x2="6.4cm" svg:y2="11.225cm">
          <text:p/>
        </draw:line>
        <draw:line draw:style-name="gr11" draw:text-style-name="P5" draw:layer="layout" svg:x1="0.991cm" svg:y1="7cm" svg:x2="7.991cm" svg:y2="7cm">
          <text:p/>
        </draw:line>
        <draw:path draw:style-name="gr68" draw:text-style-name="P35" draw:layer="layout" svg:width="0.013cm" svg:height="0.017cm" svg:x="5.957cm" svg:y="3.398cm" svg:viewBox="0 0 14 18" svg:d="M8 1l1 1c2 1 3 2 4 3l1 1-14 12 2-12 7-6z">
          <text:p/>
        </draw:path>
        <draw:line draw:style-name="gr11" draw:text-style-name="P5" draw:layer="layout" svg:x1="1cm" svg:y1="7cm" svg:x2="1cm" svg:y2="2.009cm">
          <text:p/>
        </draw:line>
        <draw:frame draw:style-name="gr18" draw:text-style-name="P12" draw:layer="layout" svg:width="3.85cm" svg:height="0.455cm" svg:x="2.6cm" svg:y="7.046cm">
          <draw:text-box>
            <text:p text:style-name="P11"><text:span text:style-name="T2">Plastic trait 1</text:span></text:p>
          </draw:text-box>
        </draw:frame>
        <draw:frame draw:style-name="gr18" draw:text-style-name="P12" draw:layer="layout" svg:width="3.85cm" svg:height="0.455cm" draw:transform="rotate (1.5707963267949) translate (0.496cm 6.35cm)">
          <draw:text-box>
            <text:p text:style-name="P11"><text:span text:style-name="T2">Trait 2</text:span></text:p>
          </draw:text-box>
        </draw:frame>
        <draw:frame draw:style-name="gr138" draw:text-style-name="P45" draw:layer="layout" svg:width="7cm" svg:height="0.968cm" svg:x="1.5cm" svg:y="0.532cm">
          <draw:text-box>
            <text:p text:style-name="P44"><text:span text:style-name="T9">… </text:span><text:span text:style-name="T9">and these traits are plastic and depend on the environmental conditions</text:span></text:p>
          </draw:text-box>
        </draw:frame>
        <draw:custom-shape draw:style-name="gr139" draw:text-style-name="P57" draw:layer="layout" svg:width="0.5cm" svg:height="0.5cm" svg:x="8.293cm" svg:y="3.101cm">
          <text:p/>
          <draw:enhanced-geometry svg:viewBox="0 0 21600 21600" draw:type="rectangle" draw:enhanced-path="M 0 0 L 21600 0 21600 21600 0 21600 0 0 Z N"/>
        </draw:custom-shape>
        <draw:frame draw:style-name="gr15" draw:text-style-name="P9" draw:layer="layout" svg:width="2.85cm" svg:height="0.955cm" svg:x="8.943cm" svg:y="2.901cm">
          <draw:text-box>
            <text:p><text:span text:style-name="T1">Species functional niche at time T</text:span></text:p>
          </draw:text-box>
        </draw:frame>
        <draw:custom-shape draw:style-name="gr140" draw:text-style-name="P57" draw:layer="layout" svg:width="0.5cm" svg:height="0.5cm" svg:x="8.286cm" svg:y="4.102cm">
          <text:p/>
          <draw:enhanced-geometry svg:viewBox="0 0 21600 21600" draw:type="rectangle" draw:enhanced-path="M 0 0 L 21600 0 21600 21600 0 21600 0 0 Z N"/>
        </draw:custom-shape>
        <draw:frame draw:style-name="gr15" draw:text-style-name="P9" draw:layer="layout" svg:width="2.85cm" svg:height="0.955cm" svg:x="8.936cm" svg:y="3.902cm">
          <draw:text-box>
            <text:p><text:span text:style-name="T1">Species functional niche at time T+1</text:span></text:p>
          </draw:text-box>
        </draw:frame>
        <draw:polygon draw:style-name="gr141" draw:text-style-name="P69" draw:layer="layout" svg:width="2.519cm" svg:height="2.322cm" draw:transform="skewX (0.216595360172496) rotate (0.672649893718615) translate (1.99150751761174cm 3.72679490713178cm)" svg:viewBox="0 0 2520 2323" draw:points="1204,0 1173,0 1142,7 1119,20 1111,26 1087,49 1080,56 1057,78 1049,84 1024,106 1018,112 998,134 987,159 985,163 970,192 956,213 950,220 925,238 911,248 894,260 873,277 863,286 843,306 832,316 814,334 801,344 782,363 770,373 753,391 740,410 732,420 715,448 708,466 704,477 695,506 690,534 685,562 680,591 677,601 670,620 656,648 647,660 630,677 616,689 596,705 584,717 569,734 554,754 546,763 523,789 520,791 492,810 472,820 461,826 430,841 416,848 399,860 382,877 368,891 357,905 337,933 337,934 324,962 315,991 306,1019 306,1020 290,1048 275,1071 270,1076 250,1105 244,1115 232,1134 216,1162 213,1166 196,1190 182,1211 175,1219 155,1248 151,1254 134,1276 120,1304 120,1305 104,1333 92,1362 89,1368 75,1390 60,1419 58,1422 44,1447 34,1476 29,1504 27,1513 23,1533 15,1562 7,1590 1,1618 0,1647 2,1676 6,1704 8,1733 9,1761 10,1790 15,1818 26,1847 27,1849 41,1875 58,1900 61,1904 84,1932 89,1938 120,1958 126,1961 151,1970 182,1978 213,1984 235,1989 244,1992 275,2005 298,2018 305,2024 330,2046 337,2054 357,2075 368,2086 387,2103 398,2114 422,2132 429,2137 460,2155 476,2161 491,2166 522,2175 553,2181 584,2184 615,2185 646,2185 677,2185 708,2186 733,2189 739,2190 770,2191 785,2189 801,2187 832,2181 862,2176 893,2173 925,2170 955,2166 978,2161 986,2159 1017,2153 1048,2149 1079,2148 1110,2149 1141,2150 1203,2152 1234,2152 1265,2151 1295,2145 1327,2137 1344,2132 1358,2129 1389,2124 1420,2120 1451,2119 1482,2121 1513,2124 1544,2128 1574,2131 1582,2132 1605,2135 1637,2139 1667,2146 1698,2157 1706,2160 1729,2175 1757,2189 1760,2192 1791,2211 1802,2217 1822,2232 1842,2246 1853,2255 1879,2274 1884,2278 1915,2298 1927,2303 1946,2313 1977,2321 2008,2323 2038,2318 2070,2308 2082,2303 2101,2294 2131,2275 2133,2274 2162,2253 2173,2246 2193,2222 2197,2217 2212,2189 2224,2166 2227,2160 2251,2132 2255,2129 2285,2103 2286,2102 2317,2080 2322,2075 2348,2053 2355,2046 2379,2020 2381,2018 2404,1989 2410,1981 2427,1961 2441,1939 2446,1932 2464,1903 2472,1888 2479,1875 2491,1847 2497,1818 2499,1789 2501,1761 2503,1733 2503,1731 2508,1704 2514,1675 2518,1647 2520,1618 2519,1590 2515,1561 2509,1533 2506,1504 2506,1476 2508,1447 2511,1419 2511,1390 2505,1362 2503,1357 2495,1333 2481,1304 2472,1289 2466,1276 2454,1248 2441,1222 2440,1219 2427,1190 2410,1169 2406,1162 2381,1134 2380,1132 2352,1105 2348,1101 2320,1076 2317,1074 2295,1048 2287,1034 2279,1019 2267,991 2256,971 2251,962 2233,934 2225,919 2217,905 2202,876 2194,863 2184,848 2163,825 2158,820 2132,791 2114,762 2101,739 2099,734 2083,705 2070,689 2060,677 2039,655 2034,648 2008,621 2007,619 1979,591 1977,589 1947,562 1946,562 1917,534 1916,533 1891,505 1885,497 1871,477 1853,450 1852,448 1835,420 1823,404 1810,391 1792,376 1771,363 1761,356 1732,334 1730,333 1709,306 1699,293 1689,277 1668,255 1662,248 1637,228 1625,220 1606,208 1579,192 1575,189 1545,165 1542,163 1513,136 1512,134 1482,108 1480,106 1452,85 1438,78 1421,67 1390,52 1382,49 1358,37 1327,25 1309,20 1296,16 1266,9 1234,4">
          <text:p/>
        </draw:polygon>
        <draw:polygon draw:style-name="gr142" draw:text-style-name="P69" draw:layer="layout" svg:width="3.201cm" svg:height="2.551cm" draw:transform="skewX (-0.118333323285216) rotate (0.501084028247572) translate (3.03095656103625cm 3.70974148365781cm)" svg:viewBox="0 0 3202 2552" draw:points="1529,1 1490,0 1450,7 1421,22 1411,28 1381,54 1372,61 1342,85 1332,92 1300,116 1293,123 1268,148 1254,174 1251,179 1232,211 1214,233 1206,242 1175,262 1158,273 1136,286 1109,304 1096,314 1071,336 1057,347 1034,367 1018,378 993,399 978,410 956,430 939,451 929,461 909,492 900,512 894,524 883,555 876,587 870,618 863,649 860,660 852,681 833,712 821,725 800,743 782,756 757,775 742,787 722,806 703,828 693,838 664,866 660,869 624,890 600,901 585,908 546,923 528,931 506,944 486,963 467,978 453,994 428,1025 428,1026 411,1057 400,1089 389,1120 388,1121 368,1151 350,1176 343,1182 318,1214 310,1224 295,1245 274,1276 270,1281 248,1308 232,1330 223,1339 196,1371 192,1377 171,1402 152,1433 152,1433 132,1464 117,1496 114,1502 95,1527 76,1559 74,1562 55,1590 43,1621 36,1652 35,1662 29,1684 19,1715 9,1746 1,1778 0,1809 3,1840 8,1872 11,1903 11,1934 13,1966 19,1997 33,2029 35,2031 52,2060 74,2087 78,2091 107,2122 114,2128 152,2151 161,2154 192,2164 232,2172 270,2179 299,2185 310,2188 350,2203 378,2217 388,2224 419,2248 428,2256 454,2279 467,2292 492,2311 506,2323 537,2342 546,2348 585,2367 605,2373 624,2380 664,2389 703,2395 742,2399 782,2400 821,2400 860,2400 900,2402 932,2405 939,2405 978,2407 998,2405 1018,2403 1057,2396 1096,2390 1136,2387 1175,2384 1214,2379 1244,2373 1254,2371 1293,2365 1332,2361 1372,2359 1411,2360 1450,2361 1529,2364 1568,2364 1608,2362 1647,2356 1686,2348 1709,2342 1726,2339 1765,2333 1805,2329 1844,2328 1883,2330 1923,2334 1962,2338 2001,2341 2011,2342 2041,2345 2080,2350 2119,2358 2159,2370 2169,2373 2198,2389 2233,2405 2237,2408 2277,2429 2290,2436 2316,2452 2341,2467 2355,2477 2388,2499 2394,2503 2434,2524 2449,2530 2473,2541 2512,2550 2552,2552 2591,2547 2630,2536 2647,2530 2670,2520 2709,2500 2711,2499 2748,2475 2762,2467 2788,2441 2792,2436 2811,2405 2827,2380 2831,2374 2861,2342 2866,2339 2904,2311 2906,2310 2945,2285 2952,2279 2984,2255 2994,2248 3024,2219 3026,2217 3056,2185 3063,2177 3084,2154 3102,2130 3109,2123 3132,2091 3142,2074 3151,2060 3166,2029 3173,1997 3176,1966 3178,1934 3181,1904 3181,1902 3188,1872 3195,1841 3200,1809 3202,1778 3201,1746 3196,1715 3189,1684 3185,1653 3185,1621 3188,1590 3191,1559 3191,1527 3183,1496 3181,1491 3171,1464 3153,1433 3142,1417 3134,1402 3119,1371 3102,1342 3101,1339 3084,1308 3063,1284 3057,1276 3026,1245 3024,1243 2989,1214 2984,1210 2948,1183 2945,1180 2916,1151 2906,1136 2896,1120 2880,1089 2866,1067 2860,1057 2838,1026 2827,1010 2817,994 2799,963 2788,949 2775,932 2748,907 2742,901 2709,869 2686,838 2670,812 2667,806 2647,775 2630,757 2618,743 2591,720 2584,712 2552,683 2550,681 2514,649 2512,648 2474,618 2473,617 2435,587 2434,585 2403,555 2395,546 2377,524 2355,494 2354,493 2332,461 2316,444 2300,430 2277,413 2250,399 2237,391 2200,367 2198,366 2171,336 2159,322 2145,304 2119,280 2112,273 2080,251 2064,242 2041,229 2005,211 2001,208 1962,182 1958,179 1923,150 1921,148 1883,118 1881,116 1844,93 1827,85 1805,73 1765,57 1756,54 1726,41 1686,28 1663,22 1647,18 1608,10 1568,4">
          <text:p/>
        </draw:polygon>
        <draw:line draw:style-name="gr143" draw:text-style-name="P5" draw:layer="layout" svg:x1="7cm" svg:y1="10.1cm" svg:x2="2cm" svg:y2="10.1cm">
          <text:p/>
        </draw:line>
        <draw:line draw:style-name="gr144" draw:text-style-name="P5" draw:layer="layout" svg:x1="6.601cm" svg:y1="9.375cm" svg:x2="2cm" svg:y2="9.375cm">
          <text:p/>
        </draw:line>
        <draw:path draw:style-name="gr145" draw:text-style-name="P70" draw:layer="layout" svg:width="0.199cm" svg:height="1.249cm" svg:x="6.6cm" svg:y="8.76cm" svg:viewBox="0 0 200 1250" svg:d="M0 590v-590h200v590zM200 615v635h-200v-635z">
          <text:p/>
        </draw:path>
        <draw:custom-shape draw:style-name="gr146" draw:text-style-name="P5" draw:layer="layout" svg:width="0.19cm" svg:height="1.25cm" svg:x="6.6cm" svg:y="8.76cm">
          <text:p/>
          <draw:enhanced-geometry svg:viewBox="0 0 21600 21600" draw:mirror-horizontal="false" draw:mirror-vertical="false" draw:type="rectangle" draw:enhanced-path="M 0 0 L 21600 0 21600 21600 0 21600 0 0 Z N"/>
        </draw:custom-shape>
        <draw:path draw:style-name="gr147" draw:text-style-name="P71" draw:layer="layout" svg:width="0.199cm" svg:height="0.999cm" svg:x="7cm" svg:y="9.6cm" svg:viewBox="0 0 200 1000" svg:d="M0 486v-486h200v486zM200 514v486h-200v-486z">
          <text:p/>
        </draw:path>
        <draw:custom-shape draw:style-name="gr148" draw:text-style-name="P5" draw:layer="layout" svg:width="0.2cm" svg:height="1cm" svg:x="7cm" svg:y="9.6cm">
          <text:p/>
          <draw:enhanced-geometry svg:viewBox="0 0 21600 21600" draw:mirror-horizontal="true" draw:type="rectangle" draw:enhanced-path="M 0 0 L 21600 0 21600 21600 0 21600 0 0 Z N"/>
        </draw:custom-shape>
        <draw:line draw:style-name="gr143" draw:text-style-name="P5" draw:layer="layout" svg:x1="3.35cm" svg:y1="10.15cm" svg:x2="3.35cm" svg:y2="11.25cm">
          <text:p/>
        </draw:line>
        <draw:line draw:style-name="gr144" draw:text-style-name="P5" draw:layer="layout" svg:x1="5.2cm" svg:y1="9.4cm" svg:x2="5.2cm" svg:y2="11.2cm">
          <text:p/>
        </draw:line>
        <draw:frame draw:style-name="gr18" draw:text-style-name="P12" draw:layer="layout" svg:width="3.85cm" svg:height="0.455cm" draw:transform="rotate (1.5707963267949) translate (1.5cm 11.65cm)">
          <draw:text-box>
            <text:p text:style-name="P11"><text:span text:style-name="T2">Plastic trait 1</text:span></text:p>
          </draw:text-box>
        </draw:frame>
        <draw:path draw:style-name="gr145" draw:text-style-name="P70" draw:layer="layout" svg:width="0.183cm" svg:height="2.999cm" draw:transform="rotate (1.5707963267949) translate (4cm 6.10896811771919cm)" svg:viewBox="0 0 184 3000" svg:d="M0 1417v-1417h184v1417zM184 1477v1523h-184v-1523z">
          <text:p/>
        </draw:path>
        <draw:custom-shape draw:style-name="gr149" draw:text-style-name="P5" draw:layer="layout" svg:width="0.184cm" svg:height="3cm" draw:transform="rotate (1.5707963267949) translate (4cm 6.109cm)">
          <text:p/>
          <draw:enhanced-geometry svg:viewBox="0 0 21600 21600" draw:mirror-horizontal="false" draw:mirror-vertical="false" draw:type="rectangle" draw:enhanced-path="M 0 0 L 21600 0 21600 21600 0 21600 0 0 Z N"/>
        </draw:custom-shape>
        <draw:path draw:style-name="gr147" draw:text-style-name="P71" draw:layer="layout" svg:width="0.198cm" svg:height="2.199cm" draw:transform="rotate (1.5707963267949) translate (2.625cm 6.6046640537514cm)" svg:viewBox="0 0 199 2200" svg:d="M0 1069v-1069h199v1069zM199 1131v1069h-199v-1069z">
          <text:p/>
        </draw:path>
        <draw:custom-shape draw:style-name="gr150" draw:text-style-name="P5" draw:layer="layout" svg:width="0.2cm" svg:height="2.2cm" draw:transform="rotate (-1.5707963267949) translate (4.825cm 6.405cm)">
          <text:p/>
          <draw:enhanced-geometry svg:viewBox="0 0 21600 21600" draw:mirror-horizontal="true" draw:type="rectangle" draw:enhanced-path="M 0 0 L 21600 0 21600 21600 0 21600 0 0 Z N"/>
        </draw:custom-shape>
        <draw:frame draw:style-name="gr18" draw:text-style-name="P12" draw:layer="layout" svg:width="3.85cm" svg:height="0.455cm" svg:x="2cm" svg:y="11.25cm">
          <draw:text-box>
            <text:p text:style-name="P11"><text:span text:style-name="T2">Environment</text:span></text:p>
          </draw:text-box>
        </draw:frame>
        <draw:path draw:style-name="gr151" draw:text-style-name="P5" draw:layer="layout" svg:width="1.894cm" svg:height="1.192cm" draw:transform="skewX (0.456403599396517) rotate (-2.47836753783195) translate (5.40534816700666cm 2.79769435556147cm)" svg:viewBox="0 0 1895 1193" svg:d="M1895 1193c-1689-1-1895-1193-1895-1193">
          <text:p/>
        </draw:path>
        <draw:line draw:style-name="gr114" draw:text-style-name="P5" draw:layer="layout" svg:x1="8.28cm" svg:y1="5.701cm" svg:x2="8.93cm" svg:y2="5.701cm">
          <text:p/>
        </draw:line>
        <draw:frame draw:style-name="gr15" draw:text-style-name="P9" draw:layer="layout" svg:width="2.85cm" svg:height="0.955cm" svg:x="9.037cm" svg:y="5.204cm">
          <draw:text-box>
            <text:p><text:span text:style-name="T1">Trait plasticity</text:span></text:p>
          </draw:text-box>
        </draw:frame>
        <draw:path draw:style-name="gr152" draw:text-style-name="P5" draw:layer="layout" svg:width="1.041cm" svg:height="0.85cm" draw:transform="skewX (-0.849277214020441) rotate (0.587128760370893) translate (6.16451079318058cm 9.82728466129103cm)" svg:viewBox="0 0 1042 851" svg:d="M0 851c927-1 1042-851 1042-851">
          <text:p/>
        </draw:path>
      </draw:page>
      <draw:page draw:name="page12" draw:style-name="dp1" draw:master-page-name="master-page3">
        <draw:line draw:style-name="gr11" draw:text-style-name="P5" draw:layer="layout" svg:x1="1.483cm" svg:y1="5.026cm" svg:x2="1.483cm" svg:y2="2.001cm">
          <text:p/>
        </draw:line>
        <draw:line draw:style-name="gr11" draw:text-style-name="P5" draw:layer="layout" svg:x1="1.483cm" svg:y1="5.026cm" svg:x2="5.9cm" svg:y2="5.026cm">
          <text:p/>
        </draw:line>
        <draw:frame draw:style-name="gr18" draw:text-style-name="P12" draw:layer="layout" svg:width="3.85cm" svg:height="0.455cm" draw:transform="rotate (1.5707963267949) translate (1cm 5.451cm)">
          <draw:text-box>
            <text:p text:style-name="P11"><text:span text:style-name="T2">Trait</text:span></text:p>
          </draw:text-box>
        </draw:frame>
        <draw:g draw:style-name="gr42">
          <draw:line draw:style-name="gr153" draw:text-style-name="P5" draw:layer="layout" svg:x1="3.135cm" svg:y1="3.254cm" svg:x2="1.5cm" svg:y2="4.75cm">
            <text:p/>
          </draw:line>
          <draw:line draw:style-name="gr154" draw:text-style-name="P5" draw:layer="layout" svg:x1="4.25cm" svg:y1="2.25cm" svg:x2="3.135cm" svg:y2="3.254cm">
            <text:p/>
          </draw:line>
        </draw:g>
        <draw:path draw:style-name="gr155" draw:text-style-name="P5" draw:layer="layout" svg:width="2.113cm" svg:height="1.173cm" draw:transform="rotate (0.716981256719271) translate (3.135cm 3.254cm)" svg:viewBox="0 0 2114 1174" svg:d="M0 0c1147 0 2114 1174 2114 1174">
          <text:p/>
        </draw:path>
        <draw:line draw:style-name="gr156" draw:text-style-name="P5" draw:layer="layout" svg:x1="3.13cm" svg:y1="2.9cm" svg:x2="3.13cm" svg:y2="5cm">
          <text:p/>
        </draw:line>
        <draw:frame draw:style-name="gr88" draw:text-style-name="P45" draw:layer="layout" svg:width="4.25cm" svg:height="0.818cm" svg:x="1cm" svg:y="0.732cm">
          <draw:text-box>
            <text:p text:style-name="P72"><text:span text:style-name="T9">Assumed functional forms can be misleading</text:span></text:p>
          </draw:text-box>
        </draw:frame>
        <draw:line draw:style-name="gr153" draw:text-style-name="P5" draw:layer="layout" svg:x1="6.65cm" svg:y1="2.65cm" svg:x2="7.15cm" svg:y2="2.65cm">
          <text:p/>
        </draw:line>
        <draw:frame draw:style-name="gr106" draw:text-style-name="P9" draw:layer="layout" svg:width="2.85cm" svg:height="0.319cm" svg:x="7.25cm" svg:y="2.5cm">
          <draw:text-box>
            <text:p><text:span text:style-name="T1">Initial experiment</text:span></text:p>
          </draw:text-box>
        </draw:frame>
        <draw:line draw:style-name="gr155" draw:text-style-name="P5" draw:layer="layout" svg:x1="6.641cm" svg:y1="3.151cm" svg:x2="7.141cm" svg:y2="3.151cm">
          <text:p/>
        </draw:line>
        <draw:frame draw:style-name="gr106" draw:text-style-name="P9" draw:layer="layout" svg:width="2.85cm" svg:height="0.319cm" svg:x="7.241cm" svg:y="3.001cm">
          <draw:text-box>
            <text:p><text:span text:style-name="T1">New data</text:span></text:p>
          </draw:text-box>
        </draw:frame>
        <draw:frame draw:style-name="gr18" draw:text-style-name="P12" draw:layer="layout" svg:width="3.85cm" svg:height="0.455cm" svg:x="1.5cm" svg:y="5.045cm">
          <draw:text-box>
            <text:p text:style-name="P11"><text:span text:style-name="T2">Environment</text:span></text:p>
          </draw:text-box>
        </draw:frame>
      </draw:page>
      <draw:page draw:name="page13" draw:style-name="dp1" draw:master-page-name="master-page3">
        <draw:line draw:style-name="gr155" draw:text-style-name="P5" draw:layer="layout" svg:x1="2.99cm" svg:y1="4.509cm" svg:x2="4.5cm" svg:y2="3cm">
          <text:p/>
        </draw:line>
        <draw:line draw:style-name="gr11" draw:text-style-name="P5" draw:layer="layout" svg:x1="1.483cm" svg:y1="5.026cm" svg:x2="1.483cm" svg:y2="2.001cm">
          <text:p/>
        </draw:line>
        <draw:line draw:style-name="gr11" draw:text-style-name="P5" draw:layer="layout" svg:x1="1.483cm" svg:y1="5.026cm" svg:x2="5.9cm" svg:y2="5.026cm">
          <text:p/>
        </draw:line>
        <draw:g draw:style-name="gr42">
          <draw:line draw:style-name="gr153" draw:text-style-name="P5" draw:layer="layout" svg:x1="5.46cm" svg:y1="3.55cm" svg:x2="3.96cm" svg:y2="3.55cm">
            <text:p/>
          </draw:line>
        </draw:g>
        <draw:frame draw:style-name="gr88" draw:text-style-name="P45" draw:layer="layout" svg:width="4.25cm" svg:height="0.818cm" svg:x="1cm" svg:y="0.732cm">
          <draw:text-box>
            <text:p text:style-name="P72"><text:span text:style-name="T9">Parameters can be erroneous</text:span></text:p>
          </draw:text-box>
        </draw:frame>
        <draw:line draw:style-name="gr153" draw:text-style-name="P5" draw:layer="layout" svg:x1="6.65cm" svg:y1="2.65cm" svg:x2="7.15cm" svg:y2="2.65cm">
          <text:p/>
        </draw:line>
        <draw:frame draw:style-name="gr106" draw:text-style-name="P9" draw:layer="layout" svg:width="2.85cm" svg:height="0.319cm" svg:x="7.25cm" svg:y="2.5cm">
          <draw:text-box>
            <text:p><text:span text:style-name="T1">Initial experiment</text:span></text:p>
          </draw:text-box>
        </draw:frame>
        <draw:line draw:style-name="gr155" draw:text-style-name="P5" draw:layer="layout" svg:x1="6.641cm" svg:y1="3.151cm" svg:x2="7.141cm" svg:y2="3.151cm">
          <text:p/>
        </draw:line>
        <draw:frame draw:style-name="gr106" draw:text-style-name="P73" draw:layer="layout" svg:width="1.1cm" svg:height="0.319cm" svg:x="2.1cm" svg:y="3.2cm">
          <draw:text-box>
            <text:p text:style-name="P11"><text:span text:style-name="T15">max. 1</text:span></text:p>
          </draw:text-box>
        </draw:frame>
        <draw:frame draw:style-name="gr18" draw:text-style-name="P12" draw:layer="layout" svg:width="3.85cm" svg:height="0.455cm" svg:x="1.5cm" svg:y="5.045cm">
          <draw:text-box>
            <text:p text:style-name="P11"><text:span text:style-name="T2">Environment</text:span></text:p>
          </draw:text-box>
        </draw:frame>
        <draw:g draw:style-name="gr42">
          <draw:line draw:style-name="gr153" draw:text-style-name="P5" draw:layer="layout" svg:x1="3cm" svg:y1="4.5cm" svg:x2="1.5cm" svg:y2="4.5cm">
            <text:p/>
          </draw:line>
        </draw:g>
        <draw:line draw:style-name="gr153" draw:text-style-name="P5" draw:layer="layout" svg:x1="2.99cm" svg:y1="4.509cm" svg:x2="3.962cm" svg:y2="3.541cm">
          <text:p/>
        </draw:line>
        <draw:g draw:style-name="gr42">
          <draw:line draw:style-name="gr155" draw:text-style-name="P5" draw:layer="layout" svg:x1="5.46cm" svg:y1="3cm" svg:x2="4.5cm" svg:y2="3cm">
            <text:p/>
          </draw:line>
        </draw:g>
        <draw:g draw:style-name="gr42">
          <draw:line draw:style-name="gr157" draw:text-style-name="P5" draw:layer="layout" svg:x1="4.46cm" svg:y1="3cm" svg:x2="1.5cm" svg:y2="3cm">
            <text:p/>
          </draw:line>
        </draw:g>
        <draw:g draw:style-name="gr42">
          <draw:line draw:style-name="gr158" draw:text-style-name="P5" draw:layer="layout" svg:x1="3.96cm" svg:y1="3.55cm" svg:x2="1.5cm" svg:y2="3.55cm">
            <text:p/>
          </draw:line>
        </draw:g>
        <draw:frame draw:style-name="gr106" draw:text-style-name="P74" draw:layer="layout" svg:width="1.1cm" svg:height="0.319cm" svg:x="2.1cm" svg:y="2.601cm">
          <draw:text-box>
            <text:p text:style-name="P11"><text:span text:style-name="T16">max. 2</text:span></text:p>
          </draw:text-box>
        </draw:frame>
        <draw:frame draw:style-name="gr106" draw:text-style-name="P9" draw:layer="layout" svg:width="2.85cm" svg:height="0.319cm" svg:x="7.241cm" svg:y="3.002cm">
          <draw:text-box>
            <text:p><text:span text:style-name="T1">New data</text:span></text:p>
          </draw:text-box>
        </draw:frame>
        <draw:frame draw:style-name="gr18" draw:text-style-name="P12" draw:layer="layout" svg:width="3.85cm" svg:height="0.455cm" draw:transform="rotate (1.5707963267949) translate (1.001cm 5.451cm)">
          <draw:text-box>
            <text:p text:style-name="P11"><text:span text:style-name="T2">Trait</text:span></text:p>
          </draw:text-box>
        </draw:frame>
      </draw:page>
      <draw:page draw:name="page14" draw:style-name="dp1" draw:master-page-name="master-page3">
        <draw:line draw:style-name="gr155" draw:text-style-name="P5" draw:layer="layout" svg:x1="3cm" svg:y1="3.5cm" svg:x2="5.5cm" svg:y2="2.5cm">
          <text:p/>
        </draw:line>
        <draw:line draw:style-name="gr11" draw:text-style-name="P5" draw:layer="layout" svg:x1="1.483cm" svg:y1="5.026cm" svg:x2="1.483cm" svg:y2="2.001cm">
          <text:p/>
        </draw:line>
        <draw:line draw:style-name="gr11" draw:text-style-name="P5" draw:layer="layout" svg:x1="1.483cm" svg:y1="5.026cm" svg:x2="5.9cm" svg:y2="5.026cm">
          <text:p/>
        </draw:line>
        <draw:frame draw:style-name="gr159" draw:text-style-name="P76" draw:layer="layout" svg:width="4.8cm" svg:height="1.603cm" svg:x="1.3cm" svg:y="0.932cm">
          <draw:text-box>
            <text:p text:style-name="P75"><text:span text:style-name="T9">Parameters can be non-identifiability</text:span></text:p>
            <text:p text:style-name="P75"><text:span text:style-name="T9"/></text:p>
          </draw:text-box>
        </draw:frame>
        <draw:line draw:style-name="gr160" draw:text-style-name="P5" draw:layer="layout" svg:x1="1.5cm" svg:y1="4.5cm" svg:x2="3cm" svg:y2="3.5cm">
          <text:p/>
        </draw:line>
        <draw:line draw:style-name="gr161" draw:text-style-name="P5" draw:layer="layout" svg:x1="1.5cm" svg:y1="4.5cm" svg:x2="2.25cm" svg:y2="3cm">
          <text:p/>
        </draw:line>
        <draw:line draw:style-name="gr162" draw:text-style-name="P5" draw:layer="layout" svg:x1="5.5cm" svg:y1="2.5cm" svg:x2="2.25cm" svg:y2="3cm">
          <text:p/>
        </draw:line>
        <draw:line draw:style-name="gr158" draw:text-style-name="P5" draw:layer="layout" svg:x1="2.25cm" svg:y1="3cm" svg:x2="2.25cm" svg:y2="5cm">
          <text:p/>
        </draw:line>
        <draw:line draw:style-name="gr163" draw:text-style-name="P5" draw:layer="layout" svg:x1="2.975cm" svg:y1="5.001cm" svg:x2="2.975cm" svg:y2="3.5cm">
          <text:p/>
        </draw:line>
        <draw:custom-shape draw:style-name="gr164" draw:text-style-name="P35" draw:layer="layout" svg:width="0.75cm" svg:height="0.25cm" svg:x="1.5cm" svg:y="5.65cm">
          <text:p/>
          <draw:enhanced-geometry svg:viewBox="0 0 21600 21600" draw:type="rectangle" draw:enhanced-path="M 0 0 L 21600 0 21600 21600 0 21600 0 0 Z N"/>
        </draw:custom-shape>
        <draw:custom-shape draw:style-name="gr165" draw:text-style-name="P77" draw:layer="layout" svg:width="3.25cm" svg:height="0.25cm" svg:x="2.25cm" svg:y="5.65cm">
          <text:p/>
          <draw:enhanced-geometry svg:viewBox="0 0 21600 21600" draw:type="rectangle" draw:enhanced-path="M 0 0 L 21600 0 21600 21600 0 21600 0 0 Z N"/>
        </draw:custom-shape>
        <draw:custom-shape draw:style-name="gr166" draw:text-style-name="P78" draw:layer="layout" svg:width="1.5cm" svg:height="0.25cm" svg:x="1.5cm" svg:y="6.05cm">
          <text:p/>
          <draw:enhanced-geometry svg:viewBox="0 0 21600 21600" draw:type="rectangle" draw:enhanced-path="M 0 0 L 21600 0 21600 21600 0 21600 0 0 Z N"/>
        </draw:custom-shape>
        <draw:custom-shape draw:style-name="gr167" draw:text-style-name="P79" draw:layer="layout" svg:width="2.5cm" svg:height="0.25cm" svg:x="3cm" svg:y="6.05cm">
          <text:p/>
          <draw:enhanced-geometry svg:viewBox="0 0 21600 21600" draw:type="rectangle" draw:enhanced-path="M 0 0 L 21600 0 21600 21600 0 21600 0 0 Z N"/>
        </draw:custom-shape>
        <draw:frame draw:style-name="gr18" draw:text-style-name="P12" draw:layer="layout" svg:width="3.85cm" svg:height="0.455cm" svg:x="1.5cm" svg:y="5.046cm">
          <draw:text-box>
            <text:p text:style-name="P11"><text:span text:style-name="T2">Time</text:span></text:p>
          </draw:text-box>
        </draw:frame>
        <draw:custom-shape draw:style-name="gr168" draw:text-style-name="P80" draw:layer="layout" svg:width="0.25cm" svg:height="0.5cm" svg:x="6.472cm" svg:y="2.904cm">
          <text:p/>
          <draw:enhanced-geometry svg:viewBox="0 0 21600 21600" draw:mirror-horizontal="false" draw:mirror-vertical="false" draw:type="rectangle" draw:enhanced-path="M 0 0 L 21600 0 21600 21600 0 21600 0 0 Z N"/>
        </draw:custom-shape>
        <draw:frame draw:style-name="gr169" draw:text-style-name="P9" draw:layer="layout" svg:width="1.378cm" svg:height="0.5cm" svg:x="7.122cm" svg:y="2.9cm">
          <draw:text-box>
            <text:p><text:span text:style-name="T1">Phase 1</text:span></text:p>
          </draw:text-box>
        </draw:frame>
        <draw:custom-shape draw:style-name="gr170" draw:text-style-name="P81" draw:layer="layout" svg:width="0.25cm" svg:height="0.5cm" svg:x="6.723cm" svg:y="2.904cm">
          <text:p/>
          <draw:enhanced-geometry svg:viewBox="0 0 21600 21600" draw:mirror-horizontal="false" draw:mirror-vertical="false" draw:type="rectangle" draw:enhanced-path="M 0 0 L 21600 0 21600 21600 0 21600 0 0 Z N"/>
        </draw:custom-shape>
        <draw:frame draw:style-name="gr169" draw:text-style-name="P22" draw:layer="layout" svg:width="3cm" svg:height="0.5cm" svg:x="6.25cm" svg:y="2.25cm">
          <draw:text-box>
            <text:p><text:span text:style-name="T3">Two-phase process:</text:span></text:p>
          </draw:text-box>
        </draw:frame>
        <draw:custom-shape draw:style-name="gr171" draw:text-style-name="P82" draw:layer="layout" svg:width="0.25cm" svg:height="0.5cm" svg:x="6.472cm" svg:y="3.604cm">
          <text:p/>
          <draw:enhanced-geometry svg:viewBox="0 0 21600 21600" draw:mirror-horizontal="false" draw:mirror-vertical="false" draw:type="rectangle" draw:enhanced-path="M 0 0 L 21600 0 21600 21600 0 21600 0 0 Z N"/>
        </draw:custom-shape>
        <draw:frame draw:style-name="gr169" draw:text-style-name="P9" draw:layer="layout" svg:width="1.378cm" svg:height="0.5cm" svg:x="7.122cm" svg:y="3.6cm">
          <draw:text-box>
            <text:p><text:span text:style-name="T1">Phase 2</text:span></text:p>
          </draw:text-box>
        </draw:frame>
        <draw:custom-shape draw:style-name="gr172" draw:text-style-name="P83" draw:layer="layout" svg:width="0.25cm" svg:height="0.5cm" svg:x="6.723cm" svg:y="3.604cm">
          <text:p/>
          <draw:enhanced-geometry svg:viewBox="0 0 21600 21600" draw:mirror-horizontal="false" draw:mirror-vertical="false" draw:type="rectangle" draw:enhanced-path="M 0 0 L 21600 0 21600 21600 0 21600 0 0 Z N"/>
        </draw:custom-shape>
        <draw:frame draw:style-name="gr117" draw:text-style-name="P74" draw:layer="layout" svg:width="2.25cm" svg:height="0.637cm" svg:x="3.25cm" svg:y="3.272cm">
          <draw:text-box>
            <text:p text:style-name="P11"><text:span text:style-name="T16">parameter set 2</text:span></text:p>
          </draw:text-box>
        </draw:frame>
        <draw:frame draw:style-name="gr117" draw:text-style-name="P73" draw:layer="layout" svg:width="2.25cm" svg:height="0.637cm" svg:x="1.7cm" svg:y="2.15cm">
          <draw:text-box>
            <text:p text:style-name="P11"><text:span text:style-name="T15">parameter set 1</text:span></text:p>
          </draw:text-box>
        </draw:frame>
      </draw:page>
      <draw:page draw:name="page15" draw:style-name="dp1" draw:master-page-name="master-page3">
        <draw:line draw:style-name="gr11" draw:text-style-name="P5" draw:layer="layout" svg:x1="1.483cm" svg:y1="5.026cm" svg:x2="1.483cm" svg:y2="2.001cm">
          <text:p/>
        </draw:line>
        <draw:frame draw:style-name="gr18" draw:text-style-name="P12" draw:layer="layout" svg:width="3.85cm" svg:height="0.455cm" draw:transform="rotate (1.5707963267949) translate (1cm 5.451cm)">
          <draw:text-box>
            <text:p text:style-name="P11"><text:span text:style-name="T2">Trait</text:span></text:p>
          </draw:text-box>
        </draw:frame>
        <draw:g draw:style-name="gr42">
          <draw:line draw:style-name="gr173" draw:text-style-name="P84" draw:layer="layout" svg:x1="3.135cm" svg:y1="4.354cm" svg:x2="1.5cm" svg:y2="5.85cm">
            <text:p/>
          </draw:line>
        </draw:g>
        <draw:path draw:style-name="gr173" draw:text-style-name="P84" draw:layer="layout" svg:width="2.113cm" svg:height="1.173cm" draw:transform="rotate (0.716981256719271) translate (3.135cm 4.354cm)" svg:viewBox="0 0 2114 1174" svg:d="M0 0c1147 0 2114 1174 2114 1174">
          <text:p/>
        </draw:path>
        <draw:frame draw:style-name="gr88" draw:text-style-name="P45" draw:layer="layout" svg:width="4.25cm" svg:height="0.818cm" svg:x="1.4cm" svg:y="0.732cm">
          <draw:text-box>
            <text:p text:style-name="P72"><text:span text:style-name="T9">Some key mechanisms can be missed</text:span></text:p>
          </draw:text-box>
        </draw:frame>
        <draw:frame draw:style-name="gr18" draw:text-style-name="P12" draw:layer="layout" svg:width="3.85cm" svg:height="0.455cm" svg:x="1.7cm" svg:y="5.045cm">
          <draw:text-box>
            <text:p text:style-name="P11"><text:span text:style-name="T2">Environment</text:span></text:p>
          </draw:text-box>
        </draw:frame>
        <draw:g draw:style-name="gr42">
          <draw:line draw:style-name="gr174" draw:text-style-name="P85" draw:layer="layout" svg:x1="3.135cm" svg:y1="3.954cm" svg:x2="1.25cm" svg:y2="6cm">
            <text:p/>
          </draw:line>
        </draw:g>
        <draw:path draw:style-name="gr174" draw:text-style-name="P85" draw:layer="layout" svg:width="2.402cm" svg:height="1.336cm" draw:transform="skewX (0.252898208613978) rotate (0.845437489666053) translate (3.13499999792546cm 3.95399999691857cm)" svg:viewBox="0 0 2403 1337" svg:d="M0 0c1304 0 2403 1337 2403 1337">
          <text:p/>
        </draw:path>
        <draw:g draw:style-name="gr42">
          <draw:line draw:style-name="gr153" draw:text-style-name="P5" draw:layer="layout" svg:x1="3.135cm" svg:y1="3.054cm" svg:x2="1.25cm" svg:y2="5.75cm">
            <text:p/>
          </draw:line>
        </draw:g>
        <draw:path draw:style-name="gr162" draw:text-style-name="P5" draw:layer="layout" svg:width="2.599cm" svg:height="1.41cm" draw:transform="skewX (0.378387381832371) rotate (0.910712803690641) translate (3.13499999995731cm 3.05399999992753cm)" svg:viewBox="0 0 2600 1411" svg:d="M0 0c1411 0 2600 1411 2600 1411">
          <text:p/>
        </draw:path>
        <draw:g draw:style-name="gr42">
          <draw:line draw:style-name="gr175" draw:text-style-name="P5" draw:layer="layout" svg:x1="3.135cm" svg:y1="3.454cm" svg:x2="1cm" svg:y2="6.25cm">
            <text:p/>
          </draw:line>
        </draw:g>
        <draw:path draw:style-name="gr175" draw:text-style-name="P5" draw:layer="layout" svg:width="2.599cm" svg:height="1.41cm" draw:transform="skewX (0.378387381832371) rotate (0.910712803690641) translate (3.13499999995731cm 3.45399999992753cm)" svg:viewBox="0 0 2600 1411" svg:d="M0 0c1411 0 2600 1411 2600 1411">
          <text:p/>
        </draw:path>
        <draw:custom-shape draw:style-name="gr176" draw:text-style-name="P39" draw:layer="layout" svg:width="1.75cm" svg:height="3cm" svg:x="0.75cm" svg:y="5cm">
          <text:p/>
          <draw:enhanced-geometry svg:viewBox="0 0 21600 21600" draw:type="rectangle" draw:enhanced-path="M 0 0 L 21600 0 21600 21600 0 21600 0 0 Z N"/>
        </draw:custom-shape>
        <draw:line draw:style-name="gr11" draw:text-style-name="P5" draw:layer="layout" svg:x1="1.483cm" svg:y1="5cm" svg:x2="5.9cm" svg:y2="5cm">
          <text:p/>
        </draw:line>
        <draw:line draw:style-name="gr177" draw:text-style-name="P5" draw:layer="layout" svg:x1="6cm" svg:y1="2.25cm" svg:x2="6cm" svg:y2="4cm">
          <text:p/>
        </draw:line>
        <draw:frame draw:style-name="gr43" draw:text-style-name="P9" draw:layer="layout" svg:width="1.5cm" svg:height="1.273cm" svg:x="6.15cm" svg:y="2.414cm">
          <draw:text-box>
            <text:p><text:span text:style-name="T1">Influence of an other mechanism</text:span></text:p>
          </draw:text-box>
        </draw:frame>
      </draw:page>
      <draw:page draw:name="page16" draw:style-name="dp1" draw:master-page-name="master-page3">
        <draw:polygon draw:style-name="gr134" draw:text-style-name="P26" draw:layer="layout" svg:width="3.999cm" svg:height="2.564cm" svg:x="2.15cm" svg:y="2.063cm" svg:viewBox="0 0 4000 2565" draw:points="0,2565 0,2057 4000,0 4000,1422">
          <text:p/>
        </draw:polygon>
        <draw:line draw:style-name="gr135" draw:text-style-name="P5" draw:layer="layout" svg:x1="1.68cm" svg:y1="4.585cm" svg:x2="6.25cm" svg:y2="2.751cm">
          <text:p/>
        </draw:line>
        <draw:line draw:style-name="gr136" draw:text-style-name="P5" draw:layer="layout" svg:x1="1.68cm" svg:y1="4.351cm" svg:x2="6.25cm" svg:y2="2.001cm">
          <text:p/>
        </draw:line>
        <draw:line draw:style-name="gr136" draw:text-style-name="P5" draw:layer="layout" svg:x1="1.75cm" svg:y1="4.751cm" svg:x2="7cm" svg:y2="3.251cm">
          <text:p/>
        </draw:line>
        <draw:custom-shape draw:style-name="gr137" draw:text-style-name="P39" draw:layer="layout" svg:width="1.5cm" svg:height="3cm" svg:x="0.7cm" svg:y="2.251cm">
          <text:p/>
          <draw:enhanced-geometry svg:viewBox="0 0 21600 21600" draw:type="rectangle" draw:enhanced-path="M 0 0 L 21600 0 21600 21600 0 21600 0 0 Z N"/>
        </draw:custom-shape>
        <draw:line draw:style-name="gr11" draw:text-style-name="P5" draw:layer="layout" svg:x1="1.983cm" svg:y1="5.026cm" svg:x2="1.983cm" svg:y2="2.001cm">
          <text:p/>
        </draw:line>
        <draw:custom-shape draw:style-name="gr137" draw:text-style-name="P39" draw:layer="layout" svg:width="1.5cm" svg:height="3cm" svg:x="6.15cm" svg:y="1.901cm">
          <text:p/>
          <draw:enhanced-geometry svg:viewBox="0 0 21600 21600" draw:type="rectangle" draw:enhanced-path="M 0 0 L 21600 0 21600 21600 0 21600 0 0 Z N"/>
        </draw:custom-shape>
        <draw:line draw:style-name="gr11" draw:text-style-name="P5" draw:layer="layout" svg:x1="1.983cm" svg:y1="5.026cm" svg:x2="6.4cm" svg:y2="5.026cm">
          <text:p/>
        </draw:line>
        <draw:line draw:style-name="gr143" draw:text-style-name="P5" draw:layer="layout" svg:x1="7cm" svg:y1="3.901cm" svg:x2="2cm" svg:y2="3.901cm">
          <text:p/>
        </draw:line>
        <draw:line draw:style-name="gr144" draw:text-style-name="P5" draw:layer="layout" svg:x1="6.601cm" svg:y1="3.176cm" svg:x2="2cm" svg:y2="3.176cm">
          <text:p/>
        </draw:line>
        <draw:path draw:style-name="gr145" draw:text-style-name="P70" draw:layer="layout" svg:width="0.199cm" svg:height="1.399cm" svg:x="6.6cm" svg:y="2.501cm" svg:viewBox="0 0 200 1400" svg:d="M0 661v-661h200v661zM200 689v711h-200v-711z">
          <text:p/>
        </draw:path>
        <draw:custom-shape draw:style-name="gr178" draw:text-style-name="P5" draw:layer="layout" svg:width="0.2cm" svg:height="1.4cm" svg:x="6.6cm" svg:y="2.501cm">
          <text:p/>
          <draw:enhanced-geometry svg:viewBox="0 0 21600 21600" draw:type="rectangle" draw:enhanced-path="M 0 0 L 21600 0 21600 21600 0 21600 0 0 Z N"/>
        </draw:custom-shape>
        <draw:path draw:style-name="gr147" draw:text-style-name="P71" draw:layer="layout" svg:width="0.199cm" svg:height="0.999cm" svg:x="7cm" svg:y="3.401cm" svg:viewBox="0 0 200 1000" svg:d="M0 486v-486h200v486zM200 514v486h-200v-486z">
          <text:p/>
        </draw:path>
        <draw:custom-shape draw:style-name="gr179" draw:text-style-name="P5" draw:layer="layout" svg:width="0.2cm" svg:height="1cm" svg:x="7cm" svg:y="3.401cm">
          <text:p/>
          <draw:enhanced-geometry svg:viewBox="0 0 21600 21600" draw:mirror-horizontal="true" draw:type="rectangle" draw:enhanced-path="M 0 0 L 21600 0 21600 21600 0 21600 0 0 Z N"/>
        </draw:custom-shape>
        <draw:line draw:style-name="gr143" draw:text-style-name="P5" draw:layer="layout" svg:x1="3.35cm" svg:y1="3.951cm" svg:x2="3.35cm" svg:y2="5.051cm">
          <text:p/>
        </draw:line>
        <draw:line draw:style-name="gr144" draw:text-style-name="P5" draw:layer="layout" svg:x1="5.2cm" svg:y1="3.201cm" svg:x2="5.2cm" svg:y2="5.001cm">
          <text:p/>
        </draw:line>
        <draw:frame draw:style-name="gr18" draw:text-style-name="P12" draw:layer="layout" svg:width="3.85cm" svg:height="0.455cm" draw:transform="rotate (1.5707963267949) translate (1.5cm 5.451cm)">
          <draw:text-box>
            <text:p text:style-name="P11"><text:span text:style-name="T2">Plastic trait 1</text:span></text:p>
          </draw:text-box>
        </draw:frame>
        <draw:frame draw:style-name="gr18" draw:text-style-name="P12" draw:layer="layout" svg:width="3.85cm" svg:height="0.455cm" svg:x="2cm" svg:y="5.051cm">
          <draw:text-box>
            <text:p text:style-name="P11"><text:span text:style-name="T2">Environment</text:span></text:p>
          </draw:text-box>
        </draw:frame>
        <draw:path draw:style-name="gr152" draw:text-style-name="P5" draw:layer="layout" svg:width="1.041cm" svg:height="0.85cm" draw:transform="skewX (-0.849277214020441) rotate (0.587128760370893) translate (6.16451079318058cm 3.62828466129103cm)" svg:viewBox="0 0 1042 851" svg:d="M0 851c927-1 1042-851 1042-851">
          <text:p/>
        </draw:path>
      </draw:page>
      <draw:page draw:name="page17" draw:style-name="dp1" draw:master-page-name="master-page3">
        <draw:path draw:style-name="gr180" draw:text-style-name="P86" draw:layer="layout" svg:width="3.556cm" svg:height="4.537cm" svg:x="3.827cm" svg:y="2.167cm" svg:viewBox="0 0 3557 4538" svg:d="M780 667l-80-27h-1l-81-14-1-1-30-1-50-3c-1 0-1 0-2 0l-17 3-63 8c-1 0-1 1-2 1l-80 29c-1 0-1 0-2 0l-60 34-19 10-80 42c-1 0-1 0-1 0l-33 18-47 23-80 45-1 1-2 1-10 6-4-68c0-1 0-1 0-1l-13-70-14-70-7-69v-70l4-70 7-70 9-69 12-70 13-70 17-66v-1l61-68 13-10 76 2 22 9 55 28 61 42 18 13 58 56 22 20 43 49 37 41 19 28 40 70 20 34 14 35 33 70c0 1 0 1 0 1 0 0 0 1 1 1l33 46 17 24c0 1 1 2 1 2l63 52 20 18c0 0 1 0 1 1l60 42 25 26 13 16-25-18h-1v-1l-25-11-56-28-4 8zM609 3844l9 18 35 70c0 1 0 1 0 1l36 60 5 9 35 71 40 68c0 1 0 1 0 2l32 69c0 1 0 1 0 1 0 0 0 1 1 1l48 68c0 1 0 1 1 1 0 1 1 2 1 3l80 66c0 1 1 1 1 1 0 0 0 1 1 1l7 3v1l74 31c0 0 1 0 2 1l80 11h1l81-1 80-4h80l80-2c1 0 1 0 1 0l81-11h1l80-19 27-6 53-10 81-16h1l80-26h1l39-19 41-18h1v-1l80-51h1l1-1 79-59 14-11 66-51 24-19 56-45h1l29-26 52-50 21-20 59-64 7-6 73-69h1c0-1 0-1 0-1l79-68 1-1c1-1 1-1 1-1l78-69c1 0 2-1 2-1l70-71c1 0 1-1 1-1l9-11 46-59 1-1 34-66 2-4c1 0 1 0 1-1l34-70 1-1 20-70v-1l12-70c0-1 0-1 0-1l4-70v-1l-1-70-4-70c0-1 0-1 0-1l-10-70v-1l-17-71v-1l-27-69c0 0 0-1-1-1l-13-30-14-40-24-70-26-70-16-45-6-24-15-70-16-70-18-70-19-70v-1l-6-18-11-51h-1l-20-70c0-1 0-1 0-1l-27-71-22-50-7-19-20-70v-1l-26-70v-1l-28-53-8-17c-1 0-1 0-1 0 0-1 0-1 0-1l-47-70-1-1-24-27v-1l-38-42c0 0-1 0-1-1l-43-39c0-1 0-1 0-1l-35-30c-1 0-1 0-1 0l-45-33c0-1 0-1-1-1l-59-37-20-12v-1l-81-51-10-5-69-54h-1l-26-17-53-40c-1 0-1 0-1 0 0-1 0-1 0-1l-56-29-24-17h-1l-1-1-80-35-1-1-73-18-8-1-80-19-79-25-62-24-18-8-66-36 55-9h1l7-2 80-25 78-16 78 11 79 32c1 0 1 0 2 0l79 26c0 1 0 1 1 1l80 19c1 0 1 0 1 1l81 7h1c0 0 1 0 2 0l80-17c0-1 1-1 1-1l81-36h1c1-1 1-1 2-2l78-55 30-13c0-1 0-1 0-1 1 0 1 0 1 0l47-32 75 4 39 28h1l38 23 42 45 37 44 18 26 46 70 15 24 31 47 46 69 3 5c0 0 1 0 1 1l53 66 27 32c1 1 1 1 2 1l43 38c1 0 1 0 1 0l36 29c1 0 1 0 1 1 1 0 1 0 1 0l80 41 79 41 35 28 44 36 30 33 50 63 4 6 41 69 23 68 10 61 2 9 7 69 6 71 9 70c0 1 1 1 1 1l16 70v1l24 70 16 41v1l14 29 31 70 27 69 8 23c0 1 0 1 0 1l18 46 21 70 14 69 13 71 13 69v1l1 4 18 66 18 70 14 70 9 69 2 69-5 69-10 70-11 70-10 70-8 70-10 71-7 41c0 1 0 1 0 1l-4 28-16 69-23 69-34 69-2 5h-1l-32 65v1l-33 70-15 32v1l-15 37-31 69-33 49-16 19-61 47-62 22-16 5-79 9-80 3c-1 0-2 0-2 0l-80 19c-1 1-1 1-2 1l-72 33-9 4-80 44-51 22h-1l-27 13-79 25-80 14-78 4-79-10-79-32-22-13h-1l-56-33-64-38c-1 0-1 0-1 0l-16-8c-1 0-1 0-2 0l-80-22c0-1-1-1-2-1l-80-2c-1 0-1 0-1 0h-1l-81 12-79 14-78 6h-1-2l-79 1h-1l-80 3-81 9-80 11-80 11-80 8-79-3-78-18-44-21v-1l-35-14-76-53-2-2-63-68-16-24-31-45-37-70-12-24v-1l-26-45-30-69-20-69-3-16c-1 0-1 0-1 0l-13-53-2-15z">
          <text:p/>
        </draw:path>
        <draw:path draw:style-name="gr181" draw:text-style-name="P87" draw:layer="layout" svg:width="2.523cm" svg:height="3.115cm" svg:x="2.659cm" svg:y="2.893cm" svg:viewBox="0 0 2524 3116" svg:d="M2198 193l-22-29c0 0 0-1-1-1l-26-40-49-70-4-5-41-48 55 40c0 0 1 0 1 1h1l72 70 7 8 65 62 14 10 81 57 2 2 77 42 45 28 35 18 14 8-19 3h-1l-81-1c0 0-1 0-2 0l-45-11h-1l-34-12c-1 0-1-1-2-1h-1l-80-56c-1 0-2-1-2-2l-2-3zM1205 117c0 1 0 1 0 1v1l-6 70-10 70-12 70-12 71-8 69 2 69 16 68 30 69 22 36 27 33 53 60 7 10 55 70 18 21c1 1 1 1 1 1l29 49 45 70 6 10 1 1 28 60 35 70 16 32c1 0 1 0 1 0l16 38c0 1 0 1 0 1l23 70 1 1 16 71 10 70v1l7 70 8 65v5l9 69 11 70 11 70v1l10 70 10 70 8 70 8 71 6 69 7 70v1l9 69 12 70 14 70 11 70c0 1 0 1 0 1l7 70v1l3 70-2 70-3 70-2 70v71l2 69 6 70 8 54-31-49c0-1 0-1-1-1l-38-70-9-16-42-53-38-46-24-23-55-47-28-23-52-43-32-27-49-45-28-25-52-45-32-25-47-34-50-36-31-21-71-49-8-5-80-40-45-24-36-19v-1h-1l-66-51v-1l-15-14v-1l-49-55c0-1-1-1-1-1l-31-45-22-25-57-68h-1l-1-1-72-71h-1l-6-8-52-62c0-1 0-1 0-1l-29-45-17-25v-1l-40-70c0 0 0-1 0-2l-22-70c0 0 0-1 0-2v-1l4-70c0-1 0-2 0-2l25-70c0-1 0-1 1-2l39-70 9-16 24-53 25-69 11-68-13-66-45-58-13-8-63-26-79-7-80-2c-1 0-1 0-2 0l-80-24c-1 0-1 0-2 0 0-1-1-1-1-1l-15-11c0 0 0-1-1-1l-65-70c0-1 0-1-1-2l-1-2-37-68v-1l-27-70c0-1 0-1 0-1l-17-64-2-5c0-1 0-2 0-3l-7-70v-1-1l9-56v-1l2-13c0-1 1-2 1-2l32-71 1-1v-1l45-61 5-7 42-71 33-60 5-9 31-70 1-1 44-69c0 0 0-1 1-1l1-1 61-70c1-1 1-1 1-1l18-15c1 0 1-1 1-1l80-46c1 0 2 0 3 0l36-10 44-13c1 0 1 0 2 0l81-4c1 0 2 1 2 1l56 16 24 6c1 0 2 0 2 1l81 45 29 19 50 28 78 21 78-1 78-24 44-24 35-22 67-42z">
          <text:p/>
        </draw:path>
        <draw:polygon draw:style-name="gr182" draw:text-style-name="P3" draw:layer="layout" svg:width="7.475cm" svg:height="5.407cm" svg:x="1.425cm" svg:y="1.921cm" svg:viewBox="0 0 7476 5408" draw:points="2856,26 2775,7 2695,0 2615,2 2534,16 2472,37 2454,41 2374,68 2307,108 2294,114 2213,162 2182,178 2133,198 2053,208 1973,205 1892,202 1812,209 1732,231 1699,248 1651,274 1601,318 1571,349 1534,388 1491,414 1411,448 1373,458 1330,463 1250,470 1170,480 1090,499 1016,528 1009,530 929,559 866,598 849,609 776,668 769,677 713,738 688,793 679,809 653,879 645,949 645,1019 645,1089 639,1159 629,1229 620,1299 608,1363 606,1369 560,1439 528,1476 494,1510 447,1551 415,1579 367,1625 341,1650 287,1710 277,1720 221,1790 207,1823 183,1860 159,1931 150,2001 147,2071 142,2141 134,2211 127,2277 126,2281 110,2351 99,2421 93,2492 93,2562 100,2632 113,2702 127,2770 127,2772 129,2842 127,2872 119,2912 97,2982 77,3052 62,3122 53,3193 46,3249 43,3263 28,3333 16,3403 6,3473 0,3543 1,3613 8,3683 23,3753 44,3823 46,3830 57,3894 73,3964 100,4034 127,4081 134,4104 163,4174 203,4244 207,4250 227,4314 251,4384 278,4454 287,4474 300,4524 329,4595 367,4651 374,4664 422,4735 447,4764 478,4805 528,4857 543,4875 608,4941 612,4945 679,5015 688,5024 748,5085 769,5103 835,5155 849,5165 929,5217 948,5225 1009,5261 1090,5289 1115,5295 1170,5319 1250,5341 1330,5354 1411,5363 1437,5365 1491,5377 1571,5391 1651,5401 1732,5406 1812,5408 1892,5405 1973,5397 2053,5382 2109,5365 2133,5362 2213,5348 2294,5326 2366,5295 2374,5293 2454,5272 2534,5239 2561,5225 2615,5210 2695,5183 2758,5155 2775,5151 2856,5132 2936,5103 2975,5085 3016,5075 3097,5048 3165,5015 3177,5012 3257,4992 3337,4973 3418,4962 3498,4963 3578,4974 3658,4986 3739,4997 3819,5006 3899,5013 3916,5015 3979,5032 4060,5049 4140,5063 4220,5074 4301,5083 4319,5085 4381,5104 4461,5126 4541,5144 4602,5155 4621,5163 4702,5191 4782,5210 4862,5224 4874,5225 4943,5247 5023,5263 5103,5272 5183,5277 5264,5277 5344,5272 5424,5263 5504,5246 5564,5225 5585,5221 5665,5201 5746,5167 5767,5155 5825,5137 5906,5110 5983,5085 5986,5084 6067,5078 6147,5072 6227,5067 6307,5060 6388,5052 6468,5042 6548,5031 6629,5018 6647,5015 6709,5011 6789,5005 6869,4996 6949,4983 7030,4960 7068,4945 7110,4934 7190,4901 7232,4875 7271,4853 7332,4805 7351,4785 7399,4735 7431,4675 7438,4664 7467,4595 7476,4524 7470,4454 7448,4384 7431,4352 7417,4314 7376,4244 7351,4213 7326,4174 7275,4104 7271,4096 7248,4034 7225,3964 7193,3894 7190,3887 7169,3823 7135,3753 7110,3712 7099,3683 7066,3613 7030,3557 7023,3543 6994,3473 6964,3403 6949,3365 6942,3333 6926,3263 6900,3193 6869,3140 6862,3122 6828,3052 6789,3001 6778,2982 6724,2912 6709,2896 6666,2842 6629,2805 6596,2772 6548,2730 6514,2702 6468,2665 6419,2632 6388,2608 6312,2562 6307,2558 6227,2501 6210,2492 6147,2439 6127,2421 6094,2351 6095,2281 6100,2211 6091,2141 6067,2088 6062,2071 6025,2001 5986,1956 5968,1931 5906,1867 5899,1860 5825,1790 5746,1720 5746,1719 5665,1654 5659,1650 5585,1593 5566,1579 5504,1531 5478,1510 5424,1459 5407,1439 5344,1371 5342,1369 5281,1299 5264,1283 5202,1229 5183,1214 5103,1162 5096,1159 5023,1117 4943,1094 4916,1089 4862,1072 4782,1060 4702,1058 4621,1064 4541,1073 4461,1080 4381,1073 4301,1053 4220,1033 4142,1019 4140,1018 4060,995 3979,976 3899,962 3819,950 3812,949 3739,924 3658,896 3622,879 3578,841 3553,809 3514,738 3498,709 3484,668 3453,598 3418,545 3409,528 3361,458 3337,431 3303,388 3257,338 3241,318 3181,248 3177,243 3124,178 3097,153 3038,108 3016,93 2936,52 2884,37">
          <text:p/>
        </draw:polygon>
        <draw:line draw:style-name="gr183" draw:text-style-name="P3" draw:layer="layout" svg:x1="0.987cm" svg:y1="7.986cm" svg:x2="0.987cm" svg:y2="1.75cm">
          <text:p/>
        </draw:line>
        <draw:line draw:style-name="gr183" draw:text-style-name="P3" draw:layer="layout" svg:x1="0.935cm" svg:y1="7.986cm" svg:x2="0.987cm" svg:y2="7.986cm">
          <text:p/>
        </draw:line>
        <draw:line draw:style-name="gr183" draw:text-style-name="P3" draw:layer="layout" svg:x1="0.903cm" svg:y1="5.908cm" svg:x2="1cm" svg:y2="5.908cm">
          <text:p/>
        </draw:line>
        <draw:line draw:style-name="gr183" draw:text-style-name="P3" draw:layer="layout" svg:x1="0.903cm" svg:y1="3.829cm" svg:x2="1.001cm" svg:y2="3.829cm">
          <text:p/>
        </draw:line>
        <draw:line draw:style-name="gr183" draw:text-style-name="P3" draw:layer="layout" svg:x1="0.903cm" svg:y1="1.75cm" svg:x2="1cm" svg:y2="1.75cm">
          <text:p/>
        </draw:line>
        <draw:line draw:style-name="gr183" draw:text-style-name="P3" draw:layer="layout" svg:x1="0.99cm" svg:y1="7.986cm" svg:x2="8.936cm" svg:y2="7.986cm">
          <text:p/>
        </draw:line>
        <draw:line draw:style-name="gr183" draw:text-style-name="P3" draw:layer="layout" svg:x1="2.116cm" svg:y1="8.086cm" svg:x2="2.116cm" svg:y2="7.987cm">
          <text:p/>
        </draw:line>
        <draw:line draw:style-name="gr183" draw:text-style-name="P3" draw:layer="layout" svg:x1="4.935cm" svg:y1="8.086cm" svg:x2="4.935cm" svg:y2="7.987cm">
          <text:p/>
        </draw:line>
        <draw:line draw:style-name="gr183" draw:text-style-name="P3" draw:layer="layout" svg:x1="7.752cm" svg:y1="8.087cm" svg:x2="7.752cm" svg:y2="7.987cm">
          <text:p/>
        </draw:line>
        <draw:path draw:style-name="gr180" draw:text-style-name="P86" draw:layer="layout" svg:width="2.874cm" svg:height="3.779cm" svg:x="3.819cm" svg:y="2.787cm" svg:viewBox="0 0 2875 3780" svg:d="M683 14l-672 672-9-42-2-70 8-69 11-70 13-70-1 1 294-294 56-31c0 0 1 0 1-1l81-28c0-1 1-1 1-1l63-8 18-3h1 1l50 3 30 1h1l80 15zM894 103l4 2 40 48 4 6 50 69 26 41 4 5-771 772-20-34c0-1-1-1-1-2l-19-21-54-70-7-9c0 0 0-1-1-1l-28-32zM359 1239l814-815 8 5h1c0 1 1 1 1 1l35 12 46 11c1 0 1 0 2 0l81 1h1l19-3 66 35-15-7-977 977-10-43v-1l-23-70h-1l-16-38c0-1 0-1 0-1l-16-32-35-70zM476 1721l1166-1166 30 7 8 2 72 18c1 0 1 0 2 1l80 35c0 0 0 1 1 1l25 17 55 29-54-29-1346 1346-1-7-10-70-11-70-11-70-9-70zM546 2252l1494-1495 26 19 9 6h1l80 51 20 13 60 37-14-8-1639 1639-9-49-13-69-8-70v-1l-7-70-6-69zM608 2789l1776-1776 15 17 24 28c1 0 1 1 1 1l47 70c0 0 1 0 1 1l8 17 28 53-4-7-1900 1900-3-65v-70l3-70 3-70 2-71zM2584 1413l27 69 20 70c0 1 0 1 0 1l11 51 6 18v1l6 20-1877 1877-38-68v-1l-35-70-5-9-28-46zM2712 1885l5 18 5 24 16 45 26 70 23 68-1670 1670h-9c-1 0-1 0-2 0l-80-12c0 0-1 0-2 0l-73-32h-1l-7-4c-1 0-1 0-2-1l-41-34zM1424 3773l1438-1438 8 60 4 71 1 70v1l-4 70v1l-11 70 8-49-1066 1066-49 16h-1l-81 16-53 10-27 5-80 19c0 1 0 1-1 1l-80 11h-1l-80 2z">
          <text:p/>
        </draw:path>
        <draw:path draw:style-name="gr181" draw:text-style-name="P87" draw:layer="layout" svg:width="2.855cm" svg:height="3.765cm" svg:x="3.83cm" svg:y="2.801cm" svg:viewBox="0 0 2856 3766" svg:d="M671 0l26 4c0 1 1 1 1 1l80 27-3 8 4-8 56 29 25 11c1 1 1 1 1 1l22 16-774 773-24-27-26-33-23-36-30-69-6-26zM20 352v-1-1l10-70 6-70v-1-2l10-6 2-2h1l80-45 47-23 33-19h1l80-42 19-9 5-3zM1011 260l18 25 56 70 2 3c1 0 1 1 2 2l73 50-815 814-19-37-28-60v-1c-1 0-1 0-1 0l-6-10-45-70-8-14zM1407 465l14 7 18 9 62 24 79 24 50 12-1165 1166-3-26-1-5-8-65-7-70-10-71-6-28zM1849 622l55 29c0 0 0 1 1 1l53 40 26 17h1l44 34-1495 1495-6-66-7-71-9-70-9-63zM2211 861l14 8 45 34h1l35 30h1l42 40 1 1 22 25-1776 1776 1-42-2-70c0 0 0-1-1-1l-7-70-11-70v-1l-4-21zM2493 1179l4 7v1l26 70 20 70 7 19 22 50c0 1 0 1 0 1l1 2-1913 1913-9-14c0-1 0-1 0-1l-35-70-9-18-1-1-8-55-6-69v-5zM2642 1629l14 49c0 1 0 1 0 1l18 70 16 70 11 52-1812 1812-38-33c-1 0-2-1-2-2-1 0-1-1-1-1l-48-68c-1-1-1-1-1-1v-1l-32-69c0-1 0-1 0-2l-1-1zM2776 2095l1 3 14 40 14 30v1l27 69v1l17 71v1l2 10-1438 1438-75 1c-1 0-1 0-1 0h-80l-80 5-71 1zM2856 2615l-7 49c-1 0-1 0-1 1l-20 70-1 1-34 70c0 0 0 1-1 1l-2 3-34 66c0 1 0 1 0 1 0 0-1 0-1 1l-46 59-9 11-1 1-70 70c0 1-1 1-1 2-1 0-1 0-1 0l-78 69h-1l-1 1-79 69-1 1-73 69-7 6-59 63v1l-21 20-51 50c-1 0-1 0-1 0l-29 26h-1l-56 44-24 19-66 51-14 12-79 59-1 1h-1l-80 51c0 1-1 1-1 1l-41 18-39 19c-1 0-1 0-1 0l-32 10z">
          <text:p/>
        </draw:path>
        <draw:polygon draw:style-name="gr184" draw:text-style-name="P3" draw:layer="layout" svg:width="4.013cm" svg:height="3.761cm" svg:x="2.666cm" svg:y="2.796cm" svg:viewBox="0 0 4014 3762" draw:points="1935,45 1855,18 1774,4 1744,3 1694,0 1677,3 1614,11 1533,40 1473,74 1453,84 1373,125 1340,144 1293,167 1213,212 1210,214 1132,262 1097,284 1052,309 972,334 891,335 811,313 760,284 731,265 651,220 627,214 571,198 490,201 446,214 410,224 330,269 312,284 250,354 249,355 205,424 174,494 169,504 136,564 94,635 89,643 43,704 11,775 9,788 0,845 7,915 9,921 26,985 52,1055 89,1123 90,1125 155,1195 169,1206 249,1229 330,1231 410,1238 475,1265 490,1275 538,1335 551,1405 539,1476 514,1546 490,1599 480,1616 442,1686 417,1756 413,1826 434,1896 474,1966 490,1991 519,2036 571,2099 577,2106 649,2177 651,2178 709,2246 731,2272 763,2317 811,2373 826,2387 891,2438 928,2457 972,2481 1052,2522 1061,2527 1132,2576 1163,2597 1213,2633 1261,2667 1293,2692 1345,2737 1373,2762 1422,2807 1453,2834 1506,2877 1533,2900 1589,2947 1614,2971 1652,3018 1694,3072 1704,3088 1742,3158 1774,3210 1784,3228 1818,3298 1855,3358 1860,3368 1895,3438 1935,3508 1935,3509 1967,3578 2016,3647 2016,3648 2095,3715 2103,3719 2176,3750 2256,3762 2337,3761 2417,3757 2497,3757 2577,3755 2658,3744 2738,3725 2765,3719 2818,3709 2899,3693 2979,3668 3018,3648 3059,3631 3139,3580 3141,3578 3219,3520 3233,3508 3300,3457 3323,3438 3380,3394 3409,3368 3460,3319 3481,3298 3541,3235 3548,3228 3621,3159 3622,3158 3701,3089 3703,3088 3782,3019 3783,3018 3853,2947 3862,2936 3908,2877 3942,2811 3944,2807 3979,2737 3999,2667 4010,2597 4014,2527 4014,2457 4009,2387 4000,2317 3983,2246 3956,2177 3942,2146 3928,2106 3904,2036 3878,1966 3862,1920 3856,1896 3841,1826 3825,1756 3807,1686 3788,1616 3782,1597 3771,1546 3751,1476 3723,1405 3701,1355 3694,1335 3674,1265 3648,1195 3621,1142 3612,1125 3565,1055 3541,1027 3503,985 3460,945 3425,915 3380,882 3320,845 3300,832 3219,781 3209,775 3139,721 3113,704 3059,664 3004,635 2979,618 2899,582 2826,564 2818,562 2738,543 2658,519 2595,494 2577,485 2497,442 2462,424 2417,396 2339,354 2337,352 2256,294 2242,284 2176,222 2168,214 2096,144 2095,143 2016,85 1991,74">
          <text:p/>
        </draw:polygon>
        <draw:polygon draw:style-name="gr185" draw:text-style-name="P3" draw:layer="layout" svg:width="3.583cm" svg:height="4.556cm" svg:x="3.808cm" svg:y="2.156cm" svg:viewBox="0 0 3584 4557" draw:points="232,2 152,0 135,12 73,82 72,85 54,152 42,222 30,292 21,363 14,433 9,503 9,573 17,643 31,713 43,783 47,853 42,923 32,994 19,1064 8,1134 0,1204 2,1275 18,1344 48,1415 72,1452 98,1485 152,1545 159,1555 213,1625 232,1647 261,1695 306,1765 312,1775 340,1835 376,1905 392,1937 408,1975 432,2045 448,2116 458,2186 465,2256 473,2321 473,2326 482,2396 493,2466 504,2536 514,2606 524,2676 532,2746 540,2817 546,2887 553,2957 553,2957 561,3027 574,3097 588,3167 599,3237 606,3307 609,3378 607,3448 604,3518 601,3588 601,3658 604,3728 609,3798 620,3868 633,3922 636,3938 656,4009 687,4079 714,4124 726,4149 763,4219 794,4264 810,4289 874,4357 876,4359 954,4414 990,4429 1035,4450 1115,4469 1195,4472 1275,4464 1356,4453 1436,4442 1516,4433 1596,4430 1677,4429 1679,4429 1757,4423 1837,4409 1918,4397 1998,4399 2078,4421 2094,4429 2159,4467 2215,4499 2239,4514 2319,4546 2400,4557 2480,4552 2560,4538 2640,4512 2669,4499 2720,4477 2801,4433 2809,4429 2881,4396 2961,4377 3042,4374 3122,4365 3140,4359 3202,4337 3265,4289 3282,4269 3316,4219 3347,4149 3363,4111 3377,4079 3411,4009 3443,3943 3446,3938 3480,3868 3503,3798 3519,3728 3523,3700 3531,3658 3540,3588 3548,3518 3558,3448 3569,3378 3579,3307 3584,3237 3583,3167 3573,3097 3559,3027 3541,2957 3523,2891 3522,2887 3510,2817 3497,2746 3482,2676 3461,2606 3443,2560 3435,2536 3408,2466 3377,2396 3363,2367 3347,2326 3323,2256 3307,2186 3297,2116 3292,2045 3285,1975 3282,1966 3272,1905 3248,1835 3207,1765 3202,1758 3152,1695 3122,1662 3077,1625 3042,1596 2961,1555 2881,1514 2845,1485 2801,1448 2774,1415 2720,1349 2718,1344 2671,1275 2640,1228 2625,1204 2579,1134 2560,1107 2523,1064 2480,1017 2441,994 2400,965 2319,960 2269,994 2239,1008 2159,1064 2159,1064 2078,1100 1998,1117 1918,1110 1837,1090 1757,1064 1757,1064 1677,1032 1596,1020 1516,1037 1436,1062 1429,1064 1356,1075 1275,1075 1230,1064 1195,1052 1115,997 1112,994 1057,923 1035,894 1009,853 959,783 954,778 900,713 874,686 814,643 794,625 730,573 714,549 680,503 648,433 633,398 614,363 573,292 553,264 516,222 473,173 451,152 392,96 374,82 312,41 257,12">
          <text:p/>
        </draw:polygon>
        <draw:frame draw:style-name="gr117" draw:text-style-name="P12" draw:layer="layout" svg:width="8cm" svg:height="0.637cm" svg:x="1cm" svg:y="8.05cm">
          <draw:text-box>
            <text:p text:style-name="P11"><text:span text:style-name="T2">Climatic dimension 1 </text:span><text:span text:style-name="T17">(~temperature)</text:span></text:p>
          </draw:text-box>
        </draw:frame>
        <draw:frame draw:style-name="gr18" draw:text-style-name="P12" draw:layer="layout" svg:width="6.198cm" svg:height="0.455cm" draw:transform="rotate (1.5707963267949) translate (0.4cm 7.948cm)">
          <draw:text-box>
            <text:p text:style-name="P11"><text:span text:style-name="T2">Climatic dimension 2 </text:span><text:span text:style-name="T17">(~precipitation)</text:span></text:p>
          </draw:text-box>
        </draw:frame>
        <draw:custom-shape draw:style-name="gr186" draw:text-style-name="P88" draw:layer="layout" svg:width="0.5cm" svg:height="0.5cm" svg:x="8.7cm" svg:y="2.195cm">
          <text:p/>
          <draw:enhanced-geometry svg:viewBox="0 0 21600 21600" draw:type="rectangle" draw:enhanced-path="M 0 0 L 21600 0 21600 21600 0 21600 0 0 Z N"/>
        </draw:custom-shape>
        <draw:frame draw:style-name="gr15" draw:text-style-name="P9" draw:layer="layout" svg:width="2.85cm" svg:height="0.955cm" svg:x="9.35cm" svg:y="1.995cm">
          <draw:text-box>
            <text:p><text:span text:style-name="T1">Correlative</text:span></text:p>
            <text:p><text:span text:style-name="T1">climatic niche</text:span></text:p>
          </draw:text-box>
        </draw:frame>
        <draw:custom-shape draw:style-name="gr187" draw:text-style-name="P64" draw:layer="layout" svg:width="0.5cm" svg:height="0.5cm" svg:x="8.7cm" svg:y="1.2cm">
          <text:p/>
          <draw:enhanced-geometry svg:viewBox="0 0 21600 21600" draw:type="rectangle" draw:enhanced-path="M 0 0 L 21600 0 21600 21600 0 21600 0 0 Z N"/>
        </draw:custom-shape>
        <draw:frame draw:style-name="gr15" draw:text-style-name="P9" draw:layer="layout" svg:width="2.85cm" svg:height="0.955cm" svg:x="9.35cm" svg:y="1cm">
          <draw:text-box>
            <text:p><text:span text:style-name="T1">Process-explicit</text:span></text:p>
            <text:p><text:span text:style-name="T1">climatic niche</text:span></text:p>
          </draw:text-box>
        </draw:frame>
        <draw:custom-shape draw:style-name="gr188" draw:text-style-name="P89" draw:layer="layout" svg:width="0.5cm" svg:height="0.5cm" svg:x="8.7cm" svg:y="3.496cm">
          <text:p/>
          <draw:enhanced-geometry svg:viewBox="0 0 21600 21600" draw:type="rectangle" draw:enhanced-path="M 0 0 L 21600 0 21600 21600 0 21600 0 0 Z N"/>
        </draw:custom-shape>
        <draw:frame draw:style-name="gr15" draw:text-style-name="P9" draw:layer="layout" svg:width="2.85cm" svg:height="0.955cm" svg:x="9.35cm" svg:y="3.296cm">
          <draw:text-box>
            <text:p><text:span text:style-name="T1">Climate domain</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wiss"/>
    <style:font-face style:name="Calibri" svg:font-family="Calibri, 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s_20_de_20_flèche_20_2" draw:display-name="Extrémités de flèche 2" svg:viewBox="0 0 20 20" svg:d="M0 20l10-20 10 20z"/>
    <draw:marker draw:name="Extrémités_20_de_20_flèche_20_6" draw:display-name="Extrémités de flèche 6" svg:viewBox="0 0 1013 1130" svg:d="M1009 1050l-449-1008-22-30-29-12-34 12-21 26-449 1012-5 13v8l5 21 12 21 17 13 21 4h903l21-4 21-13 9-21 4-21v-8z"/>
    <draw:stroke-dash draw:name="Dash" draw:style="rect" draw:dots1="1" draw:dots1-length="300%" draw:distance="100%"/>
    <draw:stroke-dash draw:name="Dash_20__28_Rounded_29_" draw:display-name="Dash (Rounded)" draw:style="round" draw:dots1="1" draw:dots1-length="201%" draw:distance="199%"/>
    <draw:stroke-dash draw:name="Dot_20__28_Rounded_29_" draw:display-name="Dot (Rounded)" draw:style="round" draw:dots1="1" draw:dots1-length="1%" draw:distance="199%"/>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graphic">
      <style:paragraph-properties fo:text-align="start" style:text-autospace="none"/>
      <style:text-properties fo:color="#000000" loext:opacity="100%" style:font-name="Calibri" fo:font-family="Calibri, Calibri" style:font-family-generic="swiss" fo:font-size="12pt" style:font-name-asian="Calibri" style:font-family-asian="Calibri, Calibri" style:font-family-generic-asian="swiss" style:font-size-asian="12pt" style:font-name-complex="Calibri" style:font-family-complex="Calibri, Calibri" style:font-family-generic-complex="swiss" style:font-size-complex="12pt"/>
    </style:style>
  </office:styles>
  <office:automatic-styles>
    <style:page-layout style:name="PM0">
      <style:page-layout-properties fo:margin-top="0cm" fo:margin-bottom="0cm" fo:margin-left="0cm" fo:margin-right="0cm" fo:page-width="12cm" fo:page-height="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7-05T10:34:59.891000000</dc:date>
    <dc:creator>Victor Van der Meersch</dc:creator>
    <meta:editing-duration>P5DT20H2M53S</meta:editing-duration>
    <meta:editing-cycles>41</meta:editing-cycles>
    <meta:generator>LibreOffice/24.2.0.3$Windows_X86_64 LibreOffice_project/da48488a73ddd66ea24cf16bbc4f7b9c08e9bea1</meta:generator>
    <meta:print-date>2024-06-26T15:20:45.725000000</meta:print-date>
    <meta:printed-by>Fichiers PDF: Victor Van der Meersch</meta:printed-by>
    <meta:document-statistic meta:object-count="448"/>
  </office:meta>
</office:document-meta>
</file>